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34.35pt" svg:height="442.71pt" svg:x="456.58pt" svg:y="27.1pt">
            <loext:p draw:notify-on-update-of-ranges="Sheet1.B3:Sheet1.B275 Sheet1.C3:Sheet1.C275 Sheet1.D3:Sheet1.D275 Sheet1.E3:Sheet1.E275 Sheet1.F3:Sheet1.F275 Sheet1.G3:Sheet1.G275 Sheet1.H3:Sheet1.H275 Sheet1.I3:Sheet1.I275 Sheet1.J3:Sheet1.J2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au1</text:p>
          </table:table-cell>
          <table:table-cell office:value-type="string" calcext:value-type="string">
            <text:p>tau2</text:p>
          </table:table-cell>
          <table:table-cell table:style-name="Default" office:value-type="string" calcext:value-type="string">
            <text:p>tau ach</text:p>
          </table:table-cell>
          <table:table-cell table:style-name="Default" office:value-type="string" calcext:value-type="string">
            <text:p>tau nor</text:p>
          </table:table-cell>
          <table:table-cell office:value-type="string" calcext:value-type="string">
            <text:p>h0</text:p>
          </table:table-cell>
          <table:table-cell table:style-name="Default" office:value-type="string" calcext:value-type="string">
            <text:p>mnor</text:p>
          </table:table-cell>
          <table:table-cell office:value-type="string" calcext:value-type="string">
            <text:p>mach</text:p>
          </table:table-cell>
        </table:table-row>
        <table:table-row table:style-name="ro1">
          <table:table-cell/>
          <table:table-cell table:formula="of:=AVERAGE([.B3:.B275])" office:value-type="float" office:value="0.538487267273495" calcext:value-type="float">
            <text:p>0.5384872673</text:p>
          </table:table-cell>
          <table:table-cell table:formula="of:=AVERAGE([.C3:.C275])" office:value-type="float" office:value="0.079233725687778" calcext:value-type="float">
            <text:p>0.0792337257</text:p>
          </table:table-cell>
          <table:table-cell table:formula="of:=AVERAGE([.D3:.D275])" office:value-type="float" office:value="0.0740027908546377" calcext:value-type="float">
            <text:p>0.0740027909</text:p>
          </table:table-cell>
          <table:table-cell table:formula="of:=AVERAGE([.E3:.E275])" office:value-type="float" office:value="0.0155575001088939" calcext:value-type="float">
            <text:p>0.0155575001</text:p>
          </table:table-cell>
          <table:table-cell table:style-name="Default" table:formula="of:=AVERAGE([.F3:.F275])" office:value-type="float" office:value="0.0000928261888015321" calcext:value-type="float">
            <text:p>9.28261888015321E-05</text:p>
          </table:table-cell>
          <table:table-cell table:style-name="Default" table:formula="of:=AVERAGE([.G3:.G275])" office:value-type="float" office:value="0.00000199932671760383" calcext:value-type="float">
            <text:p>1.99932671760383E-06</text:p>
          </table:table-cell>
          <table:table-cell table:formula="of:=AVERAGE([.H3:.H275])" office:value-type="float" office:value="0.332155858851435" calcext:value-type="float">
            <text:p>0.3321558589</text:p>
          </table:table-cell>
          <table:table-cell table:style-name="Default" table:formula="of:=AVERAGE([.I3:.I275])" office:value-type="float" office:value="0.00956656416334054" calcext:value-type="float">
            <text:p>0.0095665642</text:p>
          </table:table-cell>
          <table:table-cell table:formula="of:=AVERAGE([.J3:.J275])" office:value-type="float" office:value="0.243113822100075" calcext:value-type="float">
            <text:p>0.2431138221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0.623266158581263" calcext:value-type="float">
            <text:p>0.6232661586</text:p>
          </table:table-cell>
          <table:table-cell office:value-type="float" office:value="0.0352504295598398" calcext:value-type="float">
            <text:p>0.0352504296</text:p>
          </table:table-cell>
          <table:table-cell office:value-type="float" office:value="0.0335275785526188" calcext:value-type="float">
            <text:p>0.0335275786</text:p>
          </table:table-cell>
          <table:table-cell office:value-type="float" office:value="0.0144960646788302" calcext:value-type="float">
            <text:p>0.0144960647</text:p>
          </table:table-cell>
          <table:table-cell office:value-type="float" office:value="0.0000937287763474263" calcext:value-type="float">
            <text:p>9.37E-05</text:p>
          </table:table-cell>
          <table:table-cell office:value-type="float" office:value="0.00000402900672872333" calcext:value-type="float">
            <text:p>4.03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61933819272486" calcext:value-type="float">
            <text:p>0.0261933819</text:p>
          </table:table-cell>
          <table:table-cell office:value-type="float" office:value="0.294992279704097" calcext:value-type="float">
            <text:p>0.2949922797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0.457756038530629" calcext:value-type="float">
            <text:p>0.4577560385</text:p>
          </table:table-cell>
          <table:table-cell office:value-type="float" office:value="0.089550211369588" calcext:value-type="float">
            <text:p>0.0895502114</text:p>
          </table:table-cell>
          <table:table-cell office:value-type="float" office:value="0.0890007328138574" calcext:value-type="float">
            <text:p>0.0890007328</text:p>
          </table:table-cell>
          <table:table-cell office:value-type="float" office:value="0.0122577129190958" calcext:value-type="float">
            <text:p>0.0122577129</text:p>
          </table:table-cell>
          <table:table-cell office:value-type="float" office:value="0.0000639253125043685" calcext:value-type="float">
            <text:p>6.39E-05</text:p>
          </table:table-cell>
          <table:table-cell office:value-type="float" office:value="0.0000001797740171558" calcext:value-type="float">
            <text:p>1.80E-07</text:p>
          </table:table-cell>
          <table:table-cell office:value-type="float" office:value="0.232139804619735" calcext:value-type="float">
            <text:p>0.2321398046</text:p>
          </table:table-cell>
          <table:table-cell office:value-type="float" office:value="0.0000001797740171558" calcext:value-type="float">
            <text:p>1.80E-07</text:p>
          </table:table-cell>
          <table:table-cell office:value-type="float" office:value="0.171536189278209" calcext:value-type="float">
            <text:p>0.1715361893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0.623254404540457" calcext:value-type="float">
            <text:p>0.6232544045</text:p>
          </table:table-cell>
          <table:table-cell office:value-type="float" office:value="0.0286670364700579" calcext:value-type="float">
            <text:p>0.0286670365</text:p>
          </table:table-cell>
          <table:table-cell office:value-type="float" office:value="0.0286465869772384" calcext:value-type="float">
            <text:p>0.028646587</text:p>
          </table:table-cell>
          <table:table-cell office:value-type="float" office:value="0.012900802783628" calcext:value-type="float">
            <text:p>0.0129008028</text:p>
          </table:table-cell>
          <table:table-cell office:value-type="float" office:value="0.0000880450589689456" calcext:value-type="float">
            <text:p>8.80E-05</text:p>
          </table:table-cell>
          <table:table-cell office:value-type="float" office:value="0.00000417687467856761" calcext:value-type="float">
            <text:p>4.18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0635899881017" calcext:value-type="float">
            <text:p>0.02506359</text:p>
          </table:table-cell>
          <table:table-cell office:value-type="float" office:value="0.295370887277752" calcext:value-type="float">
            <text:p>0.2953708873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0.62248850640617" calcext:value-type="float">
            <text:p>0.6224885064</text:p>
          </table:table-cell>
          <table:table-cell office:value-type="float" office:value="0.0899661497224464" calcext:value-type="float">
            <text:p>0.0899661497</text:p>
          </table:table-cell>
          <table:table-cell office:value-type="float" office:value="0.0853244295619787" calcext:value-type="float">
            <text:p>0.0853244296</text:p>
          </table:table-cell>
          <table:table-cell office:value-type="float" office:value="0.0156174883116783" calcext:value-type="float">
            <text:p>0.0156174883</text:p>
          </table:table-cell>
          <table:table-cell office:value-type="float" office:value="0.000093699098220863" calcext:value-type="float">
            <text:p>9.37E-05</text:p>
          </table:table-cell>
          <table:table-cell office:value-type="float" office:value="0.000000161623473856988" calcext:value-type="float">
            <text:p>1.62E-07</text:p>
          </table:table-cell>
          <table:table-cell office:value-type="float" office:value="0.402077936060491" calcext:value-type="float">
            <text:p>0.4020779361</text:p>
          </table:table-cell>
          <table:table-cell office:value-type="float" office:value="0.000000161623473856988" calcext:value-type="float">
            <text:p>1.62E-07</text:p>
          </table:table-cell>
          <table:table-cell office:value-type="float" office:value="0.293185771582543" calcext:value-type="float">
            <text:p>0.2931857716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0.483431620121084" calcext:value-type="float">
            <text:p>0.4834316201</text:p>
          </table:table-cell>
          <table:table-cell office:value-type="float" office:value="0.113651609882875" calcext:value-type="float">
            <text:p>0.1136516099</text:p>
          </table:table-cell>
          <table:table-cell office:value-type="float" office:value="0.103964958941202" calcext:value-type="float">
            <text:p>0.1039649589</text:p>
          </table:table-cell>
          <table:table-cell office:value-type="float" office:value="0.0197859660712165" calcext:value-type="float">
            <text:p>0.0197859661</text:p>
          </table:table-cell>
          <table:table-cell table:style-name="Default" office:value-type="float" office:value="0.000128170485675846" calcext:value-type="float">
            <text:p>0.0001281705</text:p>
          </table:table-cell>
          <table:table-cell office:value-type="float" office:value="0.00000418544535993174" calcext:value-type="float">
            <text:p>4.19E-06</text:p>
          </table:table-cell>
          <table:table-cell office:value-type="float" office:value="0.334580998331411" calcext:value-type="float">
            <text:p>0.3345809983</text:p>
          </table:table-cell>
          <table:table-cell table:style-name="Default" office:value-type="float" office:value="0.0219744805205138" calcext:value-type="float">
            <text:p>0.0219744805</text:p>
          </table:table-cell>
          <table:table-cell office:value-type="float" office:value="0.24447814377451" calcext:value-type="float">
            <text:p>0.2444781438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0.623406513420337" calcext:value-type="float">
            <text:p>0.6234065134</text:p>
          </table:table-cell>
          <table:table-cell office:value-type="float" office:value="0.029088304232253" calcext:value-type="float">
            <text:p>0.0290883042</text:p>
          </table:table-cell>
          <table:table-cell office:value-type="float" office:value="0.0278630623130687" calcext:value-type="float">
            <text:p>0.0278630623</text:p>
          </table:table-cell>
          <table:table-cell office:value-type="float" office:value="0.0135309608936113" calcext:value-type="float">
            <text:p>0.0135309609</text:p>
          </table:table-cell>
          <table:table-cell office:value-type="float" office:value="0.0000908280516109532" calcext:value-type="float">
            <text:p>9.08E-05</text:p>
          </table:table-cell>
          <table:table-cell office:value-type="float" office:value="0.00000415236822756493" calcext:value-type="float">
            <text:p>4.15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3690185352837" calcext:value-type="float">
            <text:p>0.0243690185</text:p>
          </table:table-cell>
          <table:table-cell office:value-type="float" office:value="0.295167816151931" calcext:value-type="float">
            <text:p>0.2951678162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0.354446454255459" calcext:value-type="float">
            <text:p>0.3544464543</text:p>
          </table:table-cell>
          <table:table-cell office:value-type="float" office:value="0.220123518894972" calcext:value-type="float">
            <text:p>0.2201235189</text:p>
          </table:table-cell>
          <table:table-cell office:value-type="float" office:value="0.237683662878407" calcext:value-type="float">
            <text:p>0.2376836629</text:p>
          </table:table-cell>
          <table:table-cell office:value-type="float" office:value="0.0292181856842699" calcext:value-type="float">
            <text:p>0.0292181857</text:p>
          </table:table-cell>
          <table:table-cell table:style-name="Default" office:value-type="float" office:value="0.00016346927360655" calcext:value-type="float">
            <text:p>0.0001634693</text:p>
          </table:table-cell>
          <table:table-cell office:value-type="float" office:value="0.000000376703059387794" calcext:value-type="float">
            <text:p>3.77E-07</text:p>
          </table:table-cell>
          <table:table-cell office:value-type="float" office:value="0.257660413895672" calcext:value-type="float">
            <text:p>0.2576604139</text:p>
          </table:table-cell>
          <table:table-cell office:value-type="float" office:value="0.000000376703059387794" calcext:value-type="float">
            <text:p>3.77E-07</text:p>
          </table:table-cell>
          <table:table-cell office:value-type="float" office:value="0.204474219152505" calcext:value-type="float">
            <text:p>0.2044742192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0.602915765373376" calcext:value-type="float">
            <text:p>0.6029157654</text:p>
          </table:table-cell>
          <table:table-cell office:value-type="float" office:value="0.0898488300949611" calcext:value-type="float">
            <text:p>0.0898488301</text:p>
          </table:table-cell>
          <table:table-cell office:value-type="float" office:value="0.0904637249367685" calcext:value-type="float">
            <text:p>0.0904637249</text:p>
          </table:table-cell>
          <table:table-cell office:value-type="float" office:value="0.0154125542639856" calcext:value-type="float">
            <text:p>0.0154125543</text:p>
          </table:table-cell>
          <table:table-cell office:value-type="float" office:value="0.0000909509235861326" calcext:value-type="float">
            <text:p>9.10E-05</text:p>
          </table:table-cell>
          <table:table-cell office:value-type="float" office:value="0.000000206923448189142" calcext:value-type="float">
            <text:p>2.07E-07</text:p>
          </table:table-cell>
          <table:table-cell office:value-type="float" office:value="0.364386851817922" calcext:value-type="float">
            <text:p>0.3643868518</text:p>
          </table:table-cell>
          <table:table-cell office:value-type="float" office:value="0.000000206923448189142" calcext:value-type="float">
            <text:p>2.07E-07</text:p>
          </table:table-cell>
          <table:table-cell office:value-type="float" office:value="0.267103789832429" calcext:value-type="float">
            <text:p>0.2671037898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0.583390533493748" calcext:value-type="float">
            <text:p>0.5833905335</text:p>
          </table:table-cell>
          <table:table-cell office:value-type="float" office:value="0.178258785015052" calcext:value-type="float">
            <text:p>0.178258785</text:p>
          </table:table-cell>
          <table:table-cell office:value-type="float" office:value="0.163885365211815" calcext:value-type="float">
            <text:p>0.1638853652</text:p>
          </table:table-cell>
          <table:table-cell office:value-type="float" office:value="0.0233166329562143" calcext:value-type="float">
            <text:p>0.023316633</text:p>
          </table:table-cell>
          <table:table-cell table:style-name="Default" office:value-type="float" office:value="0.000132540483950653" calcext:value-type="float">
            <text:p>0.0001325405</text:p>
          </table:table-cell>
          <table:table-cell office:value-type="float" office:value="0.000000218939126933769" calcext:value-type="float">
            <text:p>2.19E-07</text:p>
          </table:table-cell>
          <table:table-cell office:value-type="float" office:value="0.324465372232196" calcext:value-type="float">
            <text:p>0.3244653722</text:p>
          </table:table-cell>
          <table:table-cell office:value-type="float" office:value="0.000000218939126933769" calcext:value-type="float">
            <text:p>2.19E-07</text:p>
          </table:table-cell>
          <table:table-cell office:value-type="float" office:value="0.241646382654988" calcext:value-type="float">
            <text:p>0.2416463827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0.370733140656798" calcext:value-type="float">
            <text:p>0.3707331407</text:p>
          </table:table-cell>
          <table:table-cell office:value-type="float" office:value="0.0899901142576432" calcext:value-type="float">
            <text:p>0.0899901143</text:p>
          </table:table-cell>
          <table:table-cell office:value-type="float" office:value="0.0869481315337833" calcext:value-type="float">
            <text:p>0.0869481315</text:p>
          </table:table-cell>
          <table:table-cell office:value-type="float" office:value="0.0109818585741241" calcext:value-type="float">
            <text:p>0.0109818586</text:p>
          </table:table-cell>
          <table:table-cell office:value-type="float" office:value="0.0000546161806228054" calcext:value-type="float">
            <text:p>5.46E-05</text:p>
          </table:table-cell>
          <table:table-cell office:value-type="float" office:value="0.000000151604687308086" calcext:value-type="float">
            <text:p>1.52E-07</text:p>
          </table:table-cell>
          <table:table-cell office:value-type="float" office:value="0.183333333333333" calcext:value-type="float">
            <text:p>0.1833333333</text:p>
          </table:table-cell>
          <table:table-cell office:value-type="float" office:value="0.000000151604687308086" calcext:value-type="float">
            <text:p>1.52E-07</text:p>
          </table:table-cell>
          <table:table-cell office:value-type="float" office:value="0.137211715746109" calcext:value-type="float">
            <text:p>0.1372117157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0.407263164767305" calcext:value-type="float">
            <text:p>0.4072631648</text:p>
          </table:table-cell>
          <table:table-cell office:value-type="float" office:value="0.0341571189924858" calcext:value-type="float">
            <text:p>0.034157119</text:p>
          </table:table-cell>
          <table:table-cell office:value-type="float" office:value="0.0310180259693905" calcext:value-type="float">
            <text:p>0.031018026</text:p>
          </table:table-cell>
          <table:table-cell office:value-type="float" office:value="0.0119750699479232" calcext:value-type="float">
            <text:p>0.0119750699</text:p>
          </table:table-cell>
          <table:table-cell office:value-type="float" office:value="0.0000736810647499247" calcext:value-type="float">
            <text:p>7.37E-05</text:p>
          </table:table-cell>
          <table:table-cell office:value-type="float" office:value="0.0000042511547242665" calcext:value-type="float">
            <text:p>4.25E-06</text:p>
          </table:table-cell>
          <table:table-cell office:value-type="float" office:value="0.24438130497692" calcext:value-type="float">
            <text:p>0.244381305</text:p>
          </table:table-cell>
          <table:table-cell table:style-name="Default" office:value-type="float" office:value="0.0247421423538035" calcext:value-type="float">
            <text:p>0.0247421424</text:p>
          </table:table-cell>
          <table:table-cell office:value-type="float" office:value="0.177574300683796" calcext:value-type="float">
            <text:p>0.1775743007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0.2633155386675" calcext:value-type="float">
            <text:p>0.2633155387</text:p>
          </table:table-cell>
          <table:table-cell office:value-type="float" office:value="0.0908389283138202" calcext:value-type="float">
            <text:p>0.0908389283</text:p>
          </table:table-cell>
          <table:table-cell office:value-type="float" office:value="0.0725408900900108" calcext:value-type="float">
            <text:p>0.0725408901</text:p>
          </table:table-cell>
          <table:table-cell office:value-type="float" office:value="0.0118047577869531" calcext:value-type="float">
            <text:p>0.0118047578</text:p>
          </table:table-cell>
          <table:table-cell office:value-type="float" office:value="0.0000751062150579894" calcext:value-type="float">
            <text:p>7.51E-05</text:p>
          </table:table-cell>
          <table:table-cell office:value-type="float" office:value="0.000000114155312852093" calcext:value-type="float">
            <text:p>1.14E-07</text:p>
          </table:table-cell>
          <table:table-cell office:value-type="float" office:value="0.117851130197758" calcext:value-type="float">
            <text:p>0.1178511302</text:p>
          </table:table-cell>
          <table:table-cell office:value-type="float" office:value="0.000000114155312852093" calcext:value-type="float">
            <text:p>1.14E-07</text:p>
          </table:table-cell>
          <table:table-cell office:value-type="float" office:value="0.0880811212464454" calcext:value-type="float">
            <text:p>0.0880811212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0.58215108722723" calcext:value-type="float">
            <text:p>0.5821510872</text:p>
          </table:table-cell>
          <table:table-cell office:value-type="float" office:value="0.0875395886346261" calcext:value-type="float">
            <text:p>0.0875395886</text:p>
          </table:table-cell>
          <table:table-cell office:value-type="float" office:value="0.0757398596219343" calcext:value-type="float">
            <text:p>0.0757398596</text:p>
          </table:table-cell>
          <table:table-cell office:value-type="float" office:value="0.0149380160345751" calcext:value-type="float">
            <text:p>0.014938016</text:p>
          </table:table-cell>
          <table:table-cell office:value-type="float" office:value="0.0000906671268818734" calcext:value-type="float">
            <text:p>9.07E-05</text:p>
          </table:table-cell>
          <table:table-cell office:value-type="float" office:value="0.000000148845615887337" calcext:value-type="float">
            <text:p>1.49E-07</text:p>
          </table:table-cell>
          <table:table-cell office:value-type="float" office:value="0.33706247360261" calcext:value-type="float">
            <text:p>0.3370624736</text:p>
          </table:table-cell>
          <table:table-cell office:value-type="float" office:value="0.000000148845615887337" calcext:value-type="float">
            <text:p>1.49E-07</text:p>
          </table:table-cell>
          <table:table-cell office:value-type="float" office:value="0.247568789733911" calcext:value-type="float">
            <text:p>0.2475687897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0.429292575671645" calcext:value-type="float">
            <text:p>0.4292925757</text:p>
          </table:table-cell>
          <table:table-cell office:value-type="float" office:value="0.0900756192664146" calcext:value-type="float">
            <text:p>0.0900756193</text:p>
          </table:table-cell>
          <table:table-cell office:value-type="float" office:value="0.0868844991057689" calcext:value-type="float">
            <text:p>0.0868844991</text:p>
          </table:table-cell>
          <table:table-cell office:value-type="float" office:value="0.0123431381647445" calcext:value-type="float">
            <text:p>0.0123431382</text:p>
          </table:table-cell>
          <table:table-cell office:value-type="float" office:value="0.0000631845085209192" calcext:value-type="float">
            <text:p>6.32E-05</text:p>
          </table:table-cell>
          <table:table-cell office:value-type="float" office:value="0.000000177556991274041" calcext:value-type="float">
            <text:p>1.78E-07</text:p>
          </table:table-cell>
          <table:table-cell office:value-type="float" office:value="0.229128784747792" calcext:value-type="float">
            <text:p>0.2291287847</text:p>
          </table:table-cell>
          <table:table-cell office:value-type="float" office:value="0.000000177556991274041" calcext:value-type="float">
            <text:p>1.78E-07</text:p>
          </table:table-cell>
          <table:table-cell office:value-type="float" office:value="0.172679297284772" calcext:value-type="float">
            <text:p>0.1726792973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0.623321540307778" calcext:value-type="float">
            <text:p>0.6233215403</text:p>
          </table:table-cell>
          <table:table-cell office:value-type="float" office:value="0.0288579298990374" calcext:value-type="float">
            <text:p>0.0288579299</text:p>
          </table:table-cell>
          <table:table-cell office:value-type="float" office:value="0.0258071106163182" calcext:value-type="float">
            <text:p>0.0258071106</text:p>
          </table:table-cell>
          <table:table-cell office:value-type="float" office:value="0.0130937839442456" calcext:value-type="float">
            <text:p>0.0130937839</text:p>
          </table:table-cell>
          <table:table-cell office:value-type="float" office:value="0.0000889054479814778" calcext:value-type="float">
            <text:p>8.89E-05</text:p>
          </table:table-cell>
          <table:table-cell office:value-type="float" office:value="0.0000040925915917256" calcext:value-type="float">
            <text:p>4.09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6337205506405" calcext:value-type="float">
            <text:p>0.0236337206</text:p>
          </table:table-cell>
          <table:table-cell office:value-type="float" office:value="0.294991952828297" calcext:value-type="float">
            <text:p>0.2949919528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0.489739462085174" calcext:value-type="float">
            <text:p>0.4897394621</text:p>
          </table:table-cell>
          <table:table-cell office:value-type="float" office:value="0.0895395992321634" calcext:value-type="float">
            <text:p>0.0895395992</text:p>
          </table:table-cell>
          <table:table-cell office:value-type="float" office:value="0.0887732946438393" calcext:value-type="float">
            <text:p>0.0887732946</text:p>
          </table:table-cell>
          <table:table-cell office:value-type="float" office:value="0.0122290396336943" calcext:value-type="float">
            <text:p>0.0122290396</text:p>
          </table:table-cell>
          <table:table-cell office:value-type="float" office:value="0.0000638837295955898" calcext:value-type="float">
            <text:p>6.39E-05</text:p>
          </table:table-cell>
          <table:table-cell office:value-type="float" office:value="0.000000176620143354108" calcext:value-type="float">
            <text:p>1.77E-07</text:p>
          </table:table-cell>
          <table:table-cell office:value-type="float" office:value="0.254405625374562" calcext:value-type="float">
            <text:p>0.2544056254</text:p>
          </table:table-cell>
          <table:table-cell office:value-type="float" office:value="0.000000176620143354108" calcext:value-type="float">
            <text:p>1.77E-07</text:p>
          </table:table-cell>
          <table:table-cell office:value-type="float" office:value="0.187922840708133" calcext:value-type="float">
            <text:p>0.1879228407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0.623388133837508" calcext:value-type="float">
            <text:p>0.6233881338</text:p>
          </table:table-cell>
          <table:table-cell office:value-type="float" office:value="0.0295091578631651" calcext:value-type="float">
            <text:p>0.0295091579</text:p>
          </table:table-cell>
          <table:table-cell office:value-type="float" office:value="0.0254909380942899" calcext:value-type="float">
            <text:p>0.0254909381</text:p>
          </table:table-cell>
          <table:table-cell office:value-type="float" office:value="0.0139592613578147" calcext:value-type="float">
            <text:p>0.0139592614</text:p>
          </table:table-cell>
          <table:table-cell office:value-type="float" office:value="0.0000927489253572118" calcext:value-type="float">
            <text:p>9.27E-05</text:p>
          </table:table-cell>
          <table:table-cell office:value-type="float" office:value="0.00000406854156621491" calcext:value-type="float">
            <text:p>4.07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4931214216969" calcext:value-type="float">
            <text:p>0.0234931214</text:p>
          </table:table-cell>
          <table:table-cell office:value-type="float" office:value="0.29537103321362" calcext:value-type="float">
            <text:p>0.2953710332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0.417003892709844" calcext:value-type="float">
            <text:p>0.4170038927</text:p>
          </table:table-cell>
          <table:table-cell office:value-type="float" office:value="0.0882971218239016" calcext:value-type="float">
            <text:p>0.0882971218</text:p>
          </table:table-cell>
          <table:table-cell office:value-type="float" office:value="0.079089875624836" calcext:value-type="float">
            <text:p>0.0790898756</text:p>
          </table:table-cell>
          <table:table-cell office:value-type="float" office:value="0.012109248709911" calcext:value-type="float">
            <text:p>0.0121092487</text:p>
          </table:table-cell>
          <table:table-cell office:value-type="float" office:value="0.0000666226153604258" calcext:value-type="float">
            <text:p>6.66E-05</text:p>
          </table:table-cell>
          <table:table-cell office:value-type="float" office:value="0.00000013533660124977" calcext:value-type="float">
            <text:p>1.35E-07</text:p>
          </table:table-cell>
          <table:table-cell office:value-type="float" office:value="0.206155281280883" calcext:value-type="float">
            <text:p>0.2061552813</text:p>
          </table:table-cell>
          <table:table-cell office:value-type="float" office:value="0.00000013533660124977" calcext:value-type="float">
            <text:p>1.35E-07</text:p>
          </table:table-cell>
          <table:table-cell office:value-type="float" office:value="0.152665036174297" calcext:value-type="float">
            <text:p>0.1526650362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0.559597726725605" calcext:value-type="float">
            <text:p>0.5595977267</text:p>
          </table:table-cell>
          <table:table-cell office:value-type="float" office:value="0.138510736473431" calcext:value-type="float">
            <text:p>0.1385107365</text:p>
          </table:table-cell>
          <table:table-cell office:value-type="float" office:value="0.139030918544116" calcext:value-type="float">
            <text:p>0.1390309185</text:p>
          </table:table-cell>
          <table:table-cell office:value-type="float" office:value="0.0185525501883405" calcext:value-type="float">
            <text:p>0.0185525502</text:p>
          </table:table-cell>
          <table:table-cell table:style-name="Default" office:value-type="float" office:value="0.000107857872514089" calcext:value-type="float">
            <text:p>0.0001078579</text:p>
          </table:table-cell>
          <table:table-cell office:value-type="float" office:value="0.000000202645754010203" calcext:value-type="float">
            <text:p>2.03E-07</text:p>
          </table:table-cell>
          <table:table-cell office:value-type="float" office:value="0.338706690548358" calcext:value-type="float">
            <text:p>0.3387066905</text:p>
          </table:table-cell>
          <table:table-cell office:value-type="float" office:value="0.000000202645754010203" calcext:value-type="float">
            <text:p>2.03E-07</text:p>
          </table:table-cell>
          <table:table-cell office:value-type="float" office:value="0.250217886556569" calcext:value-type="float">
            <text:p>0.2502178866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0.622909219911777" calcext:value-type="float">
            <text:p>0.6229092199</text:p>
          </table:table-cell>
          <table:table-cell office:value-type="float" office:value="0.0903641604904178" calcext:value-type="float">
            <text:p>0.0903641605</text:p>
          </table:table-cell>
          <table:table-cell office:value-type="float" office:value="0.090773675692155" calcext:value-type="float">
            <text:p>0.0907736757</text:p>
          </table:table-cell>
          <table:table-cell office:value-type="float" office:value="0.0166802586767006" calcext:value-type="float">
            <text:p>0.0166802587</text:p>
          </table:table-cell>
          <table:table-cell office:value-type="float" office:value="0.000099977870968891" calcext:value-type="float">
            <text:p>1.00E-04</text:p>
          </table:table-cell>
          <table:table-cell office:value-type="float" office:value="0.0000031290195129679" calcext:value-type="float">
            <text:p>3.13E-06</text:p>
          </table:table-cell>
          <table:table-cell office:value-type="float" office:value="0.405174859371437" calcext:value-type="float">
            <text:p>0.4051748594</text:p>
          </table:table-cell>
          <table:table-cell table:style-name="Default" office:value-type="float" office:value="0.0114284969033779" calcext:value-type="float">
            <text:p>0.0114284969</text:p>
          </table:table-cell>
          <table:table-cell office:value-type="float" office:value="0.296148074353556" calcext:value-type="float">
            <text:p>0.2961480744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0.355408918873366" calcext:value-type="float">
            <text:p>0.3554089189</text:p>
          </table:table-cell>
          <table:table-cell office:value-type="float" office:value="0.239954124615883" calcext:value-type="float">
            <text:p>0.2399541246</text:p>
          </table:table-cell>
          <table:table-cell office:value-type="float" office:value="0.214318307465258" calcext:value-type="float">
            <text:p>0.2143183075</text:p>
          </table:table-cell>
          <table:table-cell office:value-type="float" office:value="0.0329085624636312" calcext:value-type="float">
            <text:p>0.0329085625</text:p>
          </table:table-cell>
          <table:table-cell table:style-name="Default" office:value-type="float" office:value="0.000175353647005105" calcext:value-type="float">
            <text:p>0.0001753536</text:p>
          </table:table-cell>
          <table:table-cell office:value-type="float" office:value="0.000000347918238015012" calcext:value-type="float">
            <text:p>3.48E-07</text:p>
          </table:table-cell>
          <table:table-cell office:value-type="float" office:value="0.184842275106824" calcext:value-type="float">
            <text:p>0.1848422751</text:p>
          </table:table-cell>
          <table:table-cell office:value-type="float" office:value="0.000000347918238015012" calcext:value-type="float">
            <text:p>3.48E-07</text:p>
          </table:table-cell>
          <table:table-cell office:value-type="float" office:value="0.159384750958897" calcext:value-type="float">
            <text:p>0.159384751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0.618540740094487" calcext:value-type="float">
            <text:p>0.6185407401</text:p>
          </table:table-cell>
          <table:table-cell office:value-type="float" office:value="0.0901013726559892" calcext:value-type="float">
            <text:p>0.0901013727</text:p>
          </table:table-cell>
          <table:table-cell office:value-type="float" office:value="0.0906151296145219" calcext:value-type="float">
            <text:p>0.0906151296</text:p>
          </table:table-cell>
          <table:table-cell office:value-type="float" office:value="0.0164927965953548" calcext:value-type="float">
            <text:p>0.0164927966</text:p>
          </table:table-cell>
          <table:table-cell office:value-type="float" office:value="0.0000983603040725236" calcext:value-type="float">
            <text:p>9.84E-05</text:p>
          </table:table-cell>
          <table:table-cell office:value-type="float" office:value="0.000000211455077178089" calcext:value-type="float">
            <text:p>2.11E-07</text:p>
          </table:table-cell>
          <table:table-cell office:value-type="float" office:value="0.392640632979655" calcext:value-type="float">
            <text:p>0.392640633</text:p>
          </table:table-cell>
          <table:table-cell office:value-type="float" office:value="0.000000211455077178089" calcext:value-type="float">
            <text:p>2.11E-07</text:p>
          </table:table-cell>
          <table:table-cell office:value-type="float" office:value="0.287936204986635" calcext:value-type="float">
            <text:p>0.287936205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0.600854618860506" calcext:value-type="float">
            <text:p>0.6008546189</text:p>
          </table:table-cell>
          <table:table-cell office:value-type="float" office:value="0.102188382826025" calcext:value-type="float">
            <text:p>0.1021883828</text:p>
          </table:table-cell>
          <table:table-cell office:value-type="float" office:value="0.0974450539738731" calcext:value-type="float">
            <text:p>0.097445054</text:p>
          </table:table-cell>
          <table:table-cell office:value-type="float" office:value="0.0173052031894027" calcext:value-type="float">
            <text:p>0.0173052032</text:p>
          </table:table-cell>
          <table:table-cell office:value-type="float" office:value="0.0000959276247115749" calcext:value-type="float">
            <text:p>9.59E-05</text:p>
          </table:table-cell>
          <table:table-cell office:value-type="float" office:value="0.000000224788897240638" calcext:value-type="float">
            <text:p>2.25E-07</text:p>
          </table:table-cell>
          <table:table-cell office:value-type="float" office:value="0.36170890690351" calcext:value-type="float">
            <text:p>0.3617089069</text:p>
          </table:table-cell>
          <table:table-cell office:value-type="float" office:value="0.000000224788897240638" calcext:value-type="float">
            <text:p>2.25E-07</text:p>
          </table:table-cell>
          <table:table-cell office:value-type="float" office:value="0.264347255428971" calcext:value-type="float">
            <text:p>0.2643472554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0.603951867025399" calcext:value-type="float">
            <text:p>0.603951867</text:p>
          </table:table-cell>
          <table:table-cell office:value-type="float" office:value="0.106691100195236" calcext:value-type="float">
            <text:p>0.1066911002</text:p>
          </table:table-cell>
          <table:table-cell office:value-type="float" office:value="0.105758883602732" calcext:value-type="float">
            <text:p>0.1057588836</text:p>
          </table:table-cell>
          <table:table-cell office:value-type="float" office:value="0.019744074417705" calcext:value-type="float">
            <text:p>0.0197440744</text:p>
          </table:table-cell>
          <table:table-cell table:style-name="Default" office:value-type="float" office:value="0.000107861677174586" calcext:value-type="float">
            <text:p>0.0001078617</text:p>
          </table:table-cell>
          <table:table-cell office:value-type="float" office:value="0.000000212320127829978" calcext:value-type="float">
            <text:p>2.12E-07</text:p>
          </table:table-cell>
          <table:table-cell office:value-type="float" office:value="0.367423461417475" calcext:value-type="float">
            <text:p>0.3674234614</text:p>
          </table:table-cell>
          <table:table-cell office:value-type="float" office:value="0.000000212320127829978" calcext:value-type="float">
            <text:p>2.12E-07</text:p>
          </table:table-cell>
          <table:table-cell office:value-type="float" office:value="0.269791455826296" calcext:value-type="float">
            <text:p>0.2697914558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0.467557866982769" calcext:value-type="float">
            <text:p>0.467557867</text:p>
          </table:table-cell>
          <table:table-cell office:value-type="float" office:value="0.0290281685400316" calcext:value-type="float">
            <text:p>0.0290281685</text:p>
          </table:table-cell>
          <table:table-cell office:value-type="float" office:value="0.0252880096936449" calcext:value-type="float">
            <text:p>0.0252880097</text:p>
          </table:table-cell>
          <table:table-cell office:value-type="float" office:value="0.0107186168781584" calcext:value-type="float">
            <text:p>0.0107186169</text:p>
          </table:table-cell>
          <table:table-cell office:value-type="float" office:value="0.000071893068150188" calcext:value-type="float">
            <text:p>7.19E-05</text:p>
          </table:table-cell>
          <table:table-cell office:value-type="float" office:value="0.00000410483111251741" calcext:value-type="float">
            <text:p>4.10E-06</text:p>
          </table:table-cell>
          <table:table-cell office:value-type="float" office:value="0.324037034920392" calcext:value-type="float">
            <text:p>0.3240370349</text:p>
          </table:table-cell>
          <table:table-cell table:style-name="Default" office:value-type="float" office:value="0.0234956333345245" calcext:value-type="float">
            <text:p>0.0234956333</text:p>
          </table:table-cell>
          <table:table-cell office:value-type="float" office:value="0.233540946801229" calcext:value-type="float">
            <text:p>0.2335409468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0.527135028525893" calcext:value-type="float">
            <text:p>0.5271350285</text:p>
          </table:table-cell>
          <table:table-cell office:value-type="float" office:value="0.0894326094194348" calcext:value-type="float">
            <text:p>0.0894326094</text:p>
          </table:table-cell>
          <table:table-cell office:value-type="float" office:value="0.0866194309089743" calcext:value-type="float">
            <text:p>0.0866194309</text:p>
          </table:table-cell>
          <table:table-cell office:value-type="float" office:value="0.014115020655176" calcext:value-type="float">
            <text:p>0.0141150207</text:p>
          </table:table-cell>
          <table:table-cell office:value-type="float" office:value="0.0000745230350936725" calcext:value-type="float">
            <text:p>7.45E-05</text:p>
          </table:table-cell>
          <table:table-cell office:value-type="float" office:value="0.000000168847952110329" calcext:value-type="float">
            <text:p>1.69E-07</text:p>
          </table:table-cell>
          <table:table-cell office:value-type="float" office:value="0.282842712474619" calcext:value-type="float">
            <text:p>0.2828427125</text:p>
          </table:table-cell>
          <table:table-cell office:value-type="float" office:value="0.000000168847952110329" calcext:value-type="float">
            <text:p>1.69E-07</text:p>
          </table:table-cell>
          <table:table-cell office:value-type="float" office:value="0.208242532703118" calcext:value-type="float">
            <text:p>0.2082425327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0.612023749922998" calcext:value-type="float">
            <text:p>0.6120237499</text:p>
          </table:table-cell>
          <table:table-cell office:value-type="float" office:value="0.0300594969277445" calcext:value-type="float">
            <text:p>0.0300594969</text:p>
          </table:table-cell>
          <table:table-cell office:value-type="float" office:value="0.0299356747984366" calcext:value-type="float">
            <text:p>0.0299356748</text:p>
          </table:table-cell>
          <table:table-cell office:value-type="float" office:value="0.0150199825753727" calcext:value-type="float">
            <text:p>0.0150199826</text:p>
          </table:table-cell>
          <table:table-cell office:value-type="float" office:value="0.0000972686169370961" calcext:value-type="float">
            <text:p>9.73E-05</text:p>
          </table:table-cell>
          <table:table-cell office:value-type="float" office:value="0.00000426591699153095" calcext:value-type="float">
            <text:p>4.27E-06</text:p>
          </table:table-cell>
          <table:table-cell office:value-type="float" office:value="0.399999999999997" calcext:value-type="float">
            <text:p>0.4</text:p>
          </table:table-cell>
          <table:table-cell table:style-name="Default" office:value-type="float" office:value="0.0256609053252066" calcext:value-type="float">
            <text:p>0.0256609053</text:p>
          </table:table-cell>
          <table:table-cell office:value-type="float" office:value="0.289175457731673" calcext:value-type="float">
            <text:p>0.2891754577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0.57317849147018" calcext:value-type="float">
            <text:p>0.5731784915</text:p>
          </table:table-cell>
          <table:table-cell office:value-type="float" office:value="0.0881508290654576" calcext:value-type="float">
            <text:p>0.0881508291</text:p>
          </table:table-cell>
          <table:table-cell office:value-type="float" office:value="0.0761129169112114" calcext:value-type="float">
            <text:p>0.0761129169</text:p>
          </table:table-cell>
          <table:table-cell office:value-type="float" office:value="0.014624431855288" calcext:value-type="float">
            <text:p>0.0146244319</text:p>
          </table:table-cell>
          <table:table-cell office:value-type="float" office:value="0.0000905942692268641" calcext:value-type="float">
            <text:p>9.06E-05</text:p>
          </table:table-cell>
          <table:table-cell office:value-type="float" office:value="0.00000013509213517943" calcext:value-type="float">
            <text:p>1.35E-07</text:p>
          </table:table-cell>
          <table:table-cell office:value-type="float" office:value="0.326598632371089" calcext:value-type="float">
            <text:p>0.3265986324</text:p>
          </table:table-cell>
          <table:table-cell office:value-type="float" office:value="0.00000013509213517943" calcext:value-type="float">
            <text:p>1.35E-07</text:p>
          </table:table-cell>
          <table:table-cell office:value-type="float" office:value="0.238458471752797" calcext:value-type="float">
            <text:p>0.2384584718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0.436289717895916" calcext:value-type="float">
            <text:p>0.4362897179</text:p>
          </table:table-cell>
          <table:table-cell office:value-type="float" office:value="0.0885795186804766" calcext:value-type="float">
            <text:p>0.0885795187</text:p>
          </table:table-cell>
          <table:table-cell office:value-type="float" office:value="0.0797133065100878" calcext:value-type="float">
            <text:p>0.0797133065</text:p>
          </table:table-cell>
          <table:table-cell office:value-type="float" office:value="0.0123642096817828" calcext:value-type="float">
            <text:p>0.0123642097</text:p>
          </table:table-cell>
          <table:table-cell office:value-type="float" office:value="0.000067932471167893" calcext:value-type="float">
            <text:p>6.79E-05</text:p>
          </table:table-cell>
          <table:table-cell office:value-type="float" office:value="0.000000135877241650145" calcext:value-type="float">
            <text:p>1.36E-07</text:p>
          </table:table-cell>
          <table:table-cell office:value-type="float" office:value="0.226691175145591" calcext:value-type="float">
            <text:p>0.2266911751</text:p>
          </table:table-cell>
          <table:table-cell office:value-type="float" office:value="0.000000135877241650145" calcext:value-type="float">
            <text:p>1.36E-07</text:p>
          </table:table-cell>
          <table:table-cell office:value-type="float" office:value="0.167324057148823" calcext:value-type="float">
            <text:p>0.1673240571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0.623255067060788" calcext:value-type="float">
            <text:p>0.6232550671</text:p>
          </table:table-cell>
          <table:table-cell office:value-type="float" office:value="0.0288128351389577" calcext:value-type="float">
            <text:p>0.0288128351</text:p>
          </table:table-cell>
          <table:table-cell office:value-type="float" office:value="0.0283373573720762" calcext:value-type="float">
            <text:p>0.0283373574</text:p>
          </table:table-cell>
          <table:table-cell office:value-type="float" office:value="0.0130466234605351" calcext:value-type="float">
            <text:p>0.0130466235</text:p>
          </table:table-cell>
          <table:table-cell office:value-type="float" office:value="0.0000890288209190694" calcext:value-type="float">
            <text:p>8.90E-05</text:p>
          </table:table-cell>
          <table:table-cell office:value-type="float" office:value="0.00000417701371546593" calcext:value-type="float">
            <text:p>4.18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808090684578" calcext:value-type="float">
            <text:p>0.0248080907</text:p>
          </table:table-cell>
          <table:table-cell office:value-type="float" office:value="0.294692582122065" calcext:value-type="float">
            <text:p>0.2946925821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0.621789547057694" calcext:value-type="float">
            <text:p>0.6217895471</text:p>
          </table:table-cell>
          <table:table-cell office:value-type="float" office:value="0.0901306544482985" calcext:value-type="float">
            <text:p>0.0901306544</text:p>
          </table:table-cell>
          <table:table-cell office:value-type="float" office:value="0.0906508897466857" calcext:value-type="float">
            <text:p>0.0906508897</text:p>
          </table:table-cell>
          <table:table-cell office:value-type="float" office:value="0.0174460725903796" calcext:value-type="float">
            <text:p>0.0174460726</text:p>
          </table:table-cell>
          <table:table-cell table:style-name="Default" office:value-type="float" office:value="0.000104073562597303" calcext:value-type="float">
            <text:p>0.0001040736</text:p>
          </table:table-cell>
          <table:table-cell office:value-type="float" office:value="0.000000214239312348197" calcext:value-type="float">
            <text:p>2.14E-07</text:p>
          </table:table-cell>
          <table:table-cell office:value-type="float" office:value="0.399999999999997" calcext:value-type="float">
            <text:p>0.4</text:p>
          </table:table-cell>
          <table:table-cell office:value-type="float" office:value="0.000000214239312348197" calcext:value-type="float">
            <text:p>2.14E-07</text:p>
          </table:table-cell>
          <table:table-cell office:value-type="float" office:value="0.292527535946881" calcext:value-type="float">
            <text:p>0.2925275359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0.499275839013063" calcext:value-type="float">
            <text:p>0.499275839</text:p>
          </table:table-cell>
          <table:table-cell office:value-type="float" office:value="0.0881175392626246" calcext:value-type="float">
            <text:p>0.0881175393</text:p>
          </table:table-cell>
          <table:table-cell office:value-type="float" office:value="0.0780442578020067" calcext:value-type="float">
            <text:p>0.0780442578</text:p>
          </table:table-cell>
          <table:table-cell office:value-type="float" office:value="0.0139614248727271" calcext:value-type="float">
            <text:p>0.0139614249</text:p>
          </table:table-cell>
          <table:table-cell office:value-type="float" office:value="0.000085404736215256" calcext:value-type="float">
            <text:p>8.54E-05</text:p>
          </table:table-cell>
          <table:table-cell office:value-type="float" office:value="0.000000154766308489808" calcext:value-type="float">
            <text:p>1.55E-07</text:p>
          </table:table-cell>
          <table:table-cell office:value-type="float" office:value="0.269773567603977" calcext:value-type="float">
            <text:p>0.2697735676</text:p>
          </table:table-cell>
          <table:table-cell office:value-type="float" office:value="0.000000154766308489808" calcext:value-type="float">
            <text:p>1.55E-07</text:p>
          </table:table-cell>
          <table:table-cell office:value-type="float" office:value="0.198909540962149" calcext:value-type="float">
            <text:p>0.198909541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0.56662344398115" calcext:value-type="float">
            <text:p>0.566623444</text:p>
          </table:table-cell>
          <table:table-cell office:value-type="float" office:value="0.148980193594344" calcext:value-type="float">
            <text:p>0.1489801936</text:p>
          </table:table-cell>
          <table:table-cell office:value-type="float" office:value="0.132573642115395" calcext:value-type="float">
            <text:p>0.1325736421</text:p>
          </table:table-cell>
          <table:table-cell office:value-type="float" office:value="0.0236459576446781" calcext:value-type="float">
            <text:p>0.0236459576</text:p>
          </table:table-cell>
          <table:table-cell table:style-name="Default" office:value-type="float" office:value="0.000127367707483703" calcext:value-type="float">
            <text:p>0.0001273677</text:p>
          </table:table-cell>
          <table:table-cell office:value-type="float" office:value="0.000000212228141994676" calcext:value-type="float">
            <text:p>2.12E-07</text:p>
          </table:table-cell>
          <table:table-cell office:value-type="float" office:value="0.339116499156262" calcext:value-type="float">
            <text:p>0.3391164992</text:p>
          </table:table-cell>
          <table:table-cell office:value-type="float" office:value="0.000000212228141994676" calcext:value-type="float">
            <text:p>2.12E-07</text:p>
          </table:table-cell>
          <table:table-cell office:value-type="float" office:value="0.248845880706425" calcext:value-type="float">
            <text:p>0.2488458807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0.213291318861034" calcext:value-type="float">
            <text:p>0.2132913189</text:p>
          </table:table-cell>
          <table:table-cell office:value-type="float" office:value="0.126748220400565" calcext:value-type="float">
            <text:p>0.1267482204</text:p>
          </table:table-cell>
          <table:table-cell office:value-type="float" office:value="0.104943787387908" calcext:value-type="float">
            <text:p>0.1049437874</text:p>
          </table:table-cell>
          <table:table-cell office:value-type="float" office:value="0.0176607914573521" calcext:value-type="float">
            <text:p>0.0176607915</text:p>
          </table:table-cell>
          <table:table-cell office:value-type="float" office:value="0.0000965671722000403" calcext:value-type="float">
            <text:p>9.66E-05</text:p>
          </table:table-cell>
          <table:table-cell office:value-type="float" office:value="0.00000257759868837824" calcext:value-type="float">
            <text:p>2.58E-06</text:p>
          </table:table-cell>
          <table:table-cell office:value-type="float" office:value="0.210158670215308" calcext:value-type="float">
            <text:p>0.2101586702</text:p>
          </table:table-cell>
          <table:table-cell table:style-name="Default" office:value-type="float" office:value="0.00774803735707818" calcext:value-type="float">
            <text:p>0.0077480374</text:p>
          </table:table-cell>
          <table:table-cell office:value-type="float" office:value="0.154615176777141" calcext:value-type="float">
            <text:p>0.1546151768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0.623341100079828" calcext:value-type="float">
            <text:p>0.6233411001</text:p>
          </table:table-cell>
          <table:table-cell office:value-type="float" office:value="0.0298302309348917" calcext:value-type="float">
            <text:p>0.0298302309</text:p>
          </table:table-cell>
          <table:table-cell office:value-type="float" office:value="0.0256731119653566" calcext:value-type="float">
            <text:p>0.025673112</text:p>
          </table:table-cell>
          <table:table-cell office:value-type="float" office:value="0.0136420344213422" calcext:value-type="float">
            <text:p>0.0136420344</text:p>
          </table:table-cell>
          <table:table-cell office:value-type="float" office:value="0.0000915497978398006" calcext:value-type="float">
            <text:p>9.15E-05</text:p>
          </table:table-cell>
          <table:table-cell office:value-type="float" office:value="0.00000410414558988448" calcext:value-type="float">
            <text:p>4.1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4499126591353" calcext:value-type="float">
            <text:p>0.0234499127</text:p>
          </table:table-cell>
          <table:table-cell office:value-type="float" office:value="0.295024775206797" calcext:value-type="float">
            <text:p>0.2950247752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0.604287206450244" calcext:value-type="float">
            <text:p>0.6042872065</text:p>
          </table:table-cell>
          <table:table-cell office:value-type="float" office:value="0.0957857765499319" calcext:value-type="float">
            <text:p>0.0957857765</text:p>
          </table:table-cell>
          <table:table-cell office:value-type="float" office:value="0.0818798575608865" calcext:value-type="float">
            <text:p>0.0818798576</text:p>
          </table:table-cell>
          <table:table-cell office:value-type="float" office:value="0.0234099104769115" calcext:value-type="float">
            <text:p>0.0234099105</text:p>
          </table:table-cell>
          <table:table-cell table:style-name="Default" office:value-type="float" office:value="0.000133890401174292" calcext:value-type="float">
            <text:p>0.0001338904</text:p>
          </table:table-cell>
          <table:table-cell office:value-type="float" office:value="0.000000228462387309984" calcext:value-type="float">
            <text:p>2.28E-07</text:p>
          </table:table-cell>
          <table:table-cell office:value-type="float" office:value="0.360555127546397" calcext:value-type="float">
            <text:p>0.3605551275</text:p>
          </table:table-cell>
          <table:table-cell office:value-type="float" office:value="0.000000228462387309984" calcext:value-type="float">
            <text:p>2.28E-07</text:p>
          </table:table-cell>
          <table:table-cell office:value-type="float" office:value="0.267960458729957" calcext:value-type="float">
            <text:p>0.2679604587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0.623273208677503" calcext:value-type="float">
            <text:p>0.6232732087</text:p>
          </table:table-cell>
          <table:table-cell office:value-type="float" office:value="0.0287465219499662" calcext:value-type="float">
            <text:p>0.0287465219</text:p>
          </table:table-cell>
          <table:table-cell office:value-type="float" office:value="0.0287769294811932" calcext:value-type="float">
            <text:p>0.0287769295</text:p>
          </table:table-cell>
          <table:table-cell office:value-type="float" office:value="0.0132612991536122" calcext:value-type="float">
            <text:p>0.0132612992</text:p>
          </table:table-cell>
          <table:table-cell office:value-type="float" office:value="0.0000896187697921858" calcext:value-type="float">
            <text:p>8.96E-05</text:p>
          </table:table-cell>
          <table:table-cell office:value-type="float" office:value="0.00000420070192712827" calcext:value-type="float">
            <text:p>4.2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1288517991735" calcext:value-type="float">
            <text:p>0.0251288518</text:p>
          </table:table-cell>
          <table:table-cell office:value-type="float" office:value="0.295540469147716" calcext:value-type="float">
            <text:p>0.2955404691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0.576065974528559" calcext:value-type="float">
            <text:p>0.5760659745</text:p>
          </table:table-cell>
          <table:table-cell office:value-type="float" office:value="0.157904719880637" calcext:value-type="float">
            <text:p>0.1579047199</text:p>
          </table:table-cell>
          <table:table-cell office:value-type="float" office:value="0.155686932750218" calcext:value-type="float">
            <text:p>0.1556869328</text:p>
          </table:table-cell>
          <table:table-cell office:value-type="float" office:value="0.0222016112426082" calcext:value-type="float">
            <text:p>0.0222016112</text:p>
          </table:table-cell>
          <table:table-cell table:style-name="Default" office:value-type="float" office:value="0.000128640405264751" calcext:value-type="float">
            <text:p>0.0001286404</text:p>
          </table:table-cell>
          <table:table-cell office:value-type="float" office:value="0.00000422192560387405" calcext:value-type="float">
            <text:p>4.22E-06</text:p>
          </table:table-cell>
          <table:table-cell office:value-type="float" office:value="0.37601713908928" calcext:value-type="float">
            <text:p>0.3760171391</text:p>
          </table:table-cell>
          <table:table-cell table:style-name="Default" office:value-type="float" office:value="0.019074011199955" calcext:value-type="float">
            <text:p>0.0190740112</text:p>
          </table:table-cell>
          <table:table-cell office:value-type="float" office:value="0.27427943765353" calcext:value-type="float">
            <text:p>0.2742794377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0.288249794340723" calcext:value-type="float">
            <text:p>0.2882497943</text:p>
          </table:table-cell>
          <table:table-cell office:value-type="float" office:value="0.0898235802654707" calcext:value-type="float">
            <text:p>0.0898235803</text:p>
          </table:table-cell>
          <table:table-cell office:value-type="float" office:value="0.0852340614368734" calcext:value-type="float">
            <text:p>0.0852340614</text:p>
          </table:table-cell>
          <table:table-cell office:value-type="float" office:value="0.0104076374839899" calcext:value-type="float">
            <text:p>0.0104076375</text:p>
          </table:table-cell>
          <table:table-cell office:value-type="float" office:value="0.0000473326941341605" calcext:value-type="float">
            <text:p>4.73E-05</text:p>
          </table:table-cell>
          <table:table-cell office:value-type="float" office:value="0.000000144209458029966" calcext:value-type="float">
            <text:p>1.44E-07</text:p>
          </table:table-cell>
          <table:table-cell office:value-type="float" office:value="0.135400640077266" calcext:value-type="float">
            <text:p>0.1354006401</text:p>
          </table:table-cell>
          <table:table-cell office:value-type="float" office:value="0.000000144209458029966" calcext:value-type="float">
            <text:p>1.44E-07</text:p>
          </table:table-cell>
          <table:table-cell office:value-type="float" office:value="0.10215060254469" calcext:value-type="float">
            <text:p>0.1021506025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0.42868295862431" calcext:value-type="float">
            <text:p>0.4286829586</text:p>
          </table:table-cell>
          <table:table-cell office:value-type="float" office:value="0.17149753222482" calcext:value-type="float">
            <text:p>0.1714975322</text:p>
          </table:table-cell>
          <table:table-cell office:value-type="float" office:value="0.156748265613199" calcext:value-type="float">
            <text:p>0.1567482656</text:p>
          </table:table-cell>
          <table:table-cell office:value-type="float" office:value="0.0198201740477028" calcext:value-type="float">
            <text:p>0.019820174</text:p>
          </table:table-cell>
          <table:table-cell table:style-name="Default" office:value-type="float" office:value="0.000126798299299532" calcext:value-type="float">
            <text:p>0.0001267983</text:p>
          </table:table-cell>
          <table:table-cell office:value-type="float" office:value="0.000000208044091103252" calcext:value-type="float">
            <text:p>2.08E-07</text:p>
          </table:table-cell>
          <table:table-cell office:value-type="float" office:value="0.221735578260835" calcext:value-type="float">
            <text:p>0.2217355783</text:p>
          </table:table-cell>
          <table:table-cell office:value-type="float" office:value="0.000000208044091103252" calcext:value-type="float">
            <text:p>2.08E-07</text:p>
          </table:table-cell>
          <table:table-cell office:value-type="float" office:value="0.167645938299583" calcext:value-type="float">
            <text:p>0.1676459383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0.62474141887946" calcext:value-type="float">
            <text:p>0.6247414189</text:p>
          </table:table-cell>
          <table:table-cell office:value-type="float" office:value="0.0369105764758529" calcext:value-type="float">
            <text:p>0.0369105765</text:p>
          </table:table-cell>
          <table:table-cell office:value-type="float" office:value="0.0302966215259567" calcext:value-type="float">
            <text:p>0.0302966215</text:p>
          </table:table-cell>
          <table:table-cell office:value-type="float" office:value="0.019040581133362" calcext:value-type="float">
            <text:p>0.0190405811</text:p>
          </table:table-cell>
          <table:table-cell table:style-name="Default" office:value-type="float" office:value="0.000115813836236868" calcext:value-type="float">
            <text:p>0.0001158138</text:p>
          </table:table-cell>
          <table:table-cell office:value-type="float" office:value="0.00000419728815530598" calcext:value-type="float">
            <text:p>4.2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203320983005" calcext:value-type="float">
            <text:p>0.024203321</text:p>
          </table:table-cell>
          <table:table-cell office:value-type="float" office:value="0.296812994899551" calcext:value-type="float">
            <text:p>0.2968129949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0.623914345953914" calcext:value-type="float">
            <text:p>0.623914346</text:p>
          </table:table-cell>
          <table:table-cell office:value-type="float" office:value="0.0293164897348424" calcext:value-type="float">
            <text:p>0.0293164897</text:p>
          </table:table-cell>
          <table:table-cell office:value-type="float" office:value="0.0289772274408427" calcext:value-type="float">
            <text:p>0.0289772274</text:p>
          </table:table-cell>
          <table:table-cell office:value-type="float" office:value="0.0155578944564622" calcext:value-type="float">
            <text:p>0.0155578945</text:p>
          </table:table-cell>
          <table:table-cell office:value-type="float" office:value="0.0000998114110189604" calcext:value-type="float">
            <text:p>9.98E-05</text:p>
          </table:table-cell>
          <table:table-cell office:value-type="float" office:value="0.00000423599828489806" calcext:value-type="float">
            <text:p>4.24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0316966683445" calcext:value-type="float">
            <text:p>0.0250316967</text:p>
          </table:table-cell>
          <table:table-cell office:value-type="float" office:value="0.296160381160552" calcext:value-type="float">
            <text:p>0.2961603812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0.623544405225845" calcext:value-type="float">
            <text:p>0.6235444052</text:p>
          </table:table-cell>
          <table:table-cell office:value-type="float" office:value="0.0313733147519401" calcext:value-type="float">
            <text:p>0.0313733148</text:p>
          </table:table-cell>
          <table:table-cell office:value-type="float" office:value="0.0307813925451424" calcext:value-type="float">
            <text:p>0.0307813925</text:p>
          </table:table-cell>
          <table:table-cell office:value-type="float" office:value="0.015189473554265" calcext:value-type="float">
            <text:p>0.0151894736</text:p>
          </table:table-cell>
          <table:table-cell office:value-type="float" office:value="0.0000981564982757078" calcext:value-type="float">
            <text:p>9.82E-05</text:p>
          </table:table-cell>
          <table:table-cell office:value-type="float" office:value="0.00000427308059998109" calcext:value-type="float">
            <text:p>4.27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8482246589926" calcext:value-type="float">
            <text:p>0.0258482247</text:p>
          </table:table-cell>
          <table:table-cell office:value-type="float" office:value="0.295933705401962" calcext:value-type="float">
            <text:p>0.2959337054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0.62328423331024" calcext:value-type="float">
            <text:p>0.6232842333</text:p>
          </table:table-cell>
          <table:table-cell office:value-type="float" office:value="0.0287337571959899" calcext:value-type="float">
            <text:p>0.0287337572</text:p>
          </table:table-cell>
          <table:table-cell office:value-type="float" office:value="0.0261690019119295" calcext:value-type="float">
            <text:p>0.0261690019</text:p>
          </table:table-cell>
          <table:table-cell office:value-type="float" office:value="0.0130409932325546" calcext:value-type="float">
            <text:p>0.0130409932</text:p>
          </table:table-cell>
          <table:table-cell office:value-type="float" office:value="0.0000887204279241541" calcext:value-type="float">
            <text:p>8.87E-05</text:p>
          </table:table-cell>
          <table:table-cell office:value-type="float" office:value="0.00000411749649584679" calcext:value-type="float">
            <text:p>4.12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7417954470982" calcext:value-type="float">
            <text:p>0.0237417954</text:p>
          </table:table-cell>
          <table:table-cell office:value-type="float" office:value="0.294965637348082" calcext:value-type="float">
            <text:p>0.2949656373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0.552510269967095" calcext:value-type="float">
            <text:p>0.55251027</text:p>
          </table:table-cell>
          <table:table-cell office:value-type="float" office:value="0.175568410017182" calcext:value-type="float">
            <text:p>0.17556841</text:p>
          </table:table-cell>
          <table:table-cell office:value-type="float" office:value="0.173570273964904" calcext:value-type="float">
            <text:p>0.173570274</text:p>
          </table:table-cell>
          <table:table-cell office:value-type="float" office:value="0.0224554729399314" calcext:value-type="float">
            <text:p>0.0224554729</text:p>
          </table:table-cell>
          <table:table-cell table:style-name="Default" office:value-type="float" office:value="0.000122588895853463" calcext:value-type="float">
            <text:p>0.0001225889</text:p>
          </table:table-cell>
          <table:table-cell office:value-type="float" office:value="0.00000029007100049153" calcext:value-type="float">
            <text:p>2.90E-07</text:p>
          </table:table-cell>
          <table:table-cell office:value-type="float" office:value="0.299072640748773" calcext:value-type="float">
            <text:p>0.2990726407</text:p>
          </table:table-cell>
          <table:table-cell office:value-type="float" office:value="0.00000029007100049153" calcext:value-type="float">
            <text:p>2.90E-07</text:p>
          </table:table-cell>
          <table:table-cell office:value-type="float" office:value="0.223222520467441" calcext:value-type="float">
            <text:p>0.2232225205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0.623838709036905" calcext:value-type="float">
            <text:p>0.623838709</text:p>
          </table:table-cell>
          <table:table-cell office:value-type="float" office:value="0.0295454462492238" calcext:value-type="float">
            <text:p>0.0295454462</text:p>
          </table:table-cell>
          <table:table-cell office:value-type="float" office:value="0.0287721143750524" calcext:value-type="float">
            <text:p>0.0287721144</text:p>
          </table:table-cell>
          <table:table-cell office:value-type="float" office:value="0.0155368505778426" calcext:value-type="float">
            <text:p>0.0155368506</text:p>
          </table:table-cell>
          <table:table-cell table:style-name="Default" office:value-type="float" office:value="0.000100213778828653" calcext:value-type="float">
            <text:p>0.0001002138</text:p>
          </table:table-cell>
          <table:table-cell office:value-type="float" office:value="0.00000425583060134193" calcext:value-type="float">
            <text:p>4.26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7149473767075" calcext:value-type="float">
            <text:p>0.0247149474</text:p>
          </table:table-cell>
          <table:table-cell office:value-type="float" office:value="0.295744576994385" calcext:value-type="float">
            <text:p>0.295744577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0.181069378185928" calcext:value-type="float">
            <text:p>0.1810693782</text:p>
          </table:table-cell>
          <table:table-cell office:value-type="float" office:value="0.0946593004783159" calcext:value-type="float">
            <text:p>0.0946593005</text:p>
          </table:table-cell>
          <table:table-cell office:value-type="float" office:value="0.0935056169167751" calcext:value-type="float">
            <text:p>0.0935056169</text:p>
          </table:table-cell>
          <table:table-cell office:value-type="float" office:value="0.0117756840617384" calcext:value-type="float">
            <text:p>0.0117756841</text:p>
          </table:table-cell>
          <table:table-cell office:value-type="float" office:value="0.0000518381255612087" calcext:value-type="float">
            <text:p>5.18E-05</text:p>
          </table:table-cell>
          <table:table-cell office:value-type="float" office:value="0.000000213801377119554" calcext:value-type="float">
            <text:p>2.14E-07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000000213801377119554" calcext:value-type="float">
            <text:p>2.14E-07</text:p>
          </table:table-cell>
          <table:table-cell office:value-type="float" office:value="0.0743213815227084" calcext:value-type="float">
            <text:p>0.0743213815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0.580305297616241" calcext:value-type="float">
            <text:p>0.5803052976</text:p>
          </table:table-cell>
          <table:table-cell office:value-type="float" office:value="0.0888133320743733" calcext:value-type="float">
            <text:p>0.0888133321</text:p>
          </table:table-cell>
          <table:table-cell office:value-type="float" office:value="0.0788813738763983" calcext:value-type="float">
            <text:p>0.0788813739</text:p>
          </table:table-cell>
          <table:table-cell office:value-type="float" office:value="0.0181805135688364" calcext:value-type="float">
            <text:p>0.0181805136</text:p>
          </table:table-cell>
          <table:table-cell table:style-name="Default" office:value-type="float" office:value="0.00010566517930882" calcext:value-type="float">
            <text:p>0.0001056652</text:p>
          </table:table-cell>
          <table:table-cell office:value-type="float" office:value="0.000000175572112806227" calcext:value-type="float">
            <text:p>1.76E-07</text:p>
          </table:table-cell>
          <table:table-cell office:value-type="float" office:value="0.332916405923968" calcext:value-type="float">
            <text:p>0.3329164059</text:p>
          </table:table-cell>
          <table:table-cell office:value-type="float" office:value="0.000000175572112806227" calcext:value-type="float">
            <text:p>1.76E-07</text:p>
          </table:table-cell>
          <table:table-cell office:value-type="float" office:value="0.2442261243545" calcext:value-type="float">
            <text:p>0.2442261244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0.539344421192713" calcext:value-type="float">
            <text:p>0.5393444212</text:p>
          </table:table-cell>
          <table:table-cell office:value-type="float" office:value="0.0900851436525845" calcext:value-type="float">
            <text:p>0.0900851437</text:p>
          </table:table-cell>
          <table:table-cell office:value-type="float" office:value="0.0778518819274262" calcext:value-type="float">
            <text:p>0.0778518819</text:p>
          </table:table-cell>
          <table:table-cell office:value-type="float" office:value="0.0154934786605281" calcext:value-type="float">
            <text:p>0.0154934787</text:p>
          </table:table-cell>
          <table:table-cell office:value-type="float" office:value="0.0000938525507491089" calcext:value-type="float">
            <text:p>9.39E-05</text:p>
          </table:table-cell>
          <table:table-cell office:value-type="float" office:value="0.00000014141540673114" calcext:value-type="float">
            <text:p>1.41E-07</text:p>
          </table:table-cell>
          <table:table-cell office:value-type="float" office:value="0.330823887354652" calcext:value-type="float">
            <text:p>0.3308238874</text:p>
          </table:table-cell>
          <table:table-cell office:value-type="float" office:value="0.00000014141540673114" calcext:value-type="float">
            <text:p>1.41E-07</text:p>
          </table:table-cell>
          <table:table-cell office:value-type="float" office:value="0.241675078860187" calcext:value-type="float">
            <text:p>0.2416750789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0.48155674394262" calcext:value-type="float">
            <text:p>0.4815567439</text:p>
          </table:table-cell>
          <table:table-cell office:value-type="float" office:value="0.0883584893915308" calcext:value-type="float">
            <text:p>0.0883584894</text:p>
          </table:table-cell>
          <table:table-cell office:value-type="float" office:value="0.0752614184768533" calcext:value-type="float">
            <text:p>0.0752614185</text:p>
          </table:table-cell>
          <table:table-cell office:value-type="float" office:value="0.0135674169666049" calcext:value-type="float">
            <text:p>0.013567417</text:p>
          </table:table-cell>
          <table:table-cell office:value-type="float" office:value="0.000082384028378298" calcext:value-type="float">
            <text:p>8.24E-05</text:p>
          </table:table-cell>
          <table:table-cell office:value-type="float" office:value="0.000000128505235545424" calcext:value-type="float">
            <text:p>1.29E-07</text:p>
          </table:table-cell>
          <table:table-cell office:value-type="float" office:value="0.250554939639548" calcext:value-type="float">
            <text:p>0.2505549396</text:p>
          </table:table-cell>
          <table:table-cell office:value-type="float" office:value="0.000000128505235545424" calcext:value-type="float">
            <text:p>1.29E-07</text:p>
          </table:table-cell>
          <table:table-cell office:value-type="float" office:value="0.183194573200253" calcext:value-type="float">
            <text:p>0.1831945732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0.623333181460409" calcext:value-type="float">
            <text:p>0.6233331815</text:p>
          </table:table-cell>
          <table:table-cell office:value-type="float" office:value="0.02907009018621" calcext:value-type="float">
            <text:p>0.0290700902</text:p>
          </table:table-cell>
          <table:table-cell office:value-type="float" office:value="0.0288497267276385" calcext:value-type="float">
            <text:p>0.0288497267</text:p>
          </table:table-cell>
          <table:table-cell office:value-type="float" office:value="0.0143377591291076" calcext:value-type="float">
            <text:p>0.0143377591</text:p>
          </table:table-cell>
          <table:table-cell office:value-type="float" office:value="0.0000946882495275654" calcext:value-type="float">
            <text:p>9.47E-05</text:p>
          </table:table-cell>
          <table:table-cell office:value-type="float" office:value="0.00000421438046686858" calcext:value-type="float">
            <text:p>4.21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0354669551454" calcext:value-type="float">
            <text:p>0.025035467</text:p>
          </table:table-cell>
          <table:table-cell office:value-type="float" office:value="0.295328073684342" calcext:value-type="float">
            <text:p>0.2953280737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0.247431191480402" calcext:value-type="float">
            <text:p>0.2474311915</text:p>
          </table:table-cell>
          <table:table-cell office:value-type="float" office:value="0.0898979874305928" calcext:value-type="float">
            <text:p>0.0898979874</text:p>
          </table:table-cell>
          <table:table-cell office:value-type="float" office:value="0.0882504828946286" calcext:value-type="float">
            <text:p>0.0882504829</text:p>
          </table:table-cell>
          <table:table-cell office:value-type="float" office:value="0.00978296159866327" calcext:value-type="float">
            <text:p>0.0097829616</text:p>
          </table:table-cell>
          <table:table-cell office:value-type="float" office:value="0.000044498788679808" calcext:value-type="float">
            <text:p>4.45E-05</text:p>
          </table:table-cell>
          <table:table-cell office:value-type="float" office:value="0.000000162276559754148" calcext:value-type="float">
            <text:p>1.62E-07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000000162276559754148" calcext:value-type="float">
            <text:p>1.62E-07</text:p>
          </table:table-cell>
          <table:table-cell office:value-type="float" office:value="0.0910488372098201" calcext:value-type="float">
            <text:p>0.0910488372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0.621966324168877" calcext:value-type="float">
            <text:p>0.6219663242</text:p>
          </table:table-cell>
          <table:table-cell office:value-type="float" office:value="0.0413626922446657" calcext:value-type="float">
            <text:p>0.0413626922</text:p>
          </table:table-cell>
          <table:table-cell office:value-type="float" office:value="0.0394664240992312" calcext:value-type="float">
            <text:p>0.0394664241</text:p>
          </table:table-cell>
          <table:table-cell office:value-type="float" office:value="0.0162120611004249" calcext:value-type="float">
            <text:p>0.0162120611</text:p>
          </table:table-cell>
          <table:table-cell table:style-name="Default" office:value-type="float" office:value="0.000105217646174505" calcext:value-type="float">
            <text:p>0.0001052176</text:p>
          </table:table-cell>
          <table:table-cell office:value-type="float" office:value="0.00000428512527922966" calcext:value-type="float">
            <text:p>4.29E-06</text:p>
          </table:table-cell>
          <table:table-cell office:value-type="float" office:value="0.406201920231795" calcext:value-type="float">
            <text:p>0.4062019202</text:p>
          </table:table-cell>
          <table:table-cell table:style-name="Default" office:value-type="float" office:value="0.026430084430138" calcext:value-type="float">
            <text:p>0.0264300844</text:p>
          </table:table-cell>
          <table:table-cell office:value-type="float" office:value="0.291693554546027" calcext:value-type="float">
            <text:p>0.2916935545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0.607986458844069" calcext:value-type="float">
            <text:p>0.6079864588</text:p>
          </table:table-cell>
          <table:table-cell office:value-type="float" office:value="0.088459262970643" calcext:value-type="float">
            <text:p>0.088459263</text:p>
          </table:table-cell>
          <table:table-cell office:value-type="float" office:value="0.0796465292274449" calcext:value-type="float">
            <text:p>0.0796465292</text:p>
          </table:table-cell>
          <table:table-cell office:value-type="float" office:value="0.0153774597547875" calcext:value-type="float">
            <text:p>0.0153774598</text:p>
          </table:table-cell>
          <table:table-cell office:value-type="float" office:value="0.0000938136860591398" calcext:value-type="float">
            <text:p>9.38E-05</text:p>
          </table:table-cell>
          <table:table-cell office:value-type="float" office:value="0.000000147323787515043" calcext:value-type="float">
            <text:p>1.47E-07</text:p>
          </table:table-cell>
          <table:table-cell office:value-type="float" office:value="0.373422608373466" calcext:value-type="float">
            <text:p>0.3734226084</text:p>
          </table:table-cell>
          <table:table-cell office:value-type="float" office:value="0.000000147323787515043" calcext:value-type="float">
            <text:p>1.47E-07</text:p>
          </table:table-cell>
          <table:table-cell office:value-type="float" office:value="0.27234645403712" calcext:value-type="float">
            <text:p>0.272346454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0.527897534819823" calcext:value-type="float">
            <text:p>0.5278975348</text:p>
          </table:table-cell>
          <table:table-cell office:value-type="float" office:value="0.141630112245962" calcext:value-type="float">
            <text:p>0.1416301122</text:p>
          </table:table-cell>
          <table:table-cell office:value-type="float" office:value="0.170080725766289" calcext:value-type="float">
            <text:p>0.1700807258</text:p>
          </table:table-cell>
          <table:table-cell office:value-type="float" office:value="0.0210859115046766" calcext:value-type="float">
            <text:p>0.0210859115</text:p>
          </table:table-cell>
          <table:table-cell table:style-name="Default" office:value-type="float" office:value="0.000112221179712552" calcext:value-type="float">
            <text:p>0.0001122212</text:p>
          </table:table-cell>
          <table:table-cell office:value-type="float" office:value="0.000000301629714743571" calcext:value-type="float">
            <text:p>3.02E-07</text:p>
          </table:table-cell>
          <table:table-cell office:value-type="float" office:value="0.277388616284887" calcext:value-type="float">
            <text:p>0.2773886163</text:p>
          </table:table-cell>
          <table:table-cell office:value-type="float" office:value="0.000000301629714743571" calcext:value-type="float">
            <text:p>3.02E-07</text:p>
          </table:table-cell>
          <table:table-cell office:value-type="float" office:value="0.207972469090021" calcext:value-type="float">
            <text:p>0.2079724691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0.567026569940257" calcext:value-type="float">
            <text:p>0.5670265699</text:p>
          </table:table-cell>
          <table:table-cell office:value-type="float" office:value="0.1245801250882" calcext:value-type="float">
            <text:p>0.1245801251</text:p>
          </table:table-cell>
          <table:table-cell office:value-type="float" office:value="0.103562691468234" calcext:value-type="float">
            <text:p>0.1035626915</text:p>
          </table:table-cell>
          <table:table-cell office:value-type="float" office:value="0.0224944116205288" calcext:value-type="float">
            <text:p>0.0224944116</text:p>
          </table:table-cell>
          <table:table-cell table:style-name="Default" office:value-type="float" office:value="0.000125950699700699" calcext:value-type="float">
            <text:p>0.0001259507</text:p>
          </table:table-cell>
          <table:table-cell office:value-type="float" office:value="0.000000216552174141482" calcext:value-type="float">
            <text:p>2.17E-07</text:p>
          </table:table-cell>
          <table:table-cell office:value-type="float" office:value="0.317542648054293" calcext:value-type="float">
            <text:p>0.3175426481</text:p>
          </table:table-cell>
          <table:table-cell office:value-type="float" office:value="0.000000216552174141482" calcext:value-type="float">
            <text:p>2.17E-07</text:p>
          </table:table-cell>
          <table:table-cell office:value-type="float" office:value="0.236208434028205" calcext:value-type="float">
            <text:p>0.236208434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0.62359496709083" calcext:value-type="float">
            <text:p>0.6235949671</text:p>
          </table:table-cell>
          <table:table-cell office:value-type="float" office:value="0.0294394067105214" calcext:value-type="float">
            <text:p>0.0294394067</text:p>
          </table:table-cell>
          <table:table-cell office:value-type="float" office:value="0.0277817954133116" calcext:value-type="float">
            <text:p>0.0277817954</text:p>
          </table:table-cell>
          <table:table-cell office:value-type="float" office:value="0.0148580349227426" calcext:value-type="float">
            <text:p>0.0148580349</text:p>
          </table:table-cell>
          <table:table-cell office:value-type="float" office:value="0.000096394162530634" calcext:value-type="float">
            <text:p>9.64E-05</text:p>
          </table:table-cell>
          <table:table-cell office:value-type="float" office:value="0.00000423278976674766" calcext:value-type="float">
            <text:p>4.23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3126273960553" calcext:value-type="float">
            <text:p>0.0243126274</text:p>
          </table:table-cell>
          <table:table-cell office:value-type="float" office:value="0.295953536592695" calcext:value-type="float">
            <text:p>0.2959535366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0.617864626751024" calcext:value-type="float">
            <text:p>0.6178646268</text:p>
          </table:table-cell>
          <table:table-cell office:value-type="float" office:value="0.0338132665532082" calcext:value-type="float">
            <text:p>0.0338132666</text:p>
          </table:table-cell>
          <table:table-cell office:value-type="float" office:value="0.0310054124175098" calcext:value-type="float">
            <text:p>0.0310054124</text:p>
          </table:table-cell>
          <table:table-cell office:value-type="float" office:value="0.0144249479393509" calcext:value-type="float">
            <text:p>0.0144249479</text:p>
          </table:table-cell>
          <table:table-cell office:value-type="float" office:value="0.000093600206034559" calcext:value-type="float">
            <text:p>9.36E-05</text:p>
          </table:table-cell>
          <table:table-cell office:value-type="float" office:value="0.00000410555009820579" calcext:value-type="float">
            <text:p>4.11E-06</text:p>
          </table:table-cell>
          <table:table-cell office:value-type="float" office:value="0.402077936060491" calcext:value-type="float">
            <text:p>0.4020779361</text:p>
          </table:table-cell>
          <table:table-cell table:style-name="Default" office:value-type="float" office:value="0.0212987181877162" calcext:value-type="float">
            <text:p>0.0212987182</text:p>
          </table:table-cell>
          <table:table-cell office:value-type="float" office:value="0.291510565194288" calcext:value-type="float">
            <text:p>0.2915105652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0.623880155934996" calcext:value-type="float">
            <text:p>0.6238801559</text:p>
          </table:table-cell>
          <table:table-cell office:value-type="float" office:value="0.032250591315541" calcext:value-type="float">
            <text:p>0.0322505913</text:p>
          </table:table-cell>
          <table:table-cell office:value-type="float" office:value="0.0268232669504585" calcext:value-type="float">
            <text:p>0.026823267</text:p>
          </table:table-cell>
          <table:table-cell office:value-type="float" office:value="0.0158856662871748" calcext:value-type="float">
            <text:p>0.0158856663</text:p>
          </table:table-cell>
          <table:table-cell table:style-name="Default" office:value-type="float" office:value="0.000100375943617223" calcext:value-type="float">
            <text:p>0.0001003759</text:p>
          </table:table-cell>
          <table:table-cell office:value-type="float" office:value="0.00000408807180698226" calcext:value-type="float">
            <text:p>4.09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5701337750002" calcext:value-type="float">
            <text:p>0.0235701338</text:p>
          </table:table-cell>
          <table:table-cell office:value-type="float" office:value="0.296757127728394" calcext:value-type="float">
            <text:p>0.2967571277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0.623304145301263" calcext:value-type="float">
            <text:p>0.6233041453</text:p>
          </table:table-cell>
          <table:table-cell office:value-type="float" office:value="0.0287906869449472" calcext:value-type="float">
            <text:p>0.0287906869</text:p>
          </table:table-cell>
          <table:table-cell office:value-type="float" office:value="0.0260694735916274" calcext:value-type="float">
            <text:p>0.0260694736</text:p>
          </table:table-cell>
          <table:table-cell office:value-type="float" office:value="0.0132373424423268" calcext:value-type="float">
            <text:p>0.0132373424</text:p>
          </table:table-cell>
          <table:table-cell office:value-type="float" office:value="0.0000895425651066997" calcext:value-type="float">
            <text:p>8.95E-05</text:p>
          </table:table-cell>
          <table:table-cell office:value-type="float" office:value="0.00000410044862555777" calcext:value-type="float">
            <text:p>4.1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7356169777289" calcext:value-type="float">
            <text:p>0.023735617</text:p>
          </table:table-cell>
          <table:table-cell office:value-type="float" office:value="0.295024798219069" calcext:value-type="float">
            <text:p>0.2950247982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0.58870216949183" calcext:value-type="float">
            <text:p>0.5887021695</text:p>
          </table:table-cell>
          <table:table-cell office:value-type="float" office:value="0.0887469890239744" calcext:value-type="float">
            <text:p>0.088746989</text:p>
          </table:table-cell>
          <table:table-cell office:value-type="float" office:value="0.0749462283272095" calcext:value-type="float">
            <text:p>0.0749462283</text:p>
          </table:table-cell>
          <table:table-cell office:value-type="float" office:value="0.0190499141044439" calcext:value-type="float">
            <text:p>0.0190499141</text:p>
          </table:table-cell>
          <table:table-cell table:style-name="Default" office:value-type="float" office:value="0.000114603195481703" calcext:value-type="float">
            <text:p>0.0001146032</text:p>
          </table:table-cell>
          <table:table-cell office:value-type="float" office:value="0.000000180934832408084" calcext:value-type="float">
            <text:p>1.81E-07</text:p>
          </table:table-cell>
          <table:table-cell office:value-type="float" office:value="0.35433819375782" calcext:value-type="float">
            <text:p>0.3543381938</text:p>
          </table:table-cell>
          <table:table-cell office:value-type="float" office:value="0.000000180934832408084" calcext:value-type="float">
            <text:p>1.81E-07</text:p>
          </table:table-cell>
          <table:table-cell office:value-type="float" office:value="0.260853184750876" calcext:value-type="float">
            <text:p>0.2608531848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0.623189608389219" calcext:value-type="float">
            <text:p>0.6231896084</text:p>
          </table:table-cell>
          <table:table-cell office:value-type="float" office:value="0.0295197718959873" calcext:value-type="float">
            <text:p>0.0295197719</text:p>
          </table:table-cell>
          <table:table-cell office:value-type="float" office:value="0.029662865539155" calcext:value-type="float">
            <text:p>0.0296628655</text:p>
          </table:table-cell>
          <table:table-cell office:value-type="float" office:value="0.0130217875100621" calcext:value-type="float">
            <text:p>0.0130217875</text:p>
          </table:table-cell>
          <table:table-cell office:value-type="float" office:value="0.0000886190989386132" calcext:value-type="float">
            <text:p>8.86E-05</text:p>
          </table:table-cell>
          <table:table-cell office:value-type="float" office:value="0.00000421470774920802" calcext:value-type="float">
            <text:p>4.21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6873846798255" calcext:value-type="float">
            <text:p>0.0256873847</text:p>
          </table:table-cell>
          <table:table-cell office:value-type="float" office:value="0.2953554489367" calcext:value-type="float">
            <text:p>0.2953554489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0.622933213190533" calcext:value-type="float">
            <text:p>0.6229332132</text:p>
          </table:table-cell>
          <table:table-cell office:value-type="float" office:value="0.0292326042473028" calcext:value-type="float">
            <text:p>0.0292326042</text:p>
          </table:table-cell>
          <table:table-cell office:value-type="float" office:value="0.0280654347838051" calcext:value-type="float">
            <text:p>0.0280654348</text:p>
          </table:table-cell>
          <table:table-cell office:value-type="float" office:value="0.0140846280019646" calcext:value-type="float">
            <text:p>0.014084628</text:p>
          </table:table-cell>
          <table:table-cell office:value-type="float" office:value="0.0000931414140779101" calcext:value-type="float">
            <text:p>9.31E-05</text:p>
          </table:table-cell>
          <table:table-cell office:value-type="float" office:value="0.00000421949159089729" calcext:value-type="float">
            <text:p>4.22E-06</text:p>
          </table:table-cell>
          <table:table-cell office:value-type="float" office:value="0.40688518719112" calcext:value-type="float">
            <text:p>0.4068851872</text:p>
          </table:table-cell>
          <table:table-cell table:style-name="Default" office:value-type="float" office:value="0.0244931044810926" calcext:value-type="float">
            <text:p>0.0244931045</text:p>
          </table:table-cell>
          <table:table-cell office:value-type="float" office:value="0.294529224905988" calcext:value-type="float">
            <text:p>0.2945292249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0.623840656875965" calcext:value-type="float">
            <text:p>0.6238406569</text:p>
          </table:table-cell>
          <table:table-cell office:value-type="float" office:value="0.0293964627053713" calcext:value-type="float">
            <text:p>0.0293964627</text:p>
          </table:table-cell>
          <table:table-cell office:value-type="float" office:value="0.0275452078253142" calcext:value-type="float">
            <text:p>0.0275452078</text:p>
          </table:table-cell>
          <table:table-cell office:value-type="float" office:value="0.015019862853736" calcext:value-type="float">
            <text:p>0.0150198629</text:p>
          </table:table-cell>
          <table:table-cell office:value-type="float" office:value="0.0000975376610175497" calcext:value-type="float">
            <text:p>9.75E-05</text:p>
          </table:table-cell>
          <table:table-cell office:value-type="float" office:value="0.00000431083956298668" calcext:value-type="float">
            <text:p>4.31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1979067541852" calcext:value-type="float">
            <text:p>0.0241979068</text:p>
          </table:table-cell>
          <table:table-cell office:value-type="float" office:value="0.295059820392036" calcext:value-type="float">
            <text:p>0.2950598204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0.555162525053909" calcext:value-type="float">
            <text:p>0.5551625251</text:p>
          </table:table-cell>
          <table:table-cell office:value-type="float" office:value="0.0981001240249156" calcext:value-type="float">
            <text:p>0.098100124</text:p>
          </table:table-cell>
          <table:table-cell office:value-type="float" office:value="0.0949519827305746" calcext:value-type="float">
            <text:p>0.0949519827</text:p>
          </table:table-cell>
          <table:table-cell office:value-type="float" office:value="0.0180459610247011" calcext:value-type="float">
            <text:p>0.018045961</text:p>
          </table:table-cell>
          <table:table-cell table:style-name="Default" office:value-type="float" office:value="0.000101934170975522" calcext:value-type="float">
            <text:p>0.0001019342</text:p>
          </table:table-cell>
          <table:table-cell office:value-type="float" office:value="0.000000241224179325529" calcext:value-type="float">
            <text:p>2.41E-07</text:p>
          </table:table-cell>
          <table:table-cell office:value-type="float" office:value="0.306865877325366" calcext:value-type="float">
            <text:p>0.3068658773</text:p>
          </table:table-cell>
          <table:table-cell office:value-type="float" office:value="0.000000241224179325529" calcext:value-type="float">
            <text:p>2.41E-07</text:p>
          </table:table-cell>
          <table:table-cell office:value-type="float" office:value="0.227026674936771" calcext:value-type="float">
            <text:p>0.2270266749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0.622626793182917" calcext:value-type="float">
            <text:p>0.6226267932</text:p>
          </table:table-cell>
          <table:table-cell office:value-type="float" office:value="0.0299275663670821" calcext:value-type="float">
            <text:p>0.0299275664</text:p>
          </table:table-cell>
          <table:table-cell office:value-type="float" office:value="0.0256252757217097" calcext:value-type="float">
            <text:p>0.0256252757</text:p>
          </table:table-cell>
          <table:table-cell office:value-type="float" office:value="0.0144157659166064" calcext:value-type="float">
            <text:p>0.0144157659</text:p>
          </table:table-cell>
          <table:table-cell office:value-type="float" office:value="0.0000946577185202059" calcext:value-type="float">
            <text:p>9.47E-05</text:p>
          </table:table-cell>
          <table:table-cell office:value-type="float" office:value="0.00000406381818249144" calcext:value-type="float">
            <text:p>4.06E-06</text:p>
          </table:table-cell>
          <table:table-cell office:value-type="float" office:value="0.407226390762351" calcext:value-type="float">
            <text:p>0.4072263908</text:p>
          </table:table-cell>
          <table:table-cell table:style-name="Default" office:value-type="float" office:value="0.0233216764565133" calcext:value-type="float">
            <text:p>0.0233216765</text:p>
          </table:table-cell>
          <table:table-cell office:value-type="float" office:value="0.294903257236483" calcext:value-type="float">
            <text:p>0.2949032572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0.36192574543145" calcext:value-type="float">
            <text:p>0.3619257454</text:p>
          </table:table-cell>
          <table:table-cell office:value-type="float" office:value="0.0884254046701668" calcext:value-type="float">
            <text:p>0.0884254047</text:p>
          </table:table-cell>
          <table:table-cell office:value-type="float" office:value="0.0796239616934542" calcext:value-type="float">
            <text:p>0.0796239617</text:p>
          </table:table-cell>
          <table:table-cell office:value-type="float" office:value="0.0117561917939838" calcext:value-type="float">
            <text:p>0.0117561918</text:p>
          </table:table-cell>
          <table:table-cell office:value-type="float" office:value="0.0000624761100023507" calcext:value-type="float">
            <text:p>6.25E-05</text:p>
          </table:table-cell>
          <table:table-cell office:value-type="float" office:value="0.000000133042215852643" calcext:value-type="float">
            <text:p>1.33E-07</text:p>
          </table:table-cell>
          <table:table-cell office:value-type="float" office:value="0.174005108481843" calcext:value-type="float">
            <text:p>0.1740051085</text:p>
          </table:table-cell>
          <table:table-cell office:value-type="float" office:value="0.000000133042215852643" calcext:value-type="float">
            <text:p>1.33E-07</text:p>
          </table:table-cell>
          <table:table-cell office:value-type="float" office:value="0.128966678853277" calcext:value-type="float">
            <text:p>0.1289666789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0.604946452402925" calcext:value-type="float">
            <text:p>0.6049464524</text:p>
          </table:table-cell>
          <table:table-cell office:value-type="float" office:value="0.0901890257861878" calcext:value-type="float">
            <text:p>0.0901890258</text:p>
          </table:table-cell>
          <table:table-cell office:value-type="float" office:value="0.0894202025004268" calcext:value-type="float">
            <text:p>0.0894202025</text:p>
          </table:table-cell>
          <table:table-cell office:value-type="float" office:value="0.0187100036504582" calcext:value-type="float">
            <text:p>0.0187100037</text:p>
          </table:table-cell>
          <table:table-cell table:style-name="Default" office:value-type="float" office:value="0.000107924638856814" calcext:value-type="float">
            <text:p>0.0001079246</text:p>
          </table:table-cell>
          <table:table-cell office:value-type="float" office:value="0.00000021550425721305" calcext:value-type="float">
            <text:p>2.16E-07</text:p>
          </table:table-cell>
          <table:table-cell office:value-type="float" office:value="0.388730126323017" calcext:value-type="float">
            <text:p>0.3887301263</text:p>
          </table:table-cell>
          <table:table-cell office:value-type="float" office:value="0.00000021550425721305" calcext:value-type="float">
            <text:p>2.16E-07</text:p>
          </table:table-cell>
          <table:table-cell office:value-type="float" office:value="0.285958056611215" calcext:value-type="float">
            <text:p>0.2859580566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0.62341367150577" calcext:value-type="float">
            <text:p>0.6234136715</text:p>
          </table:table-cell>
          <table:table-cell office:value-type="float" office:value="0.0399753235411552" calcext:value-type="float">
            <text:p>0.0399753235</text:p>
          </table:table-cell>
          <table:table-cell office:value-type="float" office:value="0.0370229128256705" calcext:value-type="float">
            <text:p>0.0370229128</text:p>
          </table:table-cell>
          <table:table-cell office:value-type="float" office:value="0.0143134357911736" calcext:value-type="float">
            <text:p>0.0143134358</text:p>
          </table:table-cell>
          <table:table-cell office:value-type="float" office:value="0.0000927089725506535" calcext:value-type="float">
            <text:p>9.27E-05</text:p>
          </table:table-cell>
          <table:table-cell office:value-type="float" office:value="0.0000042039508319971" calcext:value-type="float">
            <text:p>4.20E-06</text:p>
          </table:table-cell>
          <table:table-cell office:value-type="float" office:value="0.407567308687913" calcext:value-type="float">
            <text:p>0.4075673087</text:p>
          </table:table-cell>
          <table:table-cell table:style-name="Default" office:value-type="float" office:value="0.0187724342406053" calcext:value-type="float">
            <text:p>0.0187724342</text:p>
          </table:table-cell>
          <table:table-cell office:value-type="float" office:value="0.296173493411389" calcext:value-type="float">
            <text:p>0.2961734934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0.514285825726044" calcext:value-type="float">
            <text:p>0.5142858257</text:p>
          </table:table-cell>
          <table:table-cell office:value-type="float" office:value="0.0903489986254791" calcext:value-type="float">
            <text:p>0.0903489986</text:p>
          </table:table-cell>
          <table:table-cell office:value-type="float" office:value="0.0907271426235336" calcext:value-type="float">
            <text:p>0.0907271426</text:p>
          </table:table-cell>
          <table:table-cell office:value-type="float" office:value="0.0127059393199478" calcext:value-type="float">
            <text:p>0.0127059393</text:p>
          </table:table-cell>
          <table:table-cell office:value-type="float" office:value="0.0000699316923611763" calcext:value-type="float">
            <text:p>6.99E-05</text:p>
          </table:table-cell>
          <table:table-cell office:value-type="float" office:value="0.000000192606929586829" calcext:value-type="float">
            <text:p>1.93E-07</text:p>
          </table:table-cell>
          <table:table-cell office:value-type="float" office:value="0.272845092395748" calcext:value-type="float">
            <text:p>0.2728450924</text:p>
          </table:table-cell>
          <table:table-cell office:value-type="float" office:value="0.000000192606929586829" calcext:value-type="float">
            <text:p>1.93E-07</text:p>
          </table:table-cell>
          <table:table-cell office:value-type="float" office:value="0.201586191356359" calcext:value-type="float">
            <text:p>0.2015861914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0.56289842737687" calcext:value-type="float">
            <text:p>0.5628984274</text:p>
          </table:table-cell>
          <table:table-cell office:value-type="float" office:value="0.0896248163601834" calcext:value-type="float">
            <text:p>0.0896248164</text:p>
          </table:table-cell>
          <table:table-cell office:value-type="float" office:value="0.0904820468707706" calcext:value-type="float">
            <text:p>0.0904820469</text:p>
          </table:table-cell>
          <table:table-cell office:value-type="float" office:value="0.0148107304744609" calcext:value-type="float">
            <text:p>0.0148107305</text:p>
          </table:table-cell>
          <table:table-cell office:value-type="float" office:value="0.0000832582882828136" calcext:value-type="float">
            <text:p>8.33E-05</text:p>
          </table:table-cell>
          <table:table-cell office:value-type="float" office:value="0.000000208326120888681" calcext:value-type="float">
            <text:p>2.08E-07</text:p>
          </table:table-cell>
          <table:table-cell office:value-type="float" office:value="0.315788255358273" calcext:value-type="float">
            <text:p>0.3157882554</text:p>
          </table:table-cell>
          <table:table-cell office:value-type="float" office:value="0.000000208326120888681" calcext:value-type="float">
            <text:p>2.08E-07</text:p>
          </table:table-cell>
          <table:table-cell office:value-type="float" office:value="0.232963246194436" calcext:value-type="float">
            <text:p>0.2329632462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0.610225104068488" calcext:value-type="float">
            <text:p>0.6102251041</text:p>
          </table:table-cell>
          <table:table-cell office:value-type="float" office:value="0.161676303209236" calcext:value-type="float">
            <text:p>0.1616763032</text:p>
          </table:table-cell>
          <table:table-cell office:value-type="float" office:value="0.161292660643055" calcext:value-type="float">
            <text:p>0.1612926606</text:p>
          </table:table-cell>
          <table:table-cell office:value-type="float" office:value="0.0245622432425134" calcext:value-type="float">
            <text:p>0.0245622432</text:p>
          </table:table-cell>
          <table:table-cell table:style-name="Default" office:value-type="float" office:value="0.000145921645144808" calcext:value-type="float">
            <text:p>0.0001459216</text:p>
          </table:table-cell>
          <table:table-cell office:value-type="float" office:value="0.00000020957644443422" calcext:value-type="float">
            <text:p>2.10E-07</text:p>
          </table:table-cell>
          <table:table-cell office:value-type="float" office:value="0.385861230093005" calcext:value-type="float">
            <text:p>0.3858612301</text:p>
          </table:table-cell>
          <table:table-cell office:value-type="float" office:value="0.00000020957644443422" calcext:value-type="float">
            <text:p>2.10E-07</text:p>
          </table:table-cell>
          <table:table-cell office:value-type="float" office:value="0.28156577541315" calcext:value-type="float">
            <text:p>0.2815657754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0.283604349183839" calcext:value-type="float">
            <text:p>0.2836043492</text:p>
          </table:table-cell>
          <table:table-cell office:value-type="float" office:value="0.0883412501717818" calcext:value-type="float">
            <text:p>0.0883412502</text:p>
          </table:table-cell>
          <table:table-cell office:value-type="float" office:value="0.0762285327292869" calcext:value-type="float">
            <text:p>0.0762285327</text:p>
          </table:table-cell>
          <table:table-cell office:value-type="float" office:value="0.0115225779317105" calcext:value-type="float">
            <text:p>0.0115225779</text:p>
          </table:table-cell>
          <table:table-cell office:value-type="float" office:value="0.0000649196085337205" calcext:value-type="float">
            <text:p>6.49E-05</text:p>
          </table:table-cell>
          <table:table-cell office:value-type="float" office:value="0.000000122458738089798" calcext:value-type="float">
            <text:p>1.22E-07</text:p>
          </table:table-cell>
          <table:table-cell office:value-type="float" office:value="0.131233464566864" calcext:value-type="float">
            <text:p>0.1312334646</text:p>
          </table:table-cell>
          <table:table-cell office:value-type="float" office:value="0.000000122458738089798" calcext:value-type="float">
            <text:p>1.22E-07</text:p>
          </table:table-cell>
          <table:table-cell office:value-type="float" office:value="0.098480114113799" calcext:value-type="float">
            <text:p>0.0984801141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0.623169248643976" calcext:value-type="float">
            <text:p>0.6231692486</text:p>
          </table:table-cell>
          <table:table-cell office:value-type="float" office:value="0.0290030302505354" calcext:value-type="float">
            <text:p>0.0290030303</text:p>
          </table:table-cell>
          <table:table-cell office:value-type="float" office:value="0.0275797408599288" calcext:value-type="float">
            <text:p>0.0275797409</text:p>
          </table:table-cell>
          <table:table-cell office:value-type="float" office:value="0.0133920371166418" calcext:value-type="float">
            <text:p>0.0133920371</text:p>
          </table:table-cell>
          <table:table-cell office:value-type="float" office:value="0.000090423511997262" calcext:value-type="float">
            <text:p>9.04E-05</text:p>
          </table:table-cell>
          <table:table-cell office:value-type="float" office:value="0.00000416452080100442" calcext:value-type="float">
            <text:p>4.16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2633585510747" calcext:value-type="float">
            <text:p>0.0242633586</text:p>
          </table:table-cell>
          <table:table-cell office:value-type="float" office:value="0.294666976218769" calcext:value-type="float">
            <text:p>0.2946669762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0.60521569481485" calcext:value-type="float">
            <text:p>0.6052156948</text:p>
          </table:table-cell>
          <table:table-cell office:value-type="float" office:value="0.0338891416932766" calcext:value-type="float">
            <text:p>0.0338891417</text:p>
          </table:table-cell>
          <table:table-cell office:value-type="float" office:value="0.033897643864455" calcext:value-type="float">
            <text:p>0.0338976439</text:p>
          </table:table-cell>
          <table:table-cell office:value-type="float" office:value="0.0148863549319938" calcext:value-type="float">
            <text:p>0.0148863549</text:p>
          </table:table-cell>
          <table:table-cell office:value-type="float" office:value="0.0000958897582793935" calcext:value-type="float">
            <text:p>9.59E-05</text:p>
          </table:table-cell>
          <table:table-cell office:value-type="float" office:value="0.00000428470390069516" calcext:value-type="float">
            <text:p>4.28E-06</text:p>
          </table:table-cell>
          <table:table-cell office:value-type="float" office:value="0.394053013917893" calcext:value-type="float">
            <text:p>0.3940530139</text:p>
          </table:table-cell>
          <table:table-cell table:style-name="Default" office:value-type="float" office:value="0.0227639238876977" calcext:value-type="float">
            <text:p>0.0227639239</text:p>
          </table:table-cell>
          <table:table-cell office:value-type="float" office:value="0.285882781126722" calcext:value-type="float">
            <text:p>0.2858827811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0.566173260651224" calcext:value-type="float">
            <text:p>0.5661732607</text:p>
          </table:table-cell>
          <table:table-cell office:value-type="float" office:value="0.0897992645262025" calcext:value-type="float">
            <text:p>0.0897992645</text:p>
          </table:table-cell>
          <table:table-cell office:value-type="float" office:value="0.0895388126049959" calcext:value-type="float">
            <text:p>0.0895388126</text:p>
          </table:table-cell>
          <table:table-cell office:value-type="float" office:value="0.0129320438713383" calcext:value-type="float">
            <text:p>0.0129320439</text:p>
          </table:table-cell>
          <table:table-cell office:value-type="float" office:value="0.0000764577792036587" calcext:value-type="float">
            <text:p>7.65E-05</text:p>
          </table:table-cell>
          <table:table-cell office:value-type="float" office:value="0.000000178732540277786" calcext:value-type="float">
            <text:p>1.79E-07</text:p>
          </table:table-cell>
          <table:table-cell office:value-type="float" office:value="0.319287401011133" calcext:value-type="float">
            <text:p>0.319287401</text:p>
          </table:table-cell>
          <table:table-cell office:value-type="float" office:value="0.000000178732540277786" calcext:value-type="float">
            <text:p>1.79E-07</text:p>
          </table:table-cell>
          <table:table-cell office:value-type="float" office:value="0.234852745170538" calcext:value-type="float">
            <text:p>0.2348527452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0.146850830764056" calcext:value-type="float">
            <text:p>0.1468508308</text:p>
          </table:table-cell>
          <table:table-cell office:value-type="float" office:value="0.0897743731210567" calcext:value-type="float">
            <text:p>0.0897743731</text:p>
          </table:table-cell>
          <table:table-cell office:value-type="float" office:value="0.0855225030987209" calcext:value-type="float">
            <text:p>0.0855225031</text:p>
          </table:table-cell>
          <table:table-cell office:value-type="float" office:value="0.00962827033764735" calcext:value-type="float">
            <text:p>0.0096282703</text:p>
          </table:table-cell>
          <table:table-cell office:value-type="float" office:value="0.0000365880175659535" calcext:value-type="float">
            <text:p>3.66E-05</text:p>
          </table:table-cell>
          <table:table-cell office:value-type="float" office:value="0.00000014710642412816" calcext:value-type="float">
            <text:p>1.47E-07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0000014710642412816" calcext:value-type="float">
            <text:p>1.47E-07</text:p>
          </table:table-cell>
          <table:table-cell office:value-type="float" office:value="0.0565297178668795" calcext:value-type="float">
            <text:p>0.0565297179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0.488511458962814" calcext:value-type="float">
            <text:p>0.488511459</text:p>
          </table:table-cell>
          <table:table-cell office:value-type="float" office:value="0.155486122436979" calcext:value-type="float">
            <text:p>0.1554861224</text:p>
          </table:table-cell>
          <table:table-cell office:value-type="float" office:value="0.131050637329587" calcext:value-type="float">
            <text:p>0.1310506373</text:p>
          </table:table-cell>
          <table:table-cell office:value-type="float" office:value="0.0219217687220132" calcext:value-type="float">
            <text:p>0.0219217687</text:p>
          </table:table-cell>
          <table:table-cell table:style-name="Default" office:value-type="float" office:value="0.000121253101652283" calcext:value-type="float">
            <text:p>0.0001212531</text:p>
          </table:table-cell>
          <table:table-cell office:value-type="float" office:value="0.00000235744084418258" calcext:value-type="float">
            <text:p>2.36E-06</text:p>
          </table:table-cell>
          <table:table-cell office:value-type="float" office:value="0.323608130649126" calcext:value-type="float">
            <text:p>0.3236081306</text:p>
          </table:table-cell>
          <table:table-cell table:style-name="Default" office:value-type="float" office:value="0.00997547503391364" calcext:value-type="float">
            <text:p>0.009975475</text:p>
          </table:table-cell>
          <table:table-cell office:value-type="float" office:value="0.238368336721238" calcext:value-type="float">
            <text:p>0.2383683367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0.613085838096611" calcext:value-type="float">
            <text:p>0.6130858381</text:p>
          </table:table-cell>
          <table:table-cell office:value-type="float" office:value="0.0400428137285231" calcext:value-type="float">
            <text:p>0.0400428137</text:p>
          </table:table-cell>
          <table:table-cell office:value-type="float" office:value="0.0388710603872049" calcext:value-type="float">
            <text:p>0.0388710604</text:p>
          </table:table-cell>
          <table:table-cell office:value-type="float" office:value="0.0144436779144181" calcext:value-type="float">
            <text:p>0.0144436779</text:p>
          </table:table-cell>
          <table:table-cell office:value-type="float" office:value="0.0000932251278259925" calcext:value-type="float">
            <text:p>9.32E-05</text:p>
          </table:table-cell>
          <table:table-cell office:value-type="float" office:value="0.00000425859740400661" calcext:value-type="float">
            <text:p>4.26E-06</text:p>
          </table:table-cell>
          <table:table-cell office:value-type="float" office:value="0.389800518784214" calcext:value-type="float">
            <text:p>0.3898005188</text:p>
          </table:table-cell>
          <table:table-cell table:style-name="Default" office:value-type="float" office:value="0.0193840944593407" calcext:value-type="float">
            <text:p>0.0193840945</text:p>
          </table:table-cell>
          <table:table-cell office:value-type="float" office:value="0.282372087927093" calcext:value-type="float">
            <text:p>0.2823720879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0.188355437777709" calcext:value-type="float">
            <text:p>0.1883554378</text:p>
          </table:table-cell>
          <table:table-cell office:value-type="float" office:value="0.0900273664420163" calcext:value-type="float">
            <text:p>0.0900273664</text:p>
          </table:table-cell>
          <table:table-cell office:value-type="float" office:value="0.0876349115360637" calcext:value-type="float">
            <text:p>0.0876349115</text:p>
          </table:table-cell>
          <table:table-cell office:value-type="float" office:value="0.00952250169600941" calcext:value-type="float">
            <text:p>0.0095225017</text:p>
          </table:table-cell>
          <table:table-cell office:value-type="float" office:value="0.0000377653450278178" calcext:value-type="float">
            <text:p>3.78E-05</text:p>
          </table:table-cell>
          <table:table-cell office:value-type="float" office:value="0.000000159769021054298" calcext:value-type="float">
            <text:p>1.60E-07</text:p>
          </table:table-cell>
          <table:table-cell office:value-type="float" office:value="0.0866025403784439" calcext:value-type="float">
            <text:p>0.0866025404</text:p>
          </table:table-cell>
          <table:table-cell office:value-type="float" office:value="0.000000159769021054298" calcext:value-type="float">
            <text:p>1.60E-07</text:p>
          </table:table-cell>
          <table:table-cell office:value-type="float" office:value="0.070620294198644" calcext:value-type="float">
            <text:p>0.0706202942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0.461025150771058" calcext:value-type="float">
            <text:p>0.4610251508</text:p>
          </table:table-cell>
          <table:table-cell office:value-type="float" office:value="0.0938284955204304" calcext:value-type="float">
            <text:p>0.0938284955</text:p>
          </table:table-cell>
          <table:table-cell office:value-type="float" office:value="0.09288245360679" calcext:value-type="float">
            <text:p>0.0928824536</text:p>
          </table:table-cell>
          <table:table-cell office:value-type="float" office:value="0.0141246530064478" calcext:value-type="float">
            <text:p>0.014124653</text:p>
          </table:table-cell>
          <table:table-cell office:value-type="float" office:value="0.000073239007515345" calcext:value-type="float">
            <text:p>7.32E-05</text:p>
          </table:table-cell>
          <table:table-cell office:value-type="float" office:value="0.000000215960734364022" calcext:value-type="float">
            <text:p>2.16E-07</text:p>
          </table:table-cell>
          <table:table-cell office:value-type="float" office:value="0.23392781412697" calcext:value-type="float">
            <text:p>0.2339278141</text:p>
          </table:table-cell>
          <table:table-cell office:value-type="float" office:value="0.000000215960734364022" calcext:value-type="float">
            <text:p>2.16E-07</text:p>
          </table:table-cell>
          <table:table-cell office:value-type="float" office:value="0.17397090696581" calcext:value-type="float">
            <text:p>0.173970907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0.623291784776831" calcext:value-type="float">
            <text:p>0.6232917848</text:p>
          </table:table-cell>
          <table:table-cell office:value-type="float" office:value="0.0288970238440671" calcext:value-type="float">
            <text:p>0.0288970238</text:p>
          </table:table-cell>
          <table:table-cell office:value-type="float" office:value="0.0269390498005133" calcext:value-type="float">
            <text:p>0.0269390498</text:p>
          </table:table-cell>
          <table:table-cell office:value-type="float" office:value="0.0131746357970166" calcext:value-type="float">
            <text:p>0.0131746358</text:p>
          </table:table-cell>
          <table:table-cell office:value-type="float" office:value="0.0000893125730399651" calcext:value-type="float">
            <text:p>8.93E-05</text:p>
          </table:table-cell>
          <table:table-cell office:value-type="float" office:value="0.00000411557895122908" calcext:value-type="float">
            <text:p>4.12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0724010672912" calcext:value-type="float">
            <text:p>0.0240724011</text:p>
          </table:table-cell>
          <table:table-cell office:value-type="float" office:value="0.294967451202395" calcext:value-type="float">
            <text:p>0.2949674512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0.603566414156248" calcext:value-type="float">
            <text:p>0.6035664142</text:p>
          </table:table-cell>
          <table:table-cell office:value-type="float" office:value="0.0886769144393541" calcext:value-type="float">
            <text:p>0.0886769144</text:p>
          </table:table-cell>
          <table:table-cell office:value-type="float" office:value="0.0802303997017455" calcext:value-type="float">
            <text:p>0.0802303997</text:p>
          </table:table-cell>
          <table:table-cell office:value-type="float" office:value="0.0152517801377285" calcext:value-type="float">
            <text:p>0.0152517801</text:p>
          </table:table-cell>
          <table:table-cell office:value-type="float" office:value="0.000091722208090434" calcext:value-type="float">
            <text:p>9.17E-05</text:p>
          </table:table-cell>
          <table:table-cell office:value-type="float" office:value="0.000000149956978191495" calcext:value-type="float">
            <text:p>1.50E-07</text:p>
          </table:table-cell>
          <table:table-cell office:value-type="float" office:value="0.366287682930596" calcext:value-type="float">
            <text:p>0.3662876829</text:p>
          </table:table-cell>
          <table:table-cell office:value-type="float" office:value="0.000000149956978191495" calcext:value-type="float">
            <text:p>1.50E-07</text:p>
          </table:table-cell>
          <table:table-cell office:value-type="float" office:value="0.267635462508934" calcext:value-type="float">
            <text:p>0.2676354625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0.599680589839596" calcext:value-type="float">
            <text:p>0.5996805898</text:p>
          </table:table-cell>
          <table:table-cell office:value-type="float" office:value="0.0881923396327538" calcext:value-type="float">
            <text:p>0.0881923396</text:p>
          </table:table-cell>
          <table:table-cell office:value-type="float" office:value="0.0761442321736328" calcext:value-type="float">
            <text:p>0.0761442322</text:p>
          </table:table-cell>
          <table:table-cell office:value-type="float" office:value="0.0155306355610799" calcext:value-type="float">
            <text:p>0.0155306356</text:p>
          </table:table-cell>
          <table:table-cell office:value-type="float" office:value="0.0000971390617203556" calcext:value-type="float">
            <text:p>9.71E-05</text:p>
          </table:table-cell>
          <table:table-cell office:value-type="float" office:value="0.00000014031274322814" calcext:value-type="float">
            <text:p>1.40E-07</text:p>
          </table:table-cell>
          <table:table-cell office:value-type="float" office:value="0.360169713082903" calcext:value-type="float">
            <text:p>0.3601697131</text:p>
          </table:table-cell>
          <table:table-cell office:value-type="float" office:value="0.00000014031274322814" calcext:value-type="float">
            <text:p>1.40E-07</text:p>
          </table:table-cell>
          <table:table-cell office:value-type="float" office:value="0.262701734225348" calcext:value-type="float">
            <text:p>0.2627017342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0.612640747245546" calcext:value-type="float">
            <text:p>0.6126407472</text:p>
          </table:table-cell>
          <table:table-cell office:value-type="float" office:value="0.0290311324180564" calcext:value-type="float">
            <text:p>0.0290311324</text:p>
          </table:table-cell>
          <table:table-cell office:value-type="float" office:value="0.0269151696805041" calcext:value-type="float">
            <text:p>0.0269151697</text:p>
          </table:table-cell>
          <table:table-cell office:value-type="float" office:value="0.0136572493007611" calcext:value-type="float">
            <text:p>0.0136572493</text:p>
          </table:table-cell>
          <table:table-cell office:value-type="float" office:value="0.000091045212096446" calcext:value-type="float">
            <text:p>9.10E-05</text:p>
          </table:table-cell>
          <table:table-cell office:value-type="float" office:value="0.0000041082093824168" calcext:value-type="float">
            <text:p>4.11E-06</text:p>
          </table:table-cell>
          <table:table-cell office:value-type="float" office:value="0.404145188432735" calcext:value-type="float">
            <text:p>0.4041451884</text:p>
          </table:table-cell>
          <table:table-cell table:style-name="Default" office:value-type="float" office:value="0.0239733383542179" calcext:value-type="float">
            <text:p>0.0239733384</text:p>
          </table:table-cell>
          <table:table-cell office:value-type="float" office:value="0.292112626224326" calcext:value-type="float">
            <text:p>0.2921126262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0.550132367478481" calcext:value-type="float">
            <text:p>0.5501323675</text:p>
          </table:table-cell>
          <table:table-cell office:value-type="float" office:value="0.0894650748923945" calcext:value-type="float">
            <text:p>0.0894650749</text:p>
          </table:table-cell>
          <table:table-cell office:value-type="float" office:value="0.0857014381882265" calcext:value-type="float">
            <text:p>0.0857014382</text:p>
          </table:table-cell>
          <table:table-cell office:value-type="float" office:value="0.0153289297597644" calcext:value-type="float">
            <text:p>0.0153289298</text:p>
          </table:table-cell>
          <table:table-cell office:value-type="float" office:value="0.0000824435419617257" calcext:value-type="float">
            <text:p>8.24E-05</text:p>
          </table:table-cell>
          <table:table-cell office:value-type="float" office:value="0.000000162034397273287" calcext:value-type="float">
            <text:p>1.62E-07</text:p>
          </table:table-cell>
          <table:table-cell office:value-type="float" office:value="0.302305952453617" calcext:value-type="float">
            <text:p>0.3023059525</text:p>
          </table:table-cell>
          <table:table-cell office:value-type="float" office:value="0.000000162034397273287" calcext:value-type="float">
            <text:p>1.62E-07</text:p>
          </table:table-cell>
          <table:table-cell office:value-type="float" office:value="0.220634022794101" calcext:value-type="float">
            <text:p>0.2206340228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0.505978163218142" calcext:value-type="float">
            <text:p>0.5059781632</text:p>
          </table:table-cell>
          <table:table-cell office:value-type="float" office:value="0.0907728874792486" calcext:value-type="float">
            <text:p>0.0907728875</text:p>
          </table:table-cell>
          <table:table-cell office:value-type="float" office:value="0.0704384402069407" calcext:value-type="float">
            <text:p>0.0704384402</text:p>
          </table:table-cell>
          <table:table-cell office:value-type="float" office:value="0.0152535381711891" calcext:value-type="float">
            <text:p>0.0152535382</text:p>
          </table:table-cell>
          <table:table-cell table:style-name="Default" office:value-type="float" office:value="0.000100863068190336" calcext:value-type="float">
            <text:p>0.0001008631</text:p>
          </table:table-cell>
          <table:table-cell office:value-type="float" office:value="0.000000135991013588246" calcext:value-type="float">
            <text:p>1.36E-07</text:p>
          </table:table-cell>
          <table:table-cell office:value-type="float" office:value="0.272845092395748" calcext:value-type="float">
            <text:p>0.2728450924</text:p>
          </table:table-cell>
          <table:table-cell office:value-type="float" office:value="0.000000135991013588246" calcext:value-type="float">
            <text:p>1.36E-07</text:p>
          </table:table-cell>
          <table:table-cell office:value-type="float" office:value="0.199406440944626" calcext:value-type="float">
            <text:p>0.1994064409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0.414676878653945" calcext:value-type="float">
            <text:p>0.4146768787</text:p>
          </table:table-cell>
          <table:table-cell office:value-type="float" office:value="0.0396165326129781" calcext:value-type="float">
            <text:p>0.0396165326</text:p>
          </table:table-cell>
          <table:table-cell office:value-type="float" office:value="0.0360216111018444" calcext:value-type="float">
            <text:p>0.0360216111</text:p>
          </table:table-cell>
          <table:table-cell office:value-type="float" office:value="0.00975589450870732" calcext:value-type="float">
            <text:p>0.0097558945</text:p>
          </table:table-cell>
          <table:table-cell office:value-type="float" office:value="0.000059528413139568" calcext:value-type="float">
            <text:p>5.95E-05</text:p>
          </table:table-cell>
          <table:table-cell office:value-type="float" office:value="0.00000426128210374774" calcext:value-type="float">
            <text:p>4.26E-06</text:p>
          </table:table-cell>
          <table:table-cell office:value-type="float" office:value="0.224845626053867" calcext:value-type="float">
            <text:p>0.2248456261</text:p>
          </table:table-cell>
          <table:table-cell table:style-name="Default" office:value-type="float" office:value="0.0185681578386145" calcext:value-type="float">
            <text:p>0.0185681578</text:p>
          </table:table-cell>
          <table:table-cell office:value-type="float" office:value="0.160896658432521" calcext:value-type="float">
            <text:p>0.1608966584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0.623548106024654" calcext:value-type="float">
            <text:p>0.623548106</text:p>
          </table:table-cell>
          <table:table-cell office:value-type="float" office:value="0.0297205999151283" calcext:value-type="float">
            <text:p>0.0297205999</text:p>
          </table:table-cell>
          <table:table-cell office:value-type="float" office:value="0.0254522431806982" calcext:value-type="float">
            <text:p>0.0254522432</text:p>
          </table:table-cell>
          <table:table-cell office:value-type="float" office:value="0.0136524840777039" calcext:value-type="float">
            <text:p>0.0136524841</text:p>
          </table:table-cell>
          <table:table-cell office:value-type="float" office:value="0.000091400246069007" calcext:value-type="float">
            <text:p>9.14E-05</text:p>
          </table:table-cell>
          <table:table-cell office:value-type="float" office:value="0.0000040442301792881" calcext:value-type="float">
            <text:p>4.04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4319310235165" calcext:value-type="float">
            <text:p>0.023431931</text:p>
          </table:table-cell>
          <table:table-cell office:value-type="float" office:value="0.295111880519226" calcext:value-type="float">
            <text:p>0.2951118805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0.591742411262242" calcext:value-type="float">
            <text:p>0.5917424113</text:p>
          </table:table-cell>
          <table:table-cell office:value-type="float" office:value="0.0897035280840333" calcext:value-type="float">
            <text:p>0.0897035281</text:p>
          </table:table-cell>
          <table:table-cell office:value-type="float" office:value="0.0845210912385724" calcext:value-type="float">
            <text:p>0.0845210912</text:p>
          </table:table-cell>
          <table:table-cell office:value-type="float" office:value="0.014988577713225" calcext:value-type="float">
            <text:p>0.0149885777</text:p>
          </table:table-cell>
          <table:table-cell office:value-type="float" office:value="0.0000856574379999269" calcext:value-type="float">
            <text:p>8.57E-05</text:p>
          </table:table-cell>
          <table:table-cell office:value-type="float" office:value="0.000000155193693374115" calcext:value-type="float">
            <text:p>1.55E-07</text:p>
          </table:table-cell>
          <table:table-cell office:value-type="float" office:value="0.349205447329281" calcext:value-type="float">
            <text:p>0.3492054473</text:p>
          </table:table-cell>
          <table:table-cell office:value-type="float" office:value="0.000000155193693374115" calcext:value-type="float">
            <text:p>1.55E-07</text:p>
          </table:table-cell>
          <table:table-cell office:value-type="float" office:value="0.255090796181986" calcext:value-type="float">
            <text:p>0.2550907962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0.623439637517405" calcext:value-type="float">
            <text:p>0.6234396375</text:p>
          </table:table-cell>
          <table:table-cell office:value-type="float" office:value="0.0288766611176715" calcext:value-type="float">
            <text:p>0.0288766611</text:p>
          </table:table-cell>
          <table:table-cell office:value-type="float" office:value="0.0270422235656364" calcext:value-type="float">
            <text:p>0.0270422236</text:p>
          </table:table-cell>
          <table:table-cell office:value-type="float" office:value="0.0129326374821227" calcext:value-type="float">
            <text:p>0.0129326375</text:p>
          </table:table-cell>
          <table:table-cell office:value-type="float" office:value="0.0000879726227534234" calcext:value-type="float">
            <text:p>8.80E-05</text:p>
          </table:table-cell>
          <table:table-cell office:value-type="float" office:value="0.0000041077024800006" calcext:value-type="float">
            <text:p>4.11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0773464858594" calcext:value-type="float">
            <text:p>0.0240773465</text:p>
          </table:table-cell>
          <table:table-cell office:value-type="float" office:value="0.2952465527461" calcext:value-type="float">
            <text:p>0.2952465527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0.57463002457482" calcext:value-type="float">
            <text:p>0.5746300246</text:p>
          </table:table-cell>
          <table:table-cell office:value-type="float" office:value="0.0399590642208946" calcext:value-type="float">
            <text:p>0.0399590642</text:p>
          </table:table-cell>
          <table:table-cell office:value-type="float" office:value="0.0383970588586636" calcext:value-type="float">
            <text:p>0.0383970589</text:p>
          </table:table-cell>
          <table:table-cell office:value-type="float" office:value="0.0124335085614634" calcext:value-type="float">
            <text:p>0.0124335086</text:p>
          </table:table-cell>
          <table:table-cell office:value-type="float" office:value="0.0000852310214509389" calcext:value-type="float">
            <text:p>8.52E-05</text:p>
          </table:table-cell>
          <table:table-cell office:value-type="float" office:value="0.00000178238250906675" calcext:value-type="float">
            <text:p>1.78E-06</text:p>
          </table:table-cell>
          <table:table-cell office:value-type="float" office:value="0.346008991533777" calcext:value-type="float">
            <text:p>0.3460089915</text:p>
          </table:table-cell>
          <table:table-cell table:style-name="Default" office:value-type="float" office:value="0.016358697549387" calcext:value-type="float">
            <text:p>0.0163586975</text:p>
          </table:table-cell>
          <table:table-cell office:value-type="float" office:value="0.250153538901794" calcext:value-type="float">
            <text:p>0.2501535389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0.597278805071573" calcext:value-type="float">
            <text:p>0.5972788051</text:p>
          </table:table-cell>
          <table:table-cell office:value-type="float" office:value="0.0890191717270973" calcext:value-type="float">
            <text:p>0.0890191717</text:p>
          </table:table-cell>
          <table:table-cell office:value-type="float" office:value="0.0813068138446264" calcext:value-type="float">
            <text:p>0.0813068138</text:p>
          </table:table-cell>
          <table:table-cell office:value-type="float" office:value="0.015109861696707" calcext:value-type="float">
            <text:p>0.0151098617</text:p>
          </table:table-cell>
          <table:table-cell office:value-type="float" office:value="0.0000889777285651899" calcext:value-type="float">
            <text:p>8.90E-05</text:p>
          </table:table-cell>
          <table:table-cell office:value-type="float" office:value="0.000000155179657537696" calcext:value-type="float">
            <text:p>1.55E-07</text:p>
          </table:table-cell>
          <table:table-cell office:value-type="float" office:value="0.356682242650543" calcext:value-type="float">
            <text:p>0.3566822427</text:p>
          </table:table-cell>
          <table:table-cell office:value-type="float" office:value="0.000000155179657537696" calcext:value-type="float">
            <text:p>1.55E-07</text:p>
          </table:table-cell>
          <table:table-cell office:value-type="float" office:value="0.261081205411064" calcext:value-type="float">
            <text:p>0.2610812054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0.623316332324271" calcext:value-type="float">
            <text:p>0.6233163323</text:p>
          </table:table-cell>
          <table:table-cell office:value-type="float" office:value="0.0288800695509981" calcext:value-type="float">
            <text:p>0.0288800696</text:p>
          </table:table-cell>
          <table:table-cell office:value-type="float" office:value="0.0269246072504724" calcext:value-type="float">
            <text:p>0.0269246073</text:p>
          </table:table-cell>
          <table:table-cell office:value-type="float" office:value="0.0132528825857565" calcext:value-type="float">
            <text:p>0.0132528826</text:p>
          </table:table-cell>
          <table:table-cell office:value-type="float" office:value="0.0000898707571653371" calcext:value-type="float">
            <text:p>8.99E-05</text:p>
          </table:table-cell>
          <table:table-cell office:value-type="float" office:value="0.00000411189481760272" calcext:value-type="float">
            <text:p>4.11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9814265588962" calcext:value-type="float">
            <text:p>0.0239814266</text:p>
          </table:table-cell>
          <table:table-cell office:value-type="float" office:value="0.294496107278284" calcext:value-type="float">
            <text:p>0.2944961073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0.504725260206768" calcext:value-type="float">
            <text:p>0.5047252602</text:p>
          </table:table-cell>
          <table:table-cell office:value-type="float" office:value="0.166493868289406" calcext:value-type="float">
            <text:p>0.1664938683</text:p>
          </table:table-cell>
          <table:table-cell office:value-type="float" office:value="0.165335489322247" calcext:value-type="float">
            <text:p>0.1653354893</text:p>
          </table:table-cell>
          <table:table-cell office:value-type="float" office:value="0.0192756660936964" calcext:value-type="float">
            <text:p>0.0192756661</text:p>
          </table:table-cell>
          <table:table-cell table:style-name="Default" office:value-type="float" office:value="0.000106923539679488" calcext:value-type="float">
            <text:p>0.0001069235</text:p>
          </table:table-cell>
          <table:table-cell office:value-type="float" office:value="0.000000266820255642101" calcext:value-type="float">
            <text:p>2.67E-07</text:p>
          </table:table-cell>
          <table:table-cell office:value-type="float" office:value="0.262995563967658" calcext:value-type="float">
            <text:p>0.262995564</text:p>
          </table:table-cell>
          <table:table-cell office:value-type="float" office:value="0.000000266820255642101" calcext:value-type="float">
            <text:p>2.67E-07</text:p>
          </table:table-cell>
          <table:table-cell office:value-type="float" office:value="0.196691926574376" calcext:value-type="float">
            <text:p>0.1966919266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0.507838278446181" calcext:value-type="float">
            <text:p>0.5078382784</text:p>
          </table:table-cell>
          <table:table-cell office:value-type="float" office:value="0.0898146036753037" calcext:value-type="float">
            <text:p>0.0898146037</text:p>
          </table:table-cell>
          <table:table-cell office:value-type="float" office:value="0.0845683545611246" calcext:value-type="float">
            <text:p>0.0845683546</text:p>
          </table:table-cell>
          <table:table-cell office:value-type="float" office:value="0.0137424970831753" calcext:value-type="float">
            <text:p>0.0137424971</text:p>
          </table:table-cell>
          <table:table-cell office:value-type="float" office:value="0.0000768829490773943" calcext:value-type="float">
            <text:p>7.69E-05</text:p>
          </table:table-cell>
          <table:table-cell office:value-type="float" office:value="0.000000157579301064936" calcext:value-type="float">
            <text:p>1.58E-07</text:p>
          </table:table-cell>
          <table:table-cell office:value-type="float" office:value="0.268224615657185" calcext:value-type="float">
            <text:p>0.2682246157</text:p>
          </table:table-cell>
          <table:table-cell office:value-type="float" office:value="0.000000157579301064936" calcext:value-type="float">
            <text:p>1.58E-07</text:p>
          </table:table-cell>
          <table:table-cell office:value-type="float" office:value="0.196873381944768" calcext:value-type="float">
            <text:p>0.1968733819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0.623425160093404" calcext:value-type="float">
            <text:p>0.6234251601</text:p>
          </table:table-cell>
          <table:table-cell office:value-type="float" office:value="0.0289741816258711" calcext:value-type="float">
            <text:p>0.0289741816</text:p>
          </table:table-cell>
          <table:table-cell office:value-type="float" office:value="0.0276747700136504" calcext:value-type="float">
            <text:p>0.02767477</text:p>
          </table:table-cell>
          <table:table-cell office:value-type="float" office:value="0.0131381226159693" calcext:value-type="float">
            <text:p>0.0131381226</text:p>
          </table:table-cell>
          <table:table-cell office:value-type="float" office:value="0.0000892446138686955" calcext:value-type="float">
            <text:p>8.92E-05</text:p>
          </table:table-cell>
          <table:table-cell office:value-type="float" office:value="0.00000414821994723487" calcext:value-type="float">
            <text:p>4.15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3681521472271" calcext:value-type="float">
            <text:p>0.0243681521</text:p>
          </table:table-cell>
          <table:table-cell office:value-type="float" office:value="0.294876342866731" calcext:value-type="float">
            <text:p>0.2948763429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0.596669269134973" calcext:value-type="float">
            <text:p>0.5966692691</text:p>
          </table:table-cell>
          <table:table-cell office:value-type="float" office:value="0.0921818264810196" calcext:value-type="float">
            <text:p>0.0921818265</text:p>
          </table:table-cell>
          <table:table-cell office:value-type="float" office:value="0.0852658753308107" calcext:value-type="float">
            <text:p>0.0852658753</text:p>
          </table:table-cell>
          <table:table-cell office:value-type="float" office:value="0.0199881960073606" calcext:value-type="float">
            <text:p>0.019988196</text:p>
          </table:table-cell>
          <table:table-cell table:style-name="Default" office:value-type="float" office:value="0.00011214543394347" calcext:value-type="float">
            <text:p>0.0001121454</text:p>
          </table:table-cell>
          <table:table-cell office:value-type="float" office:value="0.000000224602105466994" calcext:value-type="float">
            <text:p>2.25E-07</text:p>
          </table:table-cell>
          <table:table-cell office:value-type="float" office:value="0.358623913189165" calcext:value-type="float">
            <text:p>0.3586239132</text:p>
          </table:table-cell>
          <table:table-cell office:value-type="float" office:value="0.000000224602105466994" calcext:value-type="float">
            <text:p>2.25E-07</text:p>
          </table:table-cell>
          <table:table-cell office:value-type="float" office:value="0.267436277990378" calcext:value-type="float">
            <text:p>0.267436278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0.62359492635072" calcext:value-type="float">
            <text:p>0.6235949264</text:p>
          </table:table-cell>
          <table:table-cell office:value-type="float" office:value="0.0291417768171493" calcext:value-type="float">
            <text:p>0.0291417768</text:p>
          </table:table-cell>
          <table:table-cell office:value-type="float" office:value="0.0290130808274855" calcext:value-type="float">
            <text:p>0.0290130808</text:p>
          </table:table-cell>
          <table:table-cell office:value-type="float" office:value="0.0146066750976635" calcext:value-type="float">
            <text:p>0.0146066751</text:p>
          </table:table-cell>
          <table:table-cell office:value-type="float" office:value="0.0000960678094072017" calcext:value-type="float">
            <text:p>9.61E-05</text:p>
          </table:table-cell>
          <table:table-cell office:value-type="float" office:value="0.00000423336065107055" calcext:value-type="float">
            <text:p>4.23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2235747666305" calcext:value-type="float">
            <text:p>0.0252235748</text:p>
          </table:table-cell>
          <table:table-cell office:value-type="float" office:value="0.295124800594918" calcext:value-type="float">
            <text:p>0.2951248006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0.62333552410471" calcext:value-type="float">
            <text:p>0.6233355241</text:p>
          </table:table-cell>
          <table:table-cell office:value-type="float" office:value="0.0288559359780877" calcext:value-type="float">
            <text:p>0.028855936</text:p>
          </table:table-cell>
          <table:table-cell office:value-type="float" office:value="0.0288458564559579" calcext:value-type="float">
            <text:p>0.0288458565</text:p>
          </table:table-cell>
          <table:table-cell office:value-type="float" office:value="0.0139035758857934" calcext:value-type="float">
            <text:p>0.0139035759</text:p>
          </table:table-cell>
          <table:table-cell office:value-type="float" office:value="0.0000928272121779718" calcext:value-type="float">
            <text:p>9.28E-05</text:p>
          </table:table-cell>
          <table:table-cell office:value-type="float" office:value="0.0000042006816492942" calcext:value-type="float">
            <text:p>4.2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12885179917" calcext:value-type="float">
            <text:p>0.0251288518</text:p>
          </table:table-cell>
          <table:table-cell office:value-type="float" office:value="0.294878644256937" calcext:value-type="float">
            <text:p>0.2948786443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0.550540934099421" calcext:value-type="float">
            <text:p>0.5505409341</text:p>
          </table:table-cell>
          <table:table-cell office:value-type="float" office:value="0.0879382863274922" calcext:value-type="float">
            <text:p>0.0879382863</text:p>
          </table:table-cell>
          <table:table-cell office:value-type="float" office:value="0.0759859900218859" calcext:value-type="float">
            <text:p>0.07598599</text:p>
          </table:table-cell>
          <table:table-cell office:value-type="float" office:value="0.0145767132613212" calcext:value-type="float">
            <text:p>0.0145767133</text:p>
          </table:table-cell>
          <table:table-cell office:value-type="float" office:value="0.0000892898993255646" calcext:value-type="float">
            <text:p>8.93E-05</text:p>
          </table:table-cell>
          <table:table-cell office:value-type="float" office:value="0.000000137806359897016" calcext:value-type="float">
            <text:p>1.38E-07</text:p>
          </table:table-cell>
          <table:table-cell office:value-type="float" office:value="0.303223423311004" calcext:value-type="float">
            <text:p>0.3032234233</text:p>
          </table:table-cell>
          <table:table-cell office:value-type="float" office:value="0.000000137806359897016" calcext:value-type="float">
            <text:p>1.38E-07</text:p>
          </table:table-cell>
          <table:table-cell office:value-type="float" office:value="0.221419334585816" calcext:value-type="float">
            <text:p>0.2214193346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0.355065128065607" calcext:value-type="float">
            <text:p>0.3550651281</text:p>
          </table:table-cell>
          <table:table-cell office:value-type="float" office:value="0.0526653417040473" calcext:value-type="float">
            <text:p>0.0526653417</text:p>
          </table:table-cell>
          <table:table-cell office:value-type="float" office:value="0.0400657878752425" calcext:value-type="float">
            <text:p>0.0400657879</text:p>
          </table:table-cell>
          <table:table-cell office:value-type="float" office:value="0.0136479599636712" calcext:value-type="float">
            <text:p>0.01364796</text:p>
          </table:table-cell>
          <table:table-cell office:value-type="float" office:value="0.0000795216775183822" calcext:value-type="float">
            <text:p>7.95E-05</text:p>
          </table:table-cell>
          <table:table-cell office:value-type="float" office:value="0.00000407456276805168" calcext:value-type="float">
            <text:p>4.07E-06</text:p>
          </table:table-cell>
          <table:table-cell office:value-type="float" office:value="0.248886408717801" calcext:value-type="float">
            <text:p>0.2488864087</text:p>
          </table:table-cell>
          <table:table-cell table:style-name="Default" office:value-type="float" office:value="0.0211194677645886" calcext:value-type="float">
            <text:p>0.0211194678</text:p>
          </table:table-cell>
          <table:table-cell office:value-type="float" office:value="0.179199289166675" calcext:value-type="float">
            <text:p>0.1791992892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0.62328158026536" calcext:value-type="float">
            <text:p>0.6232815803</text:p>
          </table:table-cell>
          <table:table-cell office:value-type="float" office:value="0.0289113843781469" calcext:value-type="float">
            <text:p>0.0289113844</text:p>
          </table:table-cell>
          <table:table-cell office:value-type="float" office:value="0.0278369312176981" calcext:value-type="float">
            <text:p>0.0278369312</text:p>
          </table:table-cell>
          <table:table-cell office:value-type="float" office:value="0.0128753918443089" calcext:value-type="float">
            <text:p>0.0128753918</text:p>
          </table:table-cell>
          <table:table-cell office:value-type="float" office:value="0.0000879795589734335" calcext:value-type="float">
            <text:p>8.80E-05</text:p>
          </table:table-cell>
          <table:table-cell office:value-type="float" office:value="0.00000415539345247598" calcext:value-type="float">
            <text:p>4.16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4572797147778" calcext:value-type="float">
            <text:p>0.0244572797</text:p>
          </table:table-cell>
          <table:table-cell office:value-type="float" office:value="0.295067933581234" calcext:value-type="float">
            <text:p>0.2950679336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0.595266835985913" calcext:value-type="float">
            <text:p>0.595266836</text:p>
          </table:table-cell>
          <table:table-cell office:value-type="float" office:value="0.0422092328308341" calcext:value-type="float">
            <text:p>0.0422092328</text:p>
          </table:table-cell>
          <table:table-cell office:value-type="float" office:value="0.0406924264215901" calcext:value-type="float">
            <text:p>0.0406924264</text:p>
          </table:table-cell>
          <table:table-cell office:value-type="float" office:value="0.0156540970999962" calcext:value-type="float">
            <text:p>0.0156540971</text:p>
          </table:table-cell>
          <table:table-cell office:value-type="float" office:value="0.0000981536738928748" calcext:value-type="float">
            <text:p>9.82E-05</text:p>
          </table:table-cell>
          <table:table-cell office:value-type="float" office:value="0.0000043305794635149" calcext:value-type="float">
            <text:p>4.33E-06</text:p>
          </table:table-cell>
          <table:table-cell office:value-type="float" office:value="0.384057287393428" calcext:value-type="float">
            <text:p>0.3840572874</text:p>
          </table:table-cell>
          <table:table-cell table:style-name="Default" office:value-type="float" office:value="0.0200409512938102" calcext:value-type="float">
            <text:p>0.0200409513</text:p>
          </table:table-cell>
          <table:table-cell office:value-type="float" office:value="0.278353408888799" calcext:value-type="float">
            <text:p>0.2783534089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0.623354239889291" calcext:value-type="float">
            <text:p>0.6233542399</text:p>
          </table:table-cell>
          <table:table-cell office:value-type="float" office:value="0.0309032334988476" calcext:value-type="float">
            <text:p>0.0309032335</text:p>
          </table:table-cell>
          <table:table-cell office:value-type="float" office:value="0.0256363887457101" calcext:value-type="float">
            <text:p>0.0256363887</text:p>
          </table:table-cell>
          <table:table-cell office:value-type="float" office:value="0.0133537613713618" calcext:value-type="float">
            <text:p>0.0133537614</text:p>
          </table:table-cell>
          <table:table-cell office:value-type="float" office:value="0.000090281488726257" calcext:value-type="float">
            <text:p>9.03E-05</text:p>
          </table:table-cell>
          <table:table-cell office:value-type="float" office:value="0.00000407738747148345" calcext:value-type="float">
            <text:p>4.08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3117201526314" calcext:value-type="float">
            <text:p>0.0233117202</text:p>
          </table:table-cell>
          <table:table-cell office:value-type="float" office:value="0.295109623470063" calcext:value-type="float">
            <text:p>0.2951096235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0.618078008306127" calcext:value-type="float">
            <text:p>0.6180780083</text:p>
          </table:table-cell>
          <table:table-cell office:value-type="float" office:value="0.02896859863653" calcext:value-type="float">
            <text:p>0.0289685986</text:p>
          </table:table-cell>
          <table:table-cell office:value-type="float" office:value="0.0288591604371989" calcext:value-type="float">
            <text:p>0.0288591604</text:p>
          </table:table-cell>
          <table:table-cell office:value-type="float" office:value="0.013901247293937" calcext:value-type="float">
            <text:p>0.0139012473</text:p>
          </table:table-cell>
          <table:table-cell office:value-type="float" office:value="0.0000921797693087258" calcext:value-type="float">
            <text:p>9.22E-05</text:p>
          </table:table-cell>
          <table:table-cell office:value-type="float" office:value="0.00000420481218387561" calcext:value-type="float">
            <text:p>4.20E-06</text:p>
          </table:table-cell>
          <table:table-cell office:value-type="float" office:value="0.406201920231795" calcext:value-type="float">
            <text:p>0.4062019202</text:p>
          </table:table-cell>
          <table:table-cell table:style-name="Default" office:value-type="float" office:value="0.0250513182057586" calcext:value-type="float">
            <text:p>0.0250513182</text:p>
          </table:table-cell>
          <table:table-cell office:value-type="float" office:value="0.294386270618688" calcext:value-type="float">
            <text:p>0.2943862706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0.620953914745891" calcext:value-type="float">
            <text:p>0.6209539147</text:p>
          </table:table-cell>
          <table:table-cell office:value-type="float" office:value="0.10874869519549" calcext:value-type="float">
            <text:p>0.1087486952</text:p>
          </table:table-cell>
          <table:table-cell office:value-type="float" office:value="0.0846095291290829" calcext:value-type="float">
            <text:p>0.0846095291</text:p>
          </table:table-cell>
          <table:table-cell office:value-type="float" office:value="0.0220752009096233" calcext:value-type="float">
            <text:p>0.0220752009</text:p>
          </table:table-cell>
          <table:table-cell table:style-name="Default" office:value-type="float" office:value="0.000129066358384947" calcext:value-type="float">
            <text:p>0.0001290664</text:p>
          </table:table-cell>
          <table:table-cell office:value-type="float" office:value="0.00000250484219576473" calcext:value-type="float">
            <text:p>2.50E-06</text:p>
          </table:table-cell>
          <table:table-cell office:value-type="float" office:value="0.403112887414924" calcext:value-type="float">
            <text:p>0.4031128874</text:p>
          </table:table-cell>
          <table:table-cell table:style-name="Default" office:value-type="float" office:value="0.0100311599313507" calcext:value-type="float">
            <text:p>0.0100311599</text:p>
          </table:table-cell>
          <table:table-cell office:value-type="float" office:value="0.295118461455912" calcext:value-type="float">
            <text:p>0.2951184615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0.279775973662286" calcext:value-type="float">
            <text:p>0.2797759737</text:p>
          </table:table-cell>
          <table:table-cell office:value-type="float" office:value="0.0912052507648098" calcext:value-type="float">
            <text:p>0.0912052508</text:p>
          </table:table-cell>
          <table:table-cell office:value-type="float" office:value="0.0917070031939284" calcext:value-type="float">
            <text:p>0.0917070032</text:p>
          </table:table-cell>
          <table:table-cell office:value-type="float" office:value="0.0118423490144353" calcext:value-type="float">
            <text:p>0.011842349</text:p>
          </table:table-cell>
          <table:table-cell office:value-type="float" office:value="0.0000553735328144479" calcext:value-type="float">
            <text:p>5.54E-05</text:p>
          </table:table-cell>
          <table:table-cell office:value-type="float" office:value="0.00000020576422747254" calcext:value-type="float">
            <text:p>2.06E-07</text:p>
          </table:table-cell>
          <table:table-cell office:value-type="float" office:value="0.131233464566864" calcext:value-type="float">
            <text:p>0.1312334646</text:p>
          </table:table-cell>
          <table:table-cell office:value-type="float" office:value="0.00000020576422747254" calcext:value-type="float">
            <text:p>2.06E-07</text:p>
          </table:table-cell>
          <table:table-cell office:value-type="float" office:value="0.103083932516985" calcext:value-type="float">
            <text:p>0.1030839325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0.6237578514876" calcext:value-type="float">
            <text:p>0.6237578515</text:p>
          </table:table-cell>
          <table:table-cell office:value-type="float" office:value="0.0295630801205293" calcext:value-type="float">
            <text:p>0.0295630801</text:p>
          </table:table-cell>
          <table:table-cell office:value-type="float" office:value="0.029211431871791" calcext:value-type="float">
            <text:p>0.0292114319</text:p>
          </table:table-cell>
          <table:table-cell office:value-type="float" office:value="0.0168219218883903" calcext:value-type="float">
            <text:p>0.0168219219</text:p>
          </table:table-cell>
          <table:table-cell table:style-name="Default" office:value-type="float" office:value="0.000106526672722765" calcext:value-type="float">
            <text:p>0.0001065267</text:p>
          </table:table-cell>
          <table:table-cell office:value-type="float" office:value="0.00000416048063406113" calcext:value-type="float">
            <text:p>4.16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1212684936095" calcext:value-type="float">
            <text:p>0.0251212685</text:p>
          </table:table-cell>
          <table:table-cell office:value-type="float" office:value="0.294447445806522" calcext:value-type="float">
            <text:p>0.2944474458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0.623480308502568" calcext:value-type="float">
            <text:p>0.6234803085</text:p>
          </table:table-cell>
          <table:table-cell office:value-type="float" office:value="0.0291111765743372" calcext:value-type="float">
            <text:p>0.0291111766</text:p>
          </table:table-cell>
          <table:table-cell office:value-type="float" office:value="0.0256816192902285" calcext:value-type="float">
            <text:p>0.0256816193</text:p>
          </table:table-cell>
          <table:table-cell office:value-type="float" office:value="0.0137795973522847" calcext:value-type="float">
            <text:p>0.0137795974</text:p>
          </table:table-cell>
          <table:table-cell office:value-type="float" office:value="0.0000921468570953782" calcext:value-type="float">
            <text:p>9.21E-05</text:p>
          </table:table-cell>
          <table:table-cell office:value-type="float" office:value="0.00000408693653411857" calcext:value-type="float">
            <text:p>4.09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5701337748033" calcext:value-type="float">
            <text:p>0.0235701338</text:p>
          </table:table-cell>
          <table:table-cell office:value-type="float" office:value="0.294935341991929" calcext:value-type="float">
            <text:p>0.294935342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0.623351253401281" calcext:value-type="float">
            <text:p>0.6233512534</text:p>
          </table:table-cell>
          <table:table-cell office:value-type="float" office:value="0.0485692165054091" calcext:value-type="float">
            <text:p>0.0485692165</text:p>
          </table:table-cell>
          <table:table-cell office:value-type="float" office:value="0.0472697719301588" calcext:value-type="float">
            <text:p>0.0472697719</text:p>
          </table:table-cell>
          <table:table-cell office:value-type="float" office:value="0.0145332525679818" calcext:value-type="float">
            <text:p>0.0145332526</text:p>
          </table:table-cell>
          <table:table-cell office:value-type="float" office:value="0.000094294669122727" calcext:value-type="float">
            <text:p>9.43E-05</text:p>
          </table:table-cell>
          <table:table-cell office:value-type="float" office:value="0.00000440599850741028" calcext:value-type="float">
            <text:p>4.41E-06</text:p>
          </table:table-cell>
          <table:table-cell office:value-type="float" office:value="0.407226390762351" calcext:value-type="float">
            <text:p>0.4072263908</text:p>
          </table:table-cell>
          <table:table-cell table:style-name="Default" office:value-type="float" office:value="0.0164720688992573" calcext:value-type="float">
            <text:p>0.0164720689</text:p>
          </table:table-cell>
          <table:table-cell office:value-type="float" office:value="0.295108671515131" calcext:value-type="float">
            <text:p>0.2951086715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0.620471410490286" calcext:value-type="float">
            <text:p>0.6204714105</text:p>
          </table:table-cell>
          <table:table-cell office:value-type="float" office:value="0.0309428496729328" calcext:value-type="float">
            <text:p>0.0309428497</text:p>
          </table:table-cell>
          <table:table-cell office:value-type="float" office:value="0.0306278647021966" calcext:value-type="float">
            <text:p>0.0306278647</text:p>
          </table:table-cell>
          <table:table-cell office:value-type="float" office:value="0.0176503848797991" calcext:value-type="float">
            <text:p>0.0176503849</text:p>
          </table:table-cell>
          <table:table-cell table:style-name="Default" office:value-type="float" office:value="0.000109559120956486" calcext:value-type="float">
            <text:p>0.0001095591</text:p>
          </table:table-cell>
          <table:table-cell office:value-type="float" office:value="0.00000419744679583441" calcext:value-type="float">
            <text:p>4.20E-06</text:p>
          </table:table-cell>
          <table:table-cell office:value-type="float" office:value="0.405517502019878" calcext:value-type="float">
            <text:p>0.405517502</text:p>
          </table:table-cell>
          <table:table-cell table:style-name="Default" office:value-type="float" office:value="0.0258074574794973" calcext:value-type="float">
            <text:p>0.0258074575</text:p>
          </table:table-cell>
          <table:table-cell office:value-type="float" office:value="0.294292272831315" calcext:value-type="float">
            <text:p>0.2942922728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0.62365499889266" calcext:value-type="float">
            <text:p>0.6236549989</text:p>
          </table:table-cell>
          <table:table-cell office:value-type="float" office:value="0.0293258495210005" calcext:value-type="float">
            <text:p>0.0293258495</text:p>
          </table:table-cell>
          <table:table-cell office:value-type="float" office:value="0.0251928914432663" calcext:value-type="float">
            <text:p>0.0251928914</text:p>
          </table:table-cell>
          <table:table-cell office:value-type="float" office:value="0.0135111977022166" calcext:value-type="float">
            <text:p>0.0135111977</text:p>
          </table:table-cell>
          <table:table-cell office:value-type="float" office:value="0.0000908650763790771" calcext:value-type="float">
            <text:p>9.09E-05</text:p>
          </table:table-cell>
          <table:table-cell office:value-type="float" office:value="0.00000407287283480023" calcext:value-type="float">
            <text:p>4.07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4343042602674" calcext:value-type="float">
            <text:p>0.0234343043</text:p>
          </table:table-cell>
          <table:table-cell office:value-type="float" office:value="0.294962857481145" calcext:value-type="float">
            <text:p>0.2949628575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0.568714241913359" calcext:value-type="float">
            <text:p>0.5687142419</text:p>
          </table:table-cell>
          <table:table-cell office:value-type="float" office:value="0.110432700541996" calcext:value-type="float">
            <text:p>0.1104327005</text:p>
          </table:table-cell>
          <table:table-cell office:value-type="float" office:value="0.1011166441734" calcext:value-type="float">
            <text:p>0.1011166442</text:p>
          </table:table-cell>
          <table:table-cell office:value-type="float" office:value="0.0250541360391946" calcext:value-type="float">
            <text:p>0.025054136</text:p>
          </table:table-cell>
          <table:table-cell table:style-name="Default" office:value-type="float" office:value="0.000139114975292068" calcext:value-type="float">
            <text:p>0.000139115</text:p>
          </table:table-cell>
          <table:table-cell office:value-type="float" office:value="0.000000273985157251282" calcext:value-type="float">
            <text:p>2.74E-07</text:p>
          </table:table-cell>
          <table:table-cell office:value-type="float" office:value="0.340342964277701" calcext:value-type="float">
            <text:p>0.3403429643</text:p>
          </table:table-cell>
          <table:table-cell office:value-type="float" office:value="0.000000273985157251282" calcext:value-type="float">
            <text:p>2.74E-07</text:p>
          </table:table-cell>
          <table:table-cell office:value-type="float" office:value="0.252956899376166" calcext:value-type="float">
            <text:p>0.2529568994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0.54071786286368" calcext:value-type="float">
            <text:p>0.5407178629</text:p>
          </table:table-cell>
          <table:table-cell office:value-type="float" office:value="0.100492344856709" calcext:value-type="float">
            <text:p>0.1004923449</text:p>
          </table:table-cell>
          <table:table-cell office:value-type="float" office:value="0.0971573793292263" calcext:value-type="float">
            <text:p>0.0971573793</text:p>
          </table:table-cell>
          <table:table-cell office:value-type="float" office:value="0.0163365178453708" calcext:value-type="float">
            <text:p>0.0163365178</text:p>
          </table:table-cell>
          <table:table-cell office:value-type="float" office:value="0.0000877441405829065" calcext:value-type="float">
            <text:p>8.77E-05</text:p>
          </table:table-cell>
          <table:table-cell office:value-type="float" office:value="0.000000237110101943032" calcext:value-type="float">
            <text:p>2.37E-07</text:p>
          </table:table-cell>
          <table:table-cell office:value-type="float" office:value="0.294392028877595" calcext:value-type="float">
            <text:p>0.2943920289</text:p>
          </table:table-cell>
          <table:table-cell office:value-type="float" office:value="0.000000237110101943032" calcext:value-type="float">
            <text:p>2.37E-07</text:p>
          </table:table-cell>
          <table:table-cell office:value-type="float" office:value="0.218810984113609" calcext:value-type="float">
            <text:p>0.2188109841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0.623364279408915" calcext:value-type="float">
            <text:p>0.6233642794</text:p>
          </table:table-cell>
          <table:table-cell office:value-type="float" office:value="0.0290092033093862" calcext:value-type="float">
            <text:p>0.0290092033</text:p>
          </table:table-cell>
          <table:table-cell office:value-type="float" office:value="0.0272547745042021" calcext:value-type="float">
            <text:p>0.0272547745</text:p>
          </table:table-cell>
          <table:table-cell office:value-type="float" office:value="0.0133210902268012" calcext:value-type="float">
            <text:p>0.0133210902</text:p>
          </table:table-cell>
          <table:table-cell office:value-type="float" office:value="0.0000899575806375325" calcext:value-type="float">
            <text:p>9.00E-05</text:p>
          </table:table-cell>
          <table:table-cell office:value-type="float" office:value="0.00000413692960987624" calcext:value-type="float">
            <text:p>4.14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1078755513026" calcext:value-type="float">
            <text:p>0.0241078756</text:p>
          </table:table-cell>
          <table:table-cell office:value-type="float" office:value="0.295124039565588" calcext:value-type="float">
            <text:p>0.2951240396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0.419940605944207" calcext:value-type="float">
            <text:p>0.4199406059</text:p>
          </table:table-cell>
          <table:table-cell office:value-type="float" office:value="0.0897653596747169" calcext:value-type="float">
            <text:p>0.0897653597</text:p>
          </table:table-cell>
          <table:table-cell office:value-type="float" office:value="0.0897185555488011" calcext:value-type="float">
            <text:p>0.0897185555</text:p>
          </table:table-cell>
          <table:table-cell office:value-type="float" office:value="0.0126560525098186" calcext:value-type="float">
            <text:p>0.0126560525</text:p>
          </table:table-cell>
          <table:table-cell office:value-type="float" office:value="0.0000670633770073157" calcext:value-type="float">
            <text:p>6.71E-05</text:p>
          </table:table-cell>
          <table:table-cell office:value-type="float" office:value="0.000000188678133508437" calcext:value-type="float">
            <text:p>1.89E-07</text:p>
          </table:table-cell>
          <table:table-cell office:value-type="float" office:value="0.229128784747792" calcext:value-type="float">
            <text:p>0.2291287847</text:p>
          </table:table-cell>
          <table:table-cell office:value-type="float" office:value="0.000000188678133508436" calcext:value-type="float">
            <text:p>1.89E-07</text:p>
          </table:table-cell>
          <table:table-cell office:value-type="float" office:value="0.171062734277171" calcext:value-type="float">
            <text:p>0.1710627343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0.583832536842023" calcext:value-type="float">
            <text:p>0.5838325368</text:p>
          </table:table-cell>
          <table:table-cell office:value-type="float" office:value="0.0900617932138136" calcext:value-type="float">
            <text:p>0.0900617932</text:p>
          </table:table-cell>
          <table:table-cell office:value-type="float" office:value="0.0872248572296193" calcext:value-type="float">
            <text:p>0.0872248572</text:p>
          </table:table-cell>
          <table:table-cell office:value-type="float" office:value="0.0150758950969736" calcext:value-type="float">
            <text:p>0.0150758951</text:p>
          </table:table-cell>
          <table:table-cell office:value-type="float" office:value="0.0000849491877848135" calcext:value-type="float">
            <text:p>8.49E-05</text:p>
          </table:table-cell>
          <table:table-cell office:value-type="float" office:value="0.000000184798816019107" calcext:value-type="float">
            <text:p>1.85E-07</text:p>
          </table:table-cell>
          <table:table-cell office:value-type="float" office:value="0.342377309736234" calcext:value-type="float">
            <text:p>0.3423773097</text:p>
          </table:table-cell>
          <table:table-cell office:value-type="float" office:value="0.000000184798816019107" calcext:value-type="float">
            <text:p>1.85E-07</text:p>
          </table:table-cell>
          <table:table-cell office:value-type="float" office:value="0.252115080147511" calcext:value-type="float">
            <text:p>0.2521150801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0.616247471027197" calcext:value-type="float">
            <text:p>0.616247471</text:p>
          </table:table-cell>
          <table:table-cell office:value-type="float" office:value="0.0900819550004829" calcext:value-type="float">
            <text:p>0.090081955</text:p>
          </table:table-cell>
          <table:table-cell office:value-type="float" office:value="0.087541280283091" calcext:value-type="float">
            <text:p>0.0875412803</text:p>
          </table:table-cell>
          <table:table-cell office:value-type="float" office:value="0.0159288706132623" calcext:value-type="float">
            <text:p>0.0159288706</text:p>
          </table:table-cell>
          <table:table-cell office:value-type="float" office:value="0.0000948030814572285" calcext:value-type="float">
            <text:p>9.48E-05</text:p>
          </table:table-cell>
          <table:table-cell office:value-type="float" office:value="0.000000183109389972608" calcext:value-type="float">
            <text:p>1.83E-07</text:p>
          </table:table-cell>
          <table:table-cell office:value-type="float" office:value="0.388372673257699" calcext:value-type="float">
            <text:p>0.3883726733</text:p>
          </table:table-cell>
          <table:table-cell office:value-type="float" office:value="0.000000183109389972608" calcext:value-type="float">
            <text:p>1.83E-07</text:p>
          </table:table-cell>
          <table:table-cell office:value-type="float" office:value="0.284244062956965" calcext:value-type="float">
            <text:p>0.284244063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0.557084827579676" calcext:value-type="float">
            <text:p>0.5570848276</text:p>
          </table:table-cell>
          <table:table-cell office:value-type="float" office:value="0.0892667558949212" calcext:value-type="float">
            <text:p>0.0892667559</text:p>
          </table:table-cell>
          <table:table-cell office:value-type="float" office:value="0.0852704079239457" calcext:value-type="float">
            <text:p>0.0852704079</text:p>
          </table:table-cell>
          <table:table-cell office:value-type="float" office:value="0.0153964424556376" calcext:value-type="float">
            <text:p>0.0153964425</text:p>
          </table:table-cell>
          <table:table-cell office:value-type="float" office:value="0.0000833704600056743" calcext:value-type="float">
            <text:p>8.34E-05</text:p>
          </table:table-cell>
          <table:table-cell office:value-type="float" office:value="0.000000179317090045726" calcext:value-type="float">
            <text:p>1.79E-07</text:p>
          </table:table-cell>
          <table:table-cell office:value-type="float" office:value="0.325747004761533" calcext:value-type="float">
            <text:p>0.3257470048</text:p>
          </table:table-cell>
          <table:table-cell office:value-type="float" office:value="0.000000179317090045726" calcext:value-type="float">
            <text:p>1.79E-07</text:p>
          </table:table-cell>
          <table:table-cell office:value-type="float" office:value="0.238831783331658" calcext:value-type="float">
            <text:p>0.2388317833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0.590097297129369" calcext:value-type="float">
            <text:p>0.5900972971</text:p>
          </table:table-cell>
          <table:table-cell office:value-type="float" office:value="0.0896902467370625" calcext:value-type="float">
            <text:p>0.0896902467</text:p>
          </table:table-cell>
          <table:table-cell office:value-type="float" office:value="0.0876539819411195" calcext:value-type="float">
            <text:p>0.0876539819</text:p>
          </table:table-cell>
          <table:table-cell office:value-type="float" office:value="0.0180242619939963" calcext:value-type="float">
            <text:p>0.018024262</text:p>
          </table:table-cell>
          <table:table-cell table:style-name="Default" office:value-type="float" office:value="0.00010253733337194" calcext:value-type="float">
            <text:p>0.0001025373</text:p>
          </table:table-cell>
          <table:table-cell office:value-type="float" office:value="0.000000196601849681236" calcext:value-type="float">
            <text:p>1.97E-07</text:p>
          </table:table-cell>
          <table:table-cell office:value-type="float" office:value="0.378226857263671" calcext:value-type="float">
            <text:p>0.3782268573</text:p>
          </table:table-cell>
          <table:table-cell office:value-type="float" office:value="0.000000196601849681236" calcext:value-type="float">
            <text:p>1.97E-07</text:p>
          </table:table-cell>
          <table:table-cell office:value-type="float" office:value="0.277287243865193" calcext:value-type="float">
            <text:p>0.2772872439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0.547390083173312" calcext:value-type="float">
            <text:p>0.5473900832</text:p>
          </table:table-cell>
          <table:table-cell office:value-type="float" office:value="0.0902724608057558" calcext:value-type="float">
            <text:p>0.0902724608</text:p>
          </table:table-cell>
          <table:table-cell office:value-type="float" office:value="0.0880020841920628" calcext:value-type="float">
            <text:p>0.0880020842</text:p>
          </table:table-cell>
          <table:table-cell office:value-type="float" office:value="0.0142691107793266" calcext:value-type="float">
            <text:p>0.0142691108</text:p>
          </table:table-cell>
          <table:table-cell office:value-type="float" office:value="0.0000808110013890762" calcext:value-type="float">
            <text:p>8.08E-05</text:p>
          </table:table-cell>
          <table:table-cell office:value-type="float" office:value="0.000000175551826250836" calcext:value-type="float">
            <text:p>1.76E-07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175551826250837" calcext:value-type="float">
            <text:p>1.76E-07</text:p>
          </table:table-cell>
          <table:table-cell office:value-type="float" office:value="0.219348232245696" calcext:value-type="float">
            <text:p>0.2193482322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0.623583587248935" calcext:value-type="float">
            <text:p>0.6235835872</text:p>
          </table:table-cell>
          <table:table-cell office:value-type="float" office:value="0.0293588611111808" calcext:value-type="float">
            <text:p>0.0293588611</text:p>
          </table:table-cell>
          <table:table-cell office:value-type="float" office:value="0.0280623014556075" calcext:value-type="float">
            <text:p>0.0280623015</text:p>
          </table:table-cell>
          <table:table-cell office:value-type="float" office:value="0.0145300052378424" calcext:value-type="float">
            <text:p>0.0145300052</text:p>
          </table:table-cell>
          <table:table-cell office:value-type="float" office:value="0.0000956644911016141" calcext:value-type="float">
            <text:p>9.57E-05</text:p>
          </table:table-cell>
          <table:table-cell office:value-type="float" office:value="0.00000412467218499027" calcext:value-type="float">
            <text:p>4.12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378942474774" calcext:value-type="float">
            <text:p>0.0243789425</text:p>
          </table:table-cell>
          <table:table-cell office:value-type="float" office:value="0.295239440600595" calcext:value-type="float">
            <text:p>0.2952394406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0.620995639159513" calcext:value-type="float">
            <text:p>0.6209956392</text:p>
          </table:table-cell>
          <table:table-cell office:value-type="float" office:value="0.0402735736834911" calcext:value-type="float">
            <text:p>0.0402735737</text:p>
          </table:table-cell>
          <table:table-cell office:value-type="float" office:value="0.0407577845523315" calcext:value-type="float">
            <text:p>0.0407577846</text:p>
          </table:table-cell>
          <table:table-cell office:value-type="float" office:value="0.0158865029436348" calcext:value-type="float">
            <text:p>0.0158865029</text:p>
          </table:table-cell>
          <table:table-cell table:style-name="Default" office:value-type="float" office:value="0.000100894100648049" calcext:value-type="float">
            <text:p>0.0001008941</text:p>
          </table:table-cell>
          <table:table-cell office:value-type="float" office:value="0.00000439755706163406" calcext:value-type="float">
            <text:p>4.40E-06</text:p>
          </table:table-cell>
          <table:table-cell office:value-type="float" office:value="0.40138648595974" calcext:value-type="float">
            <text:p>0.401386486</text:p>
          </table:table-cell>
          <table:table-cell table:style-name="Default" office:value-type="float" office:value="0.0204107855031215" calcext:value-type="float">
            <text:p>0.0204107855</text:p>
          </table:table-cell>
          <table:table-cell office:value-type="float" office:value="0.291298735316972" calcext:value-type="float">
            <text:p>0.2912987353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0.549736971795316" calcext:value-type="float">
            <text:p>0.5497369718</text:p>
          </table:table-cell>
          <table:table-cell office:value-type="float" office:value="0.0294518388163274" calcext:value-type="float">
            <text:p>0.0294518388</text:p>
          </table:table-cell>
          <table:table-cell office:value-type="float" office:value="0.0254711562517068" calcext:value-type="float">
            <text:p>0.0254711563</text:p>
          </table:table-cell>
          <table:table-cell office:value-type="float" office:value="0.0145770882423369" calcext:value-type="float">
            <text:p>0.0145770882</text:p>
          </table:table-cell>
          <table:table-cell office:value-type="float" office:value="0.0000938757867094182" calcext:value-type="float">
            <text:p>9.39E-05</text:p>
          </table:table-cell>
          <table:table-cell office:value-type="float" office:value="0.00000405255467500177" calcext:value-type="float">
            <text:p>4.05E-06</text:p>
          </table:table-cell>
          <table:table-cell office:value-type="float" office:value="0.382244831372654" calcext:value-type="float">
            <text:p>0.3822448314</text:p>
          </table:table-cell>
          <table:table-cell table:style-name="Default" office:value-type="float" office:value="0.0234701287791753" calcext:value-type="float">
            <text:p>0.0234701288</text:p>
          </table:table-cell>
          <table:table-cell office:value-type="float" office:value="0.276025079846338" calcext:value-type="float">
            <text:p>0.2760250798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0.454772828115661" calcext:value-type="float">
            <text:p>0.4547728281</text:p>
          </table:table-cell>
          <table:table-cell office:value-type="float" office:value="0.0899193060593359" calcext:value-type="float">
            <text:p>0.0899193061</text:p>
          </table:table-cell>
          <table:table-cell office:value-type="float" office:value="0.0905000499404624" calcext:value-type="float">
            <text:p>0.0905000499</text:p>
          </table:table-cell>
          <table:table-cell office:value-type="float" office:value="0.0149662796849238" calcext:value-type="float">
            <text:p>0.0149662797</text:p>
          </table:table-cell>
          <table:table-cell office:value-type="float" office:value="0.0000788916347646582" calcext:value-type="float">
            <text:p>7.89E-05</text:p>
          </table:table-cell>
          <table:table-cell office:value-type="float" office:value="0.000000210583689417517" calcext:value-type="float">
            <text:p>2.11E-07</text:p>
          </table:table-cell>
          <table:table-cell office:value-type="float" office:value="0.246080384337223" calcext:value-type="float">
            <text:p>0.2460803843</text:p>
          </table:table-cell>
          <table:table-cell office:value-type="float" office:value="0.000000210583689417517" calcext:value-type="float">
            <text:p>2.11E-07</text:p>
          </table:table-cell>
          <table:table-cell office:value-type="float" office:value="0.183308328325003" calcext:value-type="float">
            <text:p>0.1833083283</text:p>
          </table:table-cell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0.175183003274249" calcext:value-type="float">
            <text:p>0.1751830033</text:p>
          </table:table-cell>
          <table:table-cell office:value-type="float" office:value="0.0894371977346317" calcext:value-type="float">
            <text:p>0.0894371977</text:p>
          </table:table-cell>
          <table:table-cell office:value-type="float" office:value="0.0831581179754516" calcext:value-type="float">
            <text:p>0.083158118</text:p>
          </table:table-cell>
          <table:table-cell office:value-type="float" office:value="0.00987820742060371" calcext:value-type="float">
            <text:p>0.0098782074</text:p>
          </table:table-cell>
          <table:table-cell office:value-type="float" office:value="0.0000449054112404628" calcext:value-type="float">
            <text:p>4.49E-05</text:p>
          </table:table-cell>
          <table:table-cell office:value-type="float" office:value="0.000000142990097302393" calcext:value-type="float">
            <text:p>1.43E-07</text:p>
          </table:table-cell>
          <table:table-cell office:value-type="float" office:value="0.0799305253885454" calcext:value-type="float">
            <text:p>0.0799305254</text:p>
          </table:table-cell>
          <table:table-cell office:value-type="float" office:value="0.000000142990097302393" calcext:value-type="float">
            <text:p>1.43E-07</text:p>
          </table:table-cell>
          <table:table-cell office:value-type="float" office:value="0.0653253033094077" calcext:value-type="float">
            <text:p>0.0653253033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0.340509319791795" calcext:value-type="float">
            <text:p>0.3405093198</text:p>
          </table:table-cell>
          <table:table-cell office:value-type="float" office:value="0.0898147829907442" calcext:value-type="float">
            <text:p>0.089814783</text:p>
          </table:table-cell>
          <table:table-cell office:value-type="float" office:value="0.0905849747327873" calcext:value-type="float">
            <text:p>0.0905849747</text:p>
          </table:table-cell>
          <table:table-cell office:value-type="float" office:value="0.0120708742026909" calcext:value-type="float">
            <text:p>0.0120708742</text:p>
          </table:table-cell>
          <table:table-cell office:value-type="float" office:value="0.0000590151749296247" calcext:value-type="float">
            <text:p>5.90E-05</text:p>
          </table:table-cell>
          <table:table-cell office:value-type="float" office:value="0.000000200938290875159" calcext:value-type="float">
            <text:p>2.01E-07</text:p>
          </table:table-cell>
          <table:table-cell office:value-type="float" office:value="0.163299316185545" calcext:value-type="float">
            <text:p>0.1632993162</text:p>
          </table:table-cell>
          <table:table-cell office:value-type="float" office:value="0.000000200938290875159" calcext:value-type="float">
            <text:p>2.01E-07</text:p>
          </table:table-cell>
          <table:table-cell office:value-type="float" office:value="0.125765016293537" calcext:value-type="float">
            <text:p>0.1257650163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0.520419922920986" calcext:value-type="float">
            <text:p>0.5204199229</text:p>
          </table:table-cell>
          <table:table-cell office:value-type="float" office:value="0.0917734301697661" calcext:value-type="float">
            <text:p>0.0917734302</text:p>
          </table:table-cell>
          <table:table-cell office:value-type="float" office:value="0.071420864162354" calcext:value-type="float">
            <text:p>0.0714208642</text:p>
          </table:table-cell>
          <table:table-cell office:value-type="float" office:value="0.0153287315510792" calcext:value-type="float">
            <text:p>0.0153287316</text:p>
          </table:table-cell>
          <table:table-cell table:style-name="Default" office:value-type="float" office:value="0.00010083865183566" calcext:value-type="float">
            <text:p>0.0001008387</text:p>
          </table:table-cell>
          <table:table-cell office:value-type="float" office:value="0.000000132820818832627" calcext:value-type="float">
            <text:p>1.33E-07</text:p>
          </table:table-cell>
          <table:table-cell office:value-type="float" office:value="0.275882422620781" calcext:value-type="float">
            <text:p>0.2758824226</text:p>
          </table:table-cell>
          <table:table-cell office:value-type="float" office:value="0.000000132820818832627" calcext:value-type="float">
            <text:p>1.33E-07</text:p>
          </table:table-cell>
          <table:table-cell office:value-type="float" office:value="0.201285986369103" calcext:value-type="float">
            <text:p>0.2012859864</text:p>
          </table:table-cell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0.1455071055773" calcext:value-type="float">
            <text:p>0.1455071056</text:p>
          </table:table-cell>
          <table:table-cell office:value-type="float" office:value="0.109653443934505" calcext:value-type="float">
            <text:p>0.1096534439</text:p>
          </table:table-cell>
          <table:table-cell office:value-type="float" office:value="0.100327914872029" calcext:value-type="float">
            <text:p>0.1003279149</text:p>
          </table:table-cell>
          <table:table-cell office:value-type="float" office:value="0.012128687271267" calcext:value-type="float">
            <text:p>0.0121286873</text:p>
          </table:table-cell>
          <table:table-cell office:value-type="float" office:value="0.0000746883815064285" calcext:value-type="float">
            <text:p>7.47E-05</text:p>
          </table:table-cell>
          <table:table-cell office:value-type="float" office:value="0.000000121568932657903" calcext:value-type="float">
            <text:p>1.22E-07</text:p>
          </table:table-cell>
          <table:table-cell office:value-type="float" office:value="0.0372677996249965" calcext:value-type="float">
            <text:p>0.0372677996</text:p>
          </table:table-cell>
          <table:table-cell office:value-type="float" office:value="0.000000121568932657903" calcext:value-type="float">
            <text:p>1.22E-07</text:p>
          </table:table-cell>
          <table:table-cell office:value-type="float" office:value="0.0388244632174616" calcext:value-type="float">
            <text:p>0.0388244632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0.555261728386281" calcext:value-type="float">
            <text:p>0.5552617284</text:p>
          </table:table-cell>
          <table:table-cell office:value-type="float" office:value="0.0915166120082571" calcext:value-type="float">
            <text:p>0.091516612</text:p>
          </table:table-cell>
          <table:table-cell office:value-type="float" office:value="0.0901733260488045" calcext:value-type="float">
            <text:p>0.090173326</text:p>
          </table:table-cell>
          <table:table-cell office:value-type="float" office:value="0.0175183295450862" calcext:value-type="float">
            <text:p>0.0175183295</text:p>
          </table:table-cell>
          <table:table-cell office:value-type="float" office:value="0.0000978948079880084" calcext:value-type="float">
            <text:p>9.79E-05</text:p>
          </table:table-cell>
          <table:table-cell office:value-type="float" office:value="0.000000216055374551728" calcext:value-type="float">
            <text:p>2.16E-07</text:p>
          </table:table-cell>
          <table:table-cell office:value-type="float" office:value="0.323178657161088" calcext:value-type="float">
            <text:p>0.3231786572</text:p>
          </table:table-cell>
          <table:table-cell office:value-type="float" office:value="0.000000216055374551728" calcext:value-type="float">
            <text:p>2.16E-07</text:p>
          </table:table-cell>
          <table:table-cell office:value-type="float" office:value="0.238328676329795" calcext:value-type="float">
            <text:p>0.2383286763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0.617474322271699" calcext:value-type="float">
            <text:p>0.6174743223</text:p>
          </table:table-cell>
          <table:table-cell office:value-type="float" office:value="0.13719659942173" calcext:value-type="float">
            <text:p>0.1371965994</text:p>
          </table:table-cell>
          <table:table-cell office:value-type="float" office:value="0.113269846696487" calcext:value-type="float">
            <text:p>0.1132698467</text:p>
          </table:table-cell>
          <table:table-cell office:value-type="float" office:value="0.0239817167155973" calcext:value-type="float">
            <text:p>0.0239817167</text:p>
          </table:table-cell>
          <table:table-cell table:style-name="Default" office:value-type="float" office:value="0.000138437446233908" calcext:value-type="float">
            <text:p>0.0001384374</text:p>
          </table:table-cell>
          <table:table-cell office:value-type="float" office:value="0.00000428216981176424" calcext:value-type="float">
            <text:p>4.28E-06</text:p>
          </table:table-cell>
          <table:table-cell office:value-type="float" office:value="0.396512575112341" calcext:value-type="float">
            <text:p>0.3965125751</text:p>
          </table:table-cell>
          <table:table-cell table:style-name="Default" office:value-type="float" office:value="0.0260269806338348" calcext:value-type="float">
            <text:p>0.0260269806</text:p>
          </table:table-cell>
          <table:table-cell office:value-type="float" office:value="0.291860882621348" calcext:value-type="float">
            <text:p>0.2918608826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0.519610695117374" calcext:value-type="float">
            <text:p>0.5196106951</text:p>
          </table:table-cell>
          <table:table-cell office:value-type="float" office:value="0.0902329722677294" calcext:value-type="float">
            <text:p>0.0902329723</text:p>
          </table:table-cell>
          <table:table-cell office:value-type="float" office:value="0.0796610766797649" calcext:value-type="float">
            <text:p>0.0796610767</text:p>
          </table:table-cell>
          <table:table-cell office:value-type="float" office:value="0.0165438012156293" calcext:value-type="float">
            <text:p>0.0165438012</text:p>
          </table:table-cell>
          <table:table-cell office:value-type="float" office:value="0.0000971897528760024" calcext:value-type="float">
            <text:p>9.72E-05</text:p>
          </table:table-cell>
          <table:table-cell office:value-type="float" office:value="0.000000166651033171276" calcext:value-type="float">
            <text:p>1.67E-07</text:p>
          </table:table-cell>
          <table:table-cell office:value-type="float" office:value="0.293919868142473" calcext:value-type="float">
            <text:p>0.2939198681</text:p>
          </table:table-cell>
          <table:table-cell office:value-type="float" office:value="0.000000166651033171276" calcext:value-type="float">
            <text:p>1.67E-07</text:p>
          </table:table-cell>
          <table:table-cell office:value-type="float" office:value="0.217276271660936" calcext:value-type="float">
            <text:p>0.2172762717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0.525321650985273" calcext:value-type="float">
            <text:p>0.525321651</text:p>
          </table:table-cell>
          <table:table-cell office:value-type="float" office:value="0.185708711180865" calcext:value-type="float">
            <text:p>0.1857087112</text:p>
          </table:table-cell>
          <table:table-cell office:value-type="float" office:value="0.188691572488887" calcext:value-type="float">
            <text:p>0.1886915725</text:p>
          </table:table-cell>
          <table:table-cell office:value-type="float" office:value="0.026286427468654" calcext:value-type="float">
            <text:p>0.0262864275</text:p>
          </table:table-cell>
          <table:table-cell table:style-name="Default" office:value-type="float" office:value="0.000158525718787727" calcext:value-type="float">
            <text:p>0.0001585257</text:p>
          </table:table-cell>
          <table:table-cell office:value-type="float" office:value="0.00000397617267235454" calcext:value-type="float">
            <text:p>3.98E-06</text:p>
          </table:table-cell>
          <table:table-cell office:value-type="float" office:value="0.322748612183951" calcext:value-type="float">
            <text:p>0.3227486122</text:p>
          </table:table-cell>
          <table:table-cell table:style-name="Default" office:value-type="float" office:value="0.0231535160177961" calcext:value-type="float">
            <text:p>0.023153516</text:p>
          </table:table-cell>
          <table:table-cell office:value-type="float" office:value="0.246179508941831" calcext:value-type="float">
            <text:p>0.2461795089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0.609396115160686" calcext:value-type="float">
            <text:p>0.6093961152</text:p>
          </table:table-cell>
          <table:table-cell office:value-type="float" office:value="0.0886691579008136" calcext:value-type="float">
            <text:p>0.0886691579</text:p>
          </table:table-cell>
          <table:table-cell office:value-type="float" office:value="0.080223916629788" calcext:value-type="float">
            <text:p>0.0802239166</text:p>
          </table:table-cell>
          <table:table-cell office:value-type="float" office:value="0.0153846639102111" calcext:value-type="float">
            <text:p>0.0153846639</text:p>
          </table:table-cell>
          <table:table-cell office:value-type="float" office:value="0.0000932694593502483" calcext:value-type="float">
            <text:p>9.33E-05</text:p>
          </table:table-cell>
          <table:table-cell office:value-type="float" office:value="0.000000147425748348423" calcext:value-type="float">
            <text:p>1.47E-07</text:p>
          </table:table-cell>
          <table:table-cell office:value-type="float" office:value="0.37601713908928" calcext:value-type="float">
            <text:p>0.3760171391</text:p>
          </table:table-cell>
          <table:table-cell office:value-type="float" office:value="0.000000147425748348423" calcext:value-type="float">
            <text:p>1.47E-07</text:p>
          </table:table-cell>
          <table:table-cell office:value-type="float" office:value="0.274292190556644" calcext:value-type="float">
            <text:p>0.2742921906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0.621404295607799" calcext:value-type="float">
            <text:p>0.6214042956</text:p>
          </table:table-cell>
          <table:table-cell office:value-type="float" office:value="0.0655895424779862" calcext:value-type="float">
            <text:p>0.0655895425</text:p>
          </table:table-cell>
          <table:table-cell office:value-type="float" office:value="0.0517016512396211" calcext:value-type="float">
            <text:p>0.0517016512</text:p>
          </table:table-cell>
          <table:table-cell office:value-type="float" office:value="0.0215685919586173" calcext:value-type="float">
            <text:p>0.021568592</text:p>
          </table:table-cell>
          <table:table-cell table:style-name="Default" office:value-type="float" office:value="0.000127484748870388" calcext:value-type="float">
            <text:p>0.0001274847</text:p>
          </table:table-cell>
          <table:table-cell office:value-type="float" office:value="0.00000415635197394741" calcext:value-type="float">
            <text:p>4.16E-06</text:p>
          </table:table-cell>
          <table:table-cell office:value-type="float" office:value="0.404145188432735" calcext:value-type="float">
            <text:p>0.4041451884</text:p>
          </table:table-cell>
          <table:table-cell table:style-name="Default" office:value-type="float" office:value="0.0157991334190054" calcext:value-type="float">
            <text:p>0.0157991334</text:p>
          </table:table-cell>
          <table:table-cell office:value-type="float" office:value="0.294851304611055" calcext:value-type="float">
            <text:p>0.2948513046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0.542762048610155" calcext:value-type="float">
            <text:p>0.5427620486</text:p>
          </table:table-cell>
          <table:table-cell office:value-type="float" office:value="0.0897728367021781" calcext:value-type="float">
            <text:p>0.0897728367</text:p>
          </table:table-cell>
          <table:table-cell office:value-type="float" office:value="0.084546808220146" calcext:value-type="float">
            <text:p>0.0845468082</text:p>
          </table:table-cell>
          <table:table-cell office:value-type="float" office:value="0.0143186522600579" calcext:value-type="float">
            <text:p>0.0143186523</text:p>
          </table:table-cell>
          <table:table-cell office:value-type="float" office:value="0.0000825968210914571" calcext:value-type="float">
            <text:p>8.26E-05</text:p>
          </table:table-cell>
          <table:table-cell office:value-type="float" office:value="0.00000015925824532486" calcext:value-type="float">
            <text:p>1.59E-07</text:p>
          </table:table-cell>
          <table:table-cell office:value-type="float" office:value="0.309120616516523" calcext:value-type="float">
            <text:p>0.3091206165</text:p>
          </table:table-cell>
          <table:table-cell office:value-type="float" office:value="0.00000015925824532486" calcext:value-type="float">
            <text:p>1.59E-07</text:p>
          </table:table-cell>
          <table:table-cell office:value-type="float" office:value="0.22675720496321" calcext:value-type="float">
            <text:p>0.226757205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0.361233771054328" calcext:value-type="float">
            <text:p>0.3612337711</text:p>
          </table:table-cell>
          <table:table-cell office:value-type="float" office:value="0.100945526231845" calcext:value-type="float">
            <text:p>0.1009455262</text:p>
          </table:table-cell>
          <table:table-cell office:value-type="float" office:value="0.0963620253443096" calcext:value-type="float">
            <text:p>0.0963620253</text:p>
          </table:table-cell>
          <table:table-cell office:value-type="float" office:value="0.012848221102007" calcext:value-type="float">
            <text:p>0.0128482211</text:p>
          </table:table-cell>
          <table:table-cell office:value-type="float" office:value="0.0000548393157365363" calcext:value-type="float">
            <text:p>5.48E-05</text:p>
          </table:table-cell>
          <table:table-cell office:value-type="float" office:value="0.000000158443713732836" calcext:value-type="float">
            <text:p>1.58E-07</text:p>
          </table:table-cell>
          <table:table-cell office:value-type="float" office:value="0.171593835683117" calcext:value-type="float">
            <text:p>0.1715938357</text:p>
          </table:table-cell>
          <table:table-cell office:value-type="float" office:value="0.000000158443713732836" calcext:value-type="float">
            <text:p>1.58E-07</text:p>
          </table:table-cell>
          <table:table-cell office:value-type="float" office:value="0.129068255939267" calcext:value-type="float">
            <text:p>0.1290682559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0.623103562815933" calcext:value-type="float">
            <text:p>0.6231035628</text:p>
          </table:table-cell>
          <table:table-cell office:value-type="float" office:value="0.0287940727549901" calcext:value-type="float">
            <text:p>0.0287940728</text:p>
          </table:table-cell>
          <table:table-cell office:value-type="float" office:value="0.0259234824603875" calcext:value-type="float">
            <text:p>0.0259234825</text:p>
          </table:table-cell>
          <table:table-cell office:value-type="float" office:value="0.0130148543374811" calcext:value-type="float">
            <text:p>0.0130148543</text:p>
          </table:table-cell>
          <table:table-cell office:value-type="float" office:value="0.0000882691360825647" calcext:value-type="float">
            <text:p>8.83E-05</text:p>
          </table:table-cell>
          <table:table-cell office:value-type="float" office:value="0.0000040970118081821" calcext:value-type="float">
            <text:p>4.1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6923670659184" calcext:value-type="float">
            <text:p>0.0236923671</text:p>
          </table:table-cell>
          <table:table-cell office:value-type="float" office:value="0.295680545389547" calcext:value-type="float">
            <text:p>0.2956805454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0.623398011524889" calcext:value-type="float">
            <text:p>0.6233980115</text:p>
          </table:table-cell>
          <table:table-cell office:value-type="float" office:value="0.029959878549488" calcext:value-type="float">
            <text:p>0.0299598785</text:p>
          </table:table-cell>
          <table:table-cell office:value-type="float" office:value="0.0299630884026823" calcext:value-type="float">
            <text:p>0.0299630884</text:p>
          </table:table-cell>
          <table:table-cell office:value-type="float" office:value="0.0135177968076001" calcext:value-type="float">
            <text:p>0.0135177968</text:p>
          </table:table-cell>
          <table:table-cell office:value-type="float" office:value="0.0000911019552749129" calcext:value-type="float">
            <text:p>9.11E-05</text:p>
          </table:table-cell>
          <table:table-cell office:value-type="float" office:value="0.00000421716482541196" calcext:value-type="float">
            <text:p>4.22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7259882035053" calcext:value-type="float">
            <text:p>0.0257259882</text:p>
          </table:table-cell>
          <table:table-cell office:value-type="float" office:value="0.294862322329503" calcext:value-type="float">
            <text:p>0.2948623223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0.474124964241651" calcext:value-type="float">
            <text:p>0.4741249642</text:p>
          </table:table-cell>
          <table:table-cell office:value-type="float" office:value="0.0968622906102475" calcext:value-type="float">
            <text:p>0.0968622906</text:p>
          </table:table-cell>
          <table:table-cell office:value-type="float" office:value="0.0951960046467427" calcext:value-type="float">
            <text:p>0.0951960046</text:p>
          </table:table-cell>
          <table:table-cell office:value-type="float" office:value="0.0141992208810912" calcext:value-type="float">
            <text:p>0.0141992209</text:p>
          </table:table-cell>
          <table:table-cell office:value-type="float" office:value="0.0000736862523749595" calcext:value-type="float">
            <text:p>7.37E-05</text:p>
          </table:table-cell>
          <table:table-cell office:value-type="float" office:value="0.000000226087588238384" calcext:value-type="float">
            <text:p>2.26E-07</text:p>
          </table:table-cell>
          <table:table-cell office:value-type="float" office:value="0.243241991988774" calcext:value-type="float">
            <text:p>0.243241992</text:p>
          </table:table-cell>
          <table:table-cell office:value-type="float" office:value="0.000000226087588238384" calcext:value-type="float">
            <text:p>2.26E-07</text:p>
          </table:table-cell>
          <table:table-cell office:value-type="float" office:value="0.182494404458175" calcext:value-type="float">
            <text:p>0.1824944045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0.553868241370302" calcext:value-type="float">
            <text:p>0.5538682414</text:p>
          </table:table-cell>
          <table:table-cell office:value-type="float" office:value="0.0895914429501468" calcext:value-type="float">
            <text:p>0.089591443</text:p>
          </table:table-cell>
          <table:table-cell office:value-type="float" office:value="0.0890263796064832" calcext:value-type="float">
            <text:p>0.0890263796</text:p>
          </table:table-cell>
          <table:table-cell office:value-type="float" office:value="0.0135490792595522" calcext:value-type="float">
            <text:p>0.0135490793</text:p>
          </table:table-cell>
          <table:table-cell office:value-type="float" office:value="0.0000754802263863483" calcext:value-type="float">
            <text:p>7.55E-05</text:p>
          </table:table-cell>
          <table:table-cell office:value-type="float" office:value="0.000000187688790044303" calcext:value-type="float">
            <text:p>1.88E-07</text:p>
          </table:table-cell>
          <table:table-cell office:value-type="float" office:value="0.306865877325366" calcext:value-type="float">
            <text:p>0.3068658773</text:p>
          </table:table-cell>
          <table:table-cell office:value-type="float" office:value="0.000000187688790044303" calcext:value-type="float">
            <text:p>1.88E-07</text:p>
          </table:table-cell>
          <table:table-cell office:value-type="float" office:value="0.226121551205663" calcext:value-type="float">
            <text:p>0.2261215512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0.623669149021416" calcext:value-type="float">
            <text:p>0.623669149</text:p>
          </table:table-cell>
          <table:table-cell office:value-type="float" office:value="0.0293797142253167" calcext:value-type="float">
            <text:p>0.0293797142</text:p>
          </table:table-cell>
          <table:table-cell office:value-type="float" office:value="0.0267783540851491" calcext:value-type="float">
            <text:p>0.0267783541</text:p>
          </table:table-cell>
          <table:table-cell office:value-type="float" office:value="0.0148537923354908" calcext:value-type="float">
            <text:p>0.0148537923</text:p>
          </table:table-cell>
          <table:table-cell office:value-type="float" office:value="0.000096735721966769" calcext:value-type="float">
            <text:p>9.67E-05</text:p>
          </table:table-cell>
          <table:table-cell office:value-type="float" office:value="0.00000414132730239312" calcext:value-type="float">
            <text:p>4.14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7991848694214" calcext:value-type="float">
            <text:p>0.0237991849</text:p>
          </table:table-cell>
          <table:table-cell office:value-type="float" office:value="0.295443006529318" calcext:value-type="float">
            <text:p>0.2954430065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0.320878467671118" calcext:value-type="float">
            <text:p>0.3208784677</text:p>
          </table:table-cell>
          <table:table-cell office:value-type="float" office:value="0.16988526269279" calcext:value-type="float">
            <text:p>0.1698852627</text:p>
          </table:table-cell>
          <table:table-cell office:value-type="float" office:value="0.150945311355952" calcext:value-type="float">
            <text:p>0.1509453114</text:p>
          </table:table-cell>
          <table:table-cell office:value-type="float" office:value="0.0195390846526365" calcext:value-type="float">
            <text:p>0.0195390847</text:p>
          </table:table-cell>
          <table:table-cell table:style-name="Default" office:value-type="float" office:value="0.000107426021618439" calcext:value-type="float">
            <text:p>0.000107426</text:p>
          </table:table-cell>
          <table:table-cell office:value-type="float" office:value="0.000000191603633241576" calcext:value-type="float">
            <text:p>1.92E-07</text:p>
          </table:table-cell>
          <table:table-cell office:value-type="float" office:value="0.204803428790742" calcext:value-type="float">
            <text:p>0.2048034288</text:p>
          </table:table-cell>
          <table:table-cell office:value-type="float" office:value="0.000000191603633241576" calcext:value-type="float">
            <text:p>1.92E-07</text:p>
          </table:table-cell>
          <table:table-cell office:value-type="float" office:value="0.155612766523898" calcext:value-type="float">
            <text:p>0.1556127665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0.576873684112598" calcext:value-type="float">
            <text:p>0.5768736841</text:p>
          </table:table-cell>
          <table:table-cell office:value-type="float" office:value="0.101156926054562" calcext:value-type="float">
            <text:p>0.1011569261</text:p>
          </table:table-cell>
          <table:table-cell office:value-type="float" office:value="0.0979513118487798" calcext:value-type="float">
            <text:p>0.0979513118</text:p>
          </table:table-cell>
          <table:table-cell office:value-type="float" office:value="0.0171546211235896" calcext:value-type="float">
            <text:p>0.0171546211</text:p>
          </table:table-cell>
          <table:table-cell office:value-type="float" office:value="0.000095630003478492" calcext:value-type="float">
            <text:p>9.56E-05</text:p>
          </table:table-cell>
          <table:table-cell office:value-type="float" office:value="0.000000238999710652808" calcext:value-type="float">
            <text:p>2.39E-07</text:p>
          </table:table-cell>
          <table:table-cell office:value-type="float" office:value="0.329983164553721" calcext:value-type="float">
            <text:p>0.3299831646</text:p>
          </table:table-cell>
          <table:table-cell office:value-type="float" office:value="0.000000238999710652808" calcext:value-type="float">
            <text:p>2.39E-07</text:p>
          </table:table-cell>
          <table:table-cell office:value-type="float" office:value="0.243553421544311" calcext:value-type="float">
            <text:p>0.2435534215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0.623643690738026" calcext:value-type="float">
            <text:p>0.6236436907</text:p>
          </table:table-cell>
          <table:table-cell office:value-type="float" office:value="0.0315448046350865" calcext:value-type="float">
            <text:p>0.0315448046</text:p>
          </table:table-cell>
          <table:table-cell office:value-type="float" office:value="0.0258411522635219" calcext:value-type="float">
            <text:p>0.0258411523</text:p>
          </table:table-cell>
          <table:table-cell office:value-type="float" office:value="0.0139532430858822" calcext:value-type="float">
            <text:p>0.0139532431</text:p>
          </table:table-cell>
          <table:table-cell office:value-type="float" office:value="0.0000926649091384328" calcext:value-type="float">
            <text:p>9.27E-05</text:p>
          </table:table-cell>
          <table:table-cell office:value-type="float" office:value="0.00000407970742671036" calcext:value-type="float">
            <text:p>4.08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2489805530744" calcext:value-type="float">
            <text:p>0.0232489806</text:p>
          </table:table-cell>
          <table:table-cell office:value-type="float" office:value="0.295654021094103" calcext:value-type="float">
            <text:p>0.2956540211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0.623770363666503" calcext:value-type="float">
            <text:p>0.6237703637</text:p>
          </table:table-cell>
          <table:table-cell office:value-type="float" office:value="0.0293058547058533" calcext:value-type="float">
            <text:p>0.0293058547</text:p>
          </table:table-cell>
          <table:table-cell office:value-type="float" office:value="0.0271111260834009" calcext:value-type="float">
            <text:p>0.0271111261</text:p>
          </table:table-cell>
          <table:table-cell office:value-type="float" office:value="0.0148886785515462" calcext:value-type="float">
            <text:p>0.0148886786</text:p>
          </table:table-cell>
          <table:table-cell office:value-type="float" office:value="0.0000969321947454041" calcext:value-type="float">
            <text:p>9.69E-05</text:p>
          </table:table-cell>
          <table:table-cell office:value-type="float" office:value="0.00000410998435948839" calcext:value-type="float">
            <text:p>4.11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9976578219946" calcext:value-type="float">
            <text:p>0.0239976578</text:p>
          </table:table-cell>
          <table:table-cell office:value-type="float" office:value="0.295346068964664" calcext:value-type="float">
            <text:p>0.295346069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0.594850864724232" calcext:value-type="float">
            <text:p>0.5948508647</text:p>
          </table:table-cell>
          <table:table-cell office:value-type="float" office:value="0.0884155152219894" calcext:value-type="float">
            <text:p>0.0884155152</text:p>
          </table:table-cell>
          <table:table-cell office:value-type="float" office:value="0.0803333149991983" calcext:value-type="float">
            <text:p>0.080333315</text:p>
          </table:table-cell>
          <table:table-cell office:value-type="float" office:value="0.0159968468561863" calcext:value-type="float">
            <text:p>0.0159968469</text:p>
          </table:table-cell>
          <table:table-cell office:value-type="float" office:value="0.0000954601906516248" calcext:value-type="float">
            <text:p>9.55E-05</text:p>
          </table:table-cell>
          <table:table-cell office:value-type="float" office:value="0.00000237502603987892" calcext:value-type="float">
            <text:p>2.38E-06</text:p>
          </table:table-cell>
          <table:table-cell office:value-type="float" office:value="0.378960566696733" calcext:value-type="float">
            <text:p>0.3789605667</text:p>
          </table:table-cell>
          <table:table-cell table:style-name="Default" office:value-type="float" office:value="0.00713301265979586" calcext:value-type="float">
            <text:p>0.0071330127</text:p>
          </table:table-cell>
          <table:table-cell office:value-type="float" office:value="0.275643802136378" calcext:value-type="float">
            <text:p>0.2756438021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0.547656114592817" calcext:value-type="float">
            <text:p>0.5476561146</text:p>
          </table:table-cell>
          <table:table-cell office:value-type="float" office:value="0.0804757516343365" calcext:value-type="float">
            <text:p>0.0804757516</text:p>
          </table:table-cell>
          <table:table-cell office:value-type="float" office:value="0.0752531775148895" calcext:value-type="float">
            <text:p>0.0752531775</text:p>
          </table:table-cell>
          <table:table-cell office:value-type="float" office:value="0.0147123760268215" calcext:value-type="float">
            <text:p>0.014712376</text:p>
          </table:table-cell>
          <table:table-cell office:value-type="float" office:value="0.0000881978252854169" calcext:value-type="float">
            <text:p>8.82E-05</text:p>
          </table:table-cell>
          <table:table-cell office:value-type="float" office:value="0.00000443522815231959" calcext:value-type="float">
            <text:p>4.44E-06</text:p>
          </table:table-cell>
          <table:table-cell office:value-type="float" office:value="0.380423740350442" calcext:value-type="float">
            <text:p>0.3804237404</text:p>
          </table:table-cell>
          <table:table-cell table:style-name="Default" office:value-type="float" office:value="0.00990348204846073" calcext:value-type="float">
            <text:p>0.009903482</text:p>
          </table:table-cell>
          <table:table-cell office:value-type="float" office:value="0.276614584832369" calcext:value-type="float">
            <text:p>0.2766145848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0.618168842683515" calcext:value-type="float">
            <text:p>0.6181688427</text:p>
          </table:table-cell>
          <table:table-cell office:value-type="float" office:value="0.0338291780199107" calcext:value-type="float">
            <text:p>0.033829178</text:p>
          </table:table-cell>
          <table:table-cell office:value-type="float" office:value="0.0336273048227089" calcext:value-type="float">
            <text:p>0.0336273048</text:p>
          </table:table-cell>
          <table:table-cell office:value-type="float" office:value="0.0151784040116837" calcext:value-type="float">
            <text:p>0.015178404</text:p>
          </table:table-cell>
          <table:table-cell office:value-type="float" office:value="0.0000985592917223869" calcext:value-type="float">
            <text:p>9.86E-05</text:p>
          </table:table-cell>
          <table:table-cell office:value-type="float" office:value="0.00000420665775789144" calcext:value-type="float">
            <text:p>4.21E-06</text:p>
          </table:table-cell>
          <table:table-cell office:value-type="float" office:value="0.405859855396194" calcext:value-type="float">
            <text:p>0.4058598554</text:p>
          </table:table-cell>
          <table:table-cell table:style-name="Default" office:value-type="float" office:value="0.0225855066212836" calcext:value-type="float">
            <text:p>0.0225855066</text:p>
          </table:table-cell>
          <table:table-cell office:value-type="float" office:value="0.293107776284221" calcext:value-type="float">
            <text:p>0.2931077763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0.603664248165321" calcext:value-type="float">
            <text:p>0.6036642482</text:p>
          </table:table-cell>
          <table:table-cell office:value-type="float" office:value="0.0900506817586174" calcext:value-type="float">
            <text:p>0.0900506818</text:p>
          </table:table-cell>
          <table:table-cell office:value-type="float" office:value="0.0872502329312256" calcext:value-type="float">
            <text:p>0.0872502329</text:p>
          </table:table-cell>
          <table:table-cell office:value-type="float" office:value="0.016214442340168" calcext:value-type="float">
            <text:p>0.0162144423</text:p>
          </table:table-cell>
          <table:table-cell office:value-type="float" office:value="0.0000930590409610166" calcext:value-type="float">
            <text:p>9.31E-05</text:p>
          </table:table-cell>
          <table:table-cell office:value-type="float" office:value="0.000000191513973587415" calcext:value-type="float">
            <text:p>1.92E-07</text:p>
          </table:table-cell>
          <table:table-cell office:value-type="float" office:value="0.36780127484523" calcext:value-type="float">
            <text:p>0.3678012748</text:p>
          </table:table-cell>
          <table:table-cell office:value-type="float" office:value="0.000000191513973587415" calcext:value-type="float">
            <text:p>1.92E-07</text:p>
          </table:table-cell>
          <table:table-cell office:value-type="float" office:value="0.268570344822747" calcext:value-type="float">
            <text:p>0.2685703448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0.365236028508192" calcext:value-type="float">
            <text:p>0.3652360285</text:p>
          </table:table-cell>
          <table:table-cell office:value-type="float" office:value="0.095795315367923" calcext:value-type="float">
            <text:p>0.0957953154</text:p>
          </table:table-cell>
          <table:table-cell office:value-type="float" office:value="0.0942738352857483" calcext:value-type="float">
            <text:p>0.0942738353</text:p>
          </table:table-cell>
          <table:table-cell office:value-type="float" office:value="0.0134004591724729" calcext:value-type="float">
            <text:p>0.0134004592</text:p>
          </table:table-cell>
          <table:table-cell office:value-type="float" office:value="0.0000654562593553609" calcext:value-type="float">
            <text:p>6.55E-05</text:p>
          </table:table-cell>
          <table:table-cell office:value-type="float" office:value="0.000000221080946885037" calcext:value-type="float">
            <text:p>2.21E-07</text:p>
          </table:table-cell>
          <table:table-cell office:value-type="float" office:value="0.176383420737639" calcext:value-type="float">
            <text:p>0.1763834207</text:p>
          </table:table-cell>
          <table:table-cell office:value-type="float" office:value="0.000000221080946885037" calcext:value-type="float">
            <text:p>2.21E-07</text:p>
          </table:table-cell>
          <table:table-cell office:value-type="float" office:value="0.135370630031057" calcext:value-type="float">
            <text:p>0.13537063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0.550474983652156" calcext:value-type="float">
            <text:p>0.5504749837</text:p>
          </table:table-cell>
          <table:table-cell office:value-type="float" office:value="0.0891632642738689" calcext:value-type="float">
            <text:p>0.0891632643</text:p>
          </table:table-cell>
          <table:table-cell office:value-type="float" office:value="0.0882140335533404" calcext:value-type="float">
            <text:p>0.0882140336</text:p>
          </table:table-cell>
          <table:table-cell office:value-type="float" office:value="0.0134154413114967" calcext:value-type="float">
            <text:p>0.0134154413</text:p>
          </table:table-cell>
          <table:table-cell office:value-type="float" office:value="0.000074546176977831" calcext:value-type="float">
            <text:p>7.45E-05</text:p>
          </table:table-cell>
          <table:table-cell office:value-type="float" office:value="0.000000174505412708111" calcext:value-type="float">
            <text:p>1.75E-07</text:p>
          </table:table-cell>
          <table:table-cell office:value-type="float" office:value="0.30368111930481" calcext:value-type="float">
            <text:p>0.3036811193</text:p>
          </table:table-cell>
          <table:table-cell office:value-type="float" office:value="0.000000174505412708111" calcext:value-type="float">
            <text:p>1.75E-07</text:p>
          </table:table-cell>
          <table:table-cell office:value-type="float" office:value="0.22281315022012" calcext:value-type="float">
            <text:p>0.2228131502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0.595475227168319" calcext:value-type="float">
            <text:p>0.5954752272</text:p>
          </table:table-cell>
          <table:table-cell office:value-type="float" office:value="0.0883422171964304" calcext:value-type="float">
            <text:p>0.0883422172</text:p>
          </table:table-cell>
          <table:table-cell office:value-type="float" office:value="0.0791385094084803" calcext:value-type="float">
            <text:p>0.0791385094</text:p>
          </table:table-cell>
          <table:table-cell office:value-type="float" office:value="0.0160223492466576" calcext:value-type="float">
            <text:p>0.0160223492</text:p>
          </table:table-cell>
          <table:table-cell office:value-type="float" office:value="0.0000952628853172679" calcext:value-type="float">
            <text:p>9.53E-05</text:p>
          </table:table-cell>
          <table:table-cell office:value-type="float" office:value="0.000000155285672014949" calcext:value-type="float">
            <text:p>1.55E-07</text:p>
          </table:table-cell>
          <table:table-cell office:value-type="float" office:value="0.355512150128357" calcext:value-type="float">
            <text:p>0.3555121501</text:p>
          </table:table-cell>
          <table:table-cell office:value-type="float" office:value="0.000000155285672014949" calcext:value-type="float">
            <text:p>1.55E-07</text:p>
          </table:table-cell>
          <table:table-cell office:value-type="float" office:value="0.259593042517873" calcext:value-type="float">
            <text:p>0.2595930425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0.601744990703363" calcext:value-type="float">
            <text:p>0.6017449907</text:p>
          </table:table-cell>
          <table:table-cell office:value-type="float" office:value="0.13887249068034" calcext:value-type="float">
            <text:p>0.1388724907</text:p>
          </table:table-cell>
          <table:table-cell office:value-type="float" office:value="0.143448680409241" calcext:value-type="float">
            <text:p>0.1434486804</text:p>
          </table:table-cell>
          <table:table-cell office:value-type="float" office:value="0.0197510290476797" calcext:value-type="float">
            <text:p>0.019751029</text:p>
          </table:table-cell>
          <table:table-cell table:style-name="Default" office:value-type="float" office:value="0.000116381080450475" calcext:value-type="float">
            <text:p>0.0001163811</text:p>
          </table:table-cell>
          <table:table-cell office:value-type="float" office:value="0.00000410415306601069" calcext:value-type="float">
            <text:p>4.10E-06</text:p>
          </table:table-cell>
          <table:table-cell office:value-type="float" office:value="0.37006005518624" calcext:value-type="float">
            <text:p>0.3700600552</text:p>
          </table:table-cell>
          <table:table-cell table:style-name="Default" office:value-type="float" office:value="0.0211068281621679" calcext:value-type="float">
            <text:p>0.0211068282</text:p>
          </table:table-cell>
          <table:table-cell office:value-type="float" office:value="0.270356466615926" calcext:value-type="float">
            <text:p>0.2703564666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0.5835610752245" calcext:value-type="float">
            <text:p>0.5835610752</text:p>
          </table:table-cell>
          <table:table-cell office:value-type="float" office:value="0.0888397004686743" calcext:value-type="float">
            <text:p>0.0888397005</text:p>
          </table:table-cell>
          <table:table-cell office:value-type="float" office:value="0.0786283740153362" calcext:value-type="float">
            <text:p>0.078628374</text:p>
          </table:table-cell>
          <table:table-cell office:value-type="float" office:value="0.0172760831080295" calcext:value-type="float">
            <text:p>0.0172760831</text:p>
          </table:table-cell>
          <table:table-cell office:value-type="float" office:value="0.0000995877280275174" calcext:value-type="float">
            <text:p>9.96E-05</text:p>
          </table:table-cell>
          <table:table-cell office:value-type="float" office:value="0.00000295324768457496" calcext:value-type="float">
            <text:p>2.95E-06</text:p>
          </table:table-cell>
          <table:table-cell office:value-type="float" office:value="0.39299420408505" calcext:value-type="float">
            <text:p>0.3929942041</text:p>
          </table:table-cell>
          <table:table-cell table:style-name="Default" office:value-type="float" office:value="0.00541580066674492" calcext:value-type="float">
            <text:p>0.0054158007</text:p>
          </table:table-cell>
          <table:table-cell office:value-type="float" office:value="0.287055758697317" calcext:value-type="float">
            <text:p>0.2870557587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0.610123333779852" calcext:value-type="float">
            <text:p>0.6101233338</text:p>
          </table:table-cell>
          <table:table-cell office:value-type="float" office:value="0.0886322897996561" calcext:value-type="float">
            <text:p>0.0886322898</text:p>
          </table:table-cell>
          <table:table-cell office:value-type="float" office:value="0.0749510278386639" calcext:value-type="float">
            <text:p>0.0749510278</text:p>
          </table:table-cell>
          <table:table-cell office:value-type="float" office:value="0.0163925014205818" calcext:value-type="float">
            <text:p>0.0163925014</text:p>
          </table:table-cell>
          <table:table-cell table:style-name="Default" office:value-type="float" office:value="0.000104483175640996" calcext:value-type="float">
            <text:p>0.0001044832</text:p>
          </table:table-cell>
          <table:table-cell office:value-type="float" office:value="0.000000147212157970563" calcext:value-type="float">
            <text:p>1.47E-07</text:p>
          </table:table-cell>
          <table:table-cell office:value-type="float" office:value="0.391578004149022" calcext:value-type="float">
            <text:p>0.3915780041</text:p>
          </table:table-cell>
          <table:table-cell office:value-type="float" office:value="0.000000147212157970563" calcext:value-type="float">
            <text:p>1.47E-07</text:p>
          </table:table-cell>
          <table:table-cell office:value-type="float" office:value="0.285990387085164" calcext:value-type="float">
            <text:p>0.2859903871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0.600790950682372" calcext:value-type="float">
            <text:p>0.6007909507</text:p>
          </table:table-cell>
          <table:table-cell office:value-type="float" office:value="0.0345240287789765" calcext:value-type="float">
            <text:p>0.0345240288</text:p>
          </table:table-cell>
          <table:table-cell office:value-type="float" office:value="0.0327021654591618" calcext:value-type="float">
            <text:p>0.0327021655</text:p>
          </table:table-cell>
          <table:table-cell office:value-type="float" office:value="0.0158380697561269" calcext:value-type="float">
            <text:p>0.0158380698</text:p>
          </table:table-cell>
          <table:table-cell office:value-type="float" office:value="0.0000983726885353027" calcext:value-type="float">
            <text:p>9.84E-05</text:p>
          </table:table-cell>
          <table:table-cell office:value-type="float" office:value="0.00000416266002446454" calcext:value-type="float">
            <text:p>4.16E-06</text:p>
          </table:table-cell>
          <table:table-cell office:value-type="float" office:value="0.364767810470653" calcext:value-type="float">
            <text:p>0.3647678105</text:p>
          </table:table-cell>
          <table:table-cell table:style-name="Default" office:value-type="float" office:value="0.0260312212147792" calcext:value-type="float">
            <text:p>0.0260312212</text:p>
          </table:table-cell>
          <table:table-cell office:value-type="float" office:value="0.263447316725639" calcext:value-type="float">
            <text:p>0.2634473167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0.623357409309702" calcext:value-type="float">
            <text:p>0.6233574093</text:p>
          </table:table-cell>
          <table:table-cell office:value-type="float" office:value="0.0286323321325013" calcext:value-type="float">
            <text:p>0.0286323321</text:p>
          </table:table-cell>
          <table:table-cell office:value-type="float" office:value="0.0286223280217659" calcext:value-type="float">
            <text:p>0.028622328</text:p>
          </table:table-cell>
          <table:table-cell office:value-type="float" office:value="0.0128098163962385" calcext:value-type="float">
            <text:p>0.0128098164</text:p>
          </table:table-cell>
          <table:table-cell office:value-type="float" office:value="0.0000878341380902954" calcext:value-type="float">
            <text:p>8.78E-05</text:p>
          </table:table-cell>
          <table:table-cell office:value-type="float" office:value="0.00000419709127297078" calcext:value-type="float">
            <text:p>4.2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0761683107374" calcext:value-type="float">
            <text:p>0.0250761683</text:p>
          </table:table-cell>
          <table:table-cell office:value-type="float" office:value="0.295124401891954" calcext:value-type="float">
            <text:p>0.2951244019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0.623458545264577" calcext:value-type="float">
            <text:p>0.6234585453</text:p>
          </table:table-cell>
          <table:table-cell office:value-type="float" office:value="0.029150947112226" calcext:value-type="float">
            <text:p>0.0291509471</text:p>
          </table:table-cell>
          <table:table-cell office:value-type="float" office:value="0.0273638605457524" calcext:value-type="float">
            <text:p>0.0273638605</text:p>
          </table:table-cell>
          <table:table-cell office:value-type="float" office:value="0.0137580439264344" calcext:value-type="float">
            <text:p>0.0137580439</text:p>
          </table:table-cell>
          <table:table-cell office:value-type="float" office:value="0.0000915786610174946" calcext:value-type="float">
            <text:p>9.16E-05</text:p>
          </table:table-cell>
          <table:table-cell office:value-type="float" office:value="0.00000419150800484505" calcext:value-type="float">
            <text:p>4.19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1497757140053" calcext:value-type="float">
            <text:p>0.0241497757</text:p>
          </table:table-cell>
          <table:table-cell office:value-type="float" office:value="0.295572824201312" calcext:value-type="float">
            <text:p>0.2955728242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0.599557451720365" calcext:value-type="float">
            <text:p>0.5995574517</text:p>
          </table:table-cell>
          <table:table-cell office:value-type="float" office:value="0.0353169673744318" calcext:value-type="float">
            <text:p>0.0353169674</text:p>
          </table:table-cell>
          <table:table-cell office:value-type="float" office:value="0.033135994376777" calcext:value-type="float">
            <text:p>0.0331359944</text:p>
          </table:table-cell>
          <table:table-cell office:value-type="float" office:value="0.0147981946406284" calcext:value-type="float">
            <text:p>0.0147981946</text:p>
          </table:table-cell>
          <table:table-cell office:value-type="float" office:value="0.0000957911812479919" calcext:value-type="float">
            <text:p>9.58E-05</text:p>
          </table:table-cell>
          <table:table-cell office:value-type="float" office:value="0.00000413976162542839" calcext:value-type="float">
            <text:p>4.14E-06</text:p>
          </table:table-cell>
          <table:table-cell office:value-type="float" office:value="0.396162144133488" calcext:value-type="float">
            <text:p>0.3961621441</text:p>
          </table:table-cell>
          <table:table-cell table:style-name="Default" office:value-type="float" office:value="0.0218338337273776" calcext:value-type="float">
            <text:p>0.0218338337</text:p>
          </table:table-cell>
          <table:table-cell office:value-type="float" office:value="0.28689090406474" calcext:value-type="float">
            <text:p>0.2868909041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0.623960788408082" calcext:value-type="float">
            <text:p>0.6239607884</text:p>
          </table:table-cell>
          <table:table-cell office:value-type="float" office:value="0.0708247386593959" calcext:value-type="float">
            <text:p>0.0708247387</text:p>
          </table:table-cell>
          <table:table-cell office:value-type="float" office:value="0.0570446000608451" calcext:value-type="float">
            <text:p>0.0570446001</text:p>
          </table:table-cell>
          <table:table-cell office:value-type="float" office:value="0.0207869944729752" calcext:value-type="float">
            <text:p>0.0207869945</text:p>
          </table:table-cell>
          <table:table-cell table:style-name="Default" office:value-type="float" office:value="0.000122119479971444" calcext:value-type="float">
            <text:p>0.0001221195</text:p>
          </table:table-cell>
          <table:table-cell office:value-type="float" office:value="0.00000425383608879097" calcext:value-type="float">
            <text:p>4.25E-06</text:p>
          </table:table-cell>
          <table:table-cell office:value-type="float" office:value="0.407226390762351" calcext:value-type="float">
            <text:p>0.4072263908</text:p>
          </table:table-cell>
          <table:table-cell table:style-name="Default" office:value-type="float" office:value="0.0162440973331504" calcext:value-type="float">
            <text:p>0.0162440973</text:p>
          </table:table-cell>
          <table:table-cell office:value-type="float" office:value="0.297050843527526" calcext:value-type="float">
            <text:p>0.2970508435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0.526422298175798" calcext:value-type="float">
            <text:p>0.5264222982</text:p>
          </table:table-cell>
          <table:table-cell office:value-type="float" office:value="0.0896982402562031" calcext:value-type="float">
            <text:p>0.0896982403</text:p>
          </table:table-cell>
          <table:table-cell office:value-type="float" office:value="0.0890830432802479" calcext:value-type="float">
            <text:p>0.0890830433</text:p>
          </table:table-cell>
          <table:table-cell office:value-type="float" office:value="0.0141693041226684" calcext:value-type="float">
            <text:p>0.0141693041</text:p>
          </table:table-cell>
          <table:table-cell office:value-type="float" office:value="0.0000778114374548437" calcext:value-type="float">
            <text:p>7.78E-05</text:p>
          </table:table-cell>
          <table:table-cell office:value-type="float" office:value="0.000000193385268526343" calcext:value-type="float">
            <text:p>1.93E-07</text:p>
          </table:table-cell>
          <table:table-cell office:value-type="float" office:value="0.282351239101624" calcext:value-type="float">
            <text:p>0.2823512391</text:p>
          </table:table-cell>
          <table:table-cell office:value-type="float" office:value="0.000000193385268526343" calcext:value-type="float">
            <text:p>1.93E-07</text:p>
          </table:table-cell>
          <table:table-cell office:value-type="float" office:value="0.208513271479924" calcext:value-type="float">
            <text:p>0.2085132715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0.600272282401564" calcext:value-type="float">
            <text:p>0.6002722824</text:p>
          </table:table-cell>
          <table:table-cell office:value-type="float" office:value="0.0431778004930693" calcext:value-type="float">
            <text:p>0.0431778005</text:p>
          </table:table-cell>
          <table:table-cell office:value-type="float" office:value="0.0366817358845141" calcext:value-type="float">
            <text:p>0.0366817359</text:p>
          </table:table-cell>
          <table:table-cell office:value-type="float" office:value="0.0181821784442575" calcext:value-type="float">
            <text:p>0.0181821784</text:p>
          </table:table-cell>
          <table:table-cell table:style-name="Default" office:value-type="float" office:value="0.000113548677784604" calcext:value-type="float">
            <text:p>0.0001135487</text:p>
          </table:table-cell>
          <table:table-cell office:value-type="float" office:value="0.0000042925241766259" calcext:value-type="float">
            <text:p>4.29E-06</text:p>
          </table:table-cell>
          <table:table-cell office:value-type="float" office:value="0.388372673257699" calcext:value-type="float">
            <text:p>0.3883726733</text:p>
          </table:table-cell>
          <table:table-cell table:style-name="Default" office:value-type="float" office:value="0.0246361630736135" calcext:value-type="float">
            <text:p>0.0246361631</text:p>
          </table:table-cell>
          <table:table-cell office:value-type="float" office:value="0.281300175162619" calcext:value-type="float">
            <text:p>0.2813001752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0.418182778417691" calcext:value-type="float">
            <text:p>0.4181827784</text:p>
          </table:table-cell>
          <table:table-cell office:value-type="float" office:value="0.169426339379403" calcext:value-type="float">
            <text:p>0.1694263394</text:p>
          </table:table-cell>
          <table:table-cell office:value-type="float" office:value="0.16076131405569" calcext:value-type="float">
            <text:p>0.1607613141</text:p>
          </table:table-cell>
          <table:table-cell office:value-type="float" office:value="0.0206840666811361" calcext:value-type="float">
            <text:p>0.0206840667</text:p>
          </table:table-cell>
          <table:table-cell table:style-name="Default" office:value-type="float" office:value="0.000108548865739913" calcext:value-type="float">
            <text:p>0.0001085489</text:p>
          </table:table-cell>
          <table:table-cell office:value-type="float" office:value="0.000000241364439033367" calcext:value-type="float">
            <text:p>2.41E-07</text:p>
          </table:table-cell>
          <table:table-cell office:value-type="float" office:value="0.259272486435067" calcext:value-type="float">
            <text:p>0.2592724864</text:p>
          </table:table-cell>
          <table:table-cell office:value-type="float" office:value="0.000000241364439033367" calcext:value-type="float">
            <text:p>2.41E-07</text:p>
          </table:table-cell>
          <table:table-cell office:value-type="float" office:value="0.205181784285606" calcext:value-type="float">
            <text:p>0.2051817843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0.588940815241711" calcext:value-type="float">
            <text:p>0.5889408152</text:p>
          </table:table-cell>
          <table:table-cell office:value-type="float" office:value="0.089910742168456" calcext:value-type="float">
            <text:p>0.0899107422</text:p>
          </table:table-cell>
          <table:table-cell office:value-type="float" office:value="0.0894411599825029" calcext:value-type="float">
            <text:p>0.08944116</text:p>
          </table:table-cell>
          <table:table-cell office:value-type="float" office:value="0.0150488762716175" calcext:value-type="float">
            <text:p>0.0150488763</text:p>
          </table:table-cell>
          <table:table-cell office:value-type="float" office:value="0.0000892193130570078" calcext:value-type="float">
            <text:p>8.92E-05</text:p>
          </table:table-cell>
          <table:table-cell office:value-type="float" office:value="0.000000186506710563347" calcext:value-type="float">
            <text:p>1.87E-07</text:p>
          </table:table-cell>
          <table:table-cell office:value-type="float" office:value="0.345607355888794" calcext:value-type="float">
            <text:p>0.3456073559</text:p>
          </table:table-cell>
          <table:table-cell office:value-type="float" office:value="0.000000186506710563347" calcext:value-type="float">
            <text:p>1.87E-07</text:p>
          </table:table-cell>
          <table:table-cell office:value-type="float" office:value="0.252779636616466" calcext:value-type="float">
            <text:p>0.2527796366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0.60526148042007" calcext:value-type="float">
            <text:p>0.6052614804</text:p>
          </table:table-cell>
          <table:table-cell office:value-type="float" office:value="0.12095473679675" calcext:value-type="float">
            <text:p>0.1209547368</text:p>
          </table:table-cell>
          <table:table-cell office:value-type="float" office:value="0.108647527762285" calcext:value-type="float">
            <text:p>0.1086475278</text:p>
          </table:table-cell>
          <table:table-cell office:value-type="float" office:value="0.0232640404582919" calcext:value-type="float">
            <text:p>0.0232640405</text:p>
          </table:table-cell>
          <table:table-cell table:style-name="Default" office:value-type="float" office:value="0.000128440320305386" calcext:value-type="float">
            <text:p>0.0001284403</text:p>
          </table:table-cell>
          <table:table-cell office:value-type="float" office:value="0.000000264743914504977" calcext:value-type="float">
            <text:p>2.65E-07</text:p>
          </table:table-cell>
          <table:table-cell office:value-type="float" office:value="0.369684550213645" calcext:value-type="float">
            <text:p>0.3696845502</text:p>
          </table:table-cell>
          <table:table-cell office:value-type="float" office:value="0.000000264743914504977" calcext:value-type="float">
            <text:p>2.65E-07</text:p>
          </table:table-cell>
          <table:table-cell office:value-type="float" office:value="0.272746662960923" calcext:value-type="float">
            <text:p>0.272746663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0.619943737705187" calcext:value-type="float">
            <text:p>0.6199437377</text:p>
          </table:table-cell>
          <table:table-cell office:value-type="float" office:value="0.0900619403038375" calcext:value-type="float">
            <text:p>0.0900619403</text:p>
          </table:table-cell>
          <table:table-cell office:value-type="float" office:value="0.0864396460760598" calcext:value-type="float">
            <text:p>0.0864396461</text:p>
          </table:table-cell>
          <table:table-cell office:value-type="float" office:value="0.015744103611106" calcext:value-type="float">
            <text:p>0.0157441036</text:p>
          </table:table-cell>
          <table:table-cell office:value-type="float" office:value="0.0000959685364592989" calcext:value-type="float">
            <text:p>9.60E-05</text:p>
          </table:table-cell>
          <table:table-cell office:value-type="float" office:value="0.000000165309907478762" calcext:value-type="float">
            <text:p>1.65E-07</text:p>
          </table:table-cell>
          <table:table-cell office:value-type="float" office:value="0.397911212877108" calcext:value-type="float">
            <text:p>0.3979112129</text:p>
          </table:table-cell>
          <table:table-cell office:value-type="float" office:value="0.000000165309907478762" calcext:value-type="float">
            <text:p>1.65E-07</text:p>
          </table:table-cell>
          <table:table-cell office:value-type="float" office:value="0.289806234777817" calcext:value-type="float">
            <text:p>0.2898062348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0.555912267513719" calcext:value-type="float">
            <text:p>0.5559122675</text:p>
          </table:table-cell>
          <table:table-cell office:value-type="float" office:value="0.175782418819666" calcext:value-type="float">
            <text:p>0.1757824188</text:p>
          </table:table-cell>
          <table:table-cell office:value-type="float" office:value="0.168292419995588" calcext:value-type="float">
            <text:p>0.16829242</text:p>
          </table:table-cell>
          <table:table-cell office:value-type="float" office:value="0.0223280426208787" calcext:value-type="float">
            <text:p>0.0223280426</text:p>
          </table:table-cell>
          <table:table-cell table:style-name="Default" office:value-type="float" office:value="0.000127548266758251" calcext:value-type="float">
            <text:p>0.0001275483</text:p>
          </table:table-cell>
          <table:table-cell office:value-type="float" office:value="0.000000234961087286982" calcext:value-type="float">
            <text:p>2.35E-07</text:p>
          </table:table-cell>
          <table:table-cell office:value-type="float" office:value="0.319287401011133" calcext:value-type="float">
            <text:p>0.319287401</text:p>
          </table:table-cell>
          <table:table-cell office:value-type="float" office:value="0.000000234961087286982" calcext:value-type="float">
            <text:p>2.35E-07</text:p>
          </table:table-cell>
          <table:table-cell office:value-type="float" office:value="0.238082373089111" calcext:value-type="float">
            <text:p>0.2380823731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0.471954239126289" calcext:value-type="float">
            <text:p>0.4719542391</text:p>
          </table:table-cell>
          <table:table-cell office:value-type="float" office:value="0.0897306380502165" calcext:value-type="float">
            <text:p>0.0897306381</text:p>
          </table:table-cell>
          <table:table-cell office:value-type="float" office:value="0.0845257419669067" calcext:value-type="float">
            <text:p>0.084525742</text:p>
          </table:table-cell>
          <table:table-cell office:value-type="float" office:value="0.0127623279017154" calcext:value-type="float">
            <text:p>0.0127623279</text:p>
          </table:table-cell>
          <table:table-cell office:value-type="float" office:value="0.0000701004510538824" calcext:value-type="float">
            <text:p>7.01E-05</text:p>
          </table:table-cell>
          <table:table-cell office:value-type="float" office:value="0.000000151396493195479" calcext:value-type="float">
            <text:p>1.51E-07</text:p>
          </table:table-cell>
          <table:table-cell office:value-type="float" office:value="0.242097317438899" calcext:value-type="float">
            <text:p>0.2420973174</text:p>
          </table:table-cell>
          <table:table-cell office:value-type="float" office:value="0.000000151396493195479" calcext:value-type="float">
            <text:p>1.51E-07</text:p>
          </table:table-cell>
          <table:table-cell office:value-type="float" office:value="0.177870797409396" calcext:value-type="float">
            <text:p>0.1778707974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0.623118401350268" calcext:value-type="float">
            <text:p>0.6231184014</text:p>
          </table:table-cell>
          <table:table-cell office:value-type="float" office:value="0.0893199089940145" calcext:value-type="float">
            <text:p>0.089319909</text:p>
          </table:table-cell>
          <table:table-cell office:value-type="float" office:value="0.0792650606709736" calcext:value-type="float">
            <text:p>0.0792650607</text:p>
          </table:table-cell>
          <table:table-cell office:value-type="float" office:value="0.018265484125673" calcext:value-type="float">
            <text:p>0.0182654841</text:p>
          </table:table-cell>
          <table:table-cell table:style-name="Default" office:value-type="float" office:value="0.000101369086264588" calcext:value-type="float">
            <text:p>0.0001013691</text:p>
          </table:table-cell>
          <table:table-cell office:value-type="float" office:value="0.00000366294518575666" calcext:value-type="float">
            <text:p>3.66E-06</text:p>
          </table:table-cell>
          <table:table-cell office:value-type="float" office:value="0.405517502019878" calcext:value-type="float">
            <text:p>0.405517502</text:p>
          </table:table-cell>
          <table:table-cell table:style-name="Default" office:value-type="float" office:value="0.00309751621989188" calcext:value-type="float">
            <text:p>0.0030975162</text:p>
          </table:table-cell>
          <table:table-cell office:value-type="float" office:value="0.295414364059083" calcext:value-type="float">
            <text:p>0.2954143641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0.61627928577619" calcext:value-type="float">
            <text:p>0.6162792858</text:p>
          </table:table-cell>
          <table:table-cell office:value-type="float" office:value="0.0900032714068628" calcext:value-type="float">
            <text:p>0.0900032714</text:p>
          </table:table-cell>
          <table:table-cell office:value-type="float" office:value="0.0734974464985265" calcext:value-type="float">
            <text:p>0.0734974465</text:p>
          </table:table-cell>
          <table:table-cell office:value-type="float" office:value="0.0176619496342792" calcext:value-type="float">
            <text:p>0.0176619496</text:p>
          </table:table-cell>
          <table:table-cell table:style-name="Default" office:value-type="float" office:value="0.000113789563264454" calcext:value-type="float">
            <text:p>0.0001137896</text:p>
          </table:table-cell>
          <table:table-cell office:value-type="float" office:value="0.000000146010859114783" calcext:value-type="float">
            <text:p>1.46E-07</text:p>
          </table:table-cell>
          <table:table-cell office:value-type="float" office:value="0.399304951690362" calcext:value-type="float">
            <text:p>0.3993049517</text:p>
          </table:table-cell>
          <table:table-cell office:value-type="float" office:value="0.000000146010859114783" calcext:value-type="float">
            <text:p>1.46E-07</text:p>
          </table:table-cell>
          <table:table-cell office:value-type="float" office:value="0.290622167228458" calcext:value-type="float">
            <text:p>0.2906221672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0.618875503331568" calcext:value-type="float">
            <text:p>0.6188755033</text:p>
          </table:table-cell>
          <table:table-cell office:value-type="float" office:value="0.0609267691428765" calcext:value-type="float">
            <text:p>0.0609267691</text:p>
          </table:table-cell>
          <table:table-cell office:value-type="float" office:value="0.057519633266192" calcext:value-type="float">
            <text:p>0.0575196333</text:p>
          </table:table-cell>
          <table:table-cell office:value-type="float" office:value="0.0140662348825847" calcext:value-type="float">
            <text:p>0.0140662349</text:p>
          </table:table-cell>
          <table:table-cell office:value-type="float" office:value="0.0000898995868272487" calcext:value-type="float">
            <text:p>8.99E-05</text:p>
          </table:table-cell>
          <table:table-cell office:value-type="float" office:value="0.00000441830407875601" calcext:value-type="float">
            <text:p>4.42E-06</text:p>
          </table:table-cell>
          <table:table-cell office:value-type="float" office:value="0.404145188432735" calcext:value-type="float">
            <text:p>0.4041451884</text:p>
          </table:table-cell>
          <table:table-cell table:style-name="Default" office:value-type="float" office:value="0.0131996323366503" calcext:value-type="float">
            <text:p>0.0131996323</text:p>
          </table:table-cell>
          <table:table-cell office:value-type="float" office:value="0.293497680833744" calcext:value-type="float">
            <text:p>0.2934976808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0.615000407135578" calcext:value-type="float">
            <text:p>0.6150004071</text:p>
          </table:table-cell>
          <table:table-cell office:value-type="float" office:value="0.0902702206027479" calcext:value-type="float">
            <text:p>0.0902702206</text:p>
          </table:table-cell>
          <table:table-cell office:value-type="float" office:value="0.088006301444475" calcext:value-type="float">
            <text:p>0.0880063014</text:p>
          </table:table-cell>
          <table:table-cell office:value-type="float" office:value="0.0152729459529832" calcext:value-type="float">
            <text:p>0.015272946</text:p>
          </table:table-cell>
          <table:table-cell office:value-type="float" office:value="0.0000917034157685168" calcext:value-type="float">
            <text:p>9.17E-05</text:p>
          </table:table-cell>
          <table:table-cell office:value-type="float" office:value="0.000000175036181130314" calcext:value-type="float">
            <text:p>1.75E-07</text:p>
          </table:table-cell>
          <table:table-cell office:value-type="float" office:value="0.38622100754188" calcext:value-type="float">
            <text:p>0.3862210075</text:p>
          </table:table-cell>
          <table:table-cell office:value-type="float" office:value="0.000000175036181130315" calcext:value-type="float">
            <text:p>1.75E-07</text:p>
          </table:table-cell>
          <table:table-cell office:value-type="float" office:value="0.281428964115124" calcext:value-type="float">
            <text:p>0.2814289641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0.561547128740441" calcext:value-type="float">
            <text:p>0.5615471287</text:p>
          </table:table-cell>
          <table:table-cell office:value-type="float" office:value="0.0802500053598172" calcext:value-type="float">
            <text:p>0.0802500054</text:p>
          </table:table-cell>
          <table:table-cell office:value-type="float" office:value="0.0804353888225606" calcext:value-type="float">
            <text:p>0.0804353888</text:p>
          </table:table-cell>
          <table:table-cell office:value-type="float" office:value="0.0150929537718868" calcext:value-type="float">
            <text:p>0.0150929538</text:p>
          </table:table-cell>
          <table:table-cell office:value-type="float" office:value="0.0000912607117682932" calcext:value-type="float">
            <text:p>9.13E-05</text:p>
          </table:table-cell>
          <table:table-cell office:value-type="float" office:value="0.00000484369075017885" calcext:value-type="float">
            <text:p>4.84E-06</text:p>
          </table:table-cell>
          <table:table-cell office:value-type="float" office:value="0.371931893407021" calcext:value-type="float">
            <text:p>0.3719318934</text:p>
          </table:table-cell>
          <table:table-cell table:style-name="Default" office:value-type="float" office:value="0.0105564053759835" calcext:value-type="float">
            <text:p>0.0105564054</text:p>
          </table:table-cell>
          <table:table-cell office:value-type="float" office:value="0.269887817884288" calcext:value-type="float">
            <text:p>0.2698878179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0.595966841008015" calcext:value-type="float">
            <text:p>0.595966841</text:p>
          </table:table-cell>
          <table:table-cell office:value-type="float" office:value="0.0898553261350224" calcext:value-type="float">
            <text:p>0.0898553261</text:p>
          </table:table-cell>
          <table:table-cell office:value-type="float" office:value="0.0894075317923687" calcext:value-type="float">
            <text:p>0.0894075318</text:p>
          </table:table-cell>
          <table:table-cell office:value-type="float" office:value="0.0148379678987759" calcext:value-type="float">
            <text:p>0.0148379679</text:p>
          </table:table-cell>
          <table:table-cell office:value-type="float" office:value="0.0000907111846883676" calcext:value-type="float">
            <text:p>9.07E-05</text:p>
          </table:table-cell>
          <table:table-cell office:value-type="float" office:value="0.000000182374714504696" calcext:value-type="float">
            <text:p>1.82E-07</text:p>
          </table:table-cell>
          <table:table-cell office:value-type="float" office:value="0.380058475033043" calcext:value-type="float">
            <text:p>0.380058475</text:p>
          </table:table-cell>
          <table:table-cell office:value-type="float" office:value="0.000000182374714504696" calcext:value-type="float">
            <text:p>1.82E-07</text:p>
          </table:table-cell>
          <table:table-cell office:value-type="float" office:value="0.277620522800736" calcext:value-type="float">
            <text:p>0.2776205228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0.453840785933614" calcext:value-type="float">
            <text:p>0.4538407859</text:p>
          </table:table-cell>
          <table:table-cell office:value-type="float" office:value="0.0900183559133336" calcext:value-type="float">
            <text:p>0.0900183559</text:p>
          </table:table-cell>
          <table:table-cell office:value-type="float" office:value="0.0856890809552295" calcext:value-type="float">
            <text:p>0.085689081</text:p>
          </table:table-cell>
          <table:table-cell office:value-type="float" office:value="0.0130568948629967" calcext:value-type="float">
            <text:p>0.0130568949</text:p>
          </table:table-cell>
          <table:table-cell office:value-type="float" office:value="0.0000708394113709361" calcext:value-type="float">
            <text:p>7.08E-05</text:p>
          </table:table-cell>
          <table:table-cell office:value-type="float" office:value="0.000000166259543974786" calcext:value-type="float">
            <text:p>1.66E-07</text:p>
          </table:table-cell>
          <table:table-cell office:value-type="float" office:value="0.229128784747792" calcext:value-type="float">
            <text:p>0.2291287847</text:p>
          </table:table-cell>
          <table:table-cell office:value-type="float" office:value="0.000000166259543974786" calcext:value-type="float">
            <text:p>1.66E-07</text:p>
          </table:table-cell>
          <table:table-cell office:value-type="float" office:value="0.169550684824212" calcext:value-type="float">
            <text:p>0.1695506848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0.463569026215251" calcext:value-type="float">
            <text:p>0.4635690262</text:p>
          </table:table-cell>
          <table:table-cell office:value-type="float" office:value="0.0895659548688722" calcext:value-type="float">
            <text:p>0.0895659549</text:p>
          </table:table-cell>
          <table:table-cell office:value-type="float" office:value="0.0890228318941108" calcext:value-type="float">
            <text:p>0.0890228319</text:p>
          </table:table-cell>
          <table:table-cell office:value-type="float" office:value="0.0133731163959869" calcext:value-type="float">
            <text:p>0.0133731164</text:p>
          </table:table-cell>
          <table:table-cell office:value-type="float" office:value="0.0000708486406448874" calcext:value-type="float">
            <text:p>7.08E-05</text:p>
          </table:table-cell>
          <table:table-cell office:value-type="float" office:value="0.000000187465941257901" calcext:value-type="float">
            <text:p>1.87E-07</text:p>
          </table:table-cell>
          <table:table-cell office:value-type="float" office:value="0.23629078131263" calcext:value-type="float">
            <text:p>0.2362907813</text:p>
          </table:table-cell>
          <table:table-cell office:value-type="float" office:value="0.000000187465941257901" calcext:value-type="float">
            <text:p>1.87E-07</text:p>
          </table:table-cell>
          <table:table-cell office:value-type="float" office:value="0.175018774098046" calcext:value-type="float">
            <text:p>0.1750187741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0.200155067776529" calcext:value-type="float">
            <text:p>0.2001550678</text:p>
          </table:table-cell>
          <table:table-cell office:value-type="float" office:value="0.0883470015720131" calcext:value-type="float">
            <text:p>0.0883470016</text:p>
          </table:table-cell>
          <table:table-cell office:value-type="float" office:value="0.0781657193720776" calcext:value-type="float">
            <text:p>0.0781657194</text:p>
          </table:table-cell>
          <table:table-cell office:value-type="float" office:value="0.0110392606964745" calcext:value-type="float">
            <text:p>0.0110392607</text:p>
          </table:table-cell>
          <table:table-cell office:value-type="float" office:value="0.0000587903164727917" calcext:value-type="float">
            <text:p>5.88E-05</text:p>
          </table:table-cell>
          <table:table-cell office:value-type="float" office:value="0.000000124524805559275" calcext:value-type="float">
            <text:p>1.25E-07</text:p>
          </table:table-cell>
          <table:table-cell office:value-type="float" office:value="0.0897527467855751" calcext:value-type="float">
            <text:p>0.0897527468</text:p>
          </table:table-cell>
          <table:table-cell office:value-type="float" office:value="0.000000124524805559275" calcext:value-type="float">
            <text:p>1.25E-07</text:p>
          </table:table-cell>
          <table:table-cell office:value-type="float" office:value="0.0695703343331557" calcext:value-type="float">
            <text:p>0.0695703343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0.612926103182883" calcext:value-type="float">
            <text:p>0.6129261032</text:p>
          </table:table-cell>
          <table:table-cell office:value-type="float" office:value="0.0484020693326123" calcext:value-type="float">
            <text:p>0.0484020693</text:p>
          </table:table-cell>
          <table:table-cell office:value-type="float" office:value="0.0474696846871944" calcext:value-type="float">
            <text:p>0.0474696847</text:p>
          </table:table-cell>
          <table:table-cell office:value-type="float" office:value="0.013465106667816" calcext:value-type="float">
            <text:p>0.0134651067</text:p>
          </table:table-cell>
          <table:table-cell office:value-type="float" office:value="0.0000870411609308416" calcext:value-type="float">
            <text:p>8.70E-05</text:p>
          </table:table-cell>
          <table:table-cell office:value-type="float" office:value="0.00000435815510264372" calcext:value-type="float">
            <text:p>4.36E-06</text:p>
          </table:table-cell>
          <table:table-cell office:value-type="float" office:value="0.387298334620739" calcext:value-type="float">
            <text:p>0.3872983346</text:p>
          </table:table-cell>
          <table:table-cell table:style-name="Default" office:value-type="float" office:value="0.0167195133034629" calcext:value-type="float">
            <text:p>0.0167195133</text:p>
          </table:table-cell>
          <table:table-cell office:value-type="float" office:value="0.282105757333506" calcext:value-type="float">
            <text:p>0.2821057573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0.618027274211061" calcext:value-type="float">
            <text:p>0.6180272742</text:p>
          </table:table-cell>
          <table:table-cell office:value-type="float" office:value="0.0482892740884018" calcext:value-type="float">
            <text:p>0.0482892741</text:p>
          </table:table-cell>
          <table:table-cell office:value-type="float" office:value="0.0476815556006453" calcext:value-type="float">
            <text:p>0.0476815556</text:p>
          </table:table-cell>
          <table:table-cell office:value-type="float" office:value="0.0139761204258298" calcext:value-type="float">
            <text:p>0.0139761204</text:p>
          </table:table-cell>
          <table:table-cell office:value-type="float" office:value="0.000090124255983967" calcext:value-type="float">
            <text:p>9.01E-05</text:p>
          </table:table-cell>
          <table:table-cell office:value-type="float" office:value="0.00000418327746516293" calcext:value-type="float">
            <text:p>4.18E-06</text:p>
          </table:table-cell>
          <table:table-cell office:value-type="float" office:value="0.396512575112341" calcext:value-type="float">
            <text:p>0.3965125751</text:p>
          </table:table-cell>
          <table:table-cell table:style-name="Default" office:value-type="float" office:value="0.0168324355141074" calcext:value-type="float">
            <text:p>0.0168324355</text:p>
          </table:table-cell>
          <table:table-cell office:value-type="float" office:value="0.288040942809497" calcext:value-type="float">
            <text:p>0.2880409428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0.615880663008403" calcext:value-type="float">
            <text:p>0.615880663</text:p>
          </table:table-cell>
          <table:table-cell office:value-type="float" office:value="0.08922620555913" calcext:value-type="float">
            <text:p>0.0892262056</text:p>
          </table:table-cell>
          <table:table-cell office:value-type="float" office:value="0.0823888360559391" calcext:value-type="float">
            <text:p>0.0823888361</text:p>
          </table:table-cell>
          <table:table-cell office:value-type="float" office:value="0.0162325464484345" calcext:value-type="float">
            <text:p>0.0162325464</text:p>
          </table:table-cell>
          <table:table-cell office:value-type="float" office:value="0.00009495778781599" calcext:value-type="float">
            <text:p>9.50E-05</text:p>
          </table:table-cell>
          <table:table-cell office:value-type="float" office:value="0.00000298417914428821" calcext:value-type="float">
            <text:p>2.98E-06</text:p>
          </table:table-cell>
          <table:table-cell office:value-type="float" office:value="0.396162144133487" calcext:value-type="float">
            <text:p>0.3961621441</text:p>
          </table:table-cell>
          <table:table-cell table:style-name="Default" office:value-type="float" office:value="0.0047761001487389" calcext:value-type="float">
            <text:p>0.0047761001</text:p>
          </table:table-cell>
          <table:table-cell office:value-type="float" office:value="0.289188532416466" calcext:value-type="float">
            <text:p>0.2891885324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0.623349483520141" calcext:value-type="float">
            <text:p>0.6233494835</text:p>
          </table:table-cell>
          <table:table-cell office:value-type="float" office:value="0.0895210661929605" calcext:value-type="float">
            <text:p>0.0895210662</text:p>
          </table:table-cell>
          <table:table-cell office:value-type="float" office:value="0.0833514465522266" calcext:value-type="float">
            <text:p>0.0833514466</text:p>
          </table:table-cell>
          <table:table-cell office:value-type="float" office:value="0.0162158204888106" calcext:value-type="float">
            <text:p>0.0162158205</text:p>
          </table:table-cell>
          <table:table-cell office:value-type="float" office:value="0.000097045455766784" calcext:value-type="float">
            <text:p>9.70E-05</text:p>
          </table:table-cell>
          <table:table-cell office:value-type="float" office:value="0.00000237799024173198" calcext:value-type="float">
            <text:p>2.38E-06</text:p>
          </table:table-cell>
          <table:table-cell office:value-type="float" office:value="0.405859855396194" calcext:value-type="float">
            <text:p>0.4058598554</text:p>
          </table:table-cell>
          <table:table-cell table:style-name="Default" office:value-type="float" office:value="0.0104126518304476" calcext:value-type="float">
            <text:p>0.0104126518</text:p>
          </table:table-cell>
          <table:table-cell office:value-type="float" office:value="0.295898825743558" calcext:value-type="float">
            <text:p>0.2958988257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0.272543457074113" calcext:value-type="float">
            <text:p>0.2725434571</text:p>
          </table:table-cell>
          <table:table-cell office:value-type="float" office:value="0.0901113939482924" calcext:value-type="float">
            <text:p>0.0901113939</text:p>
          </table:table-cell>
          <table:table-cell office:value-type="float" office:value="0.087910651670632" calcext:value-type="float">
            <text:p>0.0879106517</text:p>
          </table:table-cell>
          <table:table-cell office:value-type="float" office:value="0.0100838425234894" calcext:value-type="float">
            <text:p>0.0100838425</text:p>
          </table:table-cell>
          <table:table-cell office:value-type="float" office:value="0.0000428366272313332" calcext:value-type="float">
            <text:p>4.28E-05</text:p>
          </table:table-cell>
          <table:table-cell office:value-type="float" office:value="0.000000165691854736488" calcext:value-type="float">
            <text:p>1.66E-07</text:p>
          </table:table-cell>
          <table:table-cell office:value-type="float" office:value="0.12801909579781" calcext:value-type="float">
            <text:p>0.1280190958</text:p>
          </table:table-cell>
          <table:table-cell office:value-type="float" office:value="0.000000165691854736488" calcext:value-type="float">
            <text:p>1.66E-07</text:p>
          </table:table-cell>
          <table:table-cell office:value-type="float" office:value="0.099926510552182" calcext:value-type="float">
            <text:p>0.0999265106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0.602387000730232" calcext:value-type="float">
            <text:p>0.6023870007</text:p>
          </table:table-cell>
          <table:table-cell office:value-type="float" office:value="0.0366631598162576" calcext:value-type="float">
            <text:p>0.0366631598</text:p>
          </table:table-cell>
          <table:table-cell office:value-type="float" office:value="0.0280775423288594" calcext:value-type="float">
            <text:p>0.0280775423</text:p>
          </table:table-cell>
          <table:table-cell office:value-type="float" office:value="0.0139946884113193" calcext:value-type="float">
            <text:p>0.0139946884</text:p>
          </table:table-cell>
          <table:table-cell office:value-type="float" office:value="0.0000912365155393011" calcext:value-type="float">
            <text:p>9.12E-05</text:p>
          </table:table-cell>
          <table:table-cell office:value-type="float" office:value="0.00000404983126473151" calcext:value-type="float">
            <text:p>4.05E-06</text:p>
          </table:table-cell>
          <table:table-cell office:value-type="float" office:value="0.385861230093005" calcext:value-type="float">
            <text:p>0.3858612301</text:p>
          </table:table-cell>
          <table:table-cell table:style-name="Default" office:value-type="float" office:value="0.0231277580464192" calcext:value-type="float">
            <text:p>0.023127758</text:p>
          </table:table-cell>
          <table:table-cell office:value-type="float" office:value="0.278807443593872" calcext:value-type="float">
            <text:p>0.2788074436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0.573484768590405" calcext:value-type="float">
            <text:p>0.5734847686</text:p>
          </table:table-cell>
          <table:table-cell office:value-type="float" office:value="0.029189045872296" calcext:value-type="float">
            <text:p>0.0291890459</text:p>
          </table:table-cell>
          <table:table-cell office:value-type="float" office:value="0.0283595493836174" calcext:value-type="float">
            <text:p>0.0283595494</text:p>
          </table:table-cell>
          <table:table-cell office:value-type="float" office:value="0.0134649602587288" calcext:value-type="float">
            <text:p>0.0134649603</text:p>
          </table:table-cell>
          <table:table-cell office:value-type="float" office:value="0.0000879217894099823" calcext:value-type="float">
            <text:p>8.79E-05</text:p>
          </table:table-cell>
          <table:table-cell office:value-type="float" office:value="0.00000416255636849872" calcext:value-type="float">
            <text:p>4.16E-06</text:p>
          </table:table-cell>
          <table:table-cell office:value-type="float" office:value="0.380423740350442" calcext:value-type="float">
            <text:p>0.3804237404</text:p>
          </table:table-cell>
          <table:table-cell table:style-name="Default" office:value-type="float" office:value="0.024638275757037" calcext:value-type="float">
            <text:p>0.0246382758</text:p>
          </table:table-cell>
          <table:table-cell office:value-type="float" office:value="0.275678252690113" calcext:value-type="float">
            <text:p>0.2756782527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0.584649684456773" calcext:value-type="float">
            <text:p>0.5846496845</text:p>
          </table:table-cell>
          <table:table-cell office:value-type="float" office:value="0.088210497472698" calcext:value-type="float">
            <text:p>0.0882104975</text:p>
          </table:table-cell>
          <table:table-cell office:value-type="float" office:value="0.0790576983749031" calcext:value-type="float">
            <text:p>0.0790576984</text:p>
          </table:table-cell>
          <table:table-cell office:value-type="float" office:value="0.0146462965566718" calcext:value-type="float">
            <text:p>0.0146462966</text:p>
          </table:table-cell>
          <table:table-cell office:value-type="float" office:value="0.0000871008133912904" calcext:value-type="float">
            <text:p>8.71E-05</text:p>
          </table:table-cell>
          <table:table-cell office:value-type="float" office:value="0.000000153105076058591" calcext:value-type="float">
            <text:p>1.53E-07</text:p>
          </table:table-cell>
          <table:table-cell office:value-type="float" office:value="0.342782730020051" calcext:value-type="float">
            <text:p>0.34278273</text:p>
          </table:table-cell>
          <table:table-cell office:value-type="float" office:value="0.000000153105076058591" calcext:value-type="float">
            <text:p>1.53E-07</text:p>
          </table:table-cell>
          <table:table-cell office:value-type="float" office:value="0.251642140039342" calcext:value-type="float">
            <text:p>0.25164214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0.623482383029038" calcext:value-type="float">
            <text:p>0.623482383</text:p>
          </table:table-cell>
          <table:table-cell office:value-type="float" office:value="0.0884734994546775" calcext:value-type="float">
            <text:p>0.0884734995</text:p>
          </table:table-cell>
          <table:table-cell office:value-type="float" office:value="0.0798120941553881" calcext:value-type="float">
            <text:p>0.0798120942</text:p>
          </table:table-cell>
          <table:table-cell office:value-type="float" office:value="0.017081723163519" calcext:value-type="float">
            <text:p>0.0170817232</text:p>
          </table:table-cell>
          <table:table-cell table:style-name="Default" office:value-type="float" office:value="0.000102952893363997" calcext:value-type="float">
            <text:p>0.0001029529</text:p>
          </table:table-cell>
          <table:table-cell office:value-type="float" office:value="0.0000023161845990294" calcext:value-type="float">
            <text:p>2.32E-06</text:p>
          </table:table-cell>
          <table:table-cell office:value-type="float" office:value="0.405859855396194" calcext:value-type="float">
            <text:p>0.4058598554</text:p>
          </table:table-cell>
          <table:table-cell table:style-name="Default" office:value-type="float" office:value="0.0103093813411432" calcext:value-type="float">
            <text:p>0.0103093813</text:p>
          </table:table-cell>
          <table:table-cell office:value-type="float" office:value="0.295866039820318" calcext:value-type="float">
            <text:p>0.2958660398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0.622894671864686" calcext:value-type="float">
            <text:p>0.6228946719</text:p>
          </table:table-cell>
          <table:table-cell office:value-type="float" office:value="0.0900622744274253" calcext:value-type="float">
            <text:p>0.0900622744</text:p>
          </table:table-cell>
          <table:table-cell office:value-type="float" office:value="0.085397102251513" calcext:value-type="float">
            <text:p>0.0853971023</text:p>
          </table:table-cell>
          <table:table-cell office:value-type="float" office:value="0.0168435360053023" calcext:value-type="float">
            <text:p>0.016843536</text:p>
          </table:table-cell>
          <table:table-cell office:value-type="float" office:value="0.0000997390400172916" calcext:value-type="float">
            <text:p>9.97E-05</text:p>
          </table:table-cell>
          <table:table-cell office:value-type="float" office:value="0.000000176263268997147" calcext:value-type="float">
            <text:p>1.76E-07</text:p>
          </table:table-cell>
          <table:table-cell office:value-type="float" office:value="0.403801381319521" calcext:value-type="float">
            <text:p>0.4038013813</text:p>
          </table:table-cell>
          <table:table-cell office:value-type="float" office:value="0.000000176263268997148" calcext:value-type="float">
            <text:p>1.76E-07</text:p>
          </table:table-cell>
          <table:table-cell office:value-type="float" office:value="0.294880333380415" calcext:value-type="float">
            <text:p>0.2948803334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0.622487520374621" calcext:value-type="float">
            <text:p>0.6224875204</text:p>
          </table:table-cell>
          <table:table-cell office:value-type="float" office:value="0.0893359051281574" calcext:value-type="float">
            <text:p>0.0893359051</text:p>
          </table:table-cell>
          <table:table-cell office:value-type="float" office:value="0.085309494927664" calcext:value-type="float">
            <text:p>0.0853094949</text:p>
          </table:table-cell>
          <table:table-cell office:value-type="float" office:value="0.015944509371905" calcext:value-type="float">
            <text:p>0.0159445094</text:p>
          </table:table-cell>
          <table:table-cell office:value-type="float" office:value="0.0000925853718144105" calcext:value-type="float">
            <text:p>9.26E-05</text:p>
          </table:table-cell>
          <table:table-cell office:value-type="float" office:value="0.00000016763512650469" calcext:value-type="float">
            <text:p>1.68E-07</text:p>
          </table:table-cell>
          <table:table-cell office:value-type="float" office:value="0.403457281230337" calcext:value-type="float">
            <text:p>0.4034572812</text:p>
          </table:table-cell>
          <table:table-cell office:value-type="float" office:value="0.00000016763512650469" calcext:value-type="float">
            <text:p>1.68E-07</text:p>
          </table:table-cell>
          <table:table-cell office:value-type="float" office:value="0.294804137244782" calcext:value-type="float">
            <text:p>0.2948041372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0.580859916204143" calcext:value-type="float">
            <text:p>0.5808599162</text:p>
          </table:table-cell>
          <table:table-cell office:value-type="float" office:value="0.0896765302570556" calcext:value-type="float">
            <text:p>0.0896765303</text:p>
          </table:table-cell>
          <table:table-cell office:value-type="float" office:value="0.0891727763393323" calcext:value-type="float">
            <text:p>0.0891727763</text:p>
          </table:table-cell>
          <table:table-cell office:value-type="float" office:value="0.0153457563597821" calcext:value-type="float">
            <text:p>0.0153457564</text:p>
          </table:table-cell>
          <table:table-cell office:value-type="float" office:value="0.0000899373546889647" calcext:value-type="float">
            <text:p>8.99E-05</text:p>
          </table:table-cell>
          <table:table-cell office:value-type="float" office:value="0.00000219711275838156" calcext:value-type="float">
            <text:p>2.20E-06</text:p>
          </table:table-cell>
          <table:table-cell office:value-type="float" office:value="0.35433819375782" calcext:value-type="float">
            <text:p>0.3543381938</text:p>
          </table:table-cell>
          <table:table-cell table:style-name="Default" office:value-type="float" office:value="0.00938704279307327" calcext:value-type="float">
            <text:p>0.0093870428</text:p>
          </table:table-cell>
          <table:table-cell office:value-type="float" office:value="0.257594866951959" calcext:value-type="float">
            <text:p>0.257594867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0.612889012258481" calcext:value-type="float">
            <text:p>0.6128890123</text:p>
          </table:table-cell>
          <table:table-cell office:value-type="float" office:value="0.0808296431400882" calcext:value-type="float">
            <text:p>0.0808296431</text:p>
          </table:table-cell>
          <table:table-cell office:value-type="float" office:value="0.0776643948917318" calcext:value-type="float">
            <text:p>0.0776643949</text:p>
          </table:table-cell>
          <table:table-cell office:value-type="float" office:value="0.0155313199078923" calcext:value-type="float">
            <text:p>0.0155313199</text:p>
          </table:table-cell>
          <table:table-cell office:value-type="float" office:value="0.0000939044624867546" calcext:value-type="float">
            <text:p>9.39E-05</text:p>
          </table:table-cell>
          <table:table-cell office:value-type="float" office:value="0.00000453809223744826" calcext:value-type="float">
            <text:p>4.54E-06</text:p>
          </table:table-cell>
          <table:table-cell office:value-type="float" office:value="0.398956973452858" calcext:value-type="float">
            <text:p>0.3989569735</text:p>
          </table:table-cell>
          <table:table-cell table:style-name="Default" office:value-type="float" office:value="0.0100743828800482" calcext:value-type="float">
            <text:p>0.0100743829</text:p>
          </table:table-cell>
          <table:table-cell office:value-type="float" office:value="0.289765615612689" calcext:value-type="float">
            <text:p>0.2897656156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0.461703466122428" calcext:value-type="float">
            <text:p>0.4617034661</text:p>
          </table:table-cell>
          <table:table-cell office:value-type="float" office:value="0.205923138545277" calcext:value-type="float">
            <text:p>0.2059231385</text:p>
          </table:table-cell>
          <table:table-cell office:value-type="float" office:value="0.213393773676713" calcext:value-type="float">
            <text:p>0.2133937737</text:p>
          </table:table-cell>
          <table:table-cell office:value-type="float" office:value="0.0244598895437643" calcext:value-type="float">
            <text:p>0.0244598895</text:p>
          </table:table-cell>
          <table:table-cell table:style-name="Default" office:value-type="float" office:value="0.000144146296054627" calcext:value-type="float">
            <text:p>0.0001441463</text:p>
          </table:table-cell>
          <table:table-cell office:value-type="float" office:value="0.000000278860762392223" calcext:value-type="float">
            <text:p>2.79E-07</text:p>
          </table:table-cell>
          <table:table-cell office:value-type="float" office:value="0.210158670215308" calcext:value-type="float">
            <text:p>0.2101586702</text:p>
          </table:table-cell>
          <table:table-cell office:value-type="float" office:value="0.000000278860762392223" calcext:value-type="float">
            <text:p>2.79E-07</text:p>
          </table:table-cell>
          <table:table-cell office:value-type="float" office:value="0.164008025146399" calcext:value-type="float">
            <text:p>0.1640080251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0.584838802184106" calcext:value-type="float">
            <text:p>0.5848388022</text:p>
          </table:table-cell>
          <table:table-cell office:value-type="float" office:value="0.10745495316767" calcext:value-type="float">
            <text:p>0.1074549532</text:p>
          </table:table-cell>
          <table:table-cell office:value-type="float" office:value="0.0901631341859785" calcext:value-type="float">
            <text:p>0.0901631342</text:p>
          </table:table-cell>
          <table:table-cell office:value-type="float" office:value="0.0167330243683223" calcext:value-type="float">
            <text:p>0.0167330244</text:p>
          </table:table-cell>
          <table:table-cell table:style-name="Default" office:value-type="float" office:value="0.000110678625573449" calcext:value-type="float">
            <text:p>0.0001106786</text:p>
          </table:table-cell>
          <table:table-cell office:value-type="float" office:value="0.000000165233032563541" calcext:value-type="float">
            <text:p>1.65E-07</text:p>
          </table:table-cell>
          <table:table-cell office:value-type="float" office:value="0.337885582211887" calcext:value-type="float">
            <text:p>0.3378855822</text:p>
          </table:table-cell>
          <table:table-cell office:value-type="float" office:value="0.000000165233032563541" calcext:value-type="float">
            <text:p>1.65E-07</text:p>
          </table:table-cell>
          <table:table-cell office:value-type="float" office:value="0.249595239867936" calcext:value-type="float">
            <text:p>0.2495952399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0.549769867276576" calcext:value-type="float">
            <text:p>0.5497698673</text:p>
          </table:table-cell>
          <table:table-cell office:value-type="float" office:value="0.107858718720924" calcext:value-type="float">
            <text:p>0.1078587187</text:p>
          </table:table-cell>
          <table:table-cell office:value-type="float" office:value="0.104193393909172" calcext:value-type="float">
            <text:p>0.1041933939</text:p>
          </table:table-cell>
          <table:table-cell office:value-type="float" office:value="0.0170536303633363" calcext:value-type="float">
            <text:p>0.0170536304</text:p>
          </table:table-cell>
          <table:table-cell office:value-type="float" office:value="0.0000886133047424964" calcext:value-type="float">
            <text:p>8.86E-05</text:p>
          </table:table-cell>
          <table:table-cell office:value-type="float" office:value="0.000000176789296407028" calcext:value-type="float">
            <text:p>1.77E-07</text:p>
          </table:table-cell>
          <table:table-cell office:value-type="float" office:value="0.325320354932385" calcext:value-type="float">
            <text:p>0.3253203549</text:p>
          </table:table-cell>
          <table:table-cell office:value-type="float" office:value="0.000000176789296407028" calcext:value-type="float">
            <text:p>1.77E-07</text:p>
          </table:table-cell>
          <table:table-cell office:value-type="float" office:value="0.239294482057952" calcext:value-type="float">
            <text:p>0.2392944821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0.560084824212288" calcext:value-type="float">
            <text:p>0.5600848242</text:p>
          </table:table-cell>
          <table:table-cell office:value-type="float" office:value="0.0898721003349195" calcext:value-type="float">
            <text:p>0.0898721003</text:p>
          </table:table-cell>
          <table:table-cell office:value-type="float" office:value="0.0877904877153257" calcext:value-type="float">
            <text:p>0.0877904877</text:p>
          </table:table-cell>
          <table:table-cell office:value-type="float" office:value="0.0133003416571287" calcext:value-type="float">
            <text:p>0.0133003417</text:p>
          </table:table-cell>
          <table:table-cell office:value-type="float" office:value="0.0000749608376867257" calcext:value-type="float">
            <text:p>7.50E-05</text:p>
          </table:table-cell>
          <table:table-cell office:value-type="float" office:value="0.000000171749960047562" calcext:value-type="float">
            <text:p>1.72E-07</text:p>
          </table:table-cell>
          <table:table-cell office:value-type="float" office:value="0.313138237134265" calcext:value-type="float">
            <text:p>0.3131382371</text:p>
          </table:table-cell>
          <table:table-cell office:value-type="float" office:value="0.000000171749960047562" calcext:value-type="float">
            <text:p>1.72E-07</text:p>
          </table:table-cell>
          <table:table-cell office:value-type="float" office:value="0.229926204313846" calcext:value-type="float">
            <text:p>0.2299262043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0.487767153264396" calcext:value-type="float">
            <text:p>0.4877671533</text:p>
          </table:table-cell>
          <table:table-cell office:value-type="float" office:value="0.155052876611769" calcext:value-type="float">
            <text:p>0.1550528766</text:p>
          </table:table-cell>
          <table:table-cell office:value-type="float" office:value="0.13718690464061" calcext:value-type="float">
            <text:p>0.1371869046</text:p>
          </table:table-cell>
          <table:table-cell office:value-type="float" office:value="0.0221424352278025" calcext:value-type="float">
            <text:p>0.0221424352</text:p>
          </table:table-cell>
          <table:table-cell table:style-name="Default" office:value-type="float" office:value="0.000119964129656989" calcext:value-type="float">
            <text:p>0.0001199641</text:p>
          </table:table-cell>
          <table:table-cell office:value-type="float" office:value="0.000000258563294550724" calcext:value-type="float">
            <text:p>2.59E-07</text:p>
          </table:table-cell>
          <table:table-cell office:value-type="float" office:value="0.257660413895672" calcext:value-type="float">
            <text:p>0.2576604139</text:p>
          </table:table-cell>
          <table:table-cell office:value-type="float" office:value="0.000000258563294550724" calcext:value-type="float">
            <text:p>2.59E-07</text:p>
          </table:table-cell>
          <table:table-cell office:value-type="float" office:value="0.190082235784308" calcext:value-type="float">
            <text:p>0.1900822358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0.235643353338847" calcext:value-type="float">
            <text:p>0.2356433533</text:p>
          </table:table-cell>
          <table:table-cell office:value-type="float" office:value="0.0882636099445166" calcext:value-type="float">
            <text:p>0.0882636099</text:p>
          </table:table-cell>
          <table:table-cell office:value-type="float" office:value="0.0790650509891682" calcext:value-type="float">
            <text:p>0.079065051</text:p>
          </table:table-cell>
          <table:table-cell office:value-type="float" office:value="0.010897097401152" calcext:value-type="float">
            <text:p>0.0108970974</text:p>
          </table:table-cell>
          <table:table-cell office:value-type="float" office:value="0.000055714177073118" calcext:value-type="float">
            <text:p>5.57E-05</text:p>
          </table:table-cell>
          <table:table-cell office:value-type="float" office:value="0.00000012823978905673" calcext:value-type="float">
            <text:p>1.28E-07</text:p>
          </table:table-cell>
          <table:table-cell office:value-type="float" office:value="0.108012344973464" calcext:value-type="float">
            <text:p>0.108012345</text:p>
          </table:table-cell>
          <table:table-cell office:value-type="float" office:value="0.00000012823978905673" calcext:value-type="float">
            <text:p>1.28E-07</text:p>
          </table:table-cell>
          <table:table-cell office:value-type="float" office:value="0.0827555488026328" calcext:value-type="float">
            <text:p>0.0827555488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0.623385921987247" calcext:value-type="float">
            <text:p>0.623385922</text:p>
          </table:table-cell>
          <table:table-cell office:value-type="float" office:value="0.0336008270669744" calcext:value-type="float">
            <text:p>0.0336008271</text:p>
          </table:table-cell>
          <table:table-cell office:value-type="float" office:value="0.0296858846487776" calcext:value-type="float">
            <text:p>0.0296858846</text:p>
          </table:table-cell>
          <table:table-cell office:value-type="float" office:value="0.0135521639222722" calcext:value-type="float">
            <text:p>0.0135521639</text:p>
          </table:table-cell>
          <table:table-cell office:value-type="float" office:value="0.0000903983364071416" calcext:value-type="float">
            <text:p>9.04E-05</text:p>
          </table:table-cell>
          <table:table-cell office:value-type="float" office:value="0.00000408839063926908" calcext:value-type="float">
            <text:p>4.09E-06</text:p>
          </table:table-cell>
          <table:table-cell office:value-type="float" office:value="0.407907941684011" calcext:value-type="float">
            <text:p>0.4079079417</text:p>
          </table:table-cell>
          <table:table-cell table:style-name="Default" office:value-type="float" office:value="0.0210662165198944" calcext:value-type="float">
            <text:p>0.0210662165</text:p>
          </table:table-cell>
          <table:table-cell office:value-type="float" office:value="0.295120651230185" calcext:value-type="float">
            <text:p>0.2951206512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0.592310262344908" calcext:value-type="float">
            <text:p>0.5923102623</text:p>
          </table:table-cell>
          <table:table-cell office:value-type="float" office:value="0.169899844048768" calcext:value-type="float">
            <text:p>0.169899844</text:p>
          </table:table-cell>
          <table:table-cell office:value-type="float" office:value="0.164071979132752" calcext:value-type="float">
            <text:p>0.1640719791</text:p>
          </table:table-cell>
          <table:table-cell office:value-type="float" office:value="0.0241254121380434" calcext:value-type="float">
            <text:p>0.0241254121</text:p>
          </table:table-cell>
          <table:table-cell table:style-name="Default" office:value-type="float" office:value="0.000133980255018183" calcext:value-type="float">
            <text:p>0.0001339803</text:p>
          </table:table-cell>
          <table:table-cell office:value-type="float" office:value="0.000000236473259849852" calcext:value-type="float">
            <text:p>2.36E-07</text:p>
          </table:table-cell>
          <table:table-cell office:value-type="float" office:value="0.347610893576902" calcext:value-type="float">
            <text:p>0.3476108936</text:p>
          </table:table-cell>
          <table:table-cell office:value-type="float" office:value="0.000000236473259849852" calcext:value-type="float">
            <text:p>2.36E-07</text:p>
          </table:table-cell>
          <table:table-cell office:value-type="float" office:value="0.256820759945982" calcext:value-type="float">
            <text:p>0.2568207599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0.619883672241939" calcext:value-type="float">
            <text:p>0.6198836722</text:p>
          </table:table-cell>
          <table:table-cell office:value-type="float" office:value="0.0897146592568876" calcext:value-type="float">
            <text:p>0.0897146593</text:p>
          </table:table-cell>
          <table:table-cell office:value-type="float" office:value="0.0891010693357961" calcext:value-type="float">
            <text:p>0.0891010693</text:p>
          </table:table-cell>
          <table:table-cell office:value-type="float" office:value="0.0161677279958186" calcext:value-type="float">
            <text:p>0.016167728</text:p>
          </table:table-cell>
          <table:table-cell office:value-type="float" office:value="0.0000960235356199102" calcext:value-type="float">
            <text:p>9.60E-05</text:p>
          </table:table-cell>
          <table:table-cell office:value-type="float" office:value="0.000000198456962475538" calcext:value-type="float">
            <text:p>1.98E-07</text:p>
          </table:table-cell>
          <table:table-cell office:value-type="float" office:value="0.402077936060491" calcext:value-type="float">
            <text:p>0.4020779361</text:p>
          </table:table-cell>
          <table:table-cell office:value-type="float" office:value="0.000000198456962475539" calcext:value-type="float">
            <text:p>1.98E-07</text:p>
          </table:table-cell>
          <table:table-cell office:value-type="float" office:value="0.294603247637135" calcext:value-type="float">
            <text:p>0.2946032476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0.378156339876006" calcext:value-type="float">
            <text:p>0.3781563399</text:p>
          </table:table-cell>
          <table:table-cell office:value-type="float" office:value="0.0892348210882896" calcext:value-type="float">
            <text:p>0.0892348211</text:p>
          </table:table-cell>
          <table:table-cell office:value-type="float" office:value="0.0822448429522488" calcext:value-type="float">
            <text:p>0.082244843</text:p>
          </table:table-cell>
          <table:table-cell office:value-type="float" office:value="0.0118656253780185" calcext:value-type="float">
            <text:p>0.0118656254</text:p>
          </table:table-cell>
          <table:table-cell office:value-type="float" office:value="0.0000613255913877507" calcext:value-type="float">
            <text:p>6.13E-05</text:p>
          </table:table-cell>
          <table:table-cell office:value-type="float" office:value="0.000000142213846072121" calcext:value-type="float">
            <text:p>1.42E-07</text:p>
          </table:table-cell>
          <table:table-cell office:value-type="float" office:value="0.20138409955991" calcext:value-type="float">
            <text:p>0.2013840996</text:p>
          </table:table-cell>
          <table:table-cell office:value-type="float" office:value="0.000000142213846072121" calcext:value-type="float">
            <text:p>1.42E-07</text:p>
          </table:table-cell>
          <table:table-cell office:value-type="float" office:value="0.149043318185153" calcext:value-type="float">
            <text:p>0.1490433182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0.616576864585921" calcext:value-type="float">
            <text:p>0.6165768646</text:p>
          </table:table-cell>
          <table:table-cell office:value-type="float" office:value="0.0897695122265042" calcext:value-type="float">
            <text:p>0.0897695122</text:p>
          </table:table-cell>
          <table:table-cell office:value-type="float" office:value="0.084547101552533" calcext:value-type="float">
            <text:p>0.0845471016</text:p>
          </table:table-cell>
          <table:table-cell office:value-type="float" office:value="0.0152805424384256" calcext:value-type="float">
            <text:p>0.0152805424</text:p>
          </table:table-cell>
          <table:table-cell office:value-type="float" office:value="0.0000927396850857178" calcext:value-type="float">
            <text:p>9.27E-05</text:p>
          </table:table-cell>
          <table:table-cell office:value-type="float" office:value="0.000000156428512293341" calcext:value-type="float">
            <text:p>1.56E-07</text:p>
          </table:table-cell>
          <table:table-cell office:value-type="float" office:value="0.389800518784214" calcext:value-type="float">
            <text:p>0.3898005188</text:p>
          </table:table-cell>
          <table:table-cell office:value-type="float" office:value="0.000000156428512293342" calcext:value-type="float">
            <text:p>1.56E-07</text:p>
          </table:table-cell>
          <table:table-cell office:value-type="float" office:value="0.284248131455856" calcext:value-type="float">
            <text:p>0.2842481315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0.623119196660077" calcext:value-type="float">
            <text:p>0.6231191967</text:p>
          </table:table-cell>
          <table:table-cell office:value-type="float" office:value="0.0336785731355324" calcext:value-type="float">
            <text:p>0.0336785731</text:p>
          </table:table-cell>
          <table:table-cell office:value-type="float" office:value="0.0335512290976478" calcext:value-type="float">
            <text:p>0.0335512291</text:p>
          </table:table-cell>
          <table:table-cell office:value-type="float" office:value="0.014848728341112" calcext:value-type="float">
            <text:p>0.0148487283</text:p>
          </table:table-cell>
          <table:table-cell office:value-type="float" office:value="0.0000970358683172972" calcext:value-type="float">
            <text:p>9.70E-05</text:p>
          </table:table-cell>
          <table:table-cell office:value-type="float" office:value="0.00000421709951847826" calcext:value-type="float">
            <text:p>4.22E-06</text:p>
          </table:table-cell>
          <table:table-cell office:value-type="float" office:value="0.407907941684011" calcext:value-type="float">
            <text:p>0.4079079417</text:p>
          </table:table-cell>
          <table:table-cell table:style-name="Default" office:value-type="float" office:value="0.0225808218337946" calcext:value-type="float">
            <text:p>0.0225808218</text:p>
          </table:table-cell>
          <table:table-cell office:value-type="float" office:value="0.294474289295449" calcext:value-type="float">
            <text:p>0.2944742893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0.563693385138028" calcext:value-type="float">
            <text:p>0.5636933851</text:p>
          </table:table-cell>
          <table:table-cell office:value-type="float" office:value="0.0802121207746581" calcext:value-type="float">
            <text:p>0.0802121208</text:p>
          </table:table-cell>
          <table:table-cell office:value-type="float" office:value="0.074044866772877" calcext:value-type="float">
            <text:p>0.0740448668</text:p>
          </table:table-cell>
          <table:table-cell office:value-type="float" office:value="0.0147222393189387" calcext:value-type="float">
            <text:p>0.0147222393</text:p>
          </table:table-cell>
          <table:table-cell office:value-type="float" office:value="0.0000835333620300093" calcext:value-type="float">
            <text:p>8.35E-05</text:p>
          </table:table-cell>
          <table:table-cell office:value-type="float" office:value="0.00000439318090369463" calcext:value-type="float">
            <text:p>4.39E-06</text:p>
          </table:table-cell>
          <table:table-cell office:value-type="float" office:value="0.322317993430228" calcext:value-type="float">
            <text:p>0.3223179934</text:p>
          </table:table-cell>
          <table:table-cell table:style-name="Default" office:value-type="float" office:value="0.0098686553617187" calcext:value-type="float">
            <text:p>0.0098686554</text:p>
          </table:table-cell>
          <table:table-cell office:value-type="float" office:value="0.235573929494018" calcext:value-type="float">
            <text:p>0.2355739295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0.623304597145553" calcext:value-type="float">
            <text:p>0.6233045971</text:p>
          </table:table-cell>
          <table:table-cell office:value-type="float" office:value="0.0290066309824574" calcext:value-type="float">
            <text:p>0.029006631</text:p>
          </table:table-cell>
          <table:table-cell office:value-type="float" office:value="0.0279043977855911" calcext:value-type="float">
            <text:p>0.0279043978</text:p>
          </table:table-cell>
          <table:table-cell office:value-type="float" office:value="0.0133330369557613" calcext:value-type="float">
            <text:p>0.013333037</text:p>
          </table:table-cell>
          <table:table-cell office:value-type="float" office:value="0.0000903607013612234" calcext:value-type="float">
            <text:p>9.04E-05</text:p>
          </table:table-cell>
          <table:table-cell office:value-type="float" office:value="0.00000415715709605084" calcext:value-type="float">
            <text:p>4.16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4496320760516" calcext:value-type="float">
            <text:p>0.0244496321</text:p>
          </table:table-cell>
          <table:table-cell office:value-type="float" office:value="0.294572726914096" calcext:value-type="float">
            <text:p>0.2945727269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0.623479155017415" calcext:value-type="float">
            <text:p>0.623479155</text:p>
          </table:table-cell>
          <table:table-cell office:value-type="float" office:value="0.0289635906996929" calcext:value-type="float">
            <text:p>0.0289635907</text:p>
          </table:table-cell>
          <table:table-cell office:value-type="float" office:value="0.028531598220933" calcext:value-type="float">
            <text:p>0.0285315982</text:p>
          </table:table-cell>
          <table:table-cell office:value-type="float" office:value="0.0136165084580354" calcext:value-type="float">
            <text:p>0.0136165085</text:p>
          </table:table-cell>
          <table:table-cell office:value-type="float" office:value="0.0000917247663963859" calcext:value-type="float">
            <text:p>9.17E-05</text:p>
          </table:table-cell>
          <table:table-cell office:value-type="float" office:value="0.0000042042795269576" calcext:value-type="float">
            <text:p>4.2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48711818272336" calcext:value-type="float">
            <text:p>0.0248711818</text:p>
          </table:table-cell>
          <table:table-cell office:value-type="float" office:value="0.29482880690237" calcext:value-type="float">
            <text:p>0.2948288069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0.326100623533815" calcext:value-type="float">
            <text:p>0.3261006235</text:p>
          </table:table-cell>
          <table:table-cell office:value-type="float" office:value="0.123214042910836" calcext:value-type="float">
            <text:p>0.1232140429</text:p>
          </table:table-cell>
          <table:table-cell office:value-type="float" office:value="0.112451335241082" calcext:value-type="float">
            <text:p>0.1124513352</text:p>
          </table:table-cell>
          <table:table-cell office:value-type="float" office:value="0.0181631434583534" calcext:value-type="float">
            <text:p>0.0181631435</text:p>
          </table:table-cell>
          <table:table-cell office:value-type="float" office:value="0.0000890726603238157" calcext:value-type="float">
            <text:p>8.91E-05</text:p>
          </table:table-cell>
          <table:table-cell office:value-type="float" office:value="0.000000254485848995659" calcext:value-type="float">
            <text:p>2.54E-07</text:p>
          </table:table-cell>
          <table:table-cell office:value-type="float" office:value="0.152752523165195" calcext:value-type="float">
            <text:p>0.1527525232</text:p>
          </table:table-cell>
          <table:table-cell office:value-type="float" office:value="0.000000254485848995659" calcext:value-type="float">
            <text:p>2.54E-07</text:p>
          </table:table-cell>
          <table:table-cell office:value-type="float" office:value="0.120199772161337" calcext:value-type="float">
            <text:p>0.1201997722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0.623314924480488" calcext:value-type="float">
            <text:p>0.6233149245</text:p>
          </table:table-cell>
          <table:table-cell office:value-type="float" office:value="0.0288384300402678" calcext:value-type="float">
            <text:p>0.02883843</text:p>
          </table:table-cell>
          <table:table-cell office:value-type="float" office:value="0.0266380195306374" calcext:value-type="float">
            <text:p>0.0266380195</text:p>
          </table:table-cell>
          <table:table-cell office:value-type="float" office:value="0.0130785539748998" calcext:value-type="float">
            <text:p>0.013078554</text:p>
          </table:table-cell>
          <table:table-cell office:value-type="float" office:value="0.0000888189209706155" calcext:value-type="float">
            <text:p>8.88E-05</text:p>
          </table:table-cell>
          <table:table-cell office:value-type="float" office:value="0.00000409814252342537" calcext:value-type="float">
            <text:p>4.1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8533715369209" calcext:value-type="float">
            <text:p>0.0238533715</text:p>
          </table:table-cell>
          <table:table-cell office:value-type="float" office:value="0.294945058240774" calcext:value-type="float">
            <text:p>0.2949450582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0.623536641103887" calcext:value-type="float">
            <text:p>0.6235366411</text:p>
          </table:table-cell>
          <table:table-cell office:value-type="float" office:value="0.0876900853063431" calcext:value-type="float">
            <text:p>0.0876900853</text:p>
          </table:table-cell>
          <table:table-cell office:value-type="float" office:value="0.0770777490051317" calcext:value-type="float">
            <text:p>0.077077749</text:p>
          </table:table-cell>
          <table:table-cell office:value-type="float" office:value="0.0166045458548164" calcext:value-type="float">
            <text:p>0.0166045459</text:p>
          </table:table-cell>
          <table:table-cell table:style-name="Default" office:value-type="float" office:value="0.000103738779360932" calcext:value-type="float">
            <text:p>0.0001037388</text:p>
          </table:table-cell>
          <table:table-cell office:value-type="float" office:value="0.00000189422698818251" calcext:value-type="float">
            <text:p>1.89E-06</text:p>
          </table:table-cell>
          <table:table-cell office:value-type="float" office:value="0.406201920231795" calcext:value-type="float">
            <text:p>0.4062019202</text:p>
          </table:table-cell>
          <table:table-cell table:style-name="Default" office:value-type="float" office:value="0.0107360538843028" calcext:value-type="float">
            <text:p>0.0107360539</text:p>
          </table:table-cell>
          <table:table-cell office:value-type="float" office:value="0.296645666576366" calcext:value-type="float">
            <text:p>0.2966456666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0.559967103114568" calcext:value-type="float">
            <text:p>0.5599671031</text:p>
          </table:table-cell>
          <table:table-cell office:value-type="float" office:value="0.0364338836340819" calcext:value-type="float">
            <text:p>0.0364338836</text:p>
          </table:table-cell>
          <table:table-cell office:value-type="float" office:value="0.0311055486398109" calcext:value-type="float">
            <text:p>0.0311055486</text:p>
          </table:table-cell>
          <table:table-cell office:value-type="float" office:value="0.0163619212561422" calcext:value-type="float">
            <text:p>0.0163619213</text:p>
          </table:table-cell>
          <table:table-cell table:style-name="Default" office:value-type="float" office:value="0.000101940419991291" calcext:value-type="float">
            <text:p>0.0001019404</text:p>
          </table:table-cell>
          <table:table-cell office:value-type="float" office:value="0.00000412291099742711" calcext:value-type="float">
            <text:p>4.12E-06</text:p>
          </table:table-cell>
          <table:table-cell office:value-type="float" office:value="0.377491721763535" calcext:value-type="float">
            <text:p>0.3774917218</text:p>
          </table:table-cell>
          <table:table-cell table:style-name="Default" office:value-type="float" office:value="0.0209774944258005" calcext:value-type="float">
            <text:p>0.0209774944</text:p>
          </table:table-cell>
          <table:table-cell office:value-type="float" office:value="0.273381333262857" calcext:value-type="float">
            <text:p>0.2733813333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0.573760062178161" calcext:value-type="float">
            <text:p>0.5737600622</text:p>
          </table:table-cell>
          <table:table-cell office:value-type="float" office:value="0.0289893001648782" calcext:value-type="float">
            <text:p>0.0289893002</text:p>
          </table:table-cell>
          <table:table-cell office:value-type="float" office:value="0.0260585920977891" calcext:value-type="float">
            <text:p>0.0260585921</text:p>
          </table:table-cell>
          <table:table-cell office:value-type="float" office:value="0.0132698944424528" calcext:value-type="float">
            <text:p>0.0132698944</text:p>
          </table:table-cell>
          <table:table-cell office:value-type="float" office:value="0.000088541007991078" calcext:value-type="float">
            <text:p>8.85E-05</text:p>
          </table:table-cell>
          <table:table-cell office:value-type="float" office:value="0.00000417788871479301" calcext:value-type="float">
            <text:p>4.18E-06</text:p>
          </table:table-cell>
          <table:table-cell office:value-type="float" office:value="0.389800518784214" calcext:value-type="float">
            <text:p>0.3898005188</text:p>
          </table:table-cell>
          <table:table-cell table:style-name="Default" office:value-type="float" office:value="0.0236831709129537" calcext:value-type="float">
            <text:p>0.0236831709</text:p>
          </table:table-cell>
          <table:table-cell office:value-type="float" office:value="0.281401164929074" calcext:value-type="float">
            <text:p>0.2814011649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0.594450063815437" calcext:value-type="float">
            <text:p>0.5944500638</text:p>
          </table:table-cell>
          <table:table-cell office:value-type="float" office:value="0.0868814754790285" calcext:value-type="float">
            <text:p>0.0868814755</text:p>
          </table:table-cell>
          <table:table-cell office:value-type="float" office:value="0.0695017837387935" calcext:value-type="float">
            <text:p>0.0695017837</text:p>
          </table:table-cell>
          <table:table-cell office:value-type="float" office:value="0.0170636891078921" calcext:value-type="float">
            <text:p>0.0170636891</text:p>
          </table:table-cell>
          <table:table-cell table:style-name="Default" office:value-type="float" office:value="0.000110904369780756" calcext:value-type="float">
            <text:p>0.0001109044</text:p>
          </table:table-cell>
          <table:table-cell office:value-type="float" office:value="0.000000148771898219428" calcext:value-type="float">
            <text:p>1.49E-07</text:p>
          </table:table-cell>
          <table:table-cell office:value-type="float" office:value="0.394757309410897" calcext:value-type="float">
            <text:p>0.3947573094</text:p>
          </table:table-cell>
          <table:table-cell office:value-type="float" office:value="0.000000148771898219428" calcext:value-type="float">
            <text:p>1.49E-07</text:p>
          </table:table-cell>
          <table:table-cell office:value-type="float" office:value="0.288383763760816" calcext:value-type="float">
            <text:p>0.2883837638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0.623323697357225" calcext:value-type="float">
            <text:p>0.6233236974</text:p>
          </table:table-cell>
          <table:table-cell office:value-type="float" office:value="0.0289913200327328" calcext:value-type="float">
            <text:p>0.02899132</text:p>
          </table:table-cell>
          <table:table-cell office:value-type="float" office:value="0.0270065530029847" calcext:value-type="float">
            <text:p>0.027006553</text:p>
          </table:table-cell>
          <table:table-cell office:value-type="float" office:value="0.0134648768830417" calcext:value-type="float">
            <text:p>0.0134648769</text:p>
          </table:table-cell>
          <table:table-cell office:value-type="float" office:value="0.0000906163429893075" calcext:value-type="float">
            <text:p>9.06E-05</text:p>
          </table:table-cell>
          <table:table-cell office:value-type="float" office:value="0.0000041343510424106" calcext:value-type="float">
            <text:p>4.13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9419028211253" calcext:value-type="float">
            <text:p>0.0239419028</text:p>
          </table:table-cell>
          <table:table-cell office:value-type="float" office:value="0.295152334529424" calcext:value-type="float">
            <text:p>0.2951523345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0.623659557248057" calcext:value-type="float">
            <text:p>0.6236595572</text:p>
          </table:table-cell>
          <table:table-cell office:value-type="float" office:value="0.0797097528345877" calcext:value-type="float">
            <text:p>0.0797097528</text:p>
          </table:table-cell>
          <table:table-cell office:value-type="float" office:value="0.0705338269323182" calcext:value-type="float">
            <text:p>0.0705338269</text:p>
          </table:table-cell>
          <table:table-cell office:value-type="float" office:value="0.0166106716799231" calcext:value-type="float">
            <text:p>0.0166106717</text:p>
          </table:table-cell>
          <table:table-cell office:value-type="float" office:value="0.0000993779154957833" calcext:value-type="float">
            <text:p>9.94E-05</text:p>
          </table:table-cell>
          <table:table-cell office:value-type="float" office:value="0.00000431251738210846" calcext:value-type="float">
            <text:p>4.31E-06</text:p>
          </table:table-cell>
          <table:table-cell office:value-type="float" office:value="0.406543697255012" calcext:value-type="float">
            <text:p>0.4065436973</text:p>
          </table:table-cell>
          <table:table-cell table:style-name="Default" office:value-type="float" office:value="0.00986744167918362" calcext:value-type="float">
            <text:p>0.0098674417</text:p>
          </table:table-cell>
          <table:table-cell office:value-type="float" office:value="0.295571119446911" calcext:value-type="float">
            <text:p>0.2955711194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0.408983683562777" calcext:value-type="float">
            <text:p>0.4089836836</text:p>
          </table:table-cell>
          <table:table-cell office:value-type="float" office:value="0.0932777127222534" calcext:value-type="float">
            <text:p>0.0932777127</text:p>
          </table:table-cell>
          <table:table-cell office:value-type="float" office:value="0.0927907012471831" calcext:value-type="float">
            <text:p>0.0927907012</text:p>
          </table:table-cell>
          <table:table-cell office:value-type="float" office:value="0.0137808731149232" calcext:value-type="float">
            <text:p>0.0137808731</text:p>
          </table:table-cell>
          <table:table-cell office:value-type="float" office:value="0.0000691786982013378" calcext:value-type="float">
            <text:p>6.92E-05</text:p>
          </table:table-cell>
          <table:table-cell office:value-type="float" office:value="0.000000219200351800954" calcext:value-type="float">
            <text:p>2.19E-07</text:p>
          </table:table-cell>
          <table:table-cell office:value-type="float" office:value="0.20138409955991" calcext:value-type="float">
            <text:p>0.2013840996</text:p>
          </table:table-cell>
          <table:table-cell office:value-type="float" office:value="0.000000219200351800954" calcext:value-type="float">
            <text:p>2.19E-07</text:p>
          </table:table-cell>
          <table:table-cell office:value-type="float" office:value="0.152735873941249" calcext:value-type="float">
            <text:p>0.1527358739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0.488518053073252" calcext:value-type="float">
            <text:p>0.4885180531</text:p>
          </table:table-cell>
          <table:table-cell office:value-type="float" office:value="0.0896895345152289" calcext:value-type="float">
            <text:p>0.0896895345</text:p>
          </table:table-cell>
          <table:table-cell office:value-type="float" office:value="0.0845125677814597" calcext:value-type="float">
            <text:p>0.0845125678</text:p>
          </table:table-cell>
          <table:table-cell office:value-type="float" office:value="0.0147698185360055" calcext:value-type="float">
            <text:p>0.0147698185</text:p>
          </table:table-cell>
          <table:table-cell office:value-type="float" office:value="0.0000835381302795556" calcext:value-type="float">
            <text:p>8.35E-05</text:p>
          </table:table-cell>
          <table:table-cell office:value-type="float" office:value="0.00000236324420340173" calcext:value-type="float">
            <text:p>2.36E-06</text:p>
          </table:table-cell>
          <table:table-cell office:value-type="float" office:value="0.343187671366232" calcext:value-type="float">
            <text:p>0.3431876714</text:p>
          </table:table-cell>
          <table:table-cell table:style-name="Default" office:value-type="float" office:value="0.00213420518561248" calcext:value-type="float">
            <text:p>0.0021342052</text:p>
          </table:table-cell>
          <table:table-cell office:value-type="float" office:value="0.251104639836294" calcext:value-type="float">
            <text:p>0.2511046398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0.570624287622123" calcext:value-type="float">
            <text:p>0.5706242876</text:p>
          </table:table-cell>
          <table:table-cell office:value-type="float" office:value="0.0898304949635195" calcext:value-type="float">
            <text:p>0.089830495</text:p>
          </table:table-cell>
          <table:table-cell office:value-type="float" office:value="0.0721110460655803" calcext:value-type="float">
            <text:p>0.0721110461</text:p>
          </table:table-cell>
          <table:table-cell office:value-type="float" office:value="0.0159218033671072" calcext:value-type="float">
            <text:p>0.0159218034</text:p>
          </table:table-cell>
          <table:table-cell table:style-name="Default" office:value-type="float" office:value="0.000103650228683955" calcext:value-type="float">
            <text:p>0.0001036502</text:p>
          </table:table-cell>
          <table:table-cell office:value-type="float" office:value="0.000000138402174798446" calcext:value-type="float">
            <text:p>1.38E-07</text:p>
          </table:table-cell>
          <table:table-cell office:value-type="float" office:value="0.322317993430228" calcext:value-type="float">
            <text:p>0.3223179934</text:p>
          </table:table-cell>
          <table:table-cell office:value-type="float" office:value="0.000000138402174798446" calcext:value-type="float">
            <text:p>1.38E-07</text:p>
          </table:table-cell>
          <table:table-cell office:value-type="float" office:value="0.234668064175513" calcext:value-type="float">
            <text:p>0.2346680642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0.621411175879103" calcext:value-type="float">
            <text:p>0.6214111759</text:p>
          </table:table-cell>
          <table:table-cell office:value-type="float" office:value="0.0481351277099623" calcext:value-type="float">
            <text:p>0.0481351277</text:p>
          </table:table-cell>
          <table:table-cell office:value-type="float" office:value="0.0479846254729266" calcext:value-type="float">
            <text:p>0.0479846255</text:p>
          </table:table-cell>
          <table:table-cell office:value-type="float" office:value="0.0138635380870499" calcext:value-type="float">
            <text:p>0.0138635381</text:p>
          </table:table-cell>
          <table:table-cell office:value-type="float" office:value="0.0000910242142713728" calcext:value-type="float">
            <text:p>9.10E-05</text:p>
          </table:table-cell>
          <table:table-cell office:value-type="float" office:value="0.00000435608417999461" calcext:value-type="float">
            <text:p>4.36E-06</text:p>
          </table:table-cell>
          <table:table-cell office:value-type="float" office:value="0.403112887414924" calcext:value-type="float">
            <text:p>0.4031128874</text:p>
          </table:table-cell>
          <table:table-cell table:style-name="Default" office:value-type="float" office:value="0.0169670543380977" calcext:value-type="float">
            <text:p>0.0169670543</text:p>
          </table:table-cell>
          <table:table-cell office:value-type="float" office:value="0.292167646458234" calcext:value-type="float">
            <text:p>0.2921676465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0.6224581403798" calcext:value-type="float">
            <text:p>0.6224581404</text:p>
          </table:table-cell>
          <table:table-cell office:value-type="float" office:value="0.0884002071682512" calcext:value-type="float">
            <text:p>0.0884002072</text:p>
          </table:table-cell>
          <table:table-cell office:value-type="float" office:value="0.0791737048798151" calcext:value-type="float">
            <text:p>0.0791737049</text:p>
          </table:table-cell>
          <table:table-cell office:value-type="float" office:value="0.0166213987311509" calcext:value-type="float">
            <text:p>0.0166213987</text:p>
          </table:table-cell>
          <table:table-cell table:style-name="Default" office:value-type="float" office:value="0.000101460941831185" calcext:value-type="float">
            <text:p>0.0001014609</text:p>
          </table:table-cell>
          <table:table-cell office:value-type="float" office:value="0.000000153771042237973" calcext:value-type="float">
            <text:p>1.54E-07</text:p>
          </table:table-cell>
          <table:table-cell office:value-type="float" office:value="0.403801381319521" calcext:value-type="float">
            <text:p>0.4038013813</text:p>
          </table:table-cell>
          <table:table-cell office:value-type="float" office:value="0.000000153771042237973" calcext:value-type="float">
            <text:p>1.54E-07</text:p>
          </table:table-cell>
          <table:table-cell office:value-type="float" office:value="0.294499930793569" calcext:value-type="float">
            <text:p>0.2944999308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0.512510831613361" calcext:value-type="float">
            <text:p>0.5125108316</text:p>
          </table:table-cell>
          <table:table-cell office:value-type="float" office:value="0.0900032343200105" calcext:value-type="float">
            <text:p>0.0900032343</text:p>
          </table:table-cell>
          <table:table-cell office:value-type="float" office:value="0.0905502163693959" calcext:value-type="float">
            <text:p>0.0905502164</text:p>
          </table:table-cell>
          <table:table-cell office:value-type="float" office:value="0.0160661762467631" calcext:value-type="float">
            <text:p>0.0160661762</text:p>
          </table:table-cell>
          <table:table-cell office:value-type="float" office:value="0.0000861611395474772" calcext:value-type="float">
            <text:p>8.62E-05</text:p>
          </table:table-cell>
          <table:table-cell office:value-type="float" office:value="0.000000215966927292899" calcext:value-type="float">
            <text:p>2.16E-07</text:p>
          </table:table-cell>
          <table:table-cell office:value-type="float" office:value="0.270287912337114" calcext:value-type="float">
            <text:p>0.2702879123</text:p>
          </table:table-cell>
          <table:table-cell office:value-type="float" office:value="0.000000215966927292899" calcext:value-type="float">
            <text:p>2.16E-07</text:p>
          </table:table-cell>
          <table:table-cell office:value-type="float" office:value="0.200323255696802" calcext:value-type="float">
            <text:p>0.2003232557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0.623247244405561" calcext:value-type="float">
            <text:p>0.6232472444</text:p>
          </table:table-cell>
          <table:table-cell office:value-type="float" office:value="0.0288170948703978" calcext:value-type="float">
            <text:p>0.0288170949</text:p>
          </table:table-cell>
          <table:table-cell office:value-type="float" office:value="0.0265042719463536" calcext:value-type="float">
            <text:p>0.0265042719</text:p>
          </table:table-cell>
          <table:table-cell office:value-type="float" office:value="0.0131444630044627" calcext:value-type="float">
            <text:p>0.013144463</text:p>
          </table:table-cell>
          <table:table-cell office:value-type="float" office:value="0.0000890302910843799" calcext:value-type="float">
            <text:p>8.90E-05</text:p>
          </table:table-cell>
          <table:table-cell office:value-type="float" office:value="0.00000413615438589177" calcext:value-type="float">
            <text:p>4.14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8738687978294" calcext:value-type="float">
            <text:p>0.0238738688</text:p>
          </table:table-cell>
          <table:table-cell office:value-type="float" office:value="0.295225918798667" calcext:value-type="float">
            <text:p>0.2952259188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0.620138978930144" calcext:value-type="float">
            <text:p>0.6201389789</text:p>
          </table:table-cell>
          <table:table-cell office:value-type="float" office:value="0.0806066866527" calcext:value-type="float">
            <text:p>0.0806066867</text:p>
          </table:table-cell>
          <table:table-cell office:value-type="float" office:value="0.0756776531729038" calcext:value-type="float">
            <text:p>0.0756776532</text:p>
          </table:table-cell>
          <table:table-cell office:value-type="float" office:value="0.0152471138413014" calcext:value-type="float">
            <text:p>0.0152471138</text:p>
          </table:table-cell>
          <table:table-cell office:value-type="float" office:value="0.0000916516962309896" calcext:value-type="float">
            <text:p>9.17E-05</text:p>
          </table:table-cell>
          <table:table-cell office:value-type="float" office:value="0.00000445311886777851" calcext:value-type="float">
            <text:p>4.45E-06</text:p>
          </table:table-cell>
          <table:table-cell office:value-type="float" office:value="0.398956973452858" calcext:value-type="float">
            <text:p>0.3989569735</text:p>
          </table:table-cell>
          <table:table-cell table:style-name="Default" office:value-type="float" office:value="0.00993738150011273" calcext:value-type="float">
            <text:p>0.0099373815</text:p>
          </table:table-cell>
          <table:table-cell office:value-type="float" office:value="0.291240394215727" calcext:value-type="float">
            <text:p>0.2912403942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0.622265139608656" calcext:value-type="float">
            <text:p>0.6222651396</text:p>
          </table:table-cell>
          <table:table-cell office:value-type="float" office:value="0.0890636762966825" calcext:value-type="float">
            <text:p>0.0890636763</text:p>
          </table:table-cell>
          <table:table-cell office:value-type="float" office:value="0.0813340376267307" calcext:value-type="float">
            <text:p>0.0813340376</text:p>
          </table:table-cell>
          <table:table-cell office:value-type="float" office:value="0.0167629944820024" calcext:value-type="float">
            <text:p>0.0167629945</text:p>
          </table:table-cell>
          <table:table-cell office:value-type="float" office:value="0.0000999480186936078" calcext:value-type="float">
            <text:p>9.99E-05</text:p>
          </table:table-cell>
          <table:table-cell office:value-type="float" office:value="0.00000232041202239571" calcext:value-type="float">
            <text:p>2.32E-06</text:p>
          </table:table-cell>
          <table:table-cell office:value-type="float" office:value="0.403457281230337" calcext:value-type="float">
            <text:p>0.4034572812</text:p>
          </table:table-cell>
          <table:table-cell table:style-name="Default" office:value-type="float" office:value="0.00237625667725574" calcext:value-type="float">
            <text:p>0.0023762567</text:p>
          </table:table-cell>
          <table:table-cell office:value-type="float" office:value="0.294260112422079" calcext:value-type="float">
            <text:p>0.2942601124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0.585996666680513" calcext:value-type="float">
            <text:p>0.5859966667</text:p>
          </table:table-cell>
          <table:table-cell office:value-type="float" office:value="0.090496914900073" calcext:value-type="float">
            <text:p>0.0904969149</text:p>
          </table:table-cell>
          <table:table-cell office:value-type="float" office:value="0.0880974131872092" calcext:value-type="float">
            <text:p>0.0880974132</text:p>
          </table:table-cell>
          <table:table-cell office:value-type="float" office:value="0.0165616869327179" calcext:value-type="float">
            <text:p>0.0165616869</text:p>
          </table:table-cell>
          <table:table-cell office:value-type="float" office:value="0.0000948758576329701" calcext:value-type="float">
            <text:p>9.49E-05</text:p>
          </table:table-cell>
          <table:table-cell office:value-type="float" office:value="0.00000019205935046985" calcext:value-type="float">
            <text:p>1.92E-07</text:p>
          </table:table-cell>
          <table:table-cell office:value-type="float" office:value="0.351583718495481" calcext:value-type="float">
            <text:p>0.3515837185</text:p>
          </table:table-cell>
          <table:table-cell office:value-type="float" office:value="0.00000019205935046985" calcext:value-type="float">
            <text:p>1.92E-07</text:p>
          </table:table-cell>
          <table:table-cell office:value-type="float" office:value="0.257873408113684" calcext:value-type="float">
            <text:p>0.2578734081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0.518670293849301" calcext:value-type="float">
            <text:p>0.5186702938</text:p>
          </table:table-cell>
          <table:table-cell office:value-type="float" office:value="0.136474747984668" calcext:value-type="float">
            <text:p>0.136474748</text:p>
          </table:table-cell>
          <table:table-cell office:value-type="float" office:value="0.114883274126713" calcext:value-type="float">
            <text:p>0.1148832741</text:p>
          </table:table-cell>
          <table:table-cell office:value-type="float" office:value="0.0212471314458993" calcext:value-type="float">
            <text:p>0.0212471314</text:p>
          </table:table-cell>
          <table:table-cell table:style-name="Default" office:value-type="float" office:value="0.000119107649217466" calcext:value-type="float">
            <text:p>0.0001191076</text:p>
          </table:table-cell>
          <table:table-cell office:value-type="float" office:value="0.000000187061018697774" calcext:value-type="float">
            <text:p>1.87E-07</text:p>
          </table:table-cell>
          <table:table-cell office:value-type="float" office:value="0.305959329178097" calcext:value-type="float">
            <text:p>0.3059593292</text:p>
          </table:table-cell>
          <table:table-cell office:value-type="float" office:value="0.000000187061018697774" calcext:value-type="float">
            <text:p>1.87E-07</text:p>
          </table:table-cell>
          <table:table-cell office:value-type="float" office:value="0.225796641201029" calcext:value-type="float">
            <text:p>0.2257966412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0.618619093259806" calcext:value-type="float">
            <text:p>0.6186190933</text:p>
          </table:table-cell>
          <table:table-cell office:value-type="float" office:value="0.0484816903530123" calcext:value-type="float">
            <text:p>0.0484816904</text:p>
          </table:table-cell>
          <table:table-cell office:value-type="float" office:value="0.0454553057577113" calcext:value-type="float">
            <text:p>0.0454553058</text:p>
          </table:table-cell>
          <table:table-cell office:value-type="float" office:value="0.0144045236724996" calcext:value-type="float">
            <text:p>0.0144045237</text:p>
          </table:table-cell>
          <table:table-cell office:value-type="float" office:value="0.0000927297400892746" calcext:value-type="float">
            <text:p>9.27E-05</text:p>
          </table:table-cell>
          <table:table-cell office:value-type="float" office:value="0.00000422529738027814" calcext:value-type="float">
            <text:p>4.23E-06</text:p>
          </table:table-cell>
          <table:table-cell office:value-type="float" office:value="0.402423215588318" calcext:value-type="float">
            <text:p>0.4024232156</text:p>
          </table:table-cell>
          <table:table-cell table:style-name="Default" office:value-type="float" office:value="0.0161043859966554" calcext:value-type="float">
            <text:p>0.016104386</text:p>
          </table:table-cell>
          <table:table-cell office:value-type="float" office:value="0.292462092623699" calcext:value-type="float">
            <text:p>0.2924620926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0.576598310378261" calcext:value-type="float">
            <text:p>0.5765983104</text:p>
          </table:table-cell>
          <table:table-cell office:value-type="float" office:value="0.0901992430261833" calcext:value-type="float">
            <text:p>0.090199243</text:p>
          </table:table-cell>
          <table:table-cell office:value-type="float" office:value="0.0867073881390823" calcext:value-type="float">
            <text:p>0.0867073881</text:p>
          </table:table-cell>
          <table:table-cell office:value-type="float" office:value="0.0158937834455738" calcext:value-type="float">
            <text:p>0.0158937834</text:p>
          </table:table-cell>
          <table:table-cell office:value-type="float" office:value="0.0000891269697297872" calcext:value-type="float">
            <text:p>8.91E-05</text:p>
          </table:table-cell>
          <table:table-cell office:value-type="float" office:value="0.000000183021049314886" calcext:value-type="float">
            <text:p>1.83E-07</text:p>
          </table:table-cell>
          <table:table-cell office:value-type="float" office:value="0.329561998888085" calcext:value-type="float">
            <text:p>0.3295619989</text:p>
          </table:table-cell>
          <table:table-cell office:value-type="float" office:value="0.000000183021049314886" calcext:value-type="float">
            <text:p>1.83E-07</text:p>
          </table:table-cell>
          <table:table-cell office:value-type="float" office:value="0.241703176884257" calcext:value-type="float">
            <text:p>0.2417031769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0.481770872399296" calcext:value-type="float">
            <text:p>0.4817708724</text:p>
          </table:table-cell>
          <table:table-cell office:value-type="float" office:value="0.106374521130291" calcext:value-type="float">
            <text:p>0.1063745211</text:p>
          </table:table-cell>
          <table:table-cell office:value-type="float" office:value="0.0997584503890104" calcext:value-type="float">
            <text:p>0.0997584504</text:p>
          </table:table-cell>
          <table:table-cell office:value-type="float" office:value="0.0134045658816384" calcext:value-type="float">
            <text:p>0.0134045659</text:p>
          </table:table-cell>
          <table:table-cell office:value-type="float" office:value="0.0000671505174916473" calcext:value-type="float">
            <text:p>6.72E-05</text:p>
          </table:table-cell>
          <table:table-cell office:value-type="float" office:value="0.000000133710838765173" calcext:value-type="float">
            <text:p>1.34E-07</text:p>
          </table:table-cell>
          <table:table-cell office:value-type="float" office:value="0.244948974278318" calcext:value-type="float">
            <text:p>0.2449489743</text:p>
          </table:table-cell>
          <table:table-cell office:value-type="float" office:value="0.000000133710838765173" calcext:value-type="float">
            <text:p>1.34E-07</text:p>
          </table:table-cell>
          <table:table-cell office:value-type="float" office:value="0.180027417596148" calcext:value-type="float">
            <text:p>0.1800274176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0.509436153840547" calcext:value-type="float">
            <text:p>0.5094361538</text:p>
          </table:table-cell>
          <table:table-cell office:value-type="float" office:value="0.170589305968781" calcext:value-type="float">
            <text:p>0.170589306</text:p>
          </table:table-cell>
          <table:table-cell office:value-type="float" office:value="0.154556113477056" calcext:value-type="float">
            <text:p>0.1545561135</text:p>
          </table:table-cell>
          <table:table-cell office:value-type="float" office:value="0.0202377664046829" calcext:value-type="float">
            <text:p>0.0202377664</text:p>
          </table:table-cell>
          <table:table-cell table:style-name="Default" office:value-type="float" office:value="0.000113007269279829" calcext:value-type="float">
            <text:p>0.0001130073</text:p>
          </table:table-cell>
          <table:table-cell office:value-type="float" office:value="0.000000197373163312404" calcext:value-type="float">
            <text:p>1.97E-07</text:p>
          </table:table-cell>
          <table:table-cell office:value-type="float" office:value="0.30641293851417" calcext:value-type="float">
            <text:p>0.3064129385</text:p>
          </table:table-cell>
          <table:table-cell office:value-type="float" office:value="0.000000197373163312404" calcext:value-type="float">
            <text:p>1.97E-07</text:p>
          </table:table-cell>
          <table:table-cell office:value-type="float" office:value="0.227184274485465" calcext:value-type="float">
            <text:p>0.2271842745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0.605070909635493" calcext:value-type="float">
            <text:p>0.6050709096</text:p>
          </table:table-cell>
          <table:table-cell office:value-type="float" office:value="0.0300777241245059" calcext:value-type="float">
            <text:p>0.0300777241</text:p>
          </table:table-cell>
          <table:table-cell office:value-type="float" office:value="0.025384836573424" calcext:value-type="float">
            <text:p>0.0253848366</text:p>
          </table:table-cell>
          <table:table-cell office:value-type="float" office:value="0.0135144294033801" calcext:value-type="float">
            <text:p>0.0135144294</text:p>
          </table:table-cell>
          <table:table-cell office:value-type="float" office:value="0.0000900028122117811" calcext:value-type="float">
            <text:p>9.00E-05</text:p>
          </table:table-cell>
          <table:table-cell office:value-type="float" office:value="0.00000406974208091762" calcext:value-type="float">
            <text:p>4.07E-06</text:p>
          </table:table-cell>
          <table:table-cell office:value-type="float" office:value="0.398260104844948" calcext:value-type="float">
            <text:p>0.3982601048</text:p>
          </table:table-cell>
          <table:table-cell table:style-name="Default" office:value-type="float" office:value="0.0233702868702064" calcext:value-type="float">
            <text:p>0.0233702869</text:p>
          </table:table-cell>
          <table:table-cell office:value-type="float" office:value="0.288027248182164" calcext:value-type="float">
            <text:p>0.2880272482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0.615331358529511" calcext:value-type="float">
            <text:p>0.6153313585</text:p>
          </table:table-cell>
          <table:table-cell office:value-type="float" office:value="0.0878375365392207" calcext:value-type="float">
            <text:p>0.0878375365</text:p>
          </table:table-cell>
          <table:table-cell office:value-type="float" office:value="0.0769210297963891" calcext:value-type="float">
            <text:p>0.0769210298</text:p>
          </table:table-cell>
          <table:table-cell office:value-type="float" office:value="0.0163313836322834" calcext:value-type="float">
            <text:p>0.0163313836</text:p>
          </table:table-cell>
          <table:table-cell table:style-name="Default" office:value-type="float" office:value="0.000101047128377287" calcext:value-type="float">
            <text:p>0.0001010471</text:p>
          </table:table-cell>
          <table:table-cell office:value-type="float" office:value="0.00000014843634042628" calcext:value-type="float">
            <text:p>1.48E-07</text:p>
          </table:table-cell>
          <table:table-cell office:value-type="float" office:value="0.386939558874794" calcext:value-type="float">
            <text:p>0.3869395589</text:p>
          </table:table-cell>
          <table:table-cell office:value-type="float" office:value="0.00000014843634042628" calcext:value-type="float">
            <text:p>1.48E-07</text:p>
          </table:table-cell>
          <table:table-cell office:value-type="float" office:value="0.282103017792903" calcext:value-type="float">
            <text:p>0.2821030178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0.606131123575597" calcext:value-type="float">
            <text:p>0.6061311236</text:p>
          </table:table-cell>
          <table:table-cell office:value-type="float" office:value="0.0801765861369748" calcext:value-type="float">
            <text:p>0.0801765861</text:p>
          </table:table-cell>
          <table:table-cell office:value-type="float" office:value="0.0810852146235898" calcext:value-type="float">
            <text:p>0.0810852146</text:p>
          </table:table-cell>
          <table:table-cell office:value-type="float" office:value="0.0152792286861172" calcext:value-type="float">
            <text:p>0.0152792287</text:p>
          </table:table-cell>
          <table:table-cell office:value-type="float" office:value="0.000092616578593322" calcext:value-type="float">
            <text:p>9.26E-05</text:p>
          </table:table-cell>
          <table:table-cell office:value-type="float" office:value="0.00000487158969852659" calcext:value-type="float">
            <text:p>4.87E-06</text:p>
          </table:table-cell>
          <table:table-cell office:value-type="float" office:value="0.37601713908928" calcext:value-type="float">
            <text:p>0.3760171391</text:p>
          </table:table-cell>
          <table:table-cell table:style-name="Default" office:value-type="float" office:value="0.0107140733570117" calcext:value-type="float">
            <text:p>0.0107140734</text:p>
          </table:table-cell>
          <table:table-cell office:value-type="float" office:value="0.272508637680979" calcext:value-type="float">
            <text:p>0.2725086377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0.516085162469894" calcext:value-type="float">
            <text:p>0.5160851625</text:p>
          </table:table-cell>
          <table:table-cell office:value-type="float" office:value="0.101775989788134" calcext:value-type="float">
            <text:p>0.1017759898</text:p>
          </table:table-cell>
          <table:table-cell office:value-type="float" office:value="0.0815862920767814" calcext:value-type="float">
            <text:p>0.0815862921</text:p>
          </table:table-cell>
          <table:table-cell office:value-type="float" office:value="0.0146700749708106" calcext:value-type="float">
            <text:p>0.014670075</text:p>
          </table:table-cell>
          <table:table-cell office:value-type="float" office:value="0.0000989149250016524" calcext:value-type="float">
            <text:p>9.89E-05</text:p>
          </table:table-cell>
          <table:table-cell office:value-type="float" office:value="0.000000146242981718615" calcext:value-type="float">
            <text:p>1.46E-07</text:p>
          </table:table-cell>
          <table:table-cell office:value-type="float" office:value="0.271313676601662" calcext:value-type="float">
            <text:p>0.2713136766</text:p>
          </table:table-cell>
          <table:table-cell office:value-type="float" office:value="0.000000146242981718615" calcext:value-type="float">
            <text:p>1.46E-07</text:p>
          </table:table-cell>
          <table:table-cell office:value-type="float" office:value="0.20093480099936" calcext:value-type="float">
            <text:p>0.200934801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0.615243794545145" calcext:value-type="float">
            <text:p>0.6152437945</text:p>
          </table:table-cell>
          <table:table-cell office:value-type="float" office:value="0.0884353812440551" calcext:value-type="float">
            <text:p>0.0884353812</text:p>
          </table:table-cell>
          <table:table-cell office:value-type="float" office:value="0.080919342904642" calcext:value-type="float">
            <text:p>0.0809193429</text:p>
          </table:table-cell>
          <table:table-cell office:value-type="float" office:value="0.0160984315641334" calcext:value-type="float">
            <text:p>0.0160984316</text:p>
          </table:table-cell>
          <table:table-cell office:value-type="float" office:value="0.0000984782192330245" calcext:value-type="float">
            <text:p>9.85E-05</text:p>
          </table:table-cell>
          <table:table-cell office:value-type="float" office:value="0.00000192555464108101" calcext:value-type="float">
            <text:p>1.93E-06</text:p>
          </table:table-cell>
          <table:table-cell office:value-type="float" office:value="0.398956973452858" calcext:value-type="float">
            <text:p>0.3989569735</text:p>
          </table:table-cell>
          <table:table-cell table:style-name="Default" office:value-type="float" office:value="0.00877701281208859" calcext:value-type="float">
            <text:p>0.0087770128</text:p>
          </table:table-cell>
          <table:table-cell office:value-type="float" office:value="0.290509657402194" calcext:value-type="float">
            <text:p>0.2905096574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0.129848884058617" calcext:value-type="float">
            <text:p>0.1298488841</text:p>
          </table:table-cell>
          <table:table-cell office:value-type="float" office:value="0.0607674534123747" calcext:value-type="float">
            <text:p>0.0607674534</text:p>
          </table:table-cell>
          <table:table-cell office:value-type="float" office:value="0.0583339736007175" calcext:value-type="float">
            <text:p>0.0583339736</text:p>
          </table:table-cell>
          <table:table-cell office:value-type="float" office:value="0.00815778832136653" calcext:value-type="float">
            <text:p>0.0081577883</text:p>
          </table:table-cell>
          <table:table-cell office:value-type="float" office:value="0.0000420237106973732" calcext:value-type="float">
            <text:p>4.20E-05</text:p>
          </table:table-cell>
          <table:table-cell office:value-type="float" office:value="0.00000446136473170598" calcext:value-type="float">
            <text:p>4.46E-06</text:p>
          </table:table-cell>
          <table:table-cell office:value-type="float" office:value="0.153659074288215" calcext:value-type="float">
            <text:p>0.1536590743</text:p>
          </table:table-cell>
          <table:table-cell table:style-name="Default" office:value-type="float" office:value="0.0133410516311537" calcext:value-type="float">
            <text:p>0.0133410516</text:p>
          </table:table-cell>
          <table:table-cell office:value-type="float" office:value="0.111422729061674" calcext:value-type="float">
            <text:p>0.1114227291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0.422841582130224" calcext:value-type="float">
            <text:p>0.4228415821</text:p>
          </table:table-cell>
          <table:table-cell office:value-type="float" office:value="0.224027055385659" calcext:value-type="float">
            <text:p>0.2240270554</text:p>
          </table:table-cell>
          <table:table-cell office:value-type="float" office:value="0.197511474599178" calcext:value-type="float">
            <text:p>0.1975114746</text:p>
          </table:table-cell>
          <table:table-cell office:value-type="float" office:value="0.0303550973986239" calcext:value-type="float">
            <text:p>0.0303550974</text:p>
          </table:table-cell>
          <table:table-cell table:style-name="Default" office:value-type="float" office:value="0.000169002156205715" calcext:value-type="float">
            <text:p>0.0001690022</text:p>
          </table:table-cell>
          <table:table-cell office:value-type="float" office:value="0.00000416331729474046" calcext:value-type="float">
            <text:p>4.16E-06</text:p>
          </table:table-cell>
          <table:table-cell office:value-type="float" office:value="0.294863433549236" calcext:value-type="float">
            <text:p>0.2948634335</text:p>
          </table:table-cell>
          <table:table-cell table:style-name="Default" office:value-type="float" office:value="0.024641251084316" calcext:value-type="float">
            <text:p>0.0246412511</text:p>
          </table:table-cell>
          <table:table-cell office:value-type="float" office:value="0.222837516819234" calcext:value-type="float">
            <text:p>0.2228375168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0.618075225228777" calcext:value-type="float">
            <text:p>0.6180752252</text:p>
          </table:table-cell>
          <table:table-cell office:value-type="float" office:value="0.0910316697280402" calcext:value-type="float">
            <text:p>0.0910316697</text:p>
          </table:table-cell>
          <table:table-cell office:value-type="float" office:value="0.087345184365431" calcext:value-type="float">
            <text:p>0.0873451844</text:p>
          </table:table-cell>
          <table:table-cell office:value-type="float" office:value="0.0167021893023918" calcext:value-type="float">
            <text:p>0.0167021893</text:p>
          </table:table-cell>
          <table:table-cell office:value-type="float" office:value="0.000098071308462543" calcext:value-type="float">
            <text:p>9.81E-05</text:p>
          </table:table-cell>
          <table:table-cell office:value-type="float" office:value="0.000000178416422086635" calcext:value-type="float">
            <text:p>1.78E-07</text:p>
          </table:table-cell>
          <table:table-cell office:value-type="float" office:value="0.396162144133487" calcext:value-type="float">
            <text:p>0.3961621441</text:p>
          </table:table-cell>
          <table:table-cell office:value-type="float" office:value="0.000000178416422086635" calcext:value-type="float">
            <text:p>1.78E-07</text:p>
          </table:table-cell>
          <table:table-cell office:value-type="float" office:value="0.289864953054973" calcext:value-type="float">
            <text:p>0.2898649531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0.620165285310088" calcext:value-type="float">
            <text:p>0.6201652853</text:p>
          </table:table-cell>
          <table:table-cell office:value-type="float" office:value="0.0894584030238964" calcext:value-type="float">
            <text:p>0.089458403</text:p>
          </table:table-cell>
          <table:table-cell office:value-type="float" office:value="0.0827924639866091" calcext:value-type="float">
            <text:p>0.082792464</text:p>
          </table:table-cell>
          <table:table-cell office:value-type="float" office:value="0.0158554602906986" calcext:value-type="float">
            <text:p>0.0158554603</text:p>
          </table:table-cell>
          <table:table-cell office:value-type="float" office:value="0.0000957610389821143" calcext:value-type="float">
            <text:p>9.58E-05</text:p>
          </table:table-cell>
          <table:table-cell office:value-type="float" office:value="0.000000155074830815066" calcext:value-type="float">
            <text:p>1.55E-07</text:p>
          </table:table-cell>
          <table:table-cell office:value-type="float" office:value="0.397911212877108" calcext:value-type="float">
            <text:p>0.3979112129</text:p>
          </table:table-cell>
          <table:table-cell office:value-type="float" office:value="0.000000155074830815066" calcext:value-type="float">
            <text:p>1.55E-07</text:p>
          </table:table-cell>
          <table:table-cell office:value-type="float" office:value="0.290020811224573" calcext:value-type="float">
            <text:p>0.2900208112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0.600020839866475" calcext:value-type="float">
            <text:p>0.6000208399</text:p>
          </table:table-cell>
          <table:table-cell office:value-type="float" office:value="0.029397320227274" calcext:value-type="float">
            <text:p>0.0293973202</text:p>
          </table:table-cell>
          <table:table-cell office:value-type="float" office:value="0.0274071233545934" calcext:value-type="float">
            <text:p>0.0274071234</text:p>
          </table:table-cell>
          <table:table-cell office:value-type="float" office:value="0.0151923534308657" calcext:value-type="float">
            <text:p>0.0151923534</text:p>
          </table:table-cell>
          <table:table-cell office:value-type="float" office:value="0.0000970711449779562" calcext:value-type="float">
            <text:p>9.71E-05</text:p>
          </table:table-cell>
          <table:table-cell office:value-type="float" office:value="0.00000415264894751692" calcext:value-type="float">
            <text:p>4.15E-06</text:p>
          </table:table-cell>
          <table:table-cell office:value-type="float" office:value="0.398260104844948" calcext:value-type="float">
            <text:p>0.3982601048</text:p>
          </table:table-cell>
          <table:table-cell table:style-name="Default" office:value-type="float" office:value="0.0240736121733303" calcext:value-type="float">
            <text:p>0.0240736122</text:p>
          </table:table-cell>
          <table:table-cell office:value-type="float" office:value="0.28893135917999" calcext:value-type="float">
            <text:p>0.2889313592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0.616008716706597" calcext:value-type="float">
            <text:p>0.6160087167</text:p>
          </table:table-cell>
          <table:table-cell office:value-type="float" office:value="0.0638908216772557" calcext:value-type="float">
            <text:p>0.0638908217</text:p>
          </table:table-cell>
          <table:table-cell office:value-type="float" office:value="0.0538001516667701" calcext:value-type="float">
            <text:p>0.0538001517</text:p>
          </table:table-cell>
          <table:table-cell office:value-type="float" office:value="0.0157026230476508" calcext:value-type="float">
            <text:p>0.015702623</text:p>
          </table:table-cell>
          <table:table-cell office:value-type="float" office:value="0.0000959652087932825" calcext:value-type="float">
            <text:p>9.60E-05</text:p>
          </table:table-cell>
          <table:table-cell office:value-type="float" office:value="0.0000043222427279462" calcext:value-type="float">
            <text:p>4.32E-06</text:p>
          </table:table-cell>
          <table:table-cell office:value-type="float" office:value="0.39299420408505" calcext:value-type="float">
            <text:p>0.3929942041</text:p>
          </table:table-cell>
          <table:table-cell table:style-name="Default" office:value-type="float" office:value="0.0127744561218781" calcext:value-type="float">
            <text:p>0.0127744561</text:p>
          </table:table-cell>
          <table:table-cell office:value-type="float" office:value="0.2850704376927" calcext:value-type="float">
            <text:p>0.2850704377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0.484679301783982" calcext:value-type="float">
            <text:p>0.4846793018</text:p>
          </table:table-cell>
          <table:table-cell office:value-type="float" office:value="0.0954005828180874" calcext:value-type="float">
            <text:p>0.0954005828</text:p>
          </table:table-cell>
          <table:table-cell office:value-type="float" office:value="0.0890791623463612" calcext:value-type="float">
            <text:p>0.0890791623</text:p>
          </table:table-cell>
          <table:table-cell office:value-type="float" office:value="0.0199082308863277" calcext:value-type="float">
            <text:p>0.0199082309</text:p>
          </table:table-cell>
          <table:table-cell table:style-name="Default" office:value-type="float" office:value="0.000104829533848295" calcext:value-type="float">
            <text:p>0.0001048295</text:p>
          </table:table-cell>
          <table:table-cell office:value-type="float" office:value="0.0000002134296736968" calcext:value-type="float">
            <text:p>2.13E-07</text:p>
          </table:table-cell>
          <table:table-cell office:value-type="float" office:value="0.248886408717801" calcext:value-type="float">
            <text:p>0.2488864087</text:p>
          </table:table-cell>
          <table:table-cell office:value-type="float" office:value="0.0000002134296736968" calcext:value-type="float">
            <text:p>2.13E-07</text:p>
          </table:table-cell>
          <table:table-cell office:value-type="float" office:value="0.186899617996171" calcext:value-type="float">
            <text:p>0.186899618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0.592557731707223" calcext:value-type="float">
            <text:p>0.5925577317</text:p>
          </table:table-cell>
          <table:table-cell office:value-type="float" office:value="0.136647434923019" calcext:value-type="float">
            <text:p>0.1366474349</text:p>
          </table:table-cell>
          <table:table-cell office:value-type="float" office:value="0.116686921085098" calcext:value-type="float">
            <text:p>0.1166869211</text:p>
          </table:table-cell>
          <table:table-cell office:value-type="float" office:value="0.0181960200973594" calcext:value-type="float">
            <text:p>0.0181960201</text:p>
          </table:table-cell>
          <table:table-cell table:style-name="Default" office:value-type="float" office:value="0.000117269667683647" calcext:value-type="float">
            <text:p>0.0001172697</text:p>
          </table:table-cell>
          <table:table-cell office:value-type="float" office:value="0.000000168190474818603" calcext:value-type="float">
            <text:p>1.68E-07</text:p>
          </table:table-cell>
          <table:table-cell office:value-type="float" office:value="0.35433819375782" calcext:value-type="float">
            <text:p>0.3543381938</text:p>
          </table:table-cell>
          <table:table-cell office:value-type="float" office:value="0.000000168190474818603" calcext:value-type="float">
            <text:p>1.68E-07</text:p>
          </table:table-cell>
          <table:table-cell office:value-type="float" office:value="0.26037999032726" calcext:value-type="float">
            <text:p>0.2603799903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0.612799052624409" calcext:value-type="float">
            <text:p>0.6127990526</text:p>
          </table:table-cell>
          <table:table-cell office:value-type="float" office:value="0.11021888502291" calcext:value-type="float">
            <text:p>0.110218885</text:p>
          </table:table-cell>
          <table:table-cell office:value-type="float" office:value="0.0902516917933064" calcext:value-type="float">
            <text:p>0.0902516918</text:p>
          </table:table-cell>
          <table:table-cell office:value-type="float" office:value="0.0208642621085057" calcext:value-type="float">
            <text:p>0.0208642621</text:p>
          </table:table-cell>
          <table:table-cell table:style-name="Default" office:value-type="float" office:value="0.000123633419482642" calcext:value-type="float">
            <text:p>0.0001236334</text:p>
          </table:table-cell>
          <table:table-cell office:value-type="float" office:value="0.00000435714906793246" calcext:value-type="float">
            <text:p>4.36E-06</text:p>
          </table:table-cell>
          <table:table-cell office:value-type="float" office:value="0.401732359773129" calcext:value-type="float">
            <text:p>0.4017323598</text:p>
          </table:table-cell>
          <table:table-cell table:style-name="Default" office:value-type="float" office:value="0.0166739860399345" calcext:value-type="float">
            <text:p>0.016673986</text:p>
          </table:table-cell>
          <table:table-cell office:value-type="float" office:value="0.291948898362554" calcext:value-type="float">
            <text:p>0.2919488984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0.587648388532893" calcext:value-type="float">
            <text:p>0.5876483885</text:p>
          </table:table-cell>
          <table:table-cell office:value-type="float" office:value="0.048365544554586" calcext:value-type="float">
            <text:p>0.0483655446</text:p>
          </table:table-cell>
          <table:table-cell office:value-type="float" office:value="0.0449755512209949" calcext:value-type="float">
            <text:p>0.0449755512</text:p>
          </table:table-cell>
          <table:table-cell office:value-type="float" office:value="0.0135970799578253" calcext:value-type="float">
            <text:p>0.01359708</text:p>
          </table:table-cell>
          <table:table-cell office:value-type="float" office:value="0.0000875293666868297" calcext:value-type="float">
            <text:p>8.75E-05</text:p>
          </table:table-cell>
          <table:table-cell office:value-type="float" office:value="0.0000041914741641885" calcext:value-type="float">
            <text:p>4.19E-06</text:p>
          </table:table-cell>
          <table:table-cell office:value-type="float" office:value="0.375647588986152" calcext:value-type="float">
            <text:p>0.375647589</text:p>
          </table:table-cell>
          <table:table-cell table:style-name="Default" office:value-type="float" office:value="0.0160484194359359" calcext:value-type="float">
            <text:p>0.0160484194</text:p>
          </table:table-cell>
          <table:table-cell office:value-type="float" office:value="0.271183955887795" calcext:value-type="float">
            <text:p>0.2711839559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0.62124972381273" calcext:value-type="float">
            <text:p>0.6212497238</text:p>
          </table:table-cell>
          <table:table-cell office:value-type="float" office:value="0.0805163211473057" calcext:value-type="float">
            <text:p>0.0805163211</text:p>
          </table:table-cell>
          <table:table-cell office:value-type="float" office:value="0.075283070689756" calcext:value-type="float">
            <text:p>0.0752830707</text:p>
          </table:table-cell>
          <table:table-cell office:value-type="float" office:value="0.0153230490593106" calcext:value-type="float">
            <text:p>0.0153230491</text:p>
          </table:table-cell>
          <table:table-cell office:value-type="float" office:value="0.0000923754974712685" calcext:value-type="float">
            <text:p>9.24E-05</text:p>
          </table:table-cell>
          <table:table-cell office:value-type="float" office:value="0.00000443552488061064" calcext:value-type="float">
            <text:p>4.44E-06</text:p>
          </table:table-cell>
          <table:table-cell office:value-type="float" office:value="0.40138648595974" calcext:value-type="float">
            <text:p>0.401386486</text:p>
          </table:table-cell>
          <table:table-cell table:style-name="Default" office:value-type="float" office:value="0.00990348204859365" calcext:value-type="float">
            <text:p>0.009903482</text:p>
          </table:table-cell>
          <table:table-cell office:value-type="float" office:value="0.292530039531196" calcext:value-type="float">
            <text:p>0.2925300395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0.607502179551378" calcext:value-type="float">
            <text:p>0.6075021796</text:p>
          </table:table-cell>
          <table:table-cell office:value-type="float" office:value="0.0606840357922991" calcext:value-type="float">
            <text:p>0.0606840358</text:p>
          </table:table-cell>
          <table:table-cell office:value-type="float" office:value="0.0600296049234334" calcext:value-type="float">
            <text:p>0.0600296049</text:p>
          </table:table-cell>
          <table:table-cell office:value-type="float" office:value="0.0141415794950034" calcext:value-type="float">
            <text:p>0.0141415795</text:p>
          </table:table-cell>
          <table:table-cell office:value-type="float" office:value="0.0000900632977004064" calcext:value-type="float">
            <text:p>9.01E-05</text:p>
          </table:table-cell>
          <table:table-cell office:value-type="float" office:value="0.00000457419404861425" calcext:value-type="float">
            <text:p>4.57E-06</text:p>
          </table:table-cell>
          <table:table-cell office:value-type="float" office:value="0.394053013917893" calcext:value-type="float">
            <text:p>0.3940530139</text:p>
          </table:table-cell>
          <table:table-cell table:style-name="Default" office:value-type="float" office:value="0.0137837118302444" calcext:value-type="float">
            <text:p>0.0137837118</text:p>
          </table:table-cell>
          <table:table-cell office:value-type="float" office:value="0.286017219428079" calcext:value-type="float">
            <text:p>0.2860172194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0.623444827937154" calcext:value-type="float">
            <text:p>0.6234448279</text:p>
          </table:table-cell>
          <table:table-cell office:value-type="float" office:value="0.0290428640233649" calcext:value-type="float">
            <text:p>0.029042864</text:p>
          </table:table-cell>
          <table:table-cell office:value-type="float" office:value="0.0270456191966704" calcext:value-type="float">
            <text:p>0.0270456192</text:p>
          </table:table-cell>
          <table:table-cell office:value-type="float" office:value="0.0136394076406205" calcext:value-type="float">
            <text:p>0.0136394076</text:p>
          </table:table-cell>
          <table:table-cell office:value-type="float" office:value="0.0000913981543041317" calcext:value-type="float">
            <text:p>9.14E-05</text:p>
          </table:table-cell>
          <table:table-cell office:value-type="float" office:value="0.00000412162405082815" calcext:value-type="float">
            <text:p>4.12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965348259824" calcext:value-type="float">
            <text:p>0.0239653483</text:p>
          </table:table-cell>
          <table:table-cell office:value-type="float" office:value="0.295133719112622" calcext:value-type="float">
            <text:p>0.2951337191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0.583002754476939" calcext:value-type="float">
            <text:p>0.5830027545</text:p>
          </table:table-cell>
          <table:table-cell office:value-type="float" office:value="0.0610255386463156" calcext:value-type="float">
            <text:p>0.0610255386</text:p>
          </table:table-cell>
          <table:table-cell office:value-type="float" office:value="0.0591174379611952" calcext:value-type="float">
            <text:p>0.059117438</text:p>
          </table:table-cell>
          <table:table-cell office:value-type="float" office:value="0.0153103750875678" calcext:value-type="float">
            <text:p>0.0153103751</text:p>
          </table:table-cell>
          <table:table-cell office:value-type="float" office:value="0.0000941807214013026" calcext:value-type="float">
            <text:p>9.42E-05</text:p>
          </table:table-cell>
          <table:table-cell office:value-type="float" office:value="0.00000449881346616497" calcext:value-type="float">
            <text:p>4.50E-06</text:p>
          </table:table-cell>
          <table:table-cell office:value-type="float" office:value="0.382970843102533" calcext:value-type="float">
            <text:p>0.3829708431</text:p>
          </table:table-cell>
          <table:table-cell table:style-name="Default" office:value-type="float" office:value="0.0134802753514431" calcext:value-type="float">
            <text:p>0.0134802754</text:p>
          </table:table-cell>
          <table:table-cell office:value-type="float" office:value="0.278651613807608" calcext:value-type="float">
            <text:p>0.2786516138</text:p>
          </table:table-cell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0.0449553204010136" calcext:value-type="float">
            <text:p>0.0449553204</text:p>
          </table:table-cell>
          <table:table-cell office:value-type="float" office:value="0.0283790651189755" calcext:value-type="float">
            <text:p>0.0283790651</text:p>
          </table:table-cell>
          <table:table-cell office:value-type="float" office:value="0.0267194312709193" calcext:value-type="float">
            <text:p>0.0267194313</text:p>
          </table:table-cell>
          <table:table-cell office:value-type="float" office:value="0.00397505962776806" calcext:value-type="float">
            <text:p>0.0039750596</text:p>
          </table:table-cell>
          <table:table-cell office:value-type="float" office:value="0.0000212033380368073" calcext:value-type="float">
            <text:p>2.12E-05</text:p>
          </table:table-cell>
          <table:table-cell office:value-type="float" office:value="0.00000412716036320168" calcext:value-type="float">
            <text:p>4.13E-06</text:p>
          </table:table-cell>
          <table:table-cell office:value-type="float" office:value="0.0687184270936277" calcext:value-type="float">
            <text:p>0.0687184271</text:p>
          </table:table-cell>
          <table:table-cell table:style-name="Default" office:value-type="float" office:value="0.0240458884510295" calcext:value-type="float">
            <text:p>0.0240458885</text:p>
          </table:table-cell>
          <table:table-cell office:value-type="float" office:value="0.0409048670058464" calcext:value-type="float">
            <text:p>0.040904867</text:p>
          </table:table-cell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0.0516482551931113" calcext:value-type="float">
            <text:p>0.0516482552</text:p>
          </table:table-cell>
          <table:table-cell office:value-type="float" office:value="0.0898755700519517" calcext:value-type="float">
            <text:p>0.0898755701</text:p>
          </table:table-cell>
          <table:table-cell office:value-type="float" office:value="0.0871068051568467" calcext:value-type="float">
            <text:p>0.0871068052</text:p>
          </table:table-cell>
          <table:table-cell office:value-type="float" office:value="0.00942785677172444" calcext:value-type="float">
            <text:p>0.0094278568</text:p>
          </table:table-cell>
          <table:table-cell office:value-type="float" office:value="0.0000358613057628814" calcext:value-type="float">
            <text:p>3.59E-05</text:p>
          </table:table-cell>
          <table:table-cell office:value-type="float" office:value="0.000000150548669591761" calcext:value-type="float">
            <text:p>1.51E-07</text:p>
          </table:table-cell>
          <table:table-cell office:value-type="float" office:value="0.0577350269189626" calcext:value-type="float">
            <text:p>0.0577350269</text:p>
          </table:table-cell>
          <table:table-cell office:value-type="float" office:value="0.000000150548669591761" calcext:value-type="float">
            <text:p>1.51E-07</text:p>
          </table:table-cell>
          <table:table-cell office:value-type="float" office:value="0.0518423587070253" calcext:value-type="float">
            <text:p>0.0518423587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0.0760244558600489" calcext:value-type="float">
            <text:p>0.0760244559</text:p>
          </table:table-cell>
          <table:table-cell office:value-type="float" office:value="0.0898491951989913" calcext:value-type="float">
            <text:p>0.0898491952</text:p>
          </table:table-cell>
          <table:table-cell office:value-type="float" office:value="0.0863042685123069" calcext:value-type="float">
            <text:p>0.0863042685</text:p>
          </table:table-cell>
          <table:table-cell office:value-type="float" office:value="0.00917307677486928" calcext:value-type="float">
            <text:p>0.0091730768</text:p>
          </table:table-cell>
          <table:table-cell office:value-type="float" office:value="0.0000405124646252127" calcext:value-type="float">
            <text:p>4.05E-05</text:p>
          </table:table-cell>
          <table:table-cell office:value-type="float" office:value="0.000000144158538328437" calcext:value-type="float">
            <text:p>1.44E-07</text:p>
          </table:table-cell>
          <table:table-cell office:value-type="float" office:value="0.0912870929175277" calcext:value-type="float">
            <text:p>0.0912870929</text:p>
          </table:table-cell>
          <table:table-cell office:value-type="float" office:value="0.000000144158538328437" calcext:value-type="float">
            <text:p>1.44E-07</text:p>
          </table:table-cell>
          <table:table-cell office:value-type="float" office:value="0.0721770199976784" calcext:value-type="float">
            <text:p>0.07217702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0.0833939599798919" calcext:value-type="float">
            <text:p>0.08339396</text:p>
          </table:table-cell>
          <table:table-cell office:value-type="float" office:value="0.0332698538387607" calcext:value-type="float">
            <text:p>0.0332698538</text:p>
          </table:table-cell>
          <table:table-cell office:value-type="float" office:value="0.0317735443747978" calcext:value-type="float">
            <text:p>0.0317735444</text:p>
          </table:table-cell>
          <table:table-cell office:value-type="float" office:value="0.00494481654637437" calcext:value-type="float">
            <text:p>0.0049448165</text:p>
          </table:table-cell>
          <table:table-cell office:value-type="float" office:value="0.0000276445003456556" calcext:value-type="float">
            <text:p>2.76E-05</text:p>
          </table:table-cell>
          <table:table-cell office:value-type="float" office:value="0.00000418204163221849" calcext:value-type="float">
            <text:p>4.18E-06</text:p>
          </table:table-cell>
          <table:table-cell office:value-type="float" office:value="0.110554159678513" calcext:value-type="float">
            <text:p>0.1105541597</text:p>
          </table:table-cell>
          <table:table-cell table:style-name="Default" office:value-type="float" office:value="0.0217634986190782" calcext:value-type="float">
            <text:p>0.0217634986</text:p>
          </table:table-cell>
          <table:table-cell office:value-type="float" office:value="0.0765792124670755" calcext:value-type="float">
            <text:p>0.0765792125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0.609836495703213" calcext:value-type="float">
            <text:p>0.6098364957</text:p>
          </table:table-cell>
          <table:table-cell office:value-type="float" office:value="0.0291785853208526" calcext:value-type="float">
            <text:p>0.0291785853</text:p>
          </table:table-cell>
          <table:table-cell office:value-type="float" office:value="0.0279265899254619" calcext:value-type="float">
            <text:p>0.0279265899</text:p>
          </table:table-cell>
          <table:table-cell office:value-type="float" office:value="0.0135087696738308" calcext:value-type="float">
            <text:p>0.0135087697</text:p>
          </table:table-cell>
          <table:table-cell office:value-type="float" office:value="0.0000889191569545919" calcext:value-type="float">
            <text:p>8.89E-05</text:p>
          </table:table-cell>
          <table:table-cell office:value-type="float" office:value="0.00000415149747435775" calcext:value-type="float">
            <text:p>4.15E-06</text:p>
          </table:table-cell>
          <table:table-cell office:value-type="float" office:value="0.380423740350442" calcext:value-type="float">
            <text:p>0.3804237404</text:p>
          </table:table-cell>
          <table:table-cell table:style-name="Default" office:value-type="float" office:value="0.0244004703929788" calcext:value-type="float">
            <text:p>0.0244004704</text:p>
          </table:table-cell>
          <table:table-cell office:value-type="float" office:value="0.274155977211647" calcext:value-type="float">
            <text:p>0.2741559772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0.414861885747296" calcext:value-type="float">
            <text:p>0.4148618857</text:p>
          </table:table-cell>
          <table:table-cell office:value-type="float" office:value="0.226360606366774" calcext:value-type="float">
            <text:p>0.2263606064</text:p>
          </table:table-cell>
          <table:table-cell office:value-type="float" office:value="0.208768977475412" calcext:value-type="float">
            <text:p>0.2087689775</text:p>
          </table:table-cell>
          <table:table-cell office:value-type="float" office:value="0.0257180139502465" calcext:value-type="float">
            <text:p>0.025718014</text:p>
          </table:table-cell>
          <table:table-cell table:style-name="Default" office:value-type="float" office:value="0.000131979308359369" calcext:value-type="float">
            <text:p>0.0001319793</text:p>
          </table:table-cell>
          <table:table-cell office:value-type="float" office:value="0.000000280491033612155" calcext:value-type="float">
            <text:p>2.80E-07</text:p>
          </table:table-cell>
          <table:table-cell office:value-type="float" office:value="0.207498326633146" calcext:value-type="float">
            <text:p>0.2074983266</text:p>
          </table:table-cell>
          <table:table-cell office:value-type="float" office:value="0.000000280491033612155" calcext:value-type="float">
            <text:p>2.80E-07</text:p>
          </table:table-cell>
          <table:table-cell office:value-type="float" office:value="0.16925457275352" calcext:value-type="float">
            <text:p>0.1692545728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0.604630040597406" calcext:value-type="float">
            <text:p>0.6046300406</text:p>
          </table:table-cell>
          <table:table-cell office:value-type="float" office:value="0.0887077077035649" calcext:value-type="float">
            <text:p>0.0887077077</text:p>
          </table:table-cell>
          <table:table-cell office:value-type="float" office:value="0.0802541354379869" calcext:value-type="float">
            <text:p>0.0802541354</text:p>
          </table:table-cell>
          <table:table-cell office:value-type="float" office:value="0.0158399055200565" calcext:value-type="float">
            <text:p>0.0158399055</text:p>
          </table:table-cell>
          <table:table-cell office:value-type="float" office:value="0.0000959525772017156" calcext:value-type="float">
            <text:p>9.60E-05</text:p>
          </table:table-cell>
          <table:table-cell office:value-type="float" office:value="0.000000154618575327647" calcext:value-type="float">
            <text:p>1.55E-07</text:p>
          </table:table-cell>
          <table:table-cell office:value-type="float" office:value="0.383695481107375" calcext:value-type="float">
            <text:p>0.3836954811</text:p>
          </table:table-cell>
          <table:table-cell office:value-type="float" office:value="0.000000154618575327647" calcext:value-type="float">
            <text:p>1.55E-07</text:p>
          </table:table-cell>
          <table:table-cell office:value-type="float" office:value="0.280263747015417" calcext:value-type="float">
            <text:p>0.280263747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0.618676040437052" calcext:value-type="float">
            <text:p>0.6186760404</text:p>
          </table:table-cell>
          <table:table-cell office:value-type="float" office:value="0.0896507170608386" calcext:value-type="float">
            <text:p>0.0896507171</text:p>
          </table:table-cell>
          <table:table-cell office:value-type="float" office:value="0.0893528453677598" calcext:value-type="float">
            <text:p>0.0893528454</text:p>
          </table:table-cell>
          <table:table-cell office:value-type="float" office:value="0.0162939270078655" calcext:value-type="float">
            <text:p>0.016293927</text:p>
          </table:table-cell>
          <table:table-cell office:value-type="float" office:value="0.0000969604140289166" calcext:value-type="float">
            <text:p>9.70E-05</text:p>
          </table:table-cell>
          <table:table-cell office:value-type="float" office:value="0.000000196416655113132" calcext:value-type="float">
            <text:p>1.96E-07</text:p>
          </table:table-cell>
          <table:table-cell office:value-type="float" office:value="0.400693842672374" calcext:value-type="float">
            <text:p>0.4006938427</text:p>
          </table:table-cell>
          <table:table-cell office:value-type="float" office:value="0.000000196416655113132" calcext:value-type="float">
            <text:p>1.96E-07</text:p>
          </table:table-cell>
          <table:table-cell office:value-type="float" office:value="0.29269083581825" calcext:value-type="float">
            <text:p>0.2926908358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0.621901344996908" calcext:value-type="float">
            <text:p>0.621901345</text:p>
          </table:table-cell>
          <table:table-cell office:value-type="float" office:value="0.088615649560929" calcext:value-type="float">
            <text:p>0.0886156496</text:p>
          </table:table-cell>
          <table:table-cell office:value-type="float" office:value="0.0759254151276862" calcext:value-type="float">
            <text:p>0.0759254151</text:p>
          </table:table-cell>
          <table:table-cell office:value-type="float" office:value="0.0159669675272098" calcext:value-type="float">
            <text:p>0.0159669675</text:p>
          </table:table-cell>
          <table:table-cell table:style-name="Default" office:value-type="float" office:value="0.000101018727124598" calcext:value-type="float">
            <text:p>0.0001010187</text:p>
          </table:table-cell>
          <table:table-cell office:value-type="float" office:value="0.000000157864578793499" calcext:value-type="float">
            <text:p>1.58E-07</text:p>
          </table:table-cell>
          <table:table-cell office:value-type="float" office:value="0.403112887414924" calcext:value-type="float">
            <text:p>0.4031128874</text:p>
          </table:table-cell>
          <table:table-cell office:value-type="float" office:value="0.000000157864578793499" calcext:value-type="float">
            <text:p>1.58E-07</text:p>
          </table:table-cell>
          <table:table-cell office:value-type="float" office:value="0.296283939833575" calcext:value-type="float">
            <text:p>0.2962839398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0.614537795487159" calcext:value-type="float">
            <text:p>0.6145377955</text:p>
          </table:table-cell>
          <table:table-cell office:value-type="float" office:value="0.090706781589957" calcext:value-type="float">
            <text:p>0.0907067816</text:p>
          </table:table-cell>
          <table:table-cell office:value-type="float" office:value="0.0887051244690488" calcext:value-type="float">
            <text:p>0.0887051245</text:p>
          </table:table-cell>
          <table:table-cell office:value-type="float" office:value="0.0153509614599947" calcext:value-type="float">
            <text:p>0.0153509615</text:p>
          </table:table-cell>
          <table:table-cell office:value-type="float" office:value="0.0000900217179646181" calcext:value-type="float">
            <text:p>9.00E-05</text:p>
          </table:table-cell>
          <table:table-cell office:value-type="float" office:value="0.000000187773641491673" calcext:value-type="float">
            <text:p>1.88E-07</text:p>
          </table:table-cell>
          <table:table-cell office:value-type="float" office:value="0.387298334620739" calcext:value-type="float">
            <text:p>0.3872983346</text:p>
          </table:table-cell>
          <table:table-cell office:value-type="float" office:value="0.000000187773641491673" calcext:value-type="float">
            <text:p>1.88E-07</text:p>
          </table:table-cell>
          <table:table-cell office:value-type="float" office:value="0.283673731676379" calcext:value-type="float">
            <text:p>0.2836737317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0.476686225251711" calcext:value-type="float">
            <text:p>0.4766862253</text:p>
          </table:table-cell>
          <table:table-cell office:value-type="float" office:value="0.11937849605825" calcext:value-type="float">
            <text:p>0.1193784961</text:p>
          </table:table-cell>
          <table:table-cell office:value-type="float" office:value="0.101100732234261" calcext:value-type="float">
            <text:p>0.1011007322</text:p>
          </table:table-cell>
          <table:table-cell office:value-type="float" office:value="0.0169638423125193" calcext:value-type="float">
            <text:p>0.0169638423</text:p>
          </table:table-cell>
          <table:table-cell table:style-name="Default" office:value-type="float" office:value="0.000105397037068104" calcext:value-type="float">
            <text:p>0.000105397</text:p>
          </table:table-cell>
          <table:table-cell office:value-type="float" office:value="0.000000167657824445651" calcext:value-type="float">
            <text:p>1.68E-07</text:p>
          </table:table-cell>
          <table:table-cell office:value-type="float" office:value="0.283823106098773" calcext:value-type="float">
            <text:p>0.2838231061</text:p>
          </table:table-cell>
          <table:table-cell office:value-type="float" office:value="0.000000167657824445651" calcext:value-type="float">
            <text:p>1.68E-07</text:p>
          </table:table-cell>
          <table:table-cell office:value-type="float" office:value="0.212148333794866" calcext:value-type="float">
            <text:p>0.2121483338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0.608393692435598" calcext:value-type="float">
            <text:p>0.6083936924</text:p>
          </table:table-cell>
          <table:table-cell office:value-type="float" office:value="0.123468005067751" calcext:value-type="float">
            <text:p>0.1234680051</text:p>
          </table:table-cell>
          <table:table-cell office:value-type="float" office:value="0.0965331468837747" calcext:value-type="float">
            <text:p>0.0965331469</text:p>
          </table:table-cell>
          <table:table-cell office:value-type="float" office:value="0.0280235501411103" calcext:value-type="float">
            <text:p>0.0280235501</text:p>
          </table:table-cell>
          <table:table-cell table:style-name="Default" office:value-type="float" office:value="0.00016205330711091" calcext:value-type="float">
            <text:p>0.0001620533</text:p>
          </table:table-cell>
          <table:table-cell office:value-type="float" office:value="0.00000426823955914056" calcext:value-type="float">
            <text:p>4.27E-06</text:p>
          </table:table-cell>
          <table:table-cell office:value-type="float" office:value="0.382244831372655" calcext:value-type="float">
            <text:p>0.3822448314</text:p>
          </table:table-cell>
          <table:table-cell table:style-name="Default" office:value-type="float" office:value="0.0228098044493671" calcext:value-type="float">
            <text:p>0.0228098044</text:p>
          </table:table-cell>
          <table:table-cell office:value-type="float" office:value="0.281993319285684" calcext:value-type="float">
            <text:p>0.2819933193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0.623372396231783" calcext:value-type="float">
            <text:p>0.6233723962</text:p>
          </table:table-cell>
          <table:table-cell office:value-type="float" office:value="0.0299302825015935" calcext:value-type="float">
            <text:p>0.0299302825</text:p>
          </table:table-cell>
          <table:table-cell office:value-type="float" office:value="0.0299680659679798" calcext:value-type="float">
            <text:p>0.029968066</text:p>
          </table:table-cell>
          <table:table-cell office:value-type="float" office:value="0.0142340337579553" calcext:value-type="float">
            <text:p>0.0142340338</text:p>
          </table:table-cell>
          <table:table-cell office:value-type="float" office:value="0.0000941191941127666" calcext:value-type="float">
            <text:p>9.41E-05</text:p>
          </table:table-cell>
          <table:table-cell office:value-type="float" office:value="0.00000420002128133213" calcext:value-type="float">
            <text:p>4.2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56827218314417" calcext:value-type="float">
            <text:p>0.0256827218</text:p>
          </table:table-cell>
          <table:table-cell office:value-type="float" office:value="0.29546602093331" calcext:value-type="float">
            <text:p>0.2954660209</text:p>
          </table:table-cell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0.0131218001714933" calcext:value-type="float">
            <text:p>0.0131218002</text:p>
          </table:table-cell>
          <table:table-cell office:value-type="float" office:value="0.035144880562976" calcext:value-type="float">
            <text:p>0.0351448806</text:p>
          </table:table-cell>
          <table:table-cell office:value-type="float" office:value="0.0334871007614073" calcext:value-type="float">
            <text:p>0.0334871008</text:p>
          </table:table-cell>
          <table:table-cell office:value-type="float" office:value="0.00406795825389585" calcext:value-type="float">
            <text:p>0.0040679583</text:p>
          </table:table-cell>
          <table:table-cell office:value-type="float" office:value="0.0000214934551459055" calcext:value-type="float">
            <text:p>2.15E-05</text:p>
          </table:table-cell>
          <table:table-cell office:value-type="float" office:value="0.00000199437801828927" calcext:value-type="float">
            <text:p>1.99E-06</text:p>
          </table:table-cell>
          <table:table-cell office:value-type="float" office:value="0.0372677996249965" calcext:value-type="float">
            <text:p>0.0372677996</text:p>
          </table:table-cell>
          <table:table-cell table:style-name="Default" office:value-type="float" office:value="0.0240972949517168" calcext:value-type="float">
            <text:p>0.024097295</text:p>
          </table:table-cell>
          <table:table-cell office:value-type="float" office:value="0.0172455593366592" calcext:value-type="float">
            <text:p>0.0172455593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0.594916880549871" calcext:value-type="float">
            <text:p>0.5949168805</text:p>
          </table:table-cell>
          <table:table-cell office:value-type="float" office:value="0.150079848438741" calcext:value-type="float">
            <text:p>0.1500798484</text:p>
          </table:table-cell>
          <table:table-cell office:value-type="float" office:value="0.149417333509119" calcext:value-type="float">
            <text:p>0.1494173335</text:p>
          </table:table-cell>
          <table:table-cell office:value-type="float" office:value="0.0197869924988768" calcext:value-type="float">
            <text:p>0.0197869925</text:p>
          </table:table-cell>
          <table:table-cell table:style-name="Default" office:value-type="float" office:value="0.000142834205387172" calcext:value-type="float">
            <text:p>0.0001428342</text:p>
          </table:table-cell>
          <table:table-cell office:value-type="float" office:value="0.000000182728646910229" calcext:value-type="float">
            <text:p>1.83E-07</text:p>
          </table:table-cell>
          <table:table-cell office:value-type="float" office:value="0.350396600693809" calcext:value-type="float">
            <text:p>0.3503966007</text:p>
          </table:table-cell>
          <table:table-cell office:value-type="float" office:value="0.000000182728646910229" calcext:value-type="float">
            <text:p>1.83E-07</text:p>
          </table:table-cell>
          <table:table-cell office:value-type="float" office:value="0.257570017914876" calcext:value-type="float">
            <text:p>0.2575700179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0.567713236883085" calcext:value-type="float">
            <text:p>0.5677132369</text:p>
          </table:table-cell>
          <table:table-cell office:value-type="float" office:value="0.0288381486054593" calcext:value-type="float">
            <text:p>0.0288381486</text:p>
          </table:table-cell>
          <table:table-cell office:value-type="float" office:value="0.0290226393512246" calcext:value-type="float">
            <text:p>0.0290226394</text:p>
          </table:table-cell>
          <table:table-cell office:value-type="float" office:value="0.0140798116291087" calcext:value-type="float">
            <text:p>0.0140798116</text:p>
          </table:table-cell>
          <table:table-cell office:value-type="float" office:value="0.0000931127710180793" calcext:value-type="float">
            <text:p>9.31E-05</text:p>
          </table:table-cell>
          <table:table-cell office:value-type="float" office:value="0.00000425288497591456" calcext:value-type="float">
            <text:p>4.25E-06</text:p>
          </table:table-cell>
          <table:table-cell office:value-type="float" office:value="0.389087250997622" calcext:value-type="float">
            <text:p>0.389087251</text:p>
          </table:table-cell>
          <table:table-cell table:style-name="Default" office:value-type="float" office:value="0.0252647534014351" calcext:value-type="float">
            <text:p>0.0252647534</text:p>
          </table:table-cell>
          <table:table-cell office:value-type="float" office:value="0.27957608968616" calcext:value-type="float">
            <text:p>0.2795760897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0.623646154961071" calcext:value-type="float">
            <text:p>0.623646155</text:p>
          </table:table-cell>
          <table:table-cell office:value-type="float" office:value="0.0344913175025006" calcext:value-type="float">
            <text:p>0.0344913175</text:p>
          </table:table-cell>
          <table:table-cell office:value-type="float" office:value="0.0274968247220293" calcext:value-type="float">
            <text:p>0.0274968247</text:p>
          </table:table-cell>
          <table:table-cell office:value-type="float" office:value="0.0149619696032585" calcext:value-type="float">
            <text:p>0.0149619696</text:p>
          </table:table-cell>
          <table:table-cell office:value-type="float" office:value="0.0000977470099389899" calcext:value-type="float">
            <text:p>9.77E-05</text:p>
          </table:table-cell>
          <table:table-cell office:value-type="float" office:value="0.00000418654509710011" calcext:value-type="float">
            <text:p>4.19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134826602239" calcext:value-type="float">
            <text:p>0.0231348266</text:p>
          </table:table-cell>
          <table:table-cell office:value-type="float" office:value="0.295165884532749" calcext:value-type="float">
            <text:p>0.2951658845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0.608243631606446" calcext:value-type="float">
            <text:p>0.6082436316</text:p>
          </table:table-cell>
          <table:table-cell office:value-type="float" office:value="0.0902403505656908" calcext:value-type="float">
            <text:p>0.0902403506</text:p>
          </table:table-cell>
          <table:table-cell office:value-type="float" office:value="0.0906866375583342" calcext:value-type="float">
            <text:p>0.0906866376</text:p>
          </table:table-cell>
          <table:table-cell office:value-type="float" office:value="0.0185160817994102" calcext:value-type="float">
            <text:p>0.0185160818</text:p>
          </table:table-cell>
          <table:table-cell table:style-name="Default" office:value-type="float" office:value="0.000107721136672838" calcext:value-type="float">
            <text:p>0.0001077211</text:p>
          </table:table-cell>
          <table:table-cell office:value-type="float" office:value="0.00000022337757651886" calcext:value-type="float">
            <text:p>2.23E-07</text:p>
          </table:table-cell>
          <table:table-cell office:value-type="float" office:value="0.372305131728142" calcext:value-type="float">
            <text:p>0.3723051317</text:p>
          </table:table-cell>
          <table:table-cell office:value-type="float" office:value="0.000000223377576518859" calcext:value-type="float">
            <text:p>2.23E-07</text:p>
          </table:table-cell>
          <table:table-cell office:value-type="float" office:value="0.273485791109814" calcext:value-type="float">
            <text:p>0.2734857911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0.321091861054691" calcext:value-type="float">
            <text:p>0.3210918611</text:p>
          </table:table-cell>
          <table:table-cell office:value-type="float" office:value="0.091379838804307" calcext:value-type="float">
            <text:p>0.0913798388</text:p>
          </table:table-cell>
          <table:table-cell office:value-type="float" office:value="0.0911147069500484" calcext:value-type="float">
            <text:p>0.091114707</text:p>
          </table:table-cell>
          <table:table-cell office:value-type="float" office:value="0.0131385802653382" calcext:value-type="float">
            <text:p>0.0131385803</text:p>
          </table:table-cell>
          <table:table-cell office:value-type="float" office:value="0.0000699014458767309" calcext:value-type="float">
            <text:p>6.99E-05</text:p>
          </table:table-cell>
          <table:table-cell office:value-type="float" office:value="0.000000151777091693235" calcext:value-type="float">
            <text:p>1.52E-07</text:p>
          </table:table-cell>
          <table:table-cell office:value-type="float" office:value="0.150923085635624" calcext:value-type="float">
            <text:p>0.1509230856</text:p>
          </table:table-cell>
          <table:table-cell office:value-type="float" office:value="0.000000151777091693235" calcext:value-type="float">
            <text:p>1.52E-07</text:p>
          </table:table-cell>
          <table:table-cell office:value-type="float" office:value="0.112469013720656" calcext:value-type="float">
            <text:p>0.1124690137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0.188183919703768" calcext:value-type="float">
            <text:p>0.1881839197</text:p>
          </table:table-cell>
          <table:table-cell office:value-type="float" office:value="0.0899065706463513" calcext:value-type="float">
            <text:p>0.0899065706</text:p>
          </table:table-cell>
          <table:table-cell office:value-type="float" office:value="0.084127154147451" calcext:value-type="float">
            <text:p>0.0841271541</text:p>
          </table:table-cell>
          <table:table-cell office:value-type="float" office:value="0.0108102364993622" calcext:value-type="float">
            <text:p>0.0108102365</text:p>
          </table:table-cell>
          <table:table-cell office:value-type="float" office:value="0.0000491180707394266" calcext:value-type="float">
            <text:p>4.91E-05</text:p>
          </table:table-cell>
          <table:table-cell office:value-type="float" office:value="0.000000140473905864761" calcext:value-type="float">
            <text:p>1.40E-07</text:p>
          </table:table-cell>
          <table:table-cell office:value-type="float" office:value="0.123603308118261" calcext:value-type="float">
            <text:p>0.1236033081</text:p>
          </table:table-cell>
          <table:table-cell office:value-type="float" office:value="0.000000140473905864761" calcext:value-type="float">
            <text:p>1.40E-07</text:p>
          </table:table-cell>
          <table:table-cell office:value-type="float" office:value="0.0928693631676142" calcext:value-type="float">
            <text:p>0.0928693632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0.467647776794501" calcext:value-type="float">
            <text:p>0.4676477768</text:p>
          </table:table-cell>
          <table:table-cell office:value-type="float" office:value="0.08921120134207" calcext:value-type="float">
            <text:p>0.0892112013</text:p>
          </table:table-cell>
          <table:table-cell office:value-type="float" office:value="0.0822557498958568" calcext:value-type="float">
            <text:p>0.0822557499</text:p>
          </table:table-cell>
          <table:table-cell office:value-type="float" office:value="0.0124735660487797" calcext:value-type="float">
            <text:p>0.012473566</text:p>
          </table:table-cell>
          <table:table-cell office:value-type="float" office:value="0.0000666123630976437" calcext:value-type="float">
            <text:p>6.66E-05</text:p>
          </table:table-cell>
          <table:table-cell office:value-type="float" office:value="0.00000014377558166241" calcext:value-type="float">
            <text:p>1.44E-07</text:p>
          </table:table-cell>
          <table:table-cell office:value-type="float" office:value="0.238630351054606" calcext:value-type="float">
            <text:p>0.2386303511</text:p>
          </table:table-cell>
          <table:table-cell office:value-type="float" office:value="0.00000014377558166241" calcext:value-type="float">
            <text:p>1.44E-07</text:p>
          </table:table-cell>
          <table:table-cell office:value-type="float" office:value="0.175281263165393" calcext:value-type="float">
            <text:p>0.1752812632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0.623430742347239" calcext:value-type="float">
            <text:p>0.6234307423</text:p>
          </table:table-cell>
          <table:table-cell office:value-type="float" office:value="0.0290986541873426" calcext:value-type="float">
            <text:p>0.0290986542</text:p>
          </table:table-cell>
          <table:table-cell office:value-type="float" office:value="0.0262879220334909" calcext:value-type="float">
            <text:p>0.026287922</text:p>
          </table:table-cell>
          <table:table-cell office:value-type="float" office:value="0.0142479358216379" calcext:value-type="float">
            <text:p>0.0142479358</text:p>
          </table:table-cell>
          <table:table-cell office:value-type="float" office:value="0.0000933492845602843" calcext:value-type="float">
            <text:p>9.33E-05</text:p>
          </table:table-cell>
          <table:table-cell office:value-type="float" office:value="0.00000410230835076" calcext:value-type="float">
            <text:p>4.10E-06</text:p>
          </table:table-cell>
          <table:table-cell office:value-type="float" office:value="0.40824829046386" calcext:value-type="float">
            <text:p>0.4082482905</text:p>
          </table:table-cell>
          <table:table-cell table:style-name="Default" office:value-type="float" office:value="0.0237172210920656" calcext:value-type="float">
            <text:p>0.0237172211</text:p>
          </table:table-cell>
          <table:table-cell office:value-type="float" office:value="0.296316385530683" calcext:value-type="float">
            <text:p>0.2963163855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0.620495413901588" calcext:value-type="float">
            <text:p>0.6204954139</text:p>
          </table:table-cell>
          <table:table-cell office:value-type="float" office:value="0.0897121485818805" calcext:value-type="float">
            <text:p>0.0897121486</text:p>
          </table:table-cell>
          <table:table-cell office:value-type="float" office:value="0.0821186096963402" calcext:value-type="float">
            <text:p>0.0821186097</text:p>
          </table:table-cell>
          <table:table-cell office:value-type="float" office:value="0.0168880121902974" calcext:value-type="float">
            <text:p>0.0168880122</text:p>
          </table:table-cell>
          <table:table-cell table:style-name="Default" office:value-type="float" office:value="0.000102508687136175" calcext:value-type="float">
            <text:p>0.0001025087</text:p>
          </table:table-cell>
          <table:table-cell office:value-type="float" office:value="0.00000015847433921479" calcext:value-type="float">
            <text:p>1.58E-07</text:p>
          </table:table-cell>
          <table:table-cell office:value-type="float" office:value="0.398260104844948" calcext:value-type="float">
            <text:p>0.3982601048</text:p>
          </table:table-cell>
          <table:table-cell office:value-type="float" office:value="0.00000015847433921479" calcext:value-type="float">
            <text:p>1.58E-07</text:p>
          </table:table-cell>
          <table:table-cell office:value-type="float" office:value="0.290430990219088" calcext:value-type="float">
            <text:p>0.2904309902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0.602524956334829" calcext:value-type="float">
            <text:p>0.6025249563</text:p>
          </table:table-cell>
          <table:table-cell office:value-type="float" office:value="0.0898414402867579" calcext:value-type="float">
            <text:p>0.0898414403</text:p>
          </table:table-cell>
          <table:table-cell office:value-type="float" office:value="0.0845912902889713" calcext:value-type="float">
            <text:p>0.0845912903</text:p>
          </table:table-cell>
          <table:table-cell office:value-type="float" office:value="0.016141171628332" calcext:value-type="float">
            <text:p>0.0161411716</text:p>
          </table:table-cell>
          <table:table-cell office:value-type="float" office:value="0.0000967489119625252" calcext:value-type="float">
            <text:p>9.67E-05</text:p>
          </table:table-cell>
          <table:table-cell office:value-type="float" office:value="0.00000186841231098877" calcext:value-type="float">
            <text:p>1.87E-06</text:p>
          </table:table-cell>
          <table:table-cell office:value-type="float" office:value="0.395460350590153" calcext:value-type="float">
            <text:p>0.3954603506</text:p>
          </table:table-cell>
          <table:table-cell table:style-name="Default" office:value-type="float" office:value="0.00418835364712281" calcext:value-type="float">
            <text:p>0.0041883536</text:p>
          </table:table-cell>
          <table:table-cell office:value-type="float" office:value="0.2883549703555" calcext:value-type="float">
            <text:p>0.2883549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5:53:02.551087865</meta:creation-date>
    <dc:date>2016-05-19T16:26:30.605890185</dc:date>
    <meta:editing-duration>PT18M18S</meta:editing-duration>
    <meta:editing-cycles>1</meta:editing-cycles>
    <meta:document-statistic meta:table-count="1" meta:cell-count="2748" meta:object-count="1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435cm" svg:height="15.619cm" xlink:href=".." xlink:type="simple" chart:class="chart:line" chart:style-name="ch1">
        <chart:legend chart:legend-position="end" svg:x="26.556cm" svg:y="5.518cm" style:legend-expansion="high" chart:style-name="ch2"/>
        <chart:plot-area chart:style-name="ch3" table:cell-range-address="Sheet1.B3:Sheet1.J275" chart:data-source-has-labels="row" svg:x="0.085cm" svg:y="0.138cm" svg:width="23.603cm" svg:height="14.168cm">
          <chartooo:coordinate-region svg:x="1.924cm" svg:y="0.337cm" svg:width="21.623cm" svg:height="13.0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75" loext:label-string="n" chart:class="chart:line">
            <chart:data-point chart:repeated="273"/>
          </chart:series>
          <chart:series chart:style-name="ch8" chart:values-cell-range-address="Sheet1.C3:Sheet1.C275" loext:label-string="k" chart:class="chart:line">
            <chart:data-point chart:repeated="273"/>
          </chart:series>
          <chart:series chart:style-name="ch9" chart:values-cell-range-address="Sheet1.D3:Sheet1.D275" chart:class="chart:line">
            <chart:data-point chart:repeated="273"/>
          </chart:series>
          <chart:series chart:style-name="ch10" chart:values-cell-range-address="Sheet1.E3:Sheet1.E275" chart:class="chart:line">
            <chart:data-point chart:repeated="273"/>
          </chart:series>
          <chart:series chart:style-name="ch11" chart:values-cell-range-address="Sheet1.F3:Sheet1.F275" chart:class="chart:line">
            <chart:data-point chart:repeated="273"/>
          </chart:series>
          <chart:series chart:style-name="ch12" chart:values-cell-range-address="Sheet1.G3:Sheet1.G275" chart:class="chart:line">
            <chart:data-point chart:repeated="273"/>
          </chart:series>
          <chart:series chart:style-name="ch13" chart:values-cell-range-address="Sheet1.H3:Sheet1.H275" chart:class="chart:line">
            <chart:data-point chart:repeated="273"/>
          </chart:series>
          <chart:series chart:style-name="ch14" chart:values-cell-range-address="Sheet1.I3:Sheet1.I275" chart:class="chart:line">
            <chart:data-point chart:repeated="273"/>
          </chart:series>
          <chart:series chart:style-name="ch15" chart:values-cell-range-address="Sheet1.J3:Sheet1.J275" chart:class="chart:line">
            <chart:data-point chart:repeated="27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k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266158581263">
                <text:p>0.623266158581263</text:p>
                <draw:g>
                  <svg:desc>Sheet1.B3:Sheet1.B275</svg:desc>
                </draw:g>
              </table:table-cell>
              <table:table-cell office:value-type="float" office:value="0.0352504295598398">
                <text:p>0.0352504295598398</text:p>
                <draw:g>
                  <svg:desc>Sheet1.C3:Sheet1.C275</svg:desc>
                </draw:g>
              </table:table-cell>
              <table:table-cell office:value-type="float" office:value="0.0335275785526188">
                <text:p>0.0335275785526188</text:p>
                <draw:g>
                  <svg:desc>Sheet1.D3:Sheet1.D275</svg:desc>
                </draw:g>
              </table:table-cell>
              <table:table-cell office:value-type="float" office:value="0.0144960646788302">
                <text:p>0.0144960646788302</text:p>
                <draw:g>
                  <svg:desc>Sheet1.E3:Sheet1.E275</svg:desc>
                </draw:g>
              </table:table-cell>
              <table:table-cell office:value-type="float" office:value="0.0000937287763474263">
                <text:p>0.0000937287763474263</text:p>
                <draw:g>
                  <svg:desc>Sheet1.F3:Sheet1.F275</svg:desc>
                </draw:g>
              </table:table-cell>
              <table:table-cell office:value-type="float" office:value="0.00000402900672872333">
                <text:p>0.00000402900672872333</text:p>
                <draw:g>
                  <svg:desc>Sheet1.G3:Sheet1.G275</svg:desc>
                </draw:g>
              </table:table-cell>
              <table:table-cell office:value-type="float" office:value="0.40824829046386">
                <text:p>0.40824829046386</text:p>
                <draw:g>
                  <svg:desc>Sheet1.H3:Sheet1.H275</svg:desc>
                </draw:g>
              </table:table-cell>
              <table:table-cell office:value-type="float" office:value="0.0261933819272486">
                <text:p>0.0261933819272486</text:p>
                <draw:g>
                  <svg:desc>Sheet1.I3:Sheet1.I275</svg:desc>
                </draw:g>
              </table:table-cell>
              <table:table-cell office:value-type="float" office:value="0.294992279704097">
                <text:p>0.294992279704097</text:p>
                <draw:g>
                  <svg:desc>Sheet1.J3:Sheet1.J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756038530629">
                <text:p>0.457756038530629</text:p>
              </table:table-cell>
              <table:table-cell office:value-type="float" office:value="0.089550211369588">
                <text:p>0.089550211369588</text:p>
              </table:table-cell>
              <table:table-cell office:value-type="float" office:value="0.0890007328138574">
                <text:p>0.0890007328138574</text:p>
              </table:table-cell>
              <table:table-cell office:value-type="float" office:value="0.0122577129190958">
                <text:p>0.0122577129190958</text:p>
              </table:table-cell>
              <table:table-cell office:value-type="float" office:value="0.0000639253125043685">
                <text:p>0.0000639253125043685</text:p>
              </table:table-cell>
              <table:table-cell office:value-type="float" office:value="0.0000001797740171558">
                <text:p>0.0000001797740171558</text:p>
              </table:table-cell>
              <table:table-cell office:value-type="float" office:value="0.232139804619735">
                <text:p>0.232139804619735</text:p>
              </table:table-cell>
              <table:table-cell office:value-type="float" office:value="0.0000001797740171558">
                <text:p>0.0000001797740171558</text:p>
              </table:table-cell>
              <table:table-cell office:value-type="float" office:value="0.171536189278209">
                <text:p>0.171536189278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3254404540457">
                <text:p>0.623254404540457</text:p>
              </table:table-cell>
              <table:table-cell office:value-type="float" office:value="0.0286670364700579">
                <text:p>0.0286670364700579</text:p>
              </table:table-cell>
              <table:table-cell office:value-type="float" office:value="0.0286465869772384">
                <text:p>0.0286465869772384</text:p>
              </table:table-cell>
              <table:table-cell office:value-type="float" office:value="0.012900802783628">
                <text:p>0.012900802783628</text:p>
              </table:table-cell>
              <table:table-cell office:value-type="float" office:value="0.0000880450589689456">
                <text:p>0.0000880450589689456</text:p>
              </table:table-cell>
              <table:table-cell office:value-type="float" office:value="0.00000417687467856761">
                <text:p>0.00000417687467856761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0635899881017">
                <text:p>0.0250635899881017</text:p>
              </table:table-cell>
              <table:table-cell office:value-type="float" office:value="0.295370887277752">
                <text:p>0.295370887277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248850640617">
                <text:p>0.62248850640617</text:p>
              </table:table-cell>
              <table:table-cell office:value-type="float" office:value="0.0899661497224464">
                <text:p>0.0899661497224464</text:p>
              </table:table-cell>
              <table:table-cell office:value-type="float" office:value="0.0853244295619787">
                <text:p>0.0853244295619787</text:p>
              </table:table-cell>
              <table:table-cell office:value-type="float" office:value="0.0156174883116783">
                <text:p>0.0156174883116783</text:p>
              </table:table-cell>
              <table:table-cell office:value-type="float" office:value="0.000093699098220863">
                <text:p>0.000093699098220863</text:p>
              </table:table-cell>
              <table:table-cell office:value-type="float" office:value="0.000000161623473856988">
                <text:p>0.000000161623473856988</text:p>
              </table:table-cell>
              <table:table-cell office:value-type="float" office:value="0.402077936060491">
                <text:p>0.402077936060491</text:p>
              </table:table-cell>
              <table:table-cell office:value-type="float" office:value="0.000000161623473856988">
                <text:p>0.000000161623473856988</text:p>
              </table:table-cell>
              <table:table-cell office:value-type="float" office:value="0.293185771582543">
                <text:p>0.293185771582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431620121084">
                <text:p>0.483431620121084</text:p>
              </table:table-cell>
              <table:table-cell office:value-type="float" office:value="0.113651609882875">
                <text:p>0.113651609882875</text:p>
              </table:table-cell>
              <table:table-cell office:value-type="float" office:value="0.103964958941202">
                <text:p>0.103964958941202</text:p>
              </table:table-cell>
              <table:table-cell office:value-type="float" office:value="0.0197859660712165">
                <text:p>0.0197859660712165</text:p>
              </table:table-cell>
              <table:table-cell office:value-type="float" office:value="0.000128170485675846">
                <text:p>0.000128170485675846</text:p>
              </table:table-cell>
              <table:table-cell office:value-type="float" office:value="0.00000418544535993174">
                <text:p>0.00000418544535993174</text:p>
              </table:table-cell>
              <table:table-cell office:value-type="float" office:value="0.334580998331411">
                <text:p>0.334580998331411</text:p>
              </table:table-cell>
              <table:table-cell office:value-type="float" office:value="0.0219744805205138">
                <text:p>0.0219744805205138</text:p>
              </table:table-cell>
              <table:table-cell office:value-type="float" office:value="0.24447814377451">
                <text:p>0.24447814377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3406513420337">
                <text:p>0.623406513420337</text:p>
              </table:table-cell>
              <table:table-cell office:value-type="float" office:value="0.029088304232253">
                <text:p>0.029088304232253</text:p>
              </table:table-cell>
              <table:table-cell office:value-type="float" office:value="0.0278630623130687">
                <text:p>0.0278630623130687</text:p>
              </table:table-cell>
              <table:table-cell office:value-type="float" office:value="0.0135309608936113">
                <text:p>0.0135309608936113</text:p>
              </table:table-cell>
              <table:table-cell office:value-type="float" office:value="0.0000908280516109532">
                <text:p>0.0000908280516109532</text:p>
              </table:table-cell>
              <table:table-cell office:value-type="float" office:value="0.00000415236822756493">
                <text:p>0.00000415236822756493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3690185352837">
                <text:p>0.0243690185352837</text:p>
              </table:table-cell>
              <table:table-cell office:value-type="float" office:value="0.295167816151931">
                <text:p>0.295167816151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4446454255459">
                <text:p>0.354446454255459</text:p>
              </table:table-cell>
              <table:table-cell office:value-type="float" office:value="0.220123518894972">
                <text:p>0.220123518894972</text:p>
              </table:table-cell>
              <table:table-cell office:value-type="float" office:value="0.237683662878407">
                <text:p>0.237683662878407</text:p>
              </table:table-cell>
              <table:table-cell office:value-type="float" office:value="0.0292181856842699">
                <text:p>0.0292181856842699</text:p>
              </table:table-cell>
              <table:table-cell office:value-type="float" office:value="0.00016346927360655">
                <text:p>0.00016346927360655</text:p>
              </table:table-cell>
              <table:table-cell office:value-type="float" office:value="0.000000376703059387794">
                <text:p>0.000000376703059387794</text:p>
              </table:table-cell>
              <table:table-cell office:value-type="float" office:value="0.257660413895672">
                <text:p>0.257660413895672</text:p>
              </table:table-cell>
              <table:table-cell office:value-type="float" office:value="0.000000376703059387794">
                <text:p>0.000000376703059387794</text:p>
              </table:table-cell>
              <table:table-cell office:value-type="float" office:value="0.204474219152505">
                <text:p>0.204474219152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915765373376">
                <text:p>0.602915765373376</text:p>
              </table:table-cell>
              <table:table-cell office:value-type="float" office:value="0.0898488300949611">
                <text:p>0.0898488300949611</text:p>
              </table:table-cell>
              <table:table-cell office:value-type="float" office:value="0.0904637249367685">
                <text:p>0.0904637249367685</text:p>
              </table:table-cell>
              <table:table-cell office:value-type="float" office:value="0.0154125542639856">
                <text:p>0.0154125542639856</text:p>
              </table:table-cell>
              <table:table-cell office:value-type="float" office:value="0.0000909509235861326">
                <text:p>0.0000909509235861326</text:p>
              </table:table-cell>
              <table:table-cell office:value-type="float" office:value="0.000000206923448189142">
                <text:p>0.000000206923448189142</text:p>
              </table:table-cell>
              <table:table-cell office:value-type="float" office:value="0.364386851817922">
                <text:p>0.364386851817922</text:p>
              </table:table-cell>
              <table:table-cell office:value-type="float" office:value="0.000000206923448189142">
                <text:p>0.000000206923448189142</text:p>
              </table:table-cell>
              <table:table-cell office:value-type="float" office:value="0.267103789832429">
                <text:p>0.267103789832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3390533493748">
                <text:p>0.583390533493748</text:p>
              </table:table-cell>
              <table:table-cell office:value-type="float" office:value="0.178258785015052">
                <text:p>0.178258785015052</text:p>
              </table:table-cell>
              <table:table-cell office:value-type="float" office:value="0.163885365211815">
                <text:p>0.163885365211815</text:p>
              </table:table-cell>
              <table:table-cell office:value-type="float" office:value="0.0233166329562143">
                <text:p>0.0233166329562143</text:p>
              </table:table-cell>
              <table:table-cell office:value-type="float" office:value="0.000132540483950653">
                <text:p>0.000132540483950653</text:p>
              </table:table-cell>
              <table:table-cell office:value-type="float" office:value="0.000000218939126933769">
                <text:p>0.000000218939126933769</text:p>
              </table:table-cell>
              <table:table-cell office:value-type="float" office:value="0.324465372232196">
                <text:p>0.324465372232196</text:p>
              </table:table-cell>
              <table:table-cell office:value-type="float" office:value="0.000000218939126933769">
                <text:p>0.000000218939126933769</text:p>
              </table:table-cell>
              <table:table-cell office:value-type="float" office:value="0.241646382654988">
                <text:p>0.241646382654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0733140656798">
                <text:p>0.370733140656798</text:p>
              </table:table-cell>
              <table:table-cell office:value-type="float" office:value="0.0899901142576432">
                <text:p>0.0899901142576432</text:p>
              </table:table-cell>
              <table:table-cell office:value-type="float" office:value="0.0869481315337833">
                <text:p>0.0869481315337833</text:p>
              </table:table-cell>
              <table:table-cell office:value-type="float" office:value="0.0109818585741241">
                <text:p>0.0109818585741241</text:p>
              </table:table-cell>
              <table:table-cell office:value-type="float" office:value="0.0000546161806228054">
                <text:p>0.0000546161806228054</text:p>
              </table:table-cell>
              <table:table-cell office:value-type="float" office:value="0.000000151604687308086">
                <text:p>0.000000151604687308086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000000151604687308086">
                <text:p>0.000000151604687308086</text:p>
              </table:table-cell>
              <table:table-cell office:value-type="float" office:value="0.137211715746109">
                <text:p>0.137211715746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7263164767305">
                <text:p>0.407263164767305</text:p>
              </table:table-cell>
              <table:table-cell office:value-type="float" office:value="0.0341571189924858">
                <text:p>0.0341571189924858</text:p>
              </table:table-cell>
              <table:table-cell office:value-type="float" office:value="0.0310180259693905">
                <text:p>0.0310180259693905</text:p>
              </table:table-cell>
              <table:table-cell office:value-type="float" office:value="0.0119750699479232">
                <text:p>0.0119750699479232</text:p>
              </table:table-cell>
              <table:table-cell office:value-type="float" office:value="0.0000736810647499247">
                <text:p>0.0000736810647499247</text:p>
              </table:table-cell>
              <table:table-cell office:value-type="float" office:value="0.0000042511547242665">
                <text:p>0.0000042511547242665</text:p>
              </table:table-cell>
              <table:table-cell office:value-type="float" office:value="0.24438130497692">
                <text:p>0.24438130497692</text:p>
              </table:table-cell>
              <table:table-cell office:value-type="float" office:value="0.0247421423538035">
                <text:p>0.0247421423538035</text:p>
              </table:table-cell>
              <table:table-cell office:value-type="float" office:value="0.177574300683796">
                <text:p>0.177574300683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33155386675">
                <text:p>0.2633155386675</text:p>
              </table:table-cell>
              <table:table-cell office:value-type="float" office:value="0.0908389283138202">
                <text:p>0.0908389283138202</text:p>
              </table:table-cell>
              <table:table-cell office:value-type="float" office:value="0.0725408900900108">
                <text:p>0.0725408900900108</text:p>
              </table:table-cell>
              <table:table-cell office:value-type="float" office:value="0.0118047577869531">
                <text:p>0.0118047577869531</text:p>
              </table:table-cell>
              <table:table-cell office:value-type="float" office:value="0.0000751062150579894">
                <text:p>0.0000751062150579894</text:p>
              </table:table-cell>
              <table:table-cell office:value-type="float" office:value="0.000000114155312852093">
                <text:p>0.000000114155312852093</text:p>
              </table:table-cell>
              <table:table-cell office:value-type="float" office:value="0.117851130197758">
                <text:p>0.117851130197758</text:p>
              </table:table-cell>
              <table:table-cell office:value-type="float" office:value="0.000000114155312852093">
                <text:p>0.000000114155312852093</text:p>
              </table:table-cell>
              <table:table-cell office:value-type="float" office:value="0.0880811212464454">
                <text:p>0.0880811212464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215108722723">
                <text:p>0.58215108722723</text:p>
              </table:table-cell>
              <table:table-cell office:value-type="float" office:value="0.0875395886346261">
                <text:p>0.0875395886346261</text:p>
              </table:table-cell>
              <table:table-cell office:value-type="float" office:value="0.0757398596219343">
                <text:p>0.0757398596219343</text:p>
              </table:table-cell>
              <table:table-cell office:value-type="float" office:value="0.0149380160345751">
                <text:p>0.0149380160345751</text:p>
              </table:table-cell>
              <table:table-cell office:value-type="float" office:value="0.0000906671268818734">
                <text:p>0.0000906671268818734</text:p>
              </table:table-cell>
              <table:table-cell office:value-type="float" office:value="0.000000148845615887337">
                <text:p>0.000000148845615887337</text:p>
              </table:table-cell>
              <table:table-cell office:value-type="float" office:value="0.33706247360261">
                <text:p>0.33706247360261</text:p>
              </table:table-cell>
              <table:table-cell office:value-type="float" office:value="0.000000148845615887337">
                <text:p>0.000000148845615887337</text:p>
              </table:table-cell>
              <table:table-cell office:value-type="float" office:value="0.247568789733911">
                <text:p>0.247568789733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9292575671645">
                <text:p>0.429292575671645</text:p>
              </table:table-cell>
              <table:table-cell office:value-type="float" office:value="0.0900756192664146">
                <text:p>0.0900756192664146</text:p>
              </table:table-cell>
              <table:table-cell office:value-type="float" office:value="0.0868844991057689">
                <text:p>0.0868844991057689</text:p>
              </table:table-cell>
              <table:table-cell office:value-type="float" office:value="0.0123431381647445">
                <text:p>0.0123431381647445</text:p>
              </table:table-cell>
              <table:table-cell office:value-type="float" office:value="0.0000631845085209192">
                <text:p>0.0000631845085209192</text:p>
              </table:table-cell>
              <table:table-cell office:value-type="float" office:value="0.000000177556991274041">
                <text:p>0.000000177556991274041</text:p>
              </table:table-cell>
              <table:table-cell office:value-type="float" office:value="0.229128784747792">
                <text:p>0.229128784747792</text:p>
              </table:table-cell>
              <table:table-cell office:value-type="float" office:value="0.000000177556991274041">
                <text:p>0.000000177556991274041</text:p>
              </table:table-cell>
              <table:table-cell office:value-type="float" office:value="0.172679297284772">
                <text:p>0.172679297284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3321540307778">
                <text:p>0.623321540307778</text:p>
              </table:table-cell>
              <table:table-cell office:value-type="float" office:value="0.0288579298990374">
                <text:p>0.0288579298990374</text:p>
              </table:table-cell>
              <table:table-cell office:value-type="float" office:value="0.0258071106163182">
                <text:p>0.0258071106163182</text:p>
              </table:table-cell>
              <table:table-cell office:value-type="float" office:value="0.0130937839442456">
                <text:p>0.0130937839442456</text:p>
              </table:table-cell>
              <table:table-cell office:value-type="float" office:value="0.0000889054479814778">
                <text:p>0.0000889054479814778</text:p>
              </table:table-cell>
              <table:table-cell office:value-type="float" office:value="0.0000040925915917256">
                <text:p>0.000004092591591725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6337205506405">
                <text:p>0.0236337205506405</text:p>
              </table:table-cell>
              <table:table-cell office:value-type="float" office:value="0.294991952828297">
                <text:p>0.294991952828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9739462085174">
                <text:p>0.489739462085174</text:p>
              </table:table-cell>
              <table:table-cell office:value-type="float" office:value="0.0895395992321634">
                <text:p>0.0895395992321634</text:p>
              </table:table-cell>
              <table:table-cell office:value-type="float" office:value="0.0887732946438393">
                <text:p>0.0887732946438393</text:p>
              </table:table-cell>
              <table:table-cell office:value-type="float" office:value="0.0122290396336943">
                <text:p>0.0122290396336943</text:p>
              </table:table-cell>
              <table:table-cell office:value-type="float" office:value="0.0000638837295955898">
                <text:p>0.0000638837295955898</text:p>
              </table:table-cell>
              <table:table-cell office:value-type="float" office:value="0.000000176620143354108">
                <text:p>0.000000176620143354108</text:p>
              </table:table-cell>
              <table:table-cell office:value-type="float" office:value="0.254405625374562">
                <text:p>0.254405625374562</text:p>
              </table:table-cell>
              <table:table-cell office:value-type="float" office:value="0.000000176620143354108">
                <text:p>0.000000176620143354108</text:p>
              </table:table-cell>
              <table:table-cell office:value-type="float" office:value="0.187922840708133">
                <text:p>0.187922840708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3388133837508">
                <text:p>0.623388133837508</text:p>
              </table:table-cell>
              <table:table-cell office:value-type="float" office:value="0.0295091578631651">
                <text:p>0.0295091578631651</text:p>
              </table:table-cell>
              <table:table-cell office:value-type="float" office:value="0.0254909380942899">
                <text:p>0.0254909380942899</text:p>
              </table:table-cell>
              <table:table-cell office:value-type="float" office:value="0.0139592613578147">
                <text:p>0.0139592613578147</text:p>
              </table:table-cell>
              <table:table-cell office:value-type="float" office:value="0.0000927489253572118">
                <text:p>0.0000927489253572118</text:p>
              </table:table-cell>
              <table:table-cell office:value-type="float" office:value="0.00000406854156621491">
                <text:p>0.00000406854156621491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4931214216969">
                <text:p>0.0234931214216969</text:p>
              </table:table-cell>
              <table:table-cell office:value-type="float" office:value="0.29537103321362">
                <text:p>0.29537103321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003892709844">
                <text:p>0.417003892709844</text:p>
              </table:table-cell>
              <table:table-cell office:value-type="float" office:value="0.0882971218239016">
                <text:p>0.0882971218239016</text:p>
              </table:table-cell>
              <table:table-cell office:value-type="float" office:value="0.079089875624836">
                <text:p>0.079089875624836</text:p>
              </table:table-cell>
              <table:table-cell office:value-type="float" office:value="0.012109248709911">
                <text:p>0.012109248709911</text:p>
              </table:table-cell>
              <table:table-cell office:value-type="float" office:value="0.0000666226153604258">
                <text:p>0.0000666226153604258</text:p>
              </table:table-cell>
              <table:table-cell office:value-type="float" office:value="0.00000013533660124977">
                <text:p>0.00000013533660124977</text:p>
              </table:table-cell>
              <table:table-cell office:value-type="float" office:value="0.206155281280883">
                <text:p>0.206155281280883</text:p>
              </table:table-cell>
              <table:table-cell office:value-type="float" office:value="0.00000013533660124977">
                <text:p>0.00000013533660124977</text:p>
              </table:table-cell>
              <table:table-cell office:value-type="float" office:value="0.152665036174297">
                <text:p>0.152665036174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9597726725605">
                <text:p>0.559597726725605</text:p>
              </table:table-cell>
              <table:table-cell office:value-type="float" office:value="0.138510736473431">
                <text:p>0.138510736473431</text:p>
              </table:table-cell>
              <table:table-cell office:value-type="float" office:value="0.139030918544116">
                <text:p>0.139030918544116</text:p>
              </table:table-cell>
              <table:table-cell office:value-type="float" office:value="0.0185525501883405">
                <text:p>0.0185525501883405</text:p>
              </table:table-cell>
              <table:table-cell office:value-type="float" office:value="0.000107857872514089">
                <text:p>0.000107857872514089</text:p>
              </table:table-cell>
              <table:table-cell office:value-type="float" office:value="0.000000202645754010203">
                <text:p>0.000000202645754010203</text:p>
              </table:table-cell>
              <table:table-cell office:value-type="float" office:value="0.338706690548358">
                <text:p>0.338706690548358</text:p>
              </table:table-cell>
              <table:table-cell office:value-type="float" office:value="0.000000202645754010203">
                <text:p>0.000000202645754010203</text:p>
              </table:table-cell>
              <table:table-cell office:value-type="float" office:value="0.250217886556569">
                <text:p>0.250217886556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2909219911777">
                <text:p>0.622909219911777</text:p>
              </table:table-cell>
              <table:table-cell office:value-type="float" office:value="0.0903641604904178">
                <text:p>0.0903641604904178</text:p>
              </table:table-cell>
              <table:table-cell office:value-type="float" office:value="0.090773675692155">
                <text:p>0.090773675692155</text:p>
              </table:table-cell>
              <table:table-cell office:value-type="float" office:value="0.0166802586767006">
                <text:p>0.0166802586767006</text:p>
              </table:table-cell>
              <table:table-cell office:value-type="float" office:value="0.000099977870968891">
                <text:p>0.000099977870968891</text:p>
              </table:table-cell>
              <table:table-cell office:value-type="float" office:value="0.0000031290195129679">
                <text:p>0.0000031290195129679</text:p>
              </table:table-cell>
              <table:table-cell office:value-type="float" office:value="0.405174859371437">
                <text:p>0.405174859371437</text:p>
              </table:table-cell>
              <table:table-cell office:value-type="float" office:value="0.0114284969033779">
                <text:p>0.0114284969033779</text:p>
              </table:table-cell>
              <table:table-cell office:value-type="float" office:value="0.296148074353556">
                <text:p>0.296148074353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5408918873366">
                <text:p>0.355408918873366</text:p>
              </table:table-cell>
              <table:table-cell office:value-type="float" office:value="0.239954124615883">
                <text:p>0.239954124615883</text:p>
              </table:table-cell>
              <table:table-cell office:value-type="float" office:value="0.214318307465258">
                <text:p>0.214318307465258</text:p>
              </table:table-cell>
              <table:table-cell office:value-type="float" office:value="0.0329085624636312">
                <text:p>0.0329085624636312</text:p>
              </table:table-cell>
              <table:table-cell office:value-type="float" office:value="0.000175353647005105">
                <text:p>0.000175353647005105</text:p>
              </table:table-cell>
              <table:table-cell office:value-type="float" office:value="0.000000347918238015012">
                <text:p>0.000000347918238015012</text:p>
              </table:table-cell>
              <table:table-cell office:value-type="float" office:value="0.184842275106824">
                <text:p>0.184842275106824</text:p>
              </table:table-cell>
              <table:table-cell office:value-type="float" office:value="0.000000347918238015012">
                <text:p>0.000000347918238015012</text:p>
              </table:table-cell>
              <table:table-cell office:value-type="float" office:value="0.159384750958897">
                <text:p>0.159384750958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8540740094487">
                <text:p>0.618540740094487</text:p>
              </table:table-cell>
              <table:table-cell office:value-type="float" office:value="0.0901013726559892">
                <text:p>0.0901013726559892</text:p>
              </table:table-cell>
              <table:table-cell office:value-type="float" office:value="0.0906151296145219">
                <text:p>0.0906151296145219</text:p>
              </table:table-cell>
              <table:table-cell office:value-type="float" office:value="0.0164927965953548">
                <text:p>0.0164927965953548</text:p>
              </table:table-cell>
              <table:table-cell office:value-type="float" office:value="0.0000983603040725236">
                <text:p>0.0000983603040725236</text:p>
              </table:table-cell>
              <table:table-cell office:value-type="float" office:value="0.000000211455077178089">
                <text:p>0.000000211455077178089</text:p>
              </table:table-cell>
              <table:table-cell office:value-type="float" office:value="0.392640632979655">
                <text:p>0.392640632979655</text:p>
              </table:table-cell>
              <table:table-cell office:value-type="float" office:value="0.000000211455077178089">
                <text:p>0.000000211455077178089</text:p>
              </table:table-cell>
              <table:table-cell office:value-type="float" office:value="0.287936204986635">
                <text:p>0.287936204986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0854618860506">
                <text:p>0.600854618860506</text:p>
              </table:table-cell>
              <table:table-cell office:value-type="float" office:value="0.102188382826025">
                <text:p>0.102188382826025</text:p>
              </table:table-cell>
              <table:table-cell office:value-type="float" office:value="0.0974450539738731">
                <text:p>0.0974450539738731</text:p>
              </table:table-cell>
              <table:table-cell office:value-type="float" office:value="0.0173052031894027">
                <text:p>0.0173052031894027</text:p>
              </table:table-cell>
              <table:table-cell office:value-type="float" office:value="0.0000959276247115749">
                <text:p>0.0000959276247115749</text:p>
              </table:table-cell>
              <table:table-cell office:value-type="float" office:value="0.000000224788897240638">
                <text:p>0.000000224788897240638</text:p>
              </table:table-cell>
              <table:table-cell office:value-type="float" office:value="0.36170890690351">
                <text:p>0.36170890690351</text:p>
              </table:table-cell>
              <table:table-cell office:value-type="float" office:value="0.000000224788897240638">
                <text:p>0.000000224788897240638</text:p>
              </table:table-cell>
              <table:table-cell office:value-type="float" office:value="0.264347255428971">
                <text:p>0.264347255428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3951867025399">
                <text:p>0.603951867025399</text:p>
              </table:table-cell>
              <table:table-cell office:value-type="float" office:value="0.106691100195236">
                <text:p>0.106691100195236</text:p>
              </table:table-cell>
              <table:table-cell office:value-type="float" office:value="0.105758883602732">
                <text:p>0.105758883602732</text:p>
              </table:table-cell>
              <table:table-cell office:value-type="float" office:value="0.019744074417705">
                <text:p>0.019744074417705</text:p>
              </table:table-cell>
              <table:table-cell office:value-type="float" office:value="0.000107861677174586">
                <text:p>0.000107861677174586</text:p>
              </table:table-cell>
              <table:table-cell office:value-type="float" office:value="0.000000212320127829978">
                <text:p>0.000000212320127829978</text:p>
              </table:table-cell>
              <table:table-cell office:value-type="float" office:value="0.367423461417475">
                <text:p>0.367423461417475</text:p>
              </table:table-cell>
              <table:table-cell office:value-type="float" office:value="0.000000212320127829978">
                <text:p>0.000000212320127829978</text:p>
              </table:table-cell>
              <table:table-cell office:value-type="float" office:value="0.269791455826296">
                <text:p>0.269791455826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7557866982769">
                <text:p>0.467557866982769</text:p>
              </table:table-cell>
              <table:table-cell office:value-type="float" office:value="0.0290281685400316">
                <text:p>0.0290281685400316</text:p>
              </table:table-cell>
              <table:table-cell office:value-type="float" office:value="0.0252880096936449">
                <text:p>0.0252880096936449</text:p>
              </table:table-cell>
              <table:table-cell office:value-type="float" office:value="0.0107186168781584">
                <text:p>0.0107186168781584</text:p>
              </table:table-cell>
              <table:table-cell office:value-type="float" office:value="0.000071893068150188">
                <text:p>0.000071893068150188</text:p>
              </table:table-cell>
              <table:table-cell office:value-type="float" office:value="0.00000410483111251741">
                <text:p>0.00000410483111251741</text:p>
              </table:table-cell>
              <table:table-cell office:value-type="float" office:value="0.324037034920392">
                <text:p>0.324037034920392</text:p>
              </table:table-cell>
              <table:table-cell office:value-type="float" office:value="0.0234956333345245">
                <text:p>0.0234956333345245</text:p>
              </table:table-cell>
              <table:table-cell office:value-type="float" office:value="0.233540946801229">
                <text:p>0.233540946801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7135028525893">
                <text:p>0.527135028525893</text:p>
              </table:table-cell>
              <table:table-cell office:value-type="float" office:value="0.0894326094194348">
                <text:p>0.0894326094194348</text:p>
              </table:table-cell>
              <table:table-cell office:value-type="float" office:value="0.0866194309089743">
                <text:p>0.0866194309089743</text:p>
              </table:table-cell>
              <table:table-cell office:value-type="float" office:value="0.014115020655176">
                <text:p>0.014115020655176</text:p>
              </table:table-cell>
              <table:table-cell office:value-type="float" office:value="0.0000745230350936725">
                <text:p>0.0000745230350936725</text:p>
              </table:table-cell>
              <table:table-cell office:value-type="float" office:value="0.000000168847952110329">
                <text:p>0.000000168847952110329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0.000000168847952110329">
                <text:p>0.000000168847952110329</text:p>
              </table:table-cell>
              <table:table-cell office:value-type="float" office:value="0.208242532703118">
                <text:p>0.208242532703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2023749922998">
                <text:p>0.612023749922998</text:p>
              </table:table-cell>
              <table:table-cell office:value-type="float" office:value="0.0300594969277445">
                <text:p>0.0300594969277445</text:p>
              </table:table-cell>
              <table:table-cell office:value-type="float" office:value="0.0299356747984366">
                <text:p>0.0299356747984366</text:p>
              </table:table-cell>
              <table:table-cell office:value-type="float" office:value="0.0150199825753727">
                <text:p>0.0150199825753727</text:p>
              </table:table-cell>
              <table:table-cell office:value-type="float" office:value="0.0000972686169370961">
                <text:p>0.0000972686169370961</text:p>
              </table:table-cell>
              <table:table-cell office:value-type="float" office:value="0.00000426591699153095">
                <text:p>0.00000426591699153095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0256609053252066">
                <text:p>0.0256609053252066</text:p>
              </table:table-cell>
              <table:table-cell office:value-type="float" office:value="0.289175457731673">
                <text:p>0.289175457731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317849147018">
                <text:p>0.57317849147018</text:p>
              </table:table-cell>
              <table:table-cell office:value-type="float" office:value="0.0881508290654576">
                <text:p>0.0881508290654576</text:p>
              </table:table-cell>
              <table:table-cell office:value-type="float" office:value="0.0761129169112114">
                <text:p>0.0761129169112114</text:p>
              </table:table-cell>
              <table:table-cell office:value-type="float" office:value="0.014624431855288">
                <text:p>0.014624431855288</text:p>
              </table:table-cell>
              <table:table-cell office:value-type="float" office:value="0.0000905942692268641">
                <text:p>0.0000905942692268641</text:p>
              </table:table-cell>
              <table:table-cell office:value-type="float" office:value="0.00000013509213517943">
                <text:p>0.00000013509213517943</text:p>
              </table:table-cell>
              <table:table-cell office:value-type="float" office:value="0.326598632371089">
                <text:p>0.326598632371089</text:p>
              </table:table-cell>
              <table:table-cell office:value-type="float" office:value="0.00000013509213517943">
                <text:p>0.00000013509213517943</text:p>
              </table:table-cell>
              <table:table-cell office:value-type="float" office:value="0.238458471752797">
                <text:p>0.238458471752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6289717895916">
                <text:p>0.436289717895916</text:p>
              </table:table-cell>
              <table:table-cell office:value-type="float" office:value="0.0885795186804766">
                <text:p>0.0885795186804766</text:p>
              </table:table-cell>
              <table:table-cell office:value-type="float" office:value="0.0797133065100878">
                <text:p>0.0797133065100878</text:p>
              </table:table-cell>
              <table:table-cell office:value-type="float" office:value="0.0123642096817828">
                <text:p>0.0123642096817828</text:p>
              </table:table-cell>
              <table:table-cell office:value-type="float" office:value="0.000067932471167893">
                <text:p>0.000067932471167893</text:p>
              </table:table-cell>
              <table:table-cell office:value-type="float" office:value="0.000000135877241650145">
                <text:p>0.000000135877241650145</text:p>
              </table:table-cell>
              <table:table-cell office:value-type="float" office:value="0.226691175145591">
                <text:p>0.226691175145591</text:p>
              </table:table-cell>
              <table:table-cell office:value-type="float" office:value="0.000000135877241650145">
                <text:p>0.000000135877241650145</text:p>
              </table:table-cell>
              <table:table-cell office:value-type="float" office:value="0.167324057148823">
                <text:p>0.167324057148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3255067060788">
                <text:p>0.623255067060788</text:p>
              </table:table-cell>
              <table:table-cell office:value-type="float" office:value="0.0288128351389577">
                <text:p>0.0288128351389577</text:p>
              </table:table-cell>
              <table:table-cell office:value-type="float" office:value="0.0283373573720762">
                <text:p>0.0283373573720762</text:p>
              </table:table-cell>
              <table:table-cell office:value-type="float" office:value="0.0130466234605351">
                <text:p>0.0130466234605351</text:p>
              </table:table-cell>
              <table:table-cell office:value-type="float" office:value="0.0000890288209190694">
                <text:p>0.0000890288209190694</text:p>
              </table:table-cell>
              <table:table-cell office:value-type="float" office:value="0.00000417701371546593">
                <text:p>0.00000417701371546593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808090684578">
                <text:p>0.024808090684578</text:p>
              </table:table-cell>
              <table:table-cell office:value-type="float" office:value="0.294692582122065">
                <text:p>0.294692582122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1789547057694">
                <text:p>0.621789547057694</text:p>
              </table:table-cell>
              <table:table-cell office:value-type="float" office:value="0.0901306544482985">
                <text:p>0.0901306544482985</text:p>
              </table:table-cell>
              <table:table-cell office:value-type="float" office:value="0.0906508897466857">
                <text:p>0.0906508897466857</text:p>
              </table:table-cell>
              <table:table-cell office:value-type="float" office:value="0.0174460725903796">
                <text:p>0.0174460725903796</text:p>
              </table:table-cell>
              <table:table-cell office:value-type="float" office:value="0.000104073562597303">
                <text:p>0.000104073562597303</text:p>
              </table:table-cell>
              <table:table-cell office:value-type="float" office:value="0.000000214239312348197">
                <text:p>0.000000214239312348197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000000214239312348197">
                <text:p>0.000000214239312348197</text:p>
              </table:table-cell>
              <table:table-cell office:value-type="float" office:value="0.292527535946881">
                <text:p>0.292527535946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9275839013063">
                <text:p>0.499275839013063</text:p>
              </table:table-cell>
              <table:table-cell office:value-type="float" office:value="0.0881175392626246">
                <text:p>0.0881175392626246</text:p>
              </table:table-cell>
              <table:table-cell office:value-type="float" office:value="0.0780442578020067">
                <text:p>0.0780442578020067</text:p>
              </table:table-cell>
              <table:table-cell office:value-type="float" office:value="0.0139614248727271">
                <text:p>0.0139614248727271</text:p>
              </table:table-cell>
              <table:table-cell office:value-type="float" office:value="0.000085404736215256">
                <text:p>0.000085404736215256</text:p>
              </table:table-cell>
              <table:table-cell office:value-type="float" office:value="0.000000154766308489808">
                <text:p>0.000000154766308489808</text:p>
              </table:table-cell>
              <table:table-cell office:value-type="float" office:value="0.269773567603977">
                <text:p>0.269773567603977</text:p>
              </table:table-cell>
              <table:table-cell office:value-type="float" office:value="0.000000154766308489808">
                <text:p>0.000000154766308489808</text:p>
              </table:table-cell>
              <table:table-cell office:value-type="float" office:value="0.198909540962149">
                <text:p>0.19890954096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662344398115">
                <text:p>0.56662344398115</text:p>
              </table:table-cell>
              <table:table-cell office:value-type="float" office:value="0.148980193594344">
                <text:p>0.148980193594344</text:p>
              </table:table-cell>
              <table:table-cell office:value-type="float" office:value="0.132573642115395">
                <text:p>0.132573642115395</text:p>
              </table:table-cell>
              <table:table-cell office:value-type="float" office:value="0.0236459576446781">
                <text:p>0.0236459576446781</text:p>
              </table:table-cell>
              <table:table-cell office:value-type="float" office:value="0.000127367707483703">
                <text:p>0.000127367707483703</text:p>
              </table:table-cell>
              <table:table-cell office:value-type="float" office:value="0.000000212228141994676">
                <text:p>0.000000212228141994676</text:p>
              </table:table-cell>
              <table:table-cell office:value-type="float" office:value="0.339116499156262">
                <text:p>0.339116499156262</text:p>
              </table:table-cell>
              <table:table-cell office:value-type="float" office:value="0.000000212228141994676">
                <text:p>0.000000212228141994676</text:p>
              </table:table-cell>
              <table:table-cell office:value-type="float" office:value="0.248845880706425">
                <text:p>0.248845880706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291318861034">
                <text:p>0.213291318861034</text:p>
              </table:table-cell>
              <table:table-cell office:value-type="float" office:value="0.126748220400565">
                <text:p>0.126748220400565</text:p>
              </table:table-cell>
              <table:table-cell office:value-type="float" office:value="0.104943787387908">
                <text:p>0.104943787387908</text:p>
              </table:table-cell>
              <table:table-cell office:value-type="float" office:value="0.0176607914573521">
                <text:p>0.0176607914573521</text:p>
              </table:table-cell>
              <table:table-cell office:value-type="float" office:value="0.0000965671722000403">
                <text:p>0.0000965671722000403</text:p>
              </table:table-cell>
              <table:table-cell office:value-type="float" office:value="0.00000257759868837824">
                <text:p>0.00000257759868837824</text:p>
              </table:table-cell>
              <table:table-cell office:value-type="float" office:value="0.210158670215308">
                <text:p>0.210158670215308</text:p>
              </table:table-cell>
              <table:table-cell office:value-type="float" office:value="0.00774803735707818">
                <text:p>0.00774803735707818</text:p>
              </table:table-cell>
              <table:table-cell office:value-type="float" office:value="0.154615176777141">
                <text:p>0.154615176777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3341100079828">
                <text:p>0.623341100079828</text:p>
              </table:table-cell>
              <table:table-cell office:value-type="float" office:value="0.0298302309348917">
                <text:p>0.0298302309348917</text:p>
              </table:table-cell>
              <table:table-cell office:value-type="float" office:value="0.0256731119653566">
                <text:p>0.0256731119653566</text:p>
              </table:table-cell>
              <table:table-cell office:value-type="float" office:value="0.0136420344213422">
                <text:p>0.0136420344213422</text:p>
              </table:table-cell>
              <table:table-cell office:value-type="float" office:value="0.0000915497978398006">
                <text:p>0.0000915497978398006</text:p>
              </table:table-cell>
              <table:table-cell office:value-type="float" office:value="0.00000410414558988448">
                <text:p>0.0000041041455898844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4499126591353">
                <text:p>0.0234499126591353</text:p>
              </table:table-cell>
              <table:table-cell office:value-type="float" office:value="0.295024775206797">
                <text:p>0.295024775206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4287206450244">
                <text:p>0.604287206450244</text:p>
              </table:table-cell>
              <table:table-cell office:value-type="float" office:value="0.0957857765499319">
                <text:p>0.0957857765499319</text:p>
              </table:table-cell>
              <table:table-cell office:value-type="float" office:value="0.0818798575608865">
                <text:p>0.0818798575608865</text:p>
              </table:table-cell>
              <table:table-cell office:value-type="float" office:value="0.0234099104769115">
                <text:p>0.0234099104769115</text:p>
              </table:table-cell>
              <table:table-cell office:value-type="float" office:value="0.000133890401174292">
                <text:p>0.000133890401174292</text:p>
              </table:table-cell>
              <table:table-cell office:value-type="float" office:value="0.000000228462387309984">
                <text:p>0.000000228462387309984</text:p>
              </table:table-cell>
              <table:table-cell office:value-type="float" office:value="0.360555127546397">
                <text:p>0.360555127546397</text:p>
              </table:table-cell>
              <table:table-cell office:value-type="float" office:value="0.000000228462387309984">
                <text:p>0.000000228462387309984</text:p>
              </table:table-cell>
              <table:table-cell office:value-type="float" office:value="0.267960458729957">
                <text:p>0.267960458729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3273208677503">
                <text:p>0.623273208677503</text:p>
              </table:table-cell>
              <table:table-cell office:value-type="float" office:value="0.0287465219499662">
                <text:p>0.0287465219499662</text:p>
              </table:table-cell>
              <table:table-cell office:value-type="float" office:value="0.0287769294811932">
                <text:p>0.0287769294811932</text:p>
              </table:table-cell>
              <table:table-cell office:value-type="float" office:value="0.0132612991536122">
                <text:p>0.0132612991536122</text:p>
              </table:table-cell>
              <table:table-cell office:value-type="float" office:value="0.0000896187697921858">
                <text:p>0.0000896187697921858</text:p>
              </table:table-cell>
              <table:table-cell office:value-type="float" office:value="0.00000420070192712827">
                <text:p>0.0000042007019271282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1288517991735">
                <text:p>0.0251288517991735</text:p>
              </table:table-cell>
              <table:table-cell office:value-type="float" office:value="0.295540469147716">
                <text:p>0.295540469147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6065974528559">
                <text:p>0.576065974528559</text:p>
              </table:table-cell>
              <table:table-cell office:value-type="float" office:value="0.157904719880637">
                <text:p>0.157904719880637</text:p>
              </table:table-cell>
              <table:table-cell office:value-type="float" office:value="0.155686932750218">
                <text:p>0.155686932750218</text:p>
              </table:table-cell>
              <table:table-cell office:value-type="float" office:value="0.0222016112426082">
                <text:p>0.0222016112426082</text:p>
              </table:table-cell>
              <table:table-cell office:value-type="float" office:value="0.000128640405264751">
                <text:p>0.000128640405264751</text:p>
              </table:table-cell>
              <table:table-cell office:value-type="float" office:value="0.00000422192560387405">
                <text:p>0.00000422192560387405</text:p>
              </table:table-cell>
              <table:table-cell office:value-type="float" office:value="0.37601713908928">
                <text:p>0.37601713908928</text:p>
              </table:table-cell>
              <table:table-cell office:value-type="float" office:value="0.019074011199955">
                <text:p>0.019074011199955</text:p>
              </table:table-cell>
              <table:table-cell office:value-type="float" office:value="0.27427943765353">
                <text:p>0.27427943765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8249794340723">
                <text:p>0.288249794340723</text:p>
              </table:table-cell>
              <table:table-cell office:value-type="float" office:value="0.0898235802654707">
                <text:p>0.0898235802654707</text:p>
              </table:table-cell>
              <table:table-cell office:value-type="float" office:value="0.0852340614368734">
                <text:p>0.0852340614368734</text:p>
              </table:table-cell>
              <table:table-cell office:value-type="float" office:value="0.0104076374839899">
                <text:p>0.0104076374839899</text:p>
              </table:table-cell>
              <table:table-cell office:value-type="float" office:value="0.0000473326941341605">
                <text:p>0.0000473326941341605</text:p>
              </table:table-cell>
              <table:table-cell office:value-type="float" office:value="0.000000144209458029966">
                <text:p>0.000000144209458029966</text:p>
              </table:table-cell>
              <table:table-cell office:value-type="float" office:value="0.135400640077266">
                <text:p>0.135400640077266</text:p>
              </table:table-cell>
              <table:table-cell office:value-type="float" office:value="0.000000144209458029966">
                <text:p>0.000000144209458029966</text:p>
              </table:table-cell>
              <table:table-cell office:value-type="float" office:value="0.10215060254469">
                <text:p>0.10215060254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868295862431">
                <text:p>0.42868295862431</text:p>
              </table:table-cell>
              <table:table-cell office:value-type="float" office:value="0.17149753222482">
                <text:p>0.17149753222482</text:p>
              </table:table-cell>
              <table:table-cell office:value-type="float" office:value="0.156748265613199">
                <text:p>0.156748265613199</text:p>
              </table:table-cell>
              <table:table-cell office:value-type="float" office:value="0.0198201740477028">
                <text:p>0.0198201740477028</text:p>
              </table:table-cell>
              <table:table-cell office:value-type="float" office:value="0.000126798299299532">
                <text:p>0.000126798299299532</text:p>
              </table:table-cell>
              <table:table-cell office:value-type="float" office:value="0.000000208044091103252">
                <text:p>0.000000208044091103252</text:p>
              </table:table-cell>
              <table:table-cell office:value-type="float" office:value="0.221735578260835">
                <text:p>0.221735578260835</text:p>
              </table:table-cell>
              <table:table-cell office:value-type="float" office:value="0.000000208044091103252">
                <text:p>0.000000208044091103252</text:p>
              </table:table-cell>
              <table:table-cell office:value-type="float" office:value="0.167645938299583">
                <text:p>0.167645938299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474141887946">
                <text:p>0.62474141887946</text:p>
              </table:table-cell>
              <table:table-cell office:value-type="float" office:value="0.0369105764758529">
                <text:p>0.0369105764758529</text:p>
              </table:table-cell>
              <table:table-cell office:value-type="float" office:value="0.0302966215259567">
                <text:p>0.0302966215259567</text:p>
              </table:table-cell>
              <table:table-cell office:value-type="float" office:value="0.019040581133362">
                <text:p>0.019040581133362</text:p>
              </table:table-cell>
              <table:table-cell office:value-type="float" office:value="0.000115813836236868">
                <text:p>0.000115813836236868</text:p>
              </table:table-cell>
              <table:table-cell office:value-type="float" office:value="0.00000419728815530598">
                <text:p>0.0000041972881553059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203320983005">
                <text:p>0.024203320983005</text:p>
              </table:table-cell>
              <table:table-cell office:value-type="float" office:value="0.296812994899551">
                <text:p>0.296812994899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3914345953914">
                <text:p>0.623914345953914</text:p>
              </table:table-cell>
              <table:table-cell office:value-type="float" office:value="0.0293164897348424">
                <text:p>0.0293164897348424</text:p>
              </table:table-cell>
              <table:table-cell office:value-type="float" office:value="0.0289772274408427">
                <text:p>0.0289772274408427</text:p>
              </table:table-cell>
              <table:table-cell office:value-type="float" office:value="0.0155578944564622">
                <text:p>0.0155578944564622</text:p>
              </table:table-cell>
              <table:table-cell office:value-type="float" office:value="0.0000998114110189604">
                <text:p>0.0000998114110189604</text:p>
              </table:table-cell>
              <table:table-cell office:value-type="float" office:value="0.00000423599828489806">
                <text:p>0.0000042359982848980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0316966683445">
                <text:p>0.0250316966683445</text:p>
              </table:table-cell>
              <table:table-cell office:value-type="float" office:value="0.296160381160552">
                <text:p>0.296160381160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3544405225845">
                <text:p>0.623544405225845</text:p>
              </table:table-cell>
              <table:table-cell office:value-type="float" office:value="0.0313733147519401">
                <text:p>0.0313733147519401</text:p>
              </table:table-cell>
              <table:table-cell office:value-type="float" office:value="0.0307813925451424">
                <text:p>0.0307813925451424</text:p>
              </table:table-cell>
              <table:table-cell office:value-type="float" office:value="0.015189473554265">
                <text:p>0.015189473554265</text:p>
              </table:table-cell>
              <table:table-cell office:value-type="float" office:value="0.0000981564982757078">
                <text:p>0.0000981564982757078</text:p>
              </table:table-cell>
              <table:table-cell office:value-type="float" office:value="0.00000427308059998109">
                <text:p>0.00000427308059998109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8482246589926">
                <text:p>0.0258482246589926</text:p>
              </table:table-cell>
              <table:table-cell office:value-type="float" office:value="0.295933705401962">
                <text:p>0.295933705401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328423331024">
                <text:p>0.62328423331024</text:p>
              </table:table-cell>
              <table:table-cell office:value-type="float" office:value="0.0287337571959899">
                <text:p>0.0287337571959899</text:p>
              </table:table-cell>
              <table:table-cell office:value-type="float" office:value="0.0261690019119295">
                <text:p>0.0261690019119295</text:p>
              </table:table-cell>
              <table:table-cell office:value-type="float" office:value="0.0130409932325546">
                <text:p>0.0130409932325546</text:p>
              </table:table-cell>
              <table:table-cell office:value-type="float" office:value="0.0000887204279241541">
                <text:p>0.0000887204279241541</text:p>
              </table:table-cell>
              <table:table-cell office:value-type="float" office:value="0.00000411749649584679">
                <text:p>0.00000411749649584679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7417954470982">
                <text:p>0.0237417954470982</text:p>
              </table:table-cell>
              <table:table-cell office:value-type="float" office:value="0.294965637348082">
                <text:p>0.294965637348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2510269967095">
                <text:p>0.552510269967095</text:p>
              </table:table-cell>
              <table:table-cell office:value-type="float" office:value="0.175568410017182">
                <text:p>0.175568410017182</text:p>
              </table:table-cell>
              <table:table-cell office:value-type="float" office:value="0.173570273964904">
                <text:p>0.173570273964904</text:p>
              </table:table-cell>
              <table:table-cell office:value-type="float" office:value="0.0224554729399314">
                <text:p>0.0224554729399314</text:p>
              </table:table-cell>
              <table:table-cell office:value-type="float" office:value="0.000122588895853463">
                <text:p>0.000122588895853463</text:p>
              </table:table-cell>
              <table:table-cell office:value-type="float" office:value="0.00000029007100049153">
                <text:p>0.00000029007100049153</text:p>
              </table:table-cell>
              <table:table-cell office:value-type="float" office:value="0.299072640748773">
                <text:p>0.299072640748773</text:p>
              </table:table-cell>
              <table:table-cell office:value-type="float" office:value="0.00000029007100049153">
                <text:p>0.00000029007100049153</text:p>
              </table:table-cell>
              <table:table-cell office:value-type="float" office:value="0.223222520467441">
                <text:p>0.223222520467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3838709036905">
                <text:p>0.623838709036905</text:p>
              </table:table-cell>
              <table:table-cell office:value-type="float" office:value="0.0295454462492238">
                <text:p>0.0295454462492238</text:p>
              </table:table-cell>
              <table:table-cell office:value-type="float" office:value="0.0287721143750524">
                <text:p>0.0287721143750524</text:p>
              </table:table-cell>
              <table:table-cell office:value-type="float" office:value="0.0155368505778426">
                <text:p>0.0155368505778426</text:p>
              </table:table-cell>
              <table:table-cell office:value-type="float" office:value="0.000100213778828653">
                <text:p>0.000100213778828653</text:p>
              </table:table-cell>
              <table:table-cell office:value-type="float" office:value="0.00000425583060134193">
                <text:p>0.00000425583060134193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7149473767075">
                <text:p>0.0247149473767075</text:p>
              </table:table-cell>
              <table:table-cell office:value-type="float" office:value="0.295744576994385">
                <text:p>0.295744576994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1069378185928">
                <text:p>0.181069378185928</text:p>
              </table:table-cell>
              <table:table-cell office:value-type="float" office:value="0.0946593004783159">
                <text:p>0.0946593004783159</text:p>
              </table:table-cell>
              <table:table-cell office:value-type="float" office:value="0.0935056169167751">
                <text:p>0.0935056169167751</text:p>
              </table:table-cell>
              <table:table-cell office:value-type="float" office:value="0.0117756840617384">
                <text:p>0.0117756840617384</text:p>
              </table:table-cell>
              <table:table-cell office:value-type="float" office:value="0.0000518381255612087">
                <text:p>0.0000518381255612087</text:p>
              </table:table-cell>
              <table:table-cell office:value-type="float" office:value="0.000000213801377119554">
                <text:p>0.0000002138013771195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00000213801377119554">
                <text:p>0.000000213801377119554</text:p>
              </table:table-cell>
              <table:table-cell office:value-type="float" office:value="0.0743213815227084">
                <text:p>0.0743213815227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0305297616241">
                <text:p>0.580305297616241</text:p>
              </table:table-cell>
              <table:table-cell office:value-type="float" office:value="0.0888133320743733">
                <text:p>0.0888133320743733</text:p>
              </table:table-cell>
              <table:table-cell office:value-type="float" office:value="0.0788813738763983">
                <text:p>0.0788813738763983</text:p>
              </table:table-cell>
              <table:table-cell office:value-type="float" office:value="0.0181805135688364">
                <text:p>0.0181805135688364</text:p>
              </table:table-cell>
              <table:table-cell office:value-type="float" office:value="0.00010566517930882">
                <text:p>0.00010566517930882</text:p>
              </table:table-cell>
              <table:table-cell office:value-type="float" office:value="0.000000175572112806227">
                <text:p>0.000000175572112806227</text:p>
              </table:table-cell>
              <table:table-cell office:value-type="float" office:value="0.332916405923968">
                <text:p>0.332916405923968</text:p>
              </table:table-cell>
              <table:table-cell office:value-type="float" office:value="0.000000175572112806227">
                <text:p>0.000000175572112806227</text:p>
              </table:table-cell>
              <table:table-cell office:value-type="float" office:value="0.2442261243545">
                <text:p>0.2442261243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9344421192713">
                <text:p>0.539344421192713</text:p>
              </table:table-cell>
              <table:table-cell office:value-type="float" office:value="0.0900851436525845">
                <text:p>0.0900851436525845</text:p>
              </table:table-cell>
              <table:table-cell office:value-type="float" office:value="0.0778518819274262">
                <text:p>0.0778518819274262</text:p>
              </table:table-cell>
              <table:table-cell office:value-type="float" office:value="0.0154934786605281">
                <text:p>0.0154934786605281</text:p>
              </table:table-cell>
              <table:table-cell office:value-type="float" office:value="0.0000938525507491089">
                <text:p>0.0000938525507491089</text:p>
              </table:table-cell>
              <table:table-cell office:value-type="float" office:value="0.00000014141540673114">
                <text:p>0.00000014141540673114</text:p>
              </table:table-cell>
              <table:table-cell office:value-type="float" office:value="0.330823887354652">
                <text:p>0.330823887354652</text:p>
              </table:table-cell>
              <table:table-cell office:value-type="float" office:value="0.00000014141540673114">
                <text:p>0.00000014141540673114</text:p>
              </table:table-cell>
              <table:table-cell office:value-type="float" office:value="0.241675078860187">
                <text:p>0.241675078860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155674394262">
                <text:p>0.48155674394262</text:p>
              </table:table-cell>
              <table:table-cell office:value-type="float" office:value="0.0883584893915308">
                <text:p>0.0883584893915308</text:p>
              </table:table-cell>
              <table:table-cell office:value-type="float" office:value="0.0752614184768533">
                <text:p>0.0752614184768533</text:p>
              </table:table-cell>
              <table:table-cell office:value-type="float" office:value="0.0135674169666049">
                <text:p>0.0135674169666049</text:p>
              </table:table-cell>
              <table:table-cell office:value-type="float" office:value="0.000082384028378298">
                <text:p>0.000082384028378298</text:p>
              </table:table-cell>
              <table:table-cell office:value-type="float" office:value="0.000000128505235545424">
                <text:p>0.000000128505235545424</text:p>
              </table:table-cell>
              <table:table-cell office:value-type="float" office:value="0.250554939639548">
                <text:p>0.250554939639548</text:p>
              </table:table-cell>
              <table:table-cell office:value-type="float" office:value="0.000000128505235545424">
                <text:p>0.000000128505235545424</text:p>
              </table:table-cell>
              <table:table-cell office:value-type="float" office:value="0.183194573200253">
                <text:p>0.183194573200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3333181460409">
                <text:p>0.623333181460409</text:p>
              </table:table-cell>
              <table:table-cell office:value-type="float" office:value="0.02907009018621">
                <text:p>0.02907009018621</text:p>
              </table:table-cell>
              <table:table-cell office:value-type="float" office:value="0.0288497267276385">
                <text:p>0.0288497267276385</text:p>
              </table:table-cell>
              <table:table-cell office:value-type="float" office:value="0.0143377591291076">
                <text:p>0.0143377591291076</text:p>
              </table:table-cell>
              <table:table-cell office:value-type="float" office:value="0.0000946882495275654">
                <text:p>0.0000946882495275654</text:p>
              </table:table-cell>
              <table:table-cell office:value-type="float" office:value="0.00000421438046686858">
                <text:p>0.0000042143804668685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0354669551454">
                <text:p>0.0250354669551454</text:p>
              </table:table-cell>
              <table:table-cell office:value-type="float" office:value="0.295328073684342">
                <text:p>0.295328073684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7431191480402">
                <text:p>0.247431191480402</text:p>
              </table:table-cell>
              <table:table-cell office:value-type="float" office:value="0.0898979874305928">
                <text:p>0.0898979874305928</text:p>
              </table:table-cell>
              <table:table-cell office:value-type="float" office:value="0.0882504828946286">
                <text:p>0.0882504828946286</text:p>
              </table:table-cell>
              <table:table-cell office:value-type="float" office:value="0.00978296159866327">
                <text:p>0.00978296159866327</text:p>
              </table:table-cell>
              <table:table-cell office:value-type="float" office:value="0.000044498788679808">
                <text:p>0.000044498788679808</text:p>
              </table:table-cell>
              <table:table-cell office:value-type="float" office:value="0.000000162276559754148">
                <text:p>0.00000016227655975414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00000162276559754148">
                <text:p>0.000000162276559754148</text:p>
              </table:table-cell>
              <table:table-cell office:value-type="float" office:value="0.0910488372098201">
                <text:p>0.0910488372098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1966324168877">
                <text:p>0.621966324168877</text:p>
              </table:table-cell>
              <table:table-cell office:value-type="float" office:value="0.0413626922446657">
                <text:p>0.0413626922446657</text:p>
              </table:table-cell>
              <table:table-cell office:value-type="float" office:value="0.0394664240992312">
                <text:p>0.0394664240992312</text:p>
              </table:table-cell>
              <table:table-cell office:value-type="float" office:value="0.0162120611004249">
                <text:p>0.0162120611004249</text:p>
              </table:table-cell>
              <table:table-cell office:value-type="float" office:value="0.000105217646174505">
                <text:p>0.000105217646174505</text:p>
              </table:table-cell>
              <table:table-cell office:value-type="float" office:value="0.00000428512527922966">
                <text:p>0.00000428512527922966</text:p>
              </table:table-cell>
              <table:table-cell office:value-type="float" office:value="0.406201920231795">
                <text:p>0.406201920231795</text:p>
              </table:table-cell>
              <table:table-cell office:value-type="float" office:value="0.026430084430138">
                <text:p>0.026430084430138</text:p>
              </table:table-cell>
              <table:table-cell office:value-type="float" office:value="0.291693554546027">
                <text:p>0.291693554546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7986458844069">
                <text:p>0.607986458844069</text:p>
              </table:table-cell>
              <table:table-cell office:value-type="float" office:value="0.088459262970643">
                <text:p>0.088459262970643</text:p>
              </table:table-cell>
              <table:table-cell office:value-type="float" office:value="0.0796465292274449">
                <text:p>0.0796465292274449</text:p>
              </table:table-cell>
              <table:table-cell office:value-type="float" office:value="0.0153774597547875">
                <text:p>0.0153774597547875</text:p>
              </table:table-cell>
              <table:table-cell office:value-type="float" office:value="0.0000938136860591398">
                <text:p>0.0000938136860591398</text:p>
              </table:table-cell>
              <table:table-cell office:value-type="float" office:value="0.000000147323787515043">
                <text:p>0.000000147323787515043</text:p>
              </table:table-cell>
              <table:table-cell office:value-type="float" office:value="0.373422608373466">
                <text:p>0.373422608373466</text:p>
              </table:table-cell>
              <table:table-cell office:value-type="float" office:value="0.000000147323787515043">
                <text:p>0.000000147323787515043</text:p>
              </table:table-cell>
              <table:table-cell office:value-type="float" office:value="0.27234645403712">
                <text:p>0.27234645403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7897534819823">
                <text:p>0.527897534819823</text:p>
              </table:table-cell>
              <table:table-cell office:value-type="float" office:value="0.141630112245962">
                <text:p>0.141630112245962</text:p>
              </table:table-cell>
              <table:table-cell office:value-type="float" office:value="0.170080725766289">
                <text:p>0.170080725766289</text:p>
              </table:table-cell>
              <table:table-cell office:value-type="float" office:value="0.0210859115046766">
                <text:p>0.0210859115046766</text:p>
              </table:table-cell>
              <table:table-cell office:value-type="float" office:value="0.000112221179712552">
                <text:p>0.000112221179712552</text:p>
              </table:table-cell>
              <table:table-cell office:value-type="float" office:value="0.000000301629714743571">
                <text:p>0.000000301629714743571</text:p>
              </table:table-cell>
              <table:table-cell office:value-type="float" office:value="0.277388616284887">
                <text:p>0.277388616284887</text:p>
              </table:table-cell>
              <table:table-cell office:value-type="float" office:value="0.000000301629714743571">
                <text:p>0.000000301629714743571</text:p>
              </table:table-cell>
              <table:table-cell office:value-type="float" office:value="0.207972469090021">
                <text:p>0.207972469090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7026569940257">
                <text:p>0.567026569940257</text:p>
              </table:table-cell>
              <table:table-cell office:value-type="float" office:value="0.1245801250882">
                <text:p>0.1245801250882</text:p>
              </table:table-cell>
              <table:table-cell office:value-type="float" office:value="0.103562691468234">
                <text:p>0.103562691468234</text:p>
              </table:table-cell>
              <table:table-cell office:value-type="float" office:value="0.0224944116205288">
                <text:p>0.0224944116205288</text:p>
              </table:table-cell>
              <table:table-cell office:value-type="float" office:value="0.000125950699700699">
                <text:p>0.000125950699700699</text:p>
              </table:table-cell>
              <table:table-cell office:value-type="float" office:value="0.000000216552174141482">
                <text:p>0.000000216552174141482</text:p>
              </table:table-cell>
              <table:table-cell office:value-type="float" office:value="0.317542648054293">
                <text:p>0.317542648054293</text:p>
              </table:table-cell>
              <table:table-cell office:value-type="float" office:value="0.000000216552174141482">
                <text:p>0.000000216552174141482</text:p>
              </table:table-cell>
              <table:table-cell office:value-type="float" office:value="0.236208434028205">
                <text:p>0.236208434028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359496709083">
                <text:p>0.62359496709083</text:p>
              </table:table-cell>
              <table:table-cell office:value-type="float" office:value="0.0294394067105214">
                <text:p>0.0294394067105214</text:p>
              </table:table-cell>
              <table:table-cell office:value-type="float" office:value="0.0277817954133116">
                <text:p>0.0277817954133116</text:p>
              </table:table-cell>
              <table:table-cell office:value-type="float" office:value="0.0148580349227426">
                <text:p>0.0148580349227426</text:p>
              </table:table-cell>
              <table:table-cell office:value-type="float" office:value="0.000096394162530634">
                <text:p>0.000096394162530634</text:p>
              </table:table-cell>
              <table:table-cell office:value-type="float" office:value="0.00000423278976674766">
                <text:p>0.0000042327897667476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3126273960553">
                <text:p>0.0243126273960553</text:p>
              </table:table-cell>
              <table:table-cell office:value-type="float" office:value="0.295953536592695">
                <text:p>0.295953536592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7864626751024">
                <text:p>0.617864626751024</text:p>
              </table:table-cell>
              <table:table-cell office:value-type="float" office:value="0.0338132665532082">
                <text:p>0.0338132665532082</text:p>
              </table:table-cell>
              <table:table-cell office:value-type="float" office:value="0.0310054124175098">
                <text:p>0.0310054124175098</text:p>
              </table:table-cell>
              <table:table-cell office:value-type="float" office:value="0.0144249479393509">
                <text:p>0.0144249479393509</text:p>
              </table:table-cell>
              <table:table-cell office:value-type="float" office:value="0.000093600206034559">
                <text:p>0.000093600206034559</text:p>
              </table:table-cell>
              <table:table-cell office:value-type="float" office:value="0.00000410555009820579">
                <text:p>0.00000410555009820579</text:p>
              </table:table-cell>
              <table:table-cell office:value-type="float" office:value="0.402077936060491">
                <text:p>0.402077936060491</text:p>
              </table:table-cell>
              <table:table-cell office:value-type="float" office:value="0.0212987181877162">
                <text:p>0.0212987181877162</text:p>
              </table:table-cell>
              <table:table-cell office:value-type="float" office:value="0.291510565194288">
                <text:p>0.291510565194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3880155934996">
                <text:p>0.623880155934996</text:p>
              </table:table-cell>
              <table:table-cell office:value-type="float" office:value="0.032250591315541">
                <text:p>0.032250591315541</text:p>
              </table:table-cell>
              <table:table-cell office:value-type="float" office:value="0.0268232669504585">
                <text:p>0.0268232669504585</text:p>
              </table:table-cell>
              <table:table-cell office:value-type="float" office:value="0.0158856662871748">
                <text:p>0.0158856662871748</text:p>
              </table:table-cell>
              <table:table-cell office:value-type="float" office:value="0.000100375943617223">
                <text:p>0.000100375943617223</text:p>
              </table:table-cell>
              <table:table-cell office:value-type="float" office:value="0.00000408807180698226">
                <text:p>0.0000040880718069822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5701337750002">
                <text:p>0.0235701337750002</text:p>
              </table:table-cell>
              <table:table-cell office:value-type="float" office:value="0.296757127728394">
                <text:p>0.2967571277283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3304145301263">
                <text:p>0.623304145301263</text:p>
              </table:table-cell>
              <table:table-cell office:value-type="float" office:value="0.0287906869449472">
                <text:p>0.0287906869449472</text:p>
              </table:table-cell>
              <table:table-cell office:value-type="float" office:value="0.0260694735916274">
                <text:p>0.0260694735916274</text:p>
              </table:table-cell>
              <table:table-cell office:value-type="float" office:value="0.0132373424423268">
                <text:p>0.0132373424423268</text:p>
              </table:table-cell>
              <table:table-cell office:value-type="float" office:value="0.0000895425651066997">
                <text:p>0.0000895425651066997</text:p>
              </table:table-cell>
              <table:table-cell office:value-type="float" office:value="0.00000410044862555777">
                <text:p>0.0000041004486255577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7356169777289">
                <text:p>0.0237356169777289</text:p>
              </table:table-cell>
              <table:table-cell office:value-type="float" office:value="0.295024798219069">
                <text:p>0.295024798219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870216949183">
                <text:p>0.58870216949183</text:p>
              </table:table-cell>
              <table:table-cell office:value-type="float" office:value="0.0887469890239744">
                <text:p>0.0887469890239744</text:p>
              </table:table-cell>
              <table:table-cell office:value-type="float" office:value="0.0749462283272095">
                <text:p>0.0749462283272095</text:p>
              </table:table-cell>
              <table:table-cell office:value-type="float" office:value="0.0190499141044439">
                <text:p>0.0190499141044439</text:p>
              </table:table-cell>
              <table:table-cell office:value-type="float" office:value="0.000114603195481703">
                <text:p>0.000114603195481703</text:p>
              </table:table-cell>
              <table:table-cell office:value-type="float" office:value="0.000000180934832408084">
                <text:p>0.000000180934832408084</text:p>
              </table:table-cell>
              <table:table-cell office:value-type="float" office:value="0.35433819375782">
                <text:p>0.35433819375782</text:p>
              </table:table-cell>
              <table:table-cell office:value-type="float" office:value="0.000000180934832408084">
                <text:p>0.000000180934832408084</text:p>
              </table:table-cell>
              <table:table-cell office:value-type="float" office:value="0.260853184750876">
                <text:p>0.260853184750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3189608389219">
                <text:p>0.623189608389219</text:p>
              </table:table-cell>
              <table:table-cell office:value-type="float" office:value="0.0295197718959873">
                <text:p>0.0295197718959873</text:p>
              </table:table-cell>
              <table:table-cell office:value-type="float" office:value="0.029662865539155">
                <text:p>0.029662865539155</text:p>
              </table:table-cell>
              <table:table-cell office:value-type="float" office:value="0.0130217875100621">
                <text:p>0.0130217875100621</text:p>
              </table:table-cell>
              <table:table-cell office:value-type="float" office:value="0.0000886190989386132">
                <text:p>0.0000886190989386132</text:p>
              </table:table-cell>
              <table:table-cell office:value-type="float" office:value="0.00000421470774920802">
                <text:p>0.00000421470774920802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6873846798255">
                <text:p>0.0256873846798255</text:p>
              </table:table-cell>
              <table:table-cell office:value-type="float" office:value="0.2953554489367">
                <text:p>0.2953554489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2933213190533">
                <text:p>0.622933213190533</text:p>
              </table:table-cell>
              <table:table-cell office:value-type="float" office:value="0.0292326042473028">
                <text:p>0.0292326042473028</text:p>
              </table:table-cell>
              <table:table-cell office:value-type="float" office:value="0.0280654347838051">
                <text:p>0.0280654347838051</text:p>
              </table:table-cell>
              <table:table-cell office:value-type="float" office:value="0.0140846280019646">
                <text:p>0.0140846280019646</text:p>
              </table:table-cell>
              <table:table-cell office:value-type="float" office:value="0.0000931414140779101">
                <text:p>0.0000931414140779101</text:p>
              </table:table-cell>
              <table:table-cell office:value-type="float" office:value="0.00000421949159089729">
                <text:p>0.00000421949159089729</text:p>
              </table:table-cell>
              <table:table-cell office:value-type="float" office:value="0.40688518719112">
                <text:p>0.40688518719112</text:p>
              </table:table-cell>
              <table:table-cell office:value-type="float" office:value="0.0244931044810926">
                <text:p>0.0244931044810926</text:p>
              </table:table-cell>
              <table:table-cell office:value-type="float" office:value="0.294529224905988">
                <text:p>0.294529224905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3840656875965">
                <text:p>0.623840656875965</text:p>
              </table:table-cell>
              <table:table-cell office:value-type="float" office:value="0.0293964627053713">
                <text:p>0.0293964627053713</text:p>
              </table:table-cell>
              <table:table-cell office:value-type="float" office:value="0.0275452078253142">
                <text:p>0.0275452078253142</text:p>
              </table:table-cell>
              <table:table-cell office:value-type="float" office:value="0.015019862853736">
                <text:p>0.015019862853736</text:p>
              </table:table-cell>
              <table:table-cell office:value-type="float" office:value="0.0000975376610175497">
                <text:p>0.0000975376610175497</text:p>
              </table:table-cell>
              <table:table-cell office:value-type="float" office:value="0.00000431083956298668">
                <text:p>0.0000043108395629866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1979067541852">
                <text:p>0.0241979067541852</text:p>
              </table:table-cell>
              <table:table-cell office:value-type="float" office:value="0.295059820392036">
                <text:p>0.295059820392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5162525053909">
                <text:p>0.555162525053909</text:p>
              </table:table-cell>
              <table:table-cell office:value-type="float" office:value="0.0981001240249156">
                <text:p>0.0981001240249156</text:p>
              </table:table-cell>
              <table:table-cell office:value-type="float" office:value="0.0949519827305746">
                <text:p>0.0949519827305746</text:p>
              </table:table-cell>
              <table:table-cell office:value-type="float" office:value="0.0180459610247011">
                <text:p>0.0180459610247011</text:p>
              </table:table-cell>
              <table:table-cell office:value-type="float" office:value="0.000101934170975522">
                <text:p>0.000101934170975522</text:p>
              </table:table-cell>
              <table:table-cell office:value-type="float" office:value="0.000000241224179325529">
                <text:p>0.000000241224179325529</text:p>
              </table:table-cell>
              <table:table-cell office:value-type="float" office:value="0.306865877325366">
                <text:p>0.306865877325366</text:p>
              </table:table-cell>
              <table:table-cell office:value-type="float" office:value="0.000000241224179325529">
                <text:p>0.000000241224179325529</text:p>
              </table:table-cell>
              <table:table-cell office:value-type="float" office:value="0.227026674936771">
                <text:p>0.227026674936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2626793182917">
                <text:p>0.622626793182917</text:p>
              </table:table-cell>
              <table:table-cell office:value-type="float" office:value="0.0299275663670821">
                <text:p>0.0299275663670821</text:p>
              </table:table-cell>
              <table:table-cell office:value-type="float" office:value="0.0256252757217097">
                <text:p>0.0256252757217097</text:p>
              </table:table-cell>
              <table:table-cell office:value-type="float" office:value="0.0144157659166064">
                <text:p>0.0144157659166064</text:p>
              </table:table-cell>
              <table:table-cell office:value-type="float" office:value="0.0000946577185202059">
                <text:p>0.0000946577185202059</text:p>
              </table:table-cell>
              <table:table-cell office:value-type="float" office:value="0.00000406381818249144">
                <text:p>0.00000406381818249144</text:p>
              </table:table-cell>
              <table:table-cell office:value-type="float" office:value="0.407226390762351">
                <text:p>0.407226390762351</text:p>
              </table:table-cell>
              <table:table-cell office:value-type="float" office:value="0.0233216764565133">
                <text:p>0.0233216764565133</text:p>
              </table:table-cell>
              <table:table-cell office:value-type="float" office:value="0.294903257236483">
                <text:p>0.2949032572364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192574543145">
                <text:p>0.36192574543145</text:p>
              </table:table-cell>
              <table:table-cell office:value-type="float" office:value="0.0884254046701668">
                <text:p>0.0884254046701668</text:p>
              </table:table-cell>
              <table:table-cell office:value-type="float" office:value="0.0796239616934542">
                <text:p>0.0796239616934542</text:p>
              </table:table-cell>
              <table:table-cell office:value-type="float" office:value="0.0117561917939838">
                <text:p>0.0117561917939838</text:p>
              </table:table-cell>
              <table:table-cell office:value-type="float" office:value="0.0000624761100023507">
                <text:p>0.0000624761100023507</text:p>
              </table:table-cell>
              <table:table-cell office:value-type="float" office:value="0.000000133042215852643">
                <text:p>0.000000133042215852643</text:p>
              </table:table-cell>
              <table:table-cell office:value-type="float" office:value="0.174005108481843">
                <text:p>0.174005108481843</text:p>
              </table:table-cell>
              <table:table-cell office:value-type="float" office:value="0.000000133042215852643">
                <text:p>0.000000133042215852643</text:p>
              </table:table-cell>
              <table:table-cell office:value-type="float" office:value="0.128966678853277">
                <text:p>0.1289666788532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04946452402925">
                <text:p>0.604946452402925</text:p>
              </table:table-cell>
              <table:table-cell office:value-type="float" office:value="0.0901890257861878">
                <text:p>0.0901890257861878</text:p>
              </table:table-cell>
              <table:table-cell office:value-type="float" office:value="0.0894202025004268">
                <text:p>0.0894202025004268</text:p>
              </table:table-cell>
              <table:table-cell office:value-type="float" office:value="0.0187100036504582">
                <text:p>0.0187100036504582</text:p>
              </table:table-cell>
              <table:table-cell office:value-type="float" office:value="0.000107924638856814">
                <text:p>0.000107924638856814</text:p>
              </table:table-cell>
              <table:table-cell office:value-type="float" office:value="0.00000021550425721305">
                <text:p>0.00000021550425721305</text:p>
              </table:table-cell>
              <table:table-cell office:value-type="float" office:value="0.388730126323017">
                <text:p>0.388730126323017</text:p>
              </table:table-cell>
              <table:table-cell office:value-type="float" office:value="0.00000021550425721305">
                <text:p>0.00000021550425721305</text:p>
              </table:table-cell>
              <table:table-cell office:value-type="float" office:value="0.285958056611215">
                <text:p>0.285958056611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341367150577">
                <text:p>0.62341367150577</text:p>
              </table:table-cell>
              <table:table-cell office:value-type="float" office:value="0.0399753235411552">
                <text:p>0.0399753235411552</text:p>
              </table:table-cell>
              <table:table-cell office:value-type="float" office:value="0.0370229128256705">
                <text:p>0.0370229128256705</text:p>
              </table:table-cell>
              <table:table-cell office:value-type="float" office:value="0.0143134357911736">
                <text:p>0.0143134357911736</text:p>
              </table:table-cell>
              <table:table-cell office:value-type="float" office:value="0.0000927089725506535">
                <text:p>0.0000927089725506535</text:p>
              </table:table-cell>
              <table:table-cell office:value-type="float" office:value="0.0000042039508319971">
                <text:p>0.0000042039508319971</text:p>
              </table:table-cell>
              <table:table-cell office:value-type="float" office:value="0.407567308687913">
                <text:p>0.407567308687913</text:p>
              </table:table-cell>
              <table:table-cell office:value-type="float" office:value="0.0187724342406053">
                <text:p>0.0187724342406053</text:p>
              </table:table-cell>
              <table:table-cell office:value-type="float" office:value="0.296173493411389">
                <text:p>0.296173493411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4285825726044">
                <text:p>0.514285825726044</text:p>
              </table:table-cell>
              <table:table-cell office:value-type="float" office:value="0.0903489986254791">
                <text:p>0.0903489986254791</text:p>
              </table:table-cell>
              <table:table-cell office:value-type="float" office:value="0.0907271426235336">
                <text:p>0.0907271426235336</text:p>
              </table:table-cell>
              <table:table-cell office:value-type="float" office:value="0.0127059393199478">
                <text:p>0.0127059393199478</text:p>
              </table:table-cell>
              <table:table-cell office:value-type="float" office:value="0.0000699316923611763">
                <text:p>0.0000699316923611763</text:p>
              </table:table-cell>
              <table:table-cell office:value-type="float" office:value="0.000000192606929586829">
                <text:p>0.000000192606929586829</text:p>
              </table:table-cell>
              <table:table-cell office:value-type="float" office:value="0.272845092395748">
                <text:p>0.272845092395748</text:p>
              </table:table-cell>
              <table:table-cell office:value-type="float" office:value="0.000000192606929586829">
                <text:p>0.000000192606929586829</text:p>
              </table:table-cell>
              <table:table-cell office:value-type="float" office:value="0.201586191356359">
                <text:p>0.201586191356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289842737687">
                <text:p>0.56289842737687</text:p>
              </table:table-cell>
              <table:table-cell office:value-type="float" office:value="0.0896248163601834">
                <text:p>0.0896248163601834</text:p>
              </table:table-cell>
              <table:table-cell office:value-type="float" office:value="0.0904820468707706">
                <text:p>0.0904820468707706</text:p>
              </table:table-cell>
              <table:table-cell office:value-type="float" office:value="0.0148107304744609">
                <text:p>0.0148107304744609</text:p>
              </table:table-cell>
              <table:table-cell office:value-type="float" office:value="0.0000832582882828136">
                <text:p>0.0000832582882828136</text:p>
              </table:table-cell>
              <table:table-cell office:value-type="float" office:value="0.000000208326120888681">
                <text:p>0.000000208326120888681</text:p>
              </table:table-cell>
              <table:table-cell office:value-type="float" office:value="0.315788255358273">
                <text:p>0.315788255358273</text:p>
              </table:table-cell>
              <table:table-cell office:value-type="float" office:value="0.000000208326120888681">
                <text:p>0.000000208326120888681</text:p>
              </table:table-cell>
              <table:table-cell office:value-type="float" office:value="0.232963246194436">
                <text:p>0.232963246194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0225104068488">
                <text:p>0.610225104068488</text:p>
              </table:table-cell>
              <table:table-cell office:value-type="float" office:value="0.161676303209236">
                <text:p>0.161676303209236</text:p>
              </table:table-cell>
              <table:table-cell office:value-type="float" office:value="0.161292660643055">
                <text:p>0.161292660643055</text:p>
              </table:table-cell>
              <table:table-cell office:value-type="float" office:value="0.0245622432425134">
                <text:p>0.0245622432425134</text:p>
              </table:table-cell>
              <table:table-cell office:value-type="float" office:value="0.000145921645144808">
                <text:p>0.000145921645144808</text:p>
              </table:table-cell>
              <table:table-cell office:value-type="float" office:value="0.00000020957644443422">
                <text:p>0.00000020957644443422</text:p>
              </table:table-cell>
              <table:table-cell office:value-type="float" office:value="0.385861230093005">
                <text:p>0.385861230093005</text:p>
              </table:table-cell>
              <table:table-cell office:value-type="float" office:value="0.00000020957644443422">
                <text:p>0.00000020957644443422</text:p>
              </table:table-cell>
              <table:table-cell office:value-type="float" office:value="0.28156577541315">
                <text:p>0.28156577541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3604349183839">
                <text:p>0.283604349183839</text:p>
              </table:table-cell>
              <table:table-cell office:value-type="float" office:value="0.0883412501717818">
                <text:p>0.0883412501717818</text:p>
              </table:table-cell>
              <table:table-cell office:value-type="float" office:value="0.0762285327292869">
                <text:p>0.0762285327292869</text:p>
              </table:table-cell>
              <table:table-cell office:value-type="float" office:value="0.0115225779317105">
                <text:p>0.0115225779317105</text:p>
              </table:table-cell>
              <table:table-cell office:value-type="float" office:value="0.0000649196085337205">
                <text:p>0.0000649196085337205</text:p>
              </table:table-cell>
              <table:table-cell office:value-type="float" office:value="0.000000122458738089798">
                <text:p>0.000000122458738089798</text:p>
              </table:table-cell>
              <table:table-cell office:value-type="float" office:value="0.131233464566864">
                <text:p>0.131233464566864</text:p>
              </table:table-cell>
              <table:table-cell office:value-type="float" office:value="0.000000122458738089798">
                <text:p>0.000000122458738089798</text:p>
              </table:table-cell>
              <table:table-cell office:value-type="float" office:value="0.098480114113799">
                <text:p>0.098480114113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3169248643976">
                <text:p>0.623169248643976</text:p>
              </table:table-cell>
              <table:table-cell office:value-type="float" office:value="0.0290030302505354">
                <text:p>0.0290030302505354</text:p>
              </table:table-cell>
              <table:table-cell office:value-type="float" office:value="0.0275797408599288">
                <text:p>0.0275797408599288</text:p>
              </table:table-cell>
              <table:table-cell office:value-type="float" office:value="0.0133920371166418">
                <text:p>0.0133920371166418</text:p>
              </table:table-cell>
              <table:table-cell office:value-type="float" office:value="0.000090423511997262">
                <text:p>0.000090423511997262</text:p>
              </table:table-cell>
              <table:table-cell office:value-type="float" office:value="0.00000416452080100442">
                <text:p>0.00000416452080100442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2633585510747">
                <text:p>0.0242633585510747</text:p>
              </table:table-cell>
              <table:table-cell office:value-type="float" office:value="0.294666976218769">
                <text:p>0.294666976218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521569481485">
                <text:p>0.60521569481485</text:p>
              </table:table-cell>
              <table:table-cell office:value-type="float" office:value="0.0338891416932766">
                <text:p>0.0338891416932766</text:p>
              </table:table-cell>
              <table:table-cell office:value-type="float" office:value="0.033897643864455">
                <text:p>0.033897643864455</text:p>
              </table:table-cell>
              <table:table-cell office:value-type="float" office:value="0.0148863549319938">
                <text:p>0.0148863549319938</text:p>
              </table:table-cell>
              <table:table-cell office:value-type="float" office:value="0.0000958897582793935">
                <text:p>0.0000958897582793935</text:p>
              </table:table-cell>
              <table:table-cell office:value-type="float" office:value="0.00000428470390069516">
                <text:p>0.00000428470390069516</text:p>
              </table:table-cell>
              <table:table-cell office:value-type="float" office:value="0.394053013917893">
                <text:p>0.394053013917893</text:p>
              </table:table-cell>
              <table:table-cell office:value-type="float" office:value="0.0227639238876977">
                <text:p>0.0227639238876977</text:p>
              </table:table-cell>
              <table:table-cell office:value-type="float" office:value="0.285882781126722">
                <text:p>0.285882781126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6173260651224">
                <text:p>0.566173260651224</text:p>
              </table:table-cell>
              <table:table-cell office:value-type="float" office:value="0.0897992645262025">
                <text:p>0.0897992645262025</text:p>
              </table:table-cell>
              <table:table-cell office:value-type="float" office:value="0.0895388126049959">
                <text:p>0.0895388126049959</text:p>
              </table:table-cell>
              <table:table-cell office:value-type="float" office:value="0.0129320438713383">
                <text:p>0.0129320438713383</text:p>
              </table:table-cell>
              <table:table-cell office:value-type="float" office:value="0.0000764577792036587">
                <text:p>0.0000764577792036587</text:p>
              </table:table-cell>
              <table:table-cell office:value-type="float" office:value="0.000000178732540277786">
                <text:p>0.000000178732540277786</text:p>
              </table:table-cell>
              <table:table-cell office:value-type="float" office:value="0.319287401011133">
                <text:p>0.319287401011133</text:p>
              </table:table-cell>
              <table:table-cell office:value-type="float" office:value="0.000000178732540277786">
                <text:p>0.000000178732540277786</text:p>
              </table:table-cell>
              <table:table-cell office:value-type="float" office:value="0.234852745170538">
                <text:p>0.234852745170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6850830764056">
                <text:p>0.146850830764056</text:p>
              </table:table-cell>
              <table:table-cell office:value-type="float" office:value="0.0897743731210567">
                <text:p>0.0897743731210567</text:p>
              </table:table-cell>
              <table:table-cell office:value-type="float" office:value="0.0855225030987209">
                <text:p>0.0855225030987209</text:p>
              </table:table-cell>
              <table:table-cell office:value-type="float" office:value="0.00962827033764735">
                <text:p>0.00962827033764735</text:p>
              </table:table-cell>
              <table:table-cell office:value-type="float" office:value="0.0000365880175659535">
                <text:p>0.0000365880175659535</text:p>
              </table:table-cell>
              <table:table-cell office:value-type="float" office:value="0.00000014710642412816">
                <text:p>0.000000147106424128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0000014710642412816">
                <text:p>0.00000014710642412816</text:p>
              </table:table-cell>
              <table:table-cell office:value-type="float" office:value="0.0565297178668795">
                <text:p>0.0565297178668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8511458962814">
                <text:p>0.488511458962814</text:p>
              </table:table-cell>
              <table:table-cell office:value-type="float" office:value="0.155486122436979">
                <text:p>0.155486122436979</text:p>
              </table:table-cell>
              <table:table-cell office:value-type="float" office:value="0.131050637329587">
                <text:p>0.131050637329587</text:p>
              </table:table-cell>
              <table:table-cell office:value-type="float" office:value="0.0219217687220132">
                <text:p>0.0219217687220132</text:p>
              </table:table-cell>
              <table:table-cell office:value-type="float" office:value="0.000121253101652283">
                <text:p>0.000121253101652283</text:p>
              </table:table-cell>
              <table:table-cell office:value-type="float" office:value="0.00000235744084418258">
                <text:p>0.00000235744084418258</text:p>
              </table:table-cell>
              <table:table-cell office:value-type="float" office:value="0.323608130649126">
                <text:p>0.323608130649126</text:p>
              </table:table-cell>
              <table:table-cell office:value-type="float" office:value="0.00997547503391364">
                <text:p>0.00997547503391364</text:p>
              </table:table-cell>
              <table:table-cell office:value-type="float" office:value="0.238368336721238">
                <text:p>0.238368336721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3085838096611">
                <text:p>0.613085838096611</text:p>
              </table:table-cell>
              <table:table-cell office:value-type="float" office:value="0.0400428137285231">
                <text:p>0.0400428137285231</text:p>
              </table:table-cell>
              <table:table-cell office:value-type="float" office:value="0.0388710603872049">
                <text:p>0.0388710603872049</text:p>
              </table:table-cell>
              <table:table-cell office:value-type="float" office:value="0.0144436779144181">
                <text:p>0.0144436779144181</text:p>
              </table:table-cell>
              <table:table-cell office:value-type="float" office:value="0.0000932251278259925">
                <text:p>0.0000932251278259925</text:p>
              </table:table-cell>
              <table:table-cell office:value-type="float" office:value="0.00000425859740400661">
                <text:p>0.00000425859740400661</text:p>
              </table:table-cell>
              <table:table-cell office:value-type="float" office:value="0.389800518784214">
                <text:p>0.389800518784214</text:p>
              </table:table-cell>
              <table:table-cell office:value-type="float" office:value="0.0193840944593407">
                <text:p>0.0193840944593407</text:p>
              </table:table-cell>
              <table:table-cell office:value-type="float" office:value="0.282372087927093">
                <text:p>0.282372087927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355437777709">
                <text:p>0.188355437777709</text:p>
              </table:table-cell>
              <table:table-cell office:value-type="float" office:value="0.0900273664420163">
                <text:p>0.0900273664420163</text:p>
              </table:table-cell>
              <table:table-cell office:value-type="float" office:value="0.0876349115360637">
                <text:p>0.0876349115360637</text:p>
              </table:table-cell>
              <table:table-cell office:value-type="float" office:value="0.00952250169600941">
                <text:p>0.00952250169600941</text:p>
              </table:table-cell>
              <table:table-cell office:value-type="float" office:value="0.0000377653450278178">
                <text:p>0.0000377653450278178</text:p>
              </table:table-cell>
              <table:table-cell office:value-type="float" office:value="0.000000159769021054298">
                <text:p>0.000000159769021054298</text:p>
              </table:table-cell>
              <table:table-cell office:value-type="float" office:value="0.0866025403784439">
                <text:p>0.0866025403784439</text:p>
              </table:table-cell>
              <table:table-cell office:value-type="float" office:value="0.000000159769021054298">
                <text:p>0.000000159769021054298</text:p>
              </table:table-cell>
              <table:table-cell office:value-type="float" office:value="0.070620294198644">
                <text:p>0.070620294198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025150771058">
                <text:p>0.461025150771058</text:p>
              </table:table-cell>
              <table:table-cell office:value-type="float" office:value="0.0938284955204304">
                <text:p>0.0938284955204304</text:p>
              </table:table-cell>
              <table:table-cell office:value-type="float" office:value="0.09288245360679">
                <text:p>0.09288245360679</text:p>
              </table:table-cell>
              <table:table-cell office:value-type="float" office:value="0.0141246530064478">
                <text:p>0.0141246530064478</text:p>
              </table:table-cell>
              <table:table-cell office:value-type="float" office:value="0.000073239007515345">
                <text:p>0.000073239007515345</text:p>
              </table:table-cell>
              <table:table-cell office:value-type="float" office:value="0.000000215960734364022">
                <text:p>0.000000215960734364022</text:p>
              </table:table-cell>
              <table:table-cell office:value-type="float" office:value="0.23392781412697">
                <text:p>0.23392781412697</text:p>
              </table:table-cell>
              <table:table-cell office:value-type="float" office:value="0.000000215960734364022">
                <text:p>0.000000215960734364022</text:p>
              </table:table-cell>
              <table:table-cell office:value-type="float" office:value="0.17397090696581">
                <text:p>0.17397090696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291784776831">
                <text:p>0.623291784776831</text:p>
              </table:table-cell>
              <table:table-cell office:value-type="float" office:value="0.0288970238440671">
                <text:p>0.0288970238440671</text:p>
              </table:table-cell>
              <table:table-cell office:value-type="float" office:value="0.0269390498005133">
                <text:p>0.0269390498005133</text:p>
              </table:table-cell>
              <table:table-cell office:value-type="float" office:value="0.0131746357970166">
                <text:p>0.0131746357970166</text:p>
              </table:table-cell>
              <table:table-cell office:value-type="float" office:value="0.0000893125730399651">
                <text:p>0.0000893125730399651</text:p>
              </table:table-cell>
              <table:table-cell office:value-type="float" office:value="0.00000411557895122908">
                <text:p>0.0000041155789512290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0724010672912">
                <text:p>0.0240724010672912</text:p>
              </table:table-cell>
              <table:table-cell office:value-type="float" office:value="0.294967451202395">
                <text:p>0.294967451202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3566414156248">
                <text:p>0.603566414156248</text:p>
              </table:table-cell>
              <table:table-cell office:value-type="float" office:value="0.0886769144393541">
                <text:p>0.0886769144393541</text:p>
              </table:table-cell>
              <table:table-cell office:value-type="float" office:value="0.0802303997017455">
                <text:p>0.0802303997017455</text:p>
              </table:table-cell>
              <table:table-cell office:value-type="float" office:value="0.0152517801377285">
                <text:p>0.0152517801377285</text:p>
              </table:table-cell>
              <table:table-cell office:value-type="float" office:value="0.000091722208090434">
                <text:p>0.000091722208090434</text:p>
              </table:table-cell>
              <table:table-cell office:value-type="float" office:value="0.000000149956978191495">
                <text:p>0.000000149956978191495</text:p>
              </table:table-cell>
              <table:table-cell office:value-type="float" office:value="0.366287682930596">
                <text:p>0.366287682930596</text:p>
              </table:table-cell>
              <table:table-cell office:value-type="float" office:value="0.000000149956978191495">
                <text:p>0.000000149956978191495</text:p>
              </table:table-cell>
              <table:table-cell office:value-type="float" office:value="0.267635462508934">
                <text:p>0.267635462508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9680589839596">
                <text:p>0.599680589839596</text:p>
              </table:table-cell>
              <table:table-cell office:value-type="float" office:value="0.0881923396327538">
                <text:p>0.0881923396327538</text:p>
              </table:table-cell>
              <table:table-cell office:value-type="float" office:value="0.0761442321736328">
                <text:p>0.0761442321736328</text:p>
              </table:table-cell>
              <table:table-cell office:value-type="float" office:value="0.0155306355610799">
                <text:p>0.0155306355610799</text:p>
              </table:table-cell>
              <table:table-cell office:value-type="float" office:value="0.0000971390617203556">
                <text:p>0.0000971390617203556</text:p>
              </table:table-cell>
              <table:table-cell office:value-type="float" office:value="0.00000014031274322814">
                <text:p>0.00000014031274322814</text:p>
              </table:table-cell>
              <table:table-cell office:value-type="float" office:value="0.360169713082903">
                <text:p>0.360169713082903</text:p>
              </table:table-cell>
              <table:table-cell office:value-type="float" office:value="0.00000014031274322814">
                <text:p>0.00000014031274322814</text:p>
              </table:table-cell>
              <table:table-cell office:value-type="float" office:value="0.262701734225348">
                <text:p>0.262701734225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2640747245546">
                <text:p>0.612640747245546</text:p>
              </table:table-cell>
              <table:table-cell office:value-type="float" office:value="0.0290311324180564">
                <text:p>0.0290311324180564</text:p>
              </table:table-cell>
              <table:table-cell office:value-type="float" office:value="0.0269151696805041">
                <text:p>0.0269151696805041</text:p>
              </table:table-cell>
              <table:table-cell office:value-type="float" office:value="0.0136572493007611">
                <text:p>0.0136572493007611</text:p>
              </table:table-cell>
              <table:table-cell office:value-type="float" office:value="0.000091045212096446">
                <text:p>0.000091045212096446</text:p>
              </table:table-cell>
              <table:table-cell office:value-type="float" office:value="0.0000041082093824168">
                <text:p>0.0000041082093824168</text:p>
              </table:table-cell>
              <table:table-cell office:value-type="float" office:value="0.404145188432735">
                <text:p>0.404145188432735</text:p>
              </table:table-cell>
              <table:table-cell office:value-type="float" office:value="0.0239733383542179">
                <text:p>0.0239733383542179</text:p>
              </table:table-cell>
              <table:table-cell office:value-type="float" office:value="0.292112626224326">
                <text:p>0.2921126262243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0132367478481">
                <text:p>0.550132367478481</text:p>
              </table:table-cell>
              <table:table-cell office:value-type="float" office:value="0.0894650748923945">
                <text:p>0.0894650748923945</text:p>
              </table:table-cell>
              <table:table-cell office:value-type="float" office:value="0.0857014381882265">
                <text:p>0.0857014381882265</text:p>
              </table:table-cell>
              <table:table-cell office:value-type="float" office:value="0.0153289297597644">
                <text:p>0.0153289297597644</text:p>
              </table:table-cell>
              <table:table-cell office:value-type="float" office:value="0.0000824435419617257">
                <text:p>0.0000824435419617257</text:p>
              </table:table-cell>
              <table:table-cell office:value-type="float" office:value="0.000000162034397273287">
                <text:p>0.000000162034397273287</text:p>
              </table:table-cell>
              <table:table-cell office:value-type="float" office:value="0.302305952453617">
                <text:p>0.302305952453617</text:p>
              </table:table-cell>
              <table:table-cell office:value-type="float" office:value="0.000000162034397273287">
                <text:p>0.000000162034397273287</text:p>
              </table:table-cell>
              <table:table-cell office:value-type="float" office:value="0.220634022794101">
                <text:p>0.220634022794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05978163218142">
                <text:p>0.505978163218142</text:p>
              </table:table-cell>
              <table:table-cell office:value-type="float" office:value="0.0907728874792486">
                <text:p>0.0907728874792486</text:p>
              </table:table-cell>
              <table:table-cell office:value-type="float" office:value="0.0704384402069407">
                <text:p>0.0704384402069407</text:p>
              </table:table-cell>
              <table:table-cell office:value-type="float" office:value="0.0152535381711891">
                <text:p>0.0152535381711891</text:p>
              </table:table-cell>
              <table:table-cell office:value-type="float" office:value="0.000100863068190336">
                <text:p>0.000100863068190336</text:p>
              </table:table-cell>
              <table:table-cell office:value-type="float" office:value="0.000000135991013588246">
                <text:p>0.000000135991013588246</text:p>
              </table:table-cell>
              <table:table-cell office:value-type="float" office:value="0.272845092395748">
                <text:p>0.272845092395748</text:p>
              </table:table-cell>
              <table:table-cell office:value-type="float" office:value="0.000000135991013588246">
                <text:p>0.000000135991013588246</text:p>
              </table:table-cell>
              <table:table-cell office:value-type="float" office:value="0.199406440944626">
                <text:p>0.199406440944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4676878653945">
                <text:p>0.414676878653945</text:p>
              </table:table-cell>
              <table:table-cell office:value-type="float" office:value="0.0396165326129781">
                <text:p>0.0396165326129781</text:p>
              </table:table-cell>
              <table:table-cell office:value-type="float" office:value="0.0360216111018444">
                <text:p>0.0360216111018444</text:p>
              </table:table-cell>
              <table:table-cell office:value-type="float" office:value="0.00975589450870732">
                <text:p>0.00975589450870732</text:p>
              </table:table-cell>
              <table:table-cell office:value-type="float" office:value="0.000059528413139568">
                <text:p>0.000059528413139568</text:p>
              </table:table-cell>
              <table:table-cell office:value-type="float" office:value="0.00000426128210374774">
                <text:p>0.00000426128210374774</text:p>
              </table:table-cell>
              <table:table-cell office:value-type="float" office:value="0.224845626053867">
                <text:p>0.224845626053867</text:p>
              </table:table-cell>
              <table:table-cell office:value-type="float" office:value="0.0185681578386145">
                <text:p>0.0185681578386145</text:p>
              </table:table-cell>
              <table:table-cell office:value-type="float" office:value="0.160896658432521">
                <text:p>0.1608966584325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3548106024654">
                <text:p>0.623548106024654</text:p>
              </table:table-cell>
              <table:table-cell office:value-type="float" office:value="0.0297205999151283">
                <text:p>0.0297205999151283</text:p>
              </table:table-cell>
              <table:table-cell office:value-type="float" office:value="0.0254522431806982">
                <text:p>0.0254522431806982</text:p>
              </table:table-cell>
              <table:table-cell office:value-type="float" office:value="0.0136524840777039">
                <text:p>0.0136524840777039</text:p>
              </table:table-cell>
              <table:table-cell office:value-type="float" office:value="0.000091400246069007">
                <text:p>0.000091400246069007</text:p>
              </table:table-cell>
              <table:table-cell office:value-type="float" office:value="0.0000040442301792881">
                <text:p>0.0000040442301792881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4319310235165">
                <text:p>0.0234319310235165</text:p>
              </table:table-cell>
              <table:table-cell office:value-type="float" office:value="0.295111880519226">
                <text:p>0.295111880519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1742411262242">
                <text:p>0.591742411262242</text:p>
              </table:table-cell>
              <table:table-cell office:value-type="float" office:value="0.0897035280840333">
                <text:p>0.0897035280840333</text:p>
              </table:table-cell>
              <table:table-cell office:value-type="float" office:value="0.0845210912385724">
                <text:p>0.0845210912385724</text:p>
              </table:table-cell>
              <table:table-cell office:value-type="float" office:value="0.014988577713225">
                <text:p>0.014988577713225</text:p>
              </table:table-cell>
              <table:table-cell office:value-type="float" office:value="0.0000856574379999269">
                <text:p>0.0000856574379999269</text:p>
              </table:table-cell>
              <table:table-cell office:value-type="float" office:value="0.000000155193693374115">
                <text:p>0.000000155193693374115</text:p>
              </table:table-cell>
              <table:table-cell office:value-type="float" office:value="0.349205447329281">
                <text:p>0.349205447329281</text:p>
              </table:table-cell>
              <table:table-cell office:value-type="float" office:value="0.000000155193693374115">
                <text:p>0.000000155193693374115</text:p>
              </table:table-cell>
              <table:table-cell office:value-type="float" office:value="0.255090796181986">
                <text:p>0.255090796181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3439637517405">
                <text:p>0.623439637517405</text:p>
              </table:table-cell>
              <table:table-cell office:value-type="float" office:value="0.0288766611176715">
                <text:p>0.0288766611176715</text:p>
              </table:table-cell>
              <table:table-cell office:value-type="float" office:value="0.0270422235656364">
                <text:p>0.0270422235656364</text:p>
              </table:table-cell>
              <table:table-cell office:value-type="float" office:value="0.0129326374821227">
                <text:p>0.0129326374821227</text:p>
              </table:table-cell>
              <table:table-cell office:value-type="float" office:value="0.0000879726227534234">
                <text:p>0.0000879726227534234</text:p>
              </table:table-cell>
              <table:table-cell office:value-type="float" office:value="0.0000041077024800006">
                <text:p>0.000004107702480000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0773464858594">
                <text:p>0.0240773464858594</text:p>
              </table:table-cell>
              <table:table-cell office:value-type="float" office:value="0.2952465527461">
                <text:p>0.2952465527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463002457482">
                <text:p>0.57463002457482</text:p>
              </table:table-cell>
              <table:table-cell office:value-type="float" office:value="0.0399590642208946">
                <text:p>0.0399590642208946</text:p>
              </table:table-cell>
              <table:table-cell office:value-type="float" office:value="0.0383970588586636">
                <text:p>0.0383970588586636</text:p>
              </table:table-cell>
              <table:table-cell office:value-type="float" office:value="0.0124335085614634">
                <text:p>0.0124335085614634</text:p>
              </table:table-cell>
              <table:table-cell office:value-type="float" office:value="0.0000852310214509389">
                <text:p>0.0000852310214509389</text:p>
              </table:table-cell>
              <table:table-cell office:value-type="float" office:value="0.00000178238250906675">
                <text:p>0.00000178238250906675</text:p>
              </table:table-cell>
              <table:table-cell office:value-type="float" office:value="0.346008991533777">
                <text:p>0.346008991533777</text:p>
              </table:table-cell>
              <table:table-cell office:value-type="float" office:value="0.016358697549387">
                <text:p>0.016358697549387</text:p>
              </table:table-cell>
              <table:table-cell office:value-type="float" office:value="0.250153538901794">
                <text:p>0.2501535389017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7278805071573">
                <text:p>0.597278805071573</text:p>
              </table:table-cell>
              <table:table-cell office:value-type="float" office:value="0.0890191717270973">
                <text:p>0.0890191717270973</text:p>
              </table:table-cell>
              <table:table-cell office:value-type="float" office:value="0.0813068138446264">
                <text:p>0.0813068138446264</text:p>
              </table:table-cell>
              <table:table-cell office:value-type="float" office:value="0.015109861696707">
                <text:p>0.015109861696707</text:p>
              </table:table-cell>
              <table:table-cell office:value-type="float" office:value="0.0000889777285651899">
                <text:p>0.0000889777285651899</text:p>
              </table:table-cell>
              <table:table-cell office:value-type="float" office:value="0.000000155179657537696">
                <text:p>0.000000155179657537696</text:p>
              </table:table-cell>
              <table:table-cell office:value-type="float" office:value="0.356682242650543">
                <text:p>0.356682242650543</text:p>
              </table:table-cell>
              <table:table-cell office:value-type="float" office:value="0.000000155179657537696">
                <text:p>0.000000155179657537696</text:p>
              </table:table-cell>
              <table:table-cell office:value-type="float" office:value="0.261081205411064">
                <text:p>0.2610812054110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3316332324271">
                <text:p>0.623316332324271</text:p>
              </table:table-cell>
              <table:table-cell office:value-type="float" office:value="0.0288800695509981">
                <text:p>0.0288800695509981</text:p>
              </table:table-cell>
              <table:table-cell office:value-type="float" office:value="0.0269246072504724">
                <text:p>0.0269246072504724</text:p>
              </table:table-cell>
              <table:table-cell office:value-type="float" office:value="0.0132528825857565">
                <text:p>0.0132528825857565</text:p>
              </table:table-cell>
              <table:table-cell office:value-type="float" office:value="0.0000898707571653371">
                <text:p>0.0000898707571653371</text:p>
              </table:table-cell>
              <table:table-cell office:value-type="float" office:value="0.00000411189481760272">
                <text:p>0.00000411189481760272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9814265588962">
                <text:p>0.0239814265588962</text:p>
              </table:table-cell>
              <table:table-cell office:value-type="float" office:value="0.294496107278284">
                <text:p>0.2944961072782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4725260206768">
                <text:p>0.504725260206768</text:p>
              </table:table-cell>
              <table:table-cell office:value-type="float" office:value="0.166493868289406">
                <text:p>0.166493868289406</text:p>
              </table:table-cell>
              <table:table-cell office:value-type="float" office:value="0.165335489322247">
                <text:p>0.165335489322247</text:p>
              </table:table-cell>
              <table:table-cell office:value-type="float" office:value="0.0192756660936964">
                <text:p>0.0192756660936964</text:p>
              </table:table-cell>
              <table:table-cell office:value-type="float" office:value="0.000106923539679488">
                <text:p>0.000106923539679488</text:p>
              </table:table-cell>
              <table:table-cell office:value-type="float" office:value="0.000000266820255642101">
                <text:p>0.000000266820255642101</text:p>
              </table:table-cell>
              <table:table-cell office:value-type="float" office:value="0.262995563967658">
                <text:p>0.262995563967658</text:p>
              </table:table-cell>
              <table:table-cell office:value-type="float" office:value="0.000000266820255642101">
                <text:p>0.000000266820255642101</text:p>
              </table:table-cell>
              <table:table-cell office:value-type="float" office:value="0.196691926574376">
                <text:p>0.1966919265743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7838278446181">
                <text:p>0.507838278446181</text:p>
              </table:table-cell>
              <table:table-cell office:value-type="float" office:value="0.0898146036753037">
                <text:p>0.0898146036753037</text:p>
              </table:table-cell>
              <table:table-cell office:value-type="float" office:value="0.0845683545611246">
                <text:p>0.0845683545611246</text:p>
              </table:table-cell>
              <table:table-cell office:value-type="float" office:value="0.0137424970831753">
                <text:p>0.0137424970831753</text:p>
              </table:table-cell>
              <table:table-cell office:value-type="float" office:value="0.0000768829490773943">
                <text:p>0.0000768829490773943</text:p>
              </table:table-cell>
              <table:table-cell office:value-type="float" office:value="0.000000157579301064936">
                <text:p>0.000000157579301064936</text:p>
              </table:table-cell>
              <table:table-cell office:value-type="float" office:value="0.268224615657185">
                <text:p>0.268224615657185</text:p>
              </table:table-cell>
              <table:table-cell office:value-type="float" office:value="0.000000157579301064936">
                <text:p>0.000000157579301064936</text:p>
              </table:table-cell>
              <table:table-cell office:value-type="float" office:value="0.196873381944768">
                <text:p>0.196873381944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3425160093404">
                <text:p>0.623425160093404</text:p>
              </table:table-cell>
              <table:table-cell office:value-type="float" office:value="0.0289741816258711">
                <text:p>0.0289741816258711</text:p>
              </table:table-cell>
              <table:table-cell office:value-type="float" office:value="0.0276747700136504">
                <text:p>0.0276747700136504</text:p>
              </table:table-cell>
              <table:table-cell office:value-type="float" office:value="0.0131381226159693">
                <text:p>0.0131381226159693</text:p>
              </table:table-cell>
              <table:table-cell office:value-type="float" office:value="0.0000892446138686955">
                <text:p>0.0000892446138686955</text:p>
              </table:table-cell>
              <table:table-cell office:value-type="float" office:value="0.00000414821994723487">
                <text:p>0.0000041482199472348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3681521472271">
                <text:p>0.0243681521472271</text:p>
              </table:table-cell>
              <table:table-cell office:value-type="float" office:value="0.294876342866731">
                <text:p>0.2948763428667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6669269134973">
                <text:p>0.596669269134973</text:p>
              </table:table-cell>
              <table:table-cell office:value-type="float" office:value="0.0921818264810196">
                <text:p>0.0921818264810196</text:p>
              </table:table-cell>
              <table:table-cell office:value-type="float" office:value="0.0852658753308107">
                <text:p>0.0852658753308107</text:p>
              </table:table-cell>
              <table:table-cell office:value-type="float" office:value="0.0199881960073606">
                <text:p>0.0199881960073606</text:p>
              </table:table-cell>
              <table:table-cell office:value-type="float" office:value="0.00011214543394347">
                <text:p>0.00011214543394347</text:p>
              </table:table-cell>
              <table:table-cell office:value-type="float" office:value="0.000000224602105466994">
                <text:p>0.000000224602105466994</text:p>
              </table:table-cell>
              <table:table-cell office:value-type="float" office:value="0.358623913189165">
                <text:p>0.358623913189165</text:p>
              </table:table-cell>
              <table:table-cell office:value-type="float" office:value="0.000000224602105466994">
                <text:p>0.000000224602105466994</text:p>
              </table:table-cell>
              <table:table-cell office:value-type="float" office:value="0.267436277990378">
                <text:p>0.267436277990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359492635072">
                <text:p>0.62359492635072</text:p>
              </table:table-cell>
              <table:table-cell office:value-type="float" office:value="0.0291417768171493">
                <text:p>0.0291417768171493</text:p>
              </table:table-cell>
              <table:table-cell office:value-type="float" office:value="0.0290130808274855">
                <text:p>0.0290130808274855</text:p>
              </table:table-cell>
              <table:table-cell office:value-type="float" office:value="0.0146066750976635">
                <text:p>0.0146066750976635</text:p>
              </table:table-cell>
              <table:table-cell office:value-type="float" office:value="0.0000960678094072017">
                <text:p>0.0000960678094072017</text:p>
              </table:table-cell>
              <table:table-cell office:value-type="float" office:value="0.00000423336065107055">
                <text:p>0.00000423336065107055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2235747666305">
                <text:p>0.0252235747666305</text:p>
              </table:table-cell>
              <table:table-cell office:value-type="float" office:value="0.295124800594918">
                <text:p>0.295124800594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333552410471">
                <text:p>0.62333552410471</text:p>
              </table:table-cell>
              <table:table-cell office:value-type="float" office:value="0.0288559359780877">
                <text:p>0.0288559359780877</text:p>
              </table:table-cell>
              <table:table-cell office:value-type="float" office:value="0.0288458564559579">
                <text:p>0.0288458564559579</text:p>
              </table:table-cell>
              <table:table-cell office:value-type="float" office:value="0.0139035758857934">
                <text:p>0.0139035758857934</text:p>
              </table:table-cell>
              <table:table-cell office:value-type="float" office:value="0.0000928272121779718">
                <text:p>0.0000928272121779718</text:p>
              </table:table-cell>
              <table:table-cell office:value-type="float" office:value="0.0000042006816492942">
                <text:p>0.0000042006816492942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12885179917">
                <text:p>0.02512885179917</text:p>
              </table:table-cell>
              <table:table-cell office:value-type="float" office:value="0.294878644256937">
                <text:p>0.2948786442569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50540934099421">
                <text:p>0.550540934099421</text:p>
              </table:table-cell>
              <table:table-cell office:value-type="float" office:value="0.0879382863274922">
                <text:p>0.0879382863274922</text:p>
              </table:table-cell>
              <table:table-cell office:value-type="float" office:value="0.0759859900218859">
                <text:p>0.0759859900218859</text:p>
              </table:table-cell>
              <table:table-cell office:value-type="float" office:value="0.0145767132613212">
                <text:p>0.0145767132613212</text:p>
              </table:table-cell>
              <table:table-cell office:value-type="float" office:value="0.0000892898993255646">
                <text:p>0.0000892898993255646</text:p>
              </table:table-cell>
              <table:table-cell office:value-type="float" office:value="0.000000137806359897016">
                <text:p>0.000000137806359897016</text:p>
              </table:table-cell>
              <table:table-cell office:value-type="float" office:value="0.303223423311004">
                <text:p>0.303223423311004</text:p>
              </table:table-cell>
              <table:table-cell office:value-type="float" office:value="0.000000137806359897016">
                <text:p>0.000000137806359897016</text:p>
              </table:table-cell>
              <table:table-cell office:value-type="float" office:value="0.221419334585816">
                <text:p>0.2214193345858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5065128065607">
                <text:p>0.355065128065607</text:p>
              </table:table-cell>
              <table:table-cell office:value-type="float" office:value="0.0526653417040473">
                <text:p>0.0526653417040473</text:p>
              </table:table-cell>
              <table:table-cell office:value-type="float" office:value="0.0400657878752425">
                <text:p>0.0400657878752425</text:p>
              </table:table-cell>
              <table:table-cell office:value-type="float" office:value="0.0136479599636712">
                <text:p>0.0136479599636712</text:p>
              </table:table-cell>
              <table:table-cell office:value-type="float" office:value="0.0000795216775183822">
                <text:p>0.0000795216775183822</text:p>
              </table:table-cell>
              <table:table-cell office:value-type="float" office:value="0.00000407456276805168">
                <text:p>0.00000407456276805168</text:p>
              </table:table-cell>
              <table:table-cell office:value-type="float" office:value="0.248886408717801">
                <text:p>0.248886408717801</text:p>
              </table:table-cell>
              <table:table-cell office:value-type="float" office:value="0.0211194677645886">
                <text:p>0.0211194677645886</text:p>
              </table:table-cell>
              <table:table-cell office:value-type="float" office:value="0.179199289166675">
                <text:p>0.1791992891666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2328158026536">
                <text:p>0.62328158026536</text:p>
              </table:table-cell>
              <table:table-cell office:value-type="float" office:value="0.0289113843781469">
                <text:p>0.0289113843781469</text:p>
              </table:table-cell>
              <table:table-cell office:value-type="float" office:value="0.0278369312176981">
                <text:p>0.0278369312176981</text:p>
              </table:table-cell>
              <table:table-cell office:value-type="float" office:value="0.0128753918443089">
                <text:p>0.0128753918443089</text:p>
              </table:table-cell>
              <table:table-cell office:value-type="float" office:value="0.0000879795589734335">
                <text:p>0.0000879795589734335</text:p>
              </table:table-cell>
              <table:table-cell office:value-type="float" office:value="0.00000415539345247598">
                <text:p>0.0000041553934524759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4572797147778">
                <text:p>0.0244572797147778</text:p>
              </table:table-cell>
              <table:table-cell office:value-type="float" office:value="0.295067933581234">
                <text:p>0.295067933581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5266835985913">
                <text:p>0.595266835985913</text:p>
              </table:table-cell>
              <table:table-cell office:value-type="float" office:value="0.0422092328308341">
                <text:p>0.0422092328308341</text:p>
              </table:table-cell>
              <table:table-cell office:value-type="float" office:value="0.0406924264215901">
                <text:p>0.0406924264215901</text:p>
              </table:table-cell>
              <table:table-cell office:value-type="float" office:value="0.0156540970999962">
                <text:p>0.0156540970999962</text:p>
              </table:table-cell>
              <table:table-cell office:value-type="float" office:value="0.0000981536738928748">
                <text:p>0.0000981536738928748</text:p>
              </table:table-cell>
              <table:table-cell office:value-type="float" office:value="0.0000043305794635149">
                <text:p>0.0000043305794635149</text:p>
              </table:table-cell>
              <table:table-cell office:value-type="float" office:value="0.384057287393428">
                <text:p>0.384057287393428</text:p>
              </table:table-cell>
              <table:table-cell office:value-type="float" office:value="0.0200409512938102">
                <text:p>0.0200409512938102</text:p>
              </table:table-cell>
              <table:table-cell office:value-type="float" office:value="0.278353408888799">
                <text:p>0.2783534088887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3354239889291">
                <text:p>0.623354239889291</text:p>
              </table:table-cell>
              <table:table-cell office:value-type="float" office:value="0.0309032334988476">
                <text:p>0.0309032334988476</text:p>
              </table:table-cell>
              <table:table-cell office:value-type="float" office:value="0.0256363887457101">
                <text:p>0.0256363887457101</text:p>
              </table:table-cell>
              <table:table-cell office:value-type="float" office:value="0.0133537613713618">
                <text:p>0.0133537613713618</text:p>
              </table:table-cell>
              <table:table-cell office:value-type="float" office:value="0.000090281488726257">
                <text:p>0.000090281488726257</text:p>
              </table:table-cell>
              <table:table-cell office:value-type="float" office:value="0.00000407738747148345">
                <text:p>0.00000407738747148345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3117201526314">
                <text:p>0.0233117201526314</text:p>
              </table:table-cell>
              <table:table-cell office:value-type="float" office:value="0.295109623470063">
                <text:p>0.2951096234700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8078008306127">
                <text:p>0.618078008306127</text:p>
              </table:table-cell>
              <table:table-cell office:value-type="float" office:value="0.02896859863653">
                <text:p>0.02896859863653</text:p>
              </table:table-cell>
              <table:table-cell office:value-type="float" office:value="0.0288591604371989">
                <text:p>0.0288591604371989</text:p>
              </table:table-cell>
              <table:table-cell office:value-type="float" office:value="0.013901247293937">
                <text:p>0.013901247293937</text:p>
              </table:table-cell>
              <table:table-cell office:value-type="float" office:value="0.0000921797693087258">
                <text:p>0.0000921797693087258</text:p>
              </table:table-cell>
              <table:table-cell office:value-type="float" office:value="0.00000420481218387561">
                <text:p>0.00000420481218387561</text:p>
              </table:table-cell>
              <table:table-cell office:value-type="float" office:value="0.406201920231795">
                <text:p>0.406201920231795</text:p>
              </table:table-cell>
              <table:table-cell office:value-type="float" office:value="0.0250513182057586">
                <text:p>0.0250513182057586</text:p>
              </table:table-cell>
              <table:table-cell office:value-type="float" office:value="0.294386270618688">
                <text:p>0.294386270618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20953914745891">
                <text:p>0.620953914745891</text:p>
              </table:table-cell>
              <table:table-cell office:value-type="float" office:value="0.10874869519549">
                <text:p>0.10874869519549</text:p>
              </table:table-cell>
              <table:table-cell office:value-type="float" office:value="0.0846095291290829">
                <text:p>0.0846095291290829</text:p>
              </table:table-cell>
              <table:table-cell office:value-type="float" office:value="0.0220752009096233">
                <text:p>0.0220752009096233</text:p>
              </table:table-cell>
              <table:table-cell office:value-type="float" office:value="0.000129066358384947">
                <text:p>0.000129066358384947</text:p>
              </table:table-cell>
              <table:table-cell office:value-type="float" office:value="0.00000250484219576473">
                <text:p>0.00000250484219576473</text:p>
              </table:table-cell>
              <table:table-cell office:value-type="float" office:value="0.403112887414924">
                <text:p>0.403112887414924</text:p>
              </table:table-cell>
              <table:table-cell office:value-type="float" office:value="0.0100311599313507">
                <text:p>0.0100311599313507</text:p>
              </table:table-cell>
              <table:table-cell office:value-type="float" office:value="0.295118461455912">
                <text:p>0.295118461455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9775973662286">
                <text:p>0.279775973662286</text:p>
              </table:table-cell>
              <table:table-cell office:value-type="float" office:value="0.0912052507648098">
                <text:p>0.0912052507648098</text:p>
              </table:table-cell>
              <table:table-cell office:value-type="float" office:value="0.0917070031939284">
                <text:p>0.0917070031939284</text:p>
              </table:table-cell>
              <table:table-cell office:value-type="float" office:value="0.0118423490144353">
                <text:p>0.0118423490144353</text:p>
              </table:table-cell>
              <table:table-cell office:value-type="float" office:value="0.0000553735328144479">
                <text:p>0.0000553735328144479</text:p>
              </table:table-cell>
              <table:table-cell office:value-type="float" office:value="0.00000020576422747254">
                <text:p>0.00000020576422747254</text:p>
              </table:table-cell>
              <table:table-cell office:value-type="float" office:value="0.131233464566864">
                <text:p>0.131233464566864</text:p>
              </table:table-cell>
              <table:table-cell office:value-type="float" office:value="0.00000020576422747254">
                <text:p>0.00000020576422747254</text:p>
              </table:table-cell>
              <table:table-cell office:value-type="float" office:value="0.103083932516985">
                <text:p>0.103083932516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37578514876">
                <text:p>0.6237578514876</text:p>
              </table:table-cell>
              <table:table-cell office:value-type="float" office:value="0.0295630801205293">
                <text:p>0.0295630801205293</text:p>
              </table:table-cell>
              <table:table-cell office:value-type="float" office:value="0.029211431871791">
                <text:p>0.029211431871791</text:p>
              </table:table-cell>
              <table:table-cell office:value-type="float" office:value="0.0168219218883903">
                <text:p>0.0168219218883903</text:p>
              </table:table-cell>
              <table:table-cell office:value-type="float" office:value="0.000106526672722765">
                <text:p>0.000106526672722765</text:p>
              </table:table-cell>
              <table:table-cell office:value-type="float" office:value="0.00000416048063406113">
                <text:p>0.00000416048063406113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1212684936095">
                <text:p>0.0251212684936095</text:p>
              </table:table-cell>
              <table:table-cell office:value-type="float" office:value="0.294447445806522">
                <text:p>0.2944474458065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23480308502568">
                <text:p>0.623480308502568</text:p>
              </table:table-cell>
              <table:table-cell office:value-type="float" office:value="0.0291111765743372">
                <text:p>0.0291111765743372</text:p>
              </table:table-cell>
              <table:table-cell office:value-type="float" office:value="0.0256816192902285">
                <text:p>0.0256816192902285</text:p>
              </table:table-cell>
              <table:table-cell office:value-type="float" office:value="0.0137795973522847">
                <text:p>0.0137795973522847</text:p>
              </table:table-cell>
              <table:table-cell office:value-type="float" office:value="0.0000921468570953782">
                <text:p>0.0000921468570953782</text:p>
              </table:table-cell>
              <table:table-cell office:value-type="float" office:value="0.00000408693653411857">
                <text:p>0.0000040869365341185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5701337748033">
                <text:p>0.0235701337748033</text:p>
              </table:table-cell>
              <table:table-cell office:value-type="float" office:value="0.294935341991929">
                <text:p>0.2949353419919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23351253401281">
                <text:p>0.623351253401281</text:p>
              </table:table-cell>
              <table:table-cell office:value-type="float" office:value="0.0485692165054091">
                <text:p>0.0485692165054091</text:p>
              </table:table-cell>
              <table:table-cell office:value-type="float" office:value="0.0472697719301588">
                <text:p>0.0472697719301588</text:p>
              </table:table-cell>
              <table:table-cell office:value-type="float" office:value="0.0145332525679818">
                <text:p>0.0145332525679818</text:p>
              </table:table-cell>
              <table:table-cell office:value-type="float" office:value="0.000094294669122727">
                <text:p>0.000094294669122727</text:p>
              </table:table-cell>
              <table:table-cell office:value-type="float" office:value="0.00000440599850741028">
                <text:p>0.00000440599850741028</text:p>
              </table:table-cell>
              <table:table-cell office:value-type="float" office:value="0.407226390762351">
                <text:p>0.407226390762351</text:p>
              </table:table-cell>
              <table:table-cell office:value-type="float" office:value="0.0164720688992573">
                <text:p>0.0164720688992573</text:p>
              </table:table-cell>
              <table:table-cell office:value-type="float" office:value="0.295108671515131">
                <text:p>0.2951086715151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0471410490286">
                <text:p>0.620471410490286</text:p>
              </table:table-cell>
              <table:table-cell office:value-type="float" office:value="0.0309428496729328">
                <text:p>0.0309428496729328</text:p>
              </table:table-cell>
              <table:table-cell office:value-type="float" office:value="0.0306278647021966">
                <text:p>0.0306278647021966</text:p>
              </table:table-cell>
              <table:table-cell office:value-type="float" office:value="0.0176503848797991">
                <text:p>0.0176503848797991</text:p>
              </table:table-cell>
              <table:table-cell office:value-type="float" office:value="0.000109559120956486">
                <text:p>0.000109559120956486</text:p>
              </table:table-cell>
              <table:table-cell office:value-type="float" office:value="0.00000419744679583441">
                <text:p>0.00000419744679583441</text:p>
              </table:table-cell>
              <table:table-cell office:value-type="float" office:value="0.405517502019878">
                <text:p>0.405517502019878</text:p>
              </table:table-cell>
              <table:table-cell office:value-type="float" office:value="0.0258074574794973">
                <text:p>0.0258074574794973</text:p>
              </table:table-cell>
              <table:table-cell office:value-type="float" office:value="0.294292272831315">
                <text:p>0.2942922728313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2365499889266">
                <text:p>0.62365499889266</text:p>
              </table:table-cell>
              <table:table-cell office:value-type="float" office:value="0.0293258495210005">
                <text:p>0.0293258495210005</text:p>
              </table:table-cell>
              <table:table-cell office:value-type="float" office:value="0.0251928914432663">
                <text:p>0.0251928914432663</text:p>
              </table:table-cell>
              <table:table-cell office:value-type="float" office:value="0.0135111977022166">
                <text:p>0.0135111977022166</text:p>
              </table:table-cell>
              <table:table-cell office:value-type="float" office:value="0.0000908650763790771">
                <text:p>0.0000908650763790771</text:p>
              </table:table-cell>
              <table:table-cell office:value-type="float" office:value="0.00000407287283480023">
                <text:p>0.00000407287283480023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4343042602674">
                <text:p>0.0234343042602674</text:p>
              </table:table-cell>
              <table:table-cell office:value-type="float" office:value="0.294962857481145">
                <text:p>0.294962857481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8714241913359">
                <text:p>0.568714241913359</text:p>
              </table:table-cell>
              <table:table-cell office:value-type="float" office:value="0.110432700541996">
                <text:p>0.110432700541996</text:p>
              </table:table-cell>
              <table:table-cell office:value-type="float" office:value="0.1011166441734">
                <text:p>0.1011166441734</text:p>
              </table:table-cell>
              <table:table-cell office:value-type="float" office:value="0.0250541360391946">
                <text:p>0.0250541360391946</text:p>
              </table:table-cell>
              <table:table-cell office:value-type="float" office:value="0.000139114975292068">
                <text:p>0.000139114975292068</text:p>
              </table:table-cell>
              <table:table-cell office:value-type="float" office:value="0.000000273985157251282">
                <text:p>0.000000273985157251282</text:p>
              </table:table-cell>
              <table:table-cell office:value-type="float" office:value="0.340342964277701">
                <text:p>0.340342964277701</text:p>
              </table:table-cell>
              <table:table-cell office:value-type="float" office:value="0.000000273985157251282">
                <text:p>0.000000273985157251282</text:p>
              </table:table-cell>
              <table:table-cell office:value-type="float" office:value="0.252956899376166">
                <text:p>0.252956899376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071786286368">
                <text:p>0.54071786286368</text:p>
              </table:table-cell>
              <table:table-cell office:value-type="float" office:value="0.100492344856709">
                <text:p>0.100492344856709</text:p>
              </table:table-cell>
              <table:table-cell office:value-type="float" office:value="0.0971573793292263">
                <text:p>0.0971573793292263</text:p>
              </table:table-cell>
              <table:table-cell office:value-type="float" office:value="0.0163365178453708">
                <text:p>0.0163365178453708</text:p>
              </table:table-cell>
              <table:table-cell office:value-type="float" office:value="0.0000877441405829065">
                <text:p>0.0000877441405829065</text:p>
              </table:table-cell>
              <table:table-cell office:value-type="float" office:value="0.000000237110101943032">
                <text:p>0.000000237110101943032</text:p>
              </table:table-cell>
              <table:table-cell office:value-type="float" office:value="0.294392028877595">
                <text:p>0.294392028877595</text:p>
              </table:table-cell>
              <table:table-cell office:value-type="float" office:value="0.000000237110101943032">
                <text:p>0.000000237110101943032</text:p>
              </table:table-cell>
              <table:table-cell office:value-type="float" office:value="0.218810984113609">
                <text:p>0.218810984113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23364279408915">
                <text:p>0.623364279408915</text:p>
              </table:table-cell>
              <table:table-cell office:value-type="float" office:value="0.0290092033093862">
                <text:p>0.0290092033093862</text:p>
              </table:table-cell>
              <table:table-cell office:value-type="float" office:value="0.0272547745042021">
                <text:p>0.0272547745042021</text:p>
              </table:table-cell>
              <table:table-cell office:value-type="float" office:value="0.0133210902268012">
                <text:p>0.0133210902268012</text:p>
              </table:table-cell>
              <table:table-cell office:value-type="float" office:value="0.0000899575806375325">
                <text:p>0.0000899575806375325</text:p>
              </table:table-cell>
              <table:table-cell office:value-type="float" office:value="0.00000413692960987624">
                <text:p>0.00000413692960987624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1078755513026">
                <text:p>0.0241078755513026</text:p>
              </table:table-cell>
              <table:table-cell office:value-type="float" office:value="0.295124039565588">
                <text:p>0.2951240395655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9940605944207">
                <text:p>0.419940605944207</text:p>
              </table:table-cell>
              <table:table-cell office:value-type="float" office:value="0.0897653596747169">
                <text:p>0.0897653596747169</text:p>
              </table:table-cell>
              <table:table-cell office:value-type="float" office:value="0.0897185555488011">
                <text:p>0.0897185555488011</text:p>
              </table:table-cell>
              <table:table-cell office:value-type="float" office:value="0.0126560525098186">
                <text:p>0.0126560525098186</text:p>
              </table:table-cell>
              <table:table-cell office:value-type="float" office:value="0.0000670633770073157">
                <text:p>0.0000670633770073157</text:p>
              </table:table-cell>
              <table:table-cell office:value-type="float" office:value="0.000000188678133508437">
                <text:p>0.000000188678133508437</text:p>
              </table:table-cell>
              <table:table-cell office:value-type="float" office:value="0.229128784747792">
                <text:p>0.229128784747792</text:p>
              </table:table-cell>
              <table:table-cell office:value-type="float" office:value="0.000000188678133508436">
                <text:p>0.000000188678133508436</text:p>
              </table:table-cell>
              <table:table-cell office:value-type="float" office:value="0.171062734277171">
                <text:p>0.1710627342771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3832536842023">
                <text:p>0.583832536842023</text:p>
              </table:table-cell>
              <table:table-cell office:value-type="float" office:value="0.0900617932138136">
                <text:p>0.0900617932138136</text:p>
              </table:table-cell>
              <table:table-cell office:value-type="float" office:value="0.0872248572296193">
                <text:p>0.0872248572296193</text:p>
              </table:table-cell>
              <table:table-cell office:value-type="float" office:value="0.0150758950969736">
                <text:p>0.0150758950969736</text:p>
              </table:table-cell>
              <table:table-cell office:value-type="float" office:value="0.0000849491877848135">
                <text:p>0.0000849491877848135</text:p>
              </table:table-cell>
              <table:table-cell office:value-type="float" office:value="0.000000184798816019107">
                <text:p>0.000000184798816019107</text:p>
              </table:table-cell>
              <table:table-cell office:value-type="float" office:value="0.342377309736234">
                <text:p>0.342377309736234</text:p>
              </table:table-cell>
              <table:table-cell office:value-type="float" office:value="0.000000184798816019107">
                <text:p>0.000000184798816019107</text:p>
              </table:table-cell>
              <table:table-cell office:value-type="float" office:value="0.252115080147511">
                <text:p>0.2521150801475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6247471027197">
                <text:p>0.616247471027197</text:p>
              </table:table-cell>
              <table:table-cell office:value-type="float" office:value="0.0900819550004829">
                <text:p>0.0900819550004829</text:p>
              </table:table-cell>
              <table:table-cell office:value-type="float" office:value="0.087541280283091">
                <text:p>0.087541280283091</text:p>
              </table:table-cell>
              <table:table-cell office:value-type="float" office:value="0.0159288706132623">
                <text:p>0.0159288706132623</text:p>
              </table:table-cell>
              <table:table-cell office:value-type="float" office:value="0.0000948030814572285">
                <text:p>0.0000948030814572285</text:p>
              </table:table-cell>
              <table:table-cell office:value-type="float" office:value="0.000000183109389972608">
                <text:p>0.000000183109389972608</text:p>
              </table:table-cell>
              <table:table-cell office:value-type="float" office:value="0.388372673257699">
                <text:p>0.388372673257699</text:p>
              </table:table-cell>
              <table:table-cell office:value-type="float" office:value="0.000000183109389972608">
                <text:p>0.000000183109389972608</text:p>
              </table:table-cell>
              <table:table-cell office:value-type="float" office:value="0.284244062956965">
                <text:p>0.2842440629569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7084827579676">
                <text:p>0.557084827579676</text:p>
              </table:table-cell>
              <table:table-cell office:value-type="float" office:value="0.0892667558949212">
                <text:p>0.0892667558949212</text:p>
              </table:table-cell>
              <table:table-cell office:value-type="float" office:value="0.0852704079239457">
                <text:p>0.0852704079239457</text:p>
              </table:table-cell>
              <table:table-cell office:value-type="float" office:value="0.0153964424556376">
                <text:p>0.0153964424556376</text:p>
              </table:table-cell>
              <table:table-cell office:value-type="float" office:value="0.0000833704600056743">
                <text:p>0.0000833704600056743</text:p>
              </table:table-cell>
              <table:table-cell office:value-type="float" office:value="0.000000179317090045726">
                <text:p>0.000000179317090045726</text:p>
              </table:table-cell>
              <table:table-cell office:value-type="float" office:value="0.325747004761533">
                <text:p>0.325747004761533</text:p>
              </table:table-cell>
              <table:table-cell office:value-type="float" office:value="0.000000179317090045726">
                <text:p>0.000000179317090045726</text:p>
              </table:table-cell>
              <table:table-cell office:value-type="float" office:value="0.238831783331658">
                <text:p>0.238831783331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0097297129369">
                <text:p>0.590097297129369</text:p>
              </table:table-cell>
              <table:table-cell office:value-type="float" office:value="0.0896902467370625">
                <text:p>0.0896902467370625</text:p>
              </table:table-cell>
              <table:table-cell office:value-type="float" office:value="0.0876539819411195">
                <text:p>0.0876539819411195</text:p>
              </table:table-cell>
              <table:table-cell office:value-type="float" office:value="0.0180242619939963">
                <text:p>0.0180242619939963</text:p>
              </table:table-cell>
              <table:table-cell office:value-type="float" office:value="0.00010253733337194">
                <text:p>0.00010253733337194</text:p>
              </table:table-cell>
              <table:table-cell office:value-type="float" office:value="0.000000196601849681236">
                <text:p>0.000000196601849681236</text:p>
              </table:table-cell>
              <table:table-cell office:value-type="float" office:value="0.378226857263671">
                <text:p>0.378226857263671</text:p>
              </table:table-cell>
              <table:table-cell office:value-type="float" office:value="0.000000196601849681236">
                <text:p>0.000000196601849681236</text:p>
              </table:table-cell>
              <table:table-cell office:value-type="float" office:value="0.277287243865193">
                <text:p>0.2772872438651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7390083173312">
                <text:p>0.547390083173312</text:p>
              </table:table-cell>
              <table:table-cell office:value-type="float" office:value="0.0902724608057558">
                <text:p>0.0902724608057558</text:p>
              </table:table-cell>
              <table:table-cell office:value-type="float" office:value="0.0880020841920628">
                <text:p>0.0880020841920628</text:p>
              </table:table-cell>
              <table:table-cell office:value-type="float" office:value="0.0142691107793266">
                <text:p>0.0142691107793266</text:p>
              </table:table-cell>
              <table:table-cell office:value-type="float" office:value="0.0000808110013890762">
                <text:p>0.0000808110013890762</text:p>
              </table:table-cell>
              <table:table-cell office:value-type="float" office:value="0.000000175551826250836">
                <text:p>0.000000175551826250836</text:p>
              </table:table-cell>
              <table:table-cell office:value-type="float" office:value="0.3">
                <text:p>0.3</text:p>
              </table:table-cell>
              <table:table-cell office:value-type="float" office:value="0.000000175551826250837">
                <text:p>0.000000175551826250837</text:p>
              </table:table-cell>
              <table:table-cell office:value-type="float" office:value="0.219348232245696">
                <text:p>0.2193482322456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23583587248935">
                <text:p>0.623583587248935</text:p>
              </table:table-cell>
              <table:table-cell office:value-type="float" office:value="0.0293588611111808">
                <text:p>0.0293588611111808</text:p>
              </table:table-cell>
              <table:table-cell office:value-type="float" office:value="0.0280623014556075">
                <text:p>0.0280623014556075</text:p>
              </table:table-cell>
              <table:table-cell office:value-type="float" office:value="0.0145300052378424">
                <text:p>0.0145300052378424</text:p>
              </table:table-cell>
              <table:table-cell office:value-type="float" office:value="0.0000956644911016141">
                <text:p>0.0000956644911016141</text:p>
              </table:table-cell>
              <table:table-cell office:value-type="float" office:value="0.00000412467218499027">
                <text:p>0.0000041246721849902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378942474774">
                <text:p>0.024378942474774</text:p>
              </table:table-cell>
              <table:table-cell office:value-type="float" office:value="0.295239440600595">
                <text:p>0.295239440600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0995639159513">
                <text:p>0.620995639159513</text:p>
              </table:table-cell>
              <table:table-cell office:value-type="float" office:value="0.0402735736834911">
                <text:p>0.0402735736834911</text:p>
              </table:table-cell>
              <table:table-cell office:value-type="float" office:value="0.0407577845523315">
                <text:p>0.0407577845523315</text:p>
              </table:table-cell>
              <table:table-cell office:value-type="float" office:value="0.0158865029436348">
                <text:p>0.0158865029436348</text:p>
              </table:table-cell>
              <table:table-cell office:value-type="float" office:value="0.000100894100648049">
                <text:p>0.000100894100648049</text:p>
              </table:table-cell>
              <table:table-cell office:value-type="float" office:value="0.00000439755706163406">
                <text:p>0.00000439755706163406</text:p>
              </table:table-cell>
              <table:table-cell office:value-type="float" office:value="0.40138648595974">
                <text:p>0.40138648595974</text:p>
              </table:table-cell>
              <table:table-cell office:value-type="float" office:value="0.0204107855031215">
                <text:p>0.0204107855031215</text:p>
              </table:table-cell>
              <table:table-cell office:value-type="float" office:value="0.291298735316972">
                <text:p>0.291298735316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736971795316">
                <text:p>0.549736971795316</text:p>
              </table:table-cell>
              <table:table-cell office:value-type="float" office:value="0.0294518388163274">
                <text:p>0.0294518388163274</text:p>
              </table:table-cell>
              <table:table-cell office:value-type="float" office:value="0.0254711562517068">
                <text:p>0.0254711562517068</text:p>
              </table:table-cell>
              <table:table-cell office:value-type="float" office:value="0.0145770882423369">
                <text:p>0.0145770882423369</text:p>
              </table:table-cell>
              <table:table-cell office:value-type="float" office:value="0.0000938757867094182">
                <text:p>0.0000938757867094182</text:p>
              </table:table-cell>
              <table:table-cell office:value-type="float" office:value="0.00000405255467500177">
                <text:p>0.00000405255467500177</text:p>
              </table:table-cell>
              <table:table-cell office:value-type="float" office:value="0.382244831372654">
                <text:p>0.382244831372654</text:p>
              </table:table-cell>
              <table:table-cell office:value-type="float" office:value="0.0234701287791753">
                <text:p>0.0234701287791753</text:p>
              </table:table-cell>
              <table:table-cell office:value-type="float" office:value="0.276025079846338">
                <text:p>0.276025079846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4772828115661">
                <text:p>0.454772828115661</text:p>
              </table:table-cell>
              <table:table-cell office:value-type="float" office:value="0.0899193060593359">
                <text:p>0.0899193060593359</text:p>
              </table:table-cell>
              <table:table-cell office:value-type="float" office:value="0.0905000499404624">
                <text:p>0.0905000499404624</text:p>
              </table:table-cell>
              <table:table-cell office:value-type="float" office:value="0.0149662796849238">
                <text:p>0.0149662796849238</text:p>
              </table:table-cell>
              <table:table-cell office:value-type="float" office:value="0.0000788916347646582">
                <text:p>0.0000788916347646582</text:p>
              </table:table-cell>
              <table:table-cell office:value-type="float" office:value="0.000000210583689417517">
                <text:p>0.000000210583689417517</text:p>
              </table:table-cell>
              <table:table-cell office:value-type="float" office:value="0.246080384337223">
                <text:p>0.246080384337223</text:p>
              </table:table-cell>
              <table:table-cell office:value-type="float" office:value="0.000000210583689417517">
                <text:p>0.000000210583689417517</text:p>
              </table:table-cell>
              <table:table-cell office:value-type="float" office:value="0.183308328325003">
                <text:p>0.183308328325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183003274249">
                <text:p>0.175183003274249</text:p>
              </table:table-cell>
              <table:table-cell office:value-type="float" office:value="0.0894371977346317">
                <text:p>0.0894371977346317</text:p>
              </table:table-cell>
              <table:table-cell office:value-type="float" office:value="0.0831581179754516">
                <text:p>0.0831581179754516</text:p>
              </table:table-cell>
              <table:table-cell office:value-type="float" office:value="0.00987820742060371">
                <text:p>0.00987820742060371</text:p>
              </table:table-cell>
              <table:table-cell office:value-type="float" office:value="0.0000449054112404628">
                <text:p>0.0000449054112404628</text:p>
              </table:table-cell>
              <table:table-cell office:value-type="float" office:value="0.000000142990097302393">
                <text:p>0.000000142990097302393</text:p>
              </table:table-cell>
              <table:table-cell office:value-type="float" office:value="0.0799305253885454">
                <text:p>0.0799305253885454</text:p>
              </table:table-cell>
              <table:table-cell office:value-type="float" office:value="0.000000142990097302393">
                <text:p>0.000000142990097302393</text:p>
              </table:table-cell>
              <table:table-cell office:value-type="float" office:value="0.0653253033094077">
                <text:p>0.06532530330940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40509319791795">
                <text:p>0.340509319791795</text:p>
              </table:table-cell>
              <table:table-cell office:value-type="float" office:value="0.0898147829907442">
                <text:p>0.0898147829907442</text:p>
              </table:table-cell>
              <table:table-cell office:value-type="float" office:value="0.0905849747327873">
                <text:p>0.0905849747327873</text:p>
              </table:table-cell>
              <table:table-cell office:value-type="float" office:value="0.0120708742026909">
                <text:p>0.0120708742026909</text:p>
              </table:table-cell>
              <table:table-cell office:value-type="float" office:value="0.0000590151749296247">
                <text:p>0.0000590151749296247</text:p>
              </table:table-cell>
              <table:table-cell office:value-type="float" office:value="0.000000200938290875159">
                <text:p>0.000000200938290875159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0.000000200938290875159">
                <text:p>0.000000200938290875159</text:p>
              </table:table-cell>
              <table:table-cell office:value-type="float" office:value="0.125765016293537">
                <text:p>0.1257650162935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0419922920986">
                <text:p>0.520419922920986</text:p>
              </table:table-cell>
              <table:table-cell office:value-type="float" office:value="0.0917734301697661">
                <text:p>0.0917734301697661</text:p>
              </table:table-cell>
              <table:table-cell office:value-type="float" office:value="0.071420864162354">
                <text:p>0.071420864162354</text:p>
              </table:table-cell>
              <table:table-cell office:value-type="float" office:value="0.0153287315510792">
                <text:p>0.0153287315510792</text:p>
              </table:table-cell>
              <table:table-cell office:value-type="float" office:value="0.00010083865183566">
                <text:p>0.00010083865183566</text:p>
              </table:table-cell>
              <table:table-cell office:value-type="float" office:value="0.000000132820818832627">
                <text:p>0.000000132820818832627</text:p>
              </table:table-cell>
              <table:table-cell office:value-type="float" office:value="0.275882422620781">
                <text:p>0.275882422620781</text:p>
              </table:table-cell>
              <table:table-cell office:value-type="float" office:value="0.000000132820818832627">
                <text:p>0.000000132820818832627</text:p>
              </table:table-cell>
              <table:table-cell office:value-type="float" office:value="0.201285986369103">
                <text:p>0.201285986369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55071055773">
                <text:p>0.1455071055773</text:p>
              </table:table-cell>
              <table:table-cell office:value-type="float" office:value="0.109653443934505">
                <text:p>0.109653443934505</text:p>
              </table:table-cell>
              <table:table-cell office:value-type="float" office:value="0.100327914872029">
                <text:p>0.100327914872029</text:p>
              </table:table-cell>
              <table:table-cell office:value-type="float" office:value="0.012128687271267">
                <text:p>0.012128687271267</text:p>
              </table:table-cell>
              <table:table-cell office:value-type="float" office:value="0.0000746883815064285">
                <text:p>0.0000746883815064285</text:p>
              </table:table-cell>
              <table:table-cell office:value-type="float" office:value="0.000000121568932657903">
                <text:p>0.000000121568932657903</text:p>
              </table:table-cell>
              <table:table-cell office:value-type="float" office:value="0.0372677996249965">
                <text:p>0.0372677996249965</text:p>
              </table:table-cell>
              <table:table-cell office:value-type="float" office:value="0.000000121568932657903">
                <text:p>0.000000121568932657903</text:p>
              </table:table-cell>
              <table:table-cell office:value-type="float" office:value="0.0388244632174616">
                <text:p>0.0388244632174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5261728386281">
                <text:p>0.555261728386281</text:p>
              </table:table-cell>
              <table:table-cell office:value-type="float" office:value="0.0915166120082571">
                <text:p>0.0915166120082571</text:p>
              </table:table-cell>
              <table:table-cell office:value-type="float" office:value="0.0901733260488045">
                <text:p>0.0901733260488045</text:p>
              </table:table-cell>
              <table:table-cell office:value-type="float" office:value="0.0175183295450862">
                <text:p>0.0175183295450862</text:p>
              </table:table-cell>
              <table:table-cell office:value-type="float" office:value="0.0000978948079880084">
                <text:p>0.0000978948079880084</text:p>
              </table:table-cell>
              <table:table-cell office:value-type="float" office:value="0.000000216055374551728">
                <text:p>0.000000216055374551728</text:p>
              </table:table-cell>
              <table:table-cell office:value-type="float" office:value="0.323178657161088">
                <text:p>0.323178657161088</text:p>
              </table:table-cell>
              <table:table-cell office:value-type="float" office:value="0.000000216055374551728">
                <text:p>0.000000216055374551728</text:p>
              </table:table-cell>
              <table:table-cell office:value-type="float" office:value="0.238328676329795">
                <text:p>0.2383286763297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7474322271699">
                <text:p>0.617474322271699</text:p>
              </table:table-cell>
              <table:table-cell office:value-type="float" office:value="0.13719659942173">
                <text:p>0.13719659942173</text:p>
              </table:table-cell>
              <table:table-cell office:value-type="float" office:value="0.113269846696487">
                <text:p>0.113269846696487</text:p>
              </table:table-cell>
              <table:table-cell office:value-type="float" office:value="0.0239817167155973">
                <text:p>0.0239817167155973</text:p>
              </table:table-cell>
              <table:table-cell office:value-type="float" office:value="0.000138437446233908">
                <text:p>0.000138437446233908</text:p>
              </table:table-cell>
              <table:table-cell office:value-type="float" office:value="0.00000428216981176424">
                <text:p>0.00000428216981176424</text:p>
              </table:table-cell>
              <table:table-cell office:value-type="float" office:value="0.396512575112341">
                <text:p>0.396512575112341</text:p>
              </table:table-cell>
              <table:table-cell office:value-type="float" office:value="0.0260269806338348">
                <text:p>0.0260269806338348</text:p>
              </table:table-cell>
              <table:table-cell office:value-type="float" office:value="0.291860882621348">
                <text:p>0.291860882621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9610695117374">
                <text:p>0.519610695117374</text:p>
              </table:table-cell>
              <table:table-cell office:value-type="float" office:value="0.0902329722677294">
                <text:p>0.0902329722677294</text:p>
              </table:table-cell>
              <table:table-cell office:value-type="float" office:value="0.0796610766797649">
                <text:p>0.0796610766797649</text:p>
              </table:table-cell>
              <table:table-cell office:value-type="float" office:value="0.0165438012156293">
                <text:p>0.0165438012156293</text:p>
              </table:table-cell>
              <table:table-cell office:value-type="float" office:value="0.0000971897528760024">
                <text:p>0.0000971897528760024</text:p>
              </table:table-cell>
              <table:table-cell office:value-type="float" office:value="0.000000166651033171276">
                <text:p>0.000000166651033171276</text:p>
              </table:table-cell>
              <table:table-cell office:value-type="float" office:value="0.293919868142473">
                <text:p>0.293919868142473</text:p>
              </table:table-cell>
              <table:table-cell office:value-type="float" office:value="0.000000166651033171276">
                <text:p>0.000000166651033171276</text:p>
              </table:table-cell>
              <table:table-cell office:value-type="float" office:value="0.217276271660936">
                <text:p>0.217276271660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5321650985273">
                <text:p>0.525321650985273</text:p>
              </table:table-cell>
              <table:table-cell office:value-type="float" office:value="0.185708711180865">
                <text:p>0.185708711180865</text:p>
              </table:table-cell>
              <table:table-cell office:value-type="float" office:value="0.188691572488887">
                <text:p>0.188691572488887</text:p>
              </table:table-cell>
              <table:table-cell office:value-type="float" office:value="0.026286427468654">
                <text:p>0.026286427468654</text:p>
              </table:table-cell>
              <table:table-cell office:value-type="float" office:value="0.000158525718787727">
                <text:p>0.000158525718787727</text:p>
              </table:table-cell>
              <table:table-cell office:value-type="float" office:value="0.00000397617267235454">
                <text:p>0.00000397617267235454</text:p>
              </table:table-cell>
              <table:table-cell office:value-type="float" office:value="0.322748612183951">
                <text:p>0.322748612183951</text:p>
              </table:table-cell>
              <table:table-cell office:value-type="float" office:value="0.0231535160177961">
                <text:p>0.0231535160177961</text:p>
              </table:table-cell>
              <table:table-cell office:value-type="float" office:value="0.246179508941831">
                <text:p>0.246179508941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09396115160686">
                <text:p>0.609396115160686</text:p>
              </table:table-cell>
              <table:table-cell office:value-type="float" office:value="0.0886691579008136">
                <text:p>0.0886691579008136</text:p>
              </table:table-cell>
              <table:table-cell office:value-type="float" office:value="0.080223916629788">
                <text:p>0.080223916629788</text:p>
              </table:table-cell>
              <table:table-cell office:value-type="float" office:value="0.0153846639102111">
                <text:p>0.0153846639102111</text:p>
              </table:table-cell>
              <table:table-cell office:value-type="float" office:value="0.0000932694593502483">
                <text:p>0.0000932694593502483</text:p>
              </table:table-cell>
              <table:table-cell office:value-type="float" office:value="0.000000147425748348423">
                <text:p>0.000000147425748348423</text:p>
              </table:table-cell>
              <table:table-cell office:value-type="float" office:value="0.37601713908928">
                <text:p>0.37601713908928</text:p>
              </table:table-cell>
              <table:table-cell office:value-type="float" office:value="0.000000147425748348423">
                <text:p>0.000000147425748348423</text:p>
              </table:table-cell>
              <table:table-cell office:value-type="float" office:value="0.274292190556644">
                <text:p>0.274292190556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21404295607799">
                <text:p>0.621404295607799</text:p>
              </table:table-cell>
              <table:table-cell office:value-type="float" office:value="0.0655895424779862">
                <text:p>0.0655895424779862</text:p>
              </table:table-cell>
              <table:table-cell office:value-type="float" office:value="0.0517016512396211">
                <text:p>0.0517016512396211</text:p>
              </table:table-cell>
              <table:table-cell office:value-type="float" office:value="0.0215685919586173">
                <text:p>0.0215685919586173</text:p>
              </table:table-cell>
              <table:table-cell office:value-type="float" office:value="0.000127484748870388">
                <text:p>0.000127484748870388</text:p>
              </table:table-cell>
              <table:table-cell office:value-type="float" office:value="0.00000415635197394741">
                <text:p>0.00000415635197394741</text:p>
              </table:table-cell>
              <table:table-cell office:value-type="float" office:value="0.404145188432735">
                <text:p>0.404145188432735</text:p>
              </table:table-cell>
              <table:table-cell office:value-type="float" office:value="0.0157991334190054">
                <text:p>0.0157991334190054</text:p>
              </table:table-cell>
              <table:table-cell office:value-type="float" office:value="0.294851304611055">
                <text:p>0.294851304611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2762048610155">
                <text:p>0.542762048610155</text:p>
              </table:table-cell>
              <table:table-cell office:value-type="float" office:value="0.0897728367021781">
                <text:p>0.0897728367021781</text:p>
              </table:table-cell>
              <table:table-cell office:value-type="float" office:value="0.084546808220146">
                <text:p>0.084546808220146</text:p>
              </table:table-cell>
              <table:table-cell office:value-type="float" office:value="0.0143186522600579">
                <text:p>0.0143186522600579</text:p>
              </table:table-cell>
              <table:table-cell office:value-type="float" office:value="0.0000825968210914571">
                <text:p>0.0000825968210914571</text:p>
              </table:table-cell>
              <table:table-cell office:value-type="float" office:value="0.00000015925824532486">
                <text:p>0.00000015925824532486</text:p>
              </table:table-cell>
              <table:table-cell office:value-type="float" office:value="0.309120616516523">
                <text:p>0.309120616516523</text:p>
              </table:table-cell>
              <table:table-cell office:value-type="float" office:value="0.00000015925824532486">
                <text:p>0.00000015925824532486</text:p>
              </table:table-cell>
              <table:table-cell office:value-type="float" office:value="0.22675720496321">
                <text:p>0.226757204963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1233771054328">
                <text:p>0.361233771054328</text:p>
              </table:table-cell>
              <table:table-cell office:value-type="float" office:value="0.100945526231845">
                <text:p>0.100945526231845</text:p>
              </table:table-cell>
              <table:table-cell office:value-type="float" office:value="0.0963620253443096">
                <text:p>0.0963620253443096</text:p>
              </table:table-cell>
              <table:table-cell office:value-type="float" office:value="0.012848221102007">
                <text:p>0.012848221102007</text:p>
              </table:table-cell>
              <table:table-cell office:value-type="float" office:value="0.0000548393157365363">
                <text:p>0.0000548393157365363</text:p>
              </table:table-cell>
              <table:table-cell office:value-type="float" office:value="0.000000158443713732836">
                <text:p>0.000000158443713732836</text:p>
              </table:table-cell>
              <table:table-cell office:value-type="float" office:value="0.171593835683117">
                <text:p>0.171593835683117</text:p>
              </table:table-cell>
              <table:table-cell office:value-type="float" office:value="0.000000158443713732836">
                <text:p>0.000000158443713732836</text:p>
              </table:table-cell>
              <table:table-cell office:value-type="float" office:value="0.129068255939267">
                <text:p>0.129068255939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3103562815933">
                <text:p>0.623103562815933</text:p>
              </table:table-cell>
              <table:table-cell office:value-type="float" office:value="0.0287940727549901">
                <text:p>0.0287940727549901</text:p>
              </table:table-cell>
              <table:table-cell office:value-type="float" office:value="0.0259234824603875">
                <text:p>0.0259234824603875</text:p>
              </table:table-cell>
              <table:table-cell office:value-type="float" office:value="0.0130148543374811">
                <text:p>0.0130148543374811</text:p>
              </table:table-cell>
              <table:table-cell office:value-type="float" office:value="0.0000882691360825647">
                <text:p>0.0000882691360825647</text:p>
              </table:table-cell>
              <table:table-cell office:value-type="float" office:value="0.0000040970118081821">
                <text:p>0.0000040970118081821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6923670659184">
                <text:p>0.0236923670659184</text:p>
              </table:table-cell>
              <table:table-cell office:value-type="float" office:value="0.295680545389547">
                <text:p>0.2956805453895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23398011524889">
                <text:p>0.623398011524889</text:p>
              </table:table-cell>
              <table:table-cell office:value-type="float" office:value="0.029959878549488">
                <text:p>0.029959878549488</text:p>
              </table:table-cell>
              <table:table-cell office:value-type="float" office:value="0.0299630884026823">
                <text:p>0.0299630884026823</text:p>
              </table:table-cell>
              <table:table-cell office:value-type="float" office:value="0.0135177968076001">
                <text:p>0.0135177968076001</text:p>
              </table:table-cell>
              <table:table-cell office:value-type="float" office:value="0.0000911019552749129">
                <text:p>0.0000911019552749129</text:p>
              </table:table-cell>
              <table:table-cell office:value-type="float" office:value="0.00000421716482541196">
                <text:p>0.0000042171648254119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7259882035053">
                <text:p>0.0257259882035053</text:p>
              </table:table-cell>
              <table:table-cell office:value-type="float" office:value="0.294862322329503">
                <text:p>0.2948623223295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74124964241651">
                <text:p>0.474124964241651</text:p>
              </table:table-cell>
              <table:table-cell office:value-type="float" office:value="0.0968622906102475">
                <text:p>0.0968622906102475</text:p>
              </table:table-cell>
              <table:table-cell office:value-type="float" office:value="0.0951960046467427">
                <text:p>0.0951960046467427</text:p>
              </table:table-cell>
              <table:table-cell office:value-type="float" office:value="0.0141992208810912">
                <text:p>0.0141992208810912</text:p>
              </table:table-cell>
              <table:table-cell office:value-type="float" office:value="0.0000736862523749595">
                <text:p>0.0000736862523749595</text:p>
              </table:table-cell>
              <table:table-cell office:value-type="float" office:value="0.000000226087588238384">
                <text:p>0.000000226087588238384</text:p>
              </table:table-cell>
              <table:table-cell office:value-type="float" office:value="0.243241991988774">
                <text:p>0.243241991988774</text:p>
              </table:table-cell>
              <table:table-cell office:value-type="float" office:value="0.000000226087588238384">
                <text:p>0.000000226087588238384</text:p>
              </table:table-cell>
              <table:table-cell office:value-type="float" office:value="0.182494404458175">
                <text:p>0.182494404458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3868241370302">
                <text:p>0.553868241370302</text:p>
              </table:table-cell>
              <table:table-cell office:value-type="float" office:value="0.0895914429501468">
                <text:p>0.0895914429501468</text:p>
              </table:table-cell>
              <table:table-cell office:value-type="float" office:value="0.0890263796064832">
                <text:p>0.0890263796064832</text:p>
              </table:table-cell>
              <table:table-cell office:value-type="float" office:value="0.0135490792595522">
                <text:p>0.0135490792595522</text:p>
              </table:table-cell>
              <table:table-cell office:value-type="float" office:value="0.0000754802263863483">
                <text:p>0.0000754802263863483</text:p>
              </table:table-cell>
              <table:table-cell office:value-type="float" office:value="0.000000187688790044303">
                <text:p>0.000000187688790044303</text:p>
              </table:table-cell>
              <table:table-cell office:value-type="float" office:value="0.306865877325366">
                <text:p>0.306865877325366</text:p>
              </table:table-cell>
              <table:table-cell office:value-type="float" office:value="0.000000187688790044303">
                <text:p>0.000000187688790044303</text:p>
              </table:table-cell>
              <table:table-cell office:value-type="float" office:value="0.226121551205663">
                <text:p>0.226121551205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23669149021416">
                <text:p>0.623669149021416</text:p>
              </table:table-cell>
              <table:table-cell office:value-type="float" office:value="0.0293797142253167">
                <text:p>0.0293797142253167</text:p>
              </table:table-cell>
              <table:table-cell office:value-type="float" office:value="0.0267783540851491">
                <text:p>0.0267783540851491</text:p>
              </table:table-cell>
              <table:table-cell office:value-type="float" office:value="0.0148537923354908">
                <text:p>0.0148537923354908</text:p>
              </table:table-cell>
              <table:table-cell office:value-type="float" office:value="0.000096735721966769">
                <text:p>0.000096735721966769</text:p>
              </table:table-cell>
              <table:table-cell office:value-type="float" office:value="0.00000414132730239312">
                <text:p>0.00000414132730239312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7991848694214">
                <text:p>0.0237991848694214</text:p>
              </table:table-cell>
              <table:table-cell office:value-type="float" office:value="0.295443006529318">
                <text:p>0.295443006529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20878467671118">
                <text:p>0.320878467671118</text:p>
              </table:table-cell>
              <table:table-cell office:value-type="float" office:value="0.16988526269279">
                <text:p>0.16988526269279</text:p>
              </table:table-cell>
              <table:table-cell office:value-type="float" office:value="0.150945311355952">
                <text:p>0.150945311355952</text:p>
              </table:table-cell>
              <table:table-cell office:value-type="float" office:value="0.0195390846526365">
                <text:p>0.0195390846526365</text:p>
              </table:table-cell>
              <table:table-cell office:value-type="float" office:value="0.000107426021618439">
                <text:p>0.000107426021618439</text:p>
              </table:table-cell>
              <table:table-cell office:value-type="float" office:value="0.000000191603633241576">
                <text:p>0.000000191603633241576</text:p>
              </table:table-cell>
              <table:table-cell office:value-type="float" office:value="0.204803428790742">
                <text:p>0.204803428790742</text:p>
              </table:table-cell>
              <table:table-cell office:value-type="float" office:value="0.000000191603633241576">
                <text:p>0.000000191603633241576</text:p>
              </table:table-cell>
              <table:table-cell office:value-type="float" office:value="0.155612766523898">
                <text:p>0.155612766523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6873684112598">
                <text:p>0.576873684112598</text:p>
              </table:table-cell>
              <table:table-cell office:value-type="float" office:value="0.101156926054562">
                <text:p>0.101156926054562</text:p>
              </table:table-cell>
              <table:table-cell office:value-type="float" office:value="0.0979513118487798">
                <text:p>0.0979513118487798</text:p>
              </table:table-cell>
              <table:table-cell office:value-type="float" office:value="0.0171546211235896">
                <text:p>0.0171546211235896</text:p>
              </table:table-cell>
              <table:table-cell office:value-type="float" office:value="0.000095630003478492">
                <text:p>0.000095630003478492</text:p>
              </table:table-cell>
              <table:table-cell office:value-type="float" office:value="0.000000238999710652808">
                <text:p>0.000000238999710652808</text:p>
              </table:table-cell>
              <table:table-cell office:value-type="float" office:value="0.329983164553721">
                <text:p>0.329983164553721</text:p>
              </table:table-cell>
              <table:table-cell office:value-type="float" office:value="0.000000238999710652808">
                <text:p>0.000000238999710652808</text:p>
              </table:table-cell>
              <table:table-cell office:value-type="float" office:value="0.243553421544311">
                <text:p>0.2435534215443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23643690738026">
                <text:p>0.623643690738026</text:p>
              </table:table-cell>
              <table:table-cell office:value-type="float" office:value="0.0315448046350865">
                <text:p>0.0315448046350865</text:p>
              </table:table-cell>
              <table:table-cell office:value-type="float" office:value="0.0258411522635219">
                <text:p>0.0258411522635219</text:p>
              </table:table-cell>
              <table:table-cell office:value-type="float" office:value="0.0139532430858822">
                <text:p>0.0139532430858822</text:p>
              </table:table-cell>
              <table:table-cell office:value-type="float" office:value="0.0000926649091384328">
                <text:p>0.0000926649091384328</text:p>
              </table:table-cell>
              <table:table-cell office:value-type="float" office:value="0.00000407970742671036">
                <text:p>0.0000040797074267103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2489805530744">
                <text:p>0.0232489805530744</text:p>
              </table:table-cell>
              <table:table-cell office:value-type="float" office:value="0.295654021094103">
                <text:p>0.295654021094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23770363666503">
                <text:p>0.623770363666503</text:p>
              </table:table-cell>
              <table:table-cell office:value-type="float" office:value="0.0293058547058533">
                <text:p>0.0293058547058533</text:p>
              </table:table-cell>
              <table:table-cell office:value-type="float" office:value="0.0271111260834009">
                <text:p>0.0271111260834009</text:p>
              </table:table-cell>
              <table:table-cell office:value-type="float" office:value="0.0148886785515462">
                <text:p>0.0148886785515462</text:p>
              </table:table-cell>
              <table:table-cell office:value-type="float" office:value="0.0000969321947454041">
                <text:p>0.0000969321947454041</text:p>
              </table:table-cell>
              <table:table-cell office:value-type="float" office:value="0.00000410998435948839">
                <text:p>0.00000410998435948839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9976578219946">
                <text:p>0.0239976578219946</text:p>
              </table:table-cell>
              <table:table-cell office:value-type="float" office:value="0.295346068964664">
                <text:p>0.295346068964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4850864724232">
                <text:p>0.594850864724232</text:p>
              </table:table-cell>
              <table:table-cell office:value-type="float" office:value="0.0884155152219894">
                <text:p>0.0884155152219894</text:p>
              </table:table-cell>
              <table:table-cell office:value-type="float" office:value="0.0803333149991983">
                <text:p>0.0803333149991983</text:p>
              </table:table-cell>
              <table:table-cell office:value-type="float" office:value="0.0159968468561863">
                <text:p>0.0159968468561863</text:p>
              </table:table-cell>
              <table:table-cell office:value-type="float" office:value="0.0000954601906516248">
                <text:p>0.0000954601906516248</text:p>
              </table:table-cell>
              <table:table-cell office:value-type="float" office:value="0.00000237502603987892">
                <text:p>0.00000237502603987892</text:p>
              </table:table-cell>
              <table:table-cell office:value-type="float" office:value="0.378960566696733">
                <text:p>0.378960566696733</text:p>
              </table:table-cell>
              <table:table-cell office:value-type="float" office:value="0.00713301265979586">
                <text:p>0.00713301265979586</text:p>
              </table:table-cell>
              <table:table-cell office:value-type="float" office:value="0.275643802136378">
                <text:p>0.2756438021363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7656114592817">
                <text:p>0.547656114592817</text:p>
              </table:table-cell>
              <table:table-cell office:value-type="float" office:value="0.0804757516343365">
                <text:p>0.0804757516343365</text:p>
              </table:table-cell>
              <table:table-cell office:value-type="float" office:value="0.0752531775148895">
                <text:p>0.0752531775148895</text:p>
              </table:table-cell>
              <table:table-cell office:value-type="float" office:value="0.0147123760268215">
                <text:p>0.0147123760268215</text:p>
              </table:table-cell>
              <table:table-cell office:value-type="float" office:value="0.0000881978252854169">
                <text:p>0.0000881978252854169</text:p>
              </table:table-cell>
              <table:table-cell office:value-type="float" office:value="0.00000443522815231959">
                <text:p>0.00000443522815231959</text:p>
              </table:table-cell>
              <table:table-cell office:value-type="float" office:value="0.380423740350442">
                <text:p>0.380423740350442</text:p>
              </table:table-cell>
              <table:table-cell office:value-type="float" office:value="0.00990348204846073">
                <text:p>0.00990348204846073</text:p>
              </table:table-cell>
              <table:table-cell office:value-type="float" office:value="0.276614584832369">
                <text:p>0.2766145848323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8168842683515">
                <text:p>0.618168842683515</text:p>
              </table:table-cell>
              <table:table-cell office:value-type="float" office:value="0.0338291780199107">
                <text:p>0.0338291780199107</text:p>
              </table:table-cell>
              <table:table-cell office:value-type="float" office:value="0.0336273048227089">
                <text:p>0.0336273048227089</text:p>
              </table:table-cell>
              <table:table-cell office:value-type="float" office:value="0.0151784040116837">
                <text:p>0.0151784040116837</text:p>
              </table:table-cell>
              <table:table-cell office:value-type="float" office:value="0.0000985592917223869">
                <text:p>0.0000985592917223869</text:p>
              </table:table-cell>
              <table:table-cell office:value-type="float" office:value="0.00000420665775789144">
                <text:p>0.00000420665775789144</text:p>
              </table:table-cell>
              <table:table-cell office:value-type="float" office:value="0.405859855396194">
                <text:p>0.405859855396194</text:p>
              </table:table-cell>
              <table:table-cell office:value-type="float" office:value="0.0225855066212836">
                <text:p>0.0225855066212836</text:p>
              </table:table-cell>
              <table:table-cell office:value-type="float" office:value="0.293107776284221">
                <text:p>0.293107776284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3664248165321">
                <text:p>0.603664248165321</text:p>
              </table:table-cell>
              <table:table-cell office:value-type="float" office:value="0.0900506817586174">
                <text:p>0.0900506817586174</text:p>
              </table:table-cell>
              <table:table-cell office:value-type="float" office:value="0.0872502329312256">
                <text:p>0.0872502329312256</text:p>
              </table:table-cell>
              <table:table-cell office:value-type="float" office:value="0.016214442340168">
                <text:p>0.016214442340168</text:p>
              </table:table-cell>
              <table:table-cell office:value-type="float" office:value="0.0000930590409610166">
                <text:p>0.0000930590409610166</text:p>
              </table:table-cell>
              <table:table-cell office:value-type="float" office:value="0.000000191513973587415">
                <text:p>0.000000191513973587415</text:p>
              </table:table-cell>
              <table:table-cell office:value-type="float" office:value="0.36780127484523">
                <text:p>0.36780127484523</text:p>
              </table:table-cell>
              <table:table-cell office:value-type="float" office:value="0.000000191513973587415">
                <text:p>0.000000191513973587415</text:p>
              </table:table-cell>
              <table:table-cell office:value-type="float" office:value="0.268570344822747">
                <text:p>0.2685703448227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5236028508192">
                <text:p>0.365236028508192</text:p>
              </table:table-cell>
              <table:table-cell office:value-type="float" office:value="0.095795315367923">
                <text:p>0.095795315367923</text:p>
              </table:table-cell>
              <table:table-cell office:value-type="float" office:value="0.0942738352857483">
                <text:p>0.0942738352857483</text:p>
              </table:table-cell>
              <table:table-cell office:value-type="float" office:value="0.0134004591724729">
                <text:p>0.0134004591724729</text:p>
              </table:table-cell>
              <table:table-cell office:value-type="float" office:value="0.0000654562593553609">
                <text:p>0.0000654562593553609</text:p>
              </table:table-cell>
              <table:table-cell office:value-type="float" office:value="0.000000221080946885037">
                <text:p>0.000000221080946885037</text:p>
              </table:table-cell>
              <table:table-cell office:value-type="float" office:value="0.176383420737639">
                <text:p>0.176383420737639</text:p>
              </table:table-cell>
              <table:table-cell office:value-type="float" office:value="0.000000221080946885037">
                <text:p>0.000000221080946885037</text:p>
              </table:table-cell>
              <table:table-cell office:value-type="float" office:value="0.135370630031057">
                <text:p>0.135370630031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0474983652156">
                <text:p>0.550474983652156</text:p>
              </table:table-cell>
              <table:table-cell office:value-type="float" office:value="0.0891632642738689">
                <text:p>0.0891632642738689</text:p>
              </table:table-cell>
              <table:table-cell office:value-type="float" office:value="0.0882140335533404">
                <text:p>0.0882140335533404</text:p>
              </table:table-cell>
              <table:table-cell office:value-type="float" office:value="0.0134154413114967">
                <text:p>0.0134154413114967</text:p>
              </table:table-cell>
              <table:table-cell office:value-type="float" office:value="0.000074546176977831">
                <text:p>0.000074546176977831</text:p>
              </table:table-cell>
              <table:table-cell office:value-type="float" office:value="0.000000174505412708111">
                <text:p>0.000000174505412708111</text:p>
              </table:table-cell>
              <table:table-cell office:value-type="float" office:value="0.30368111930481">
                <text:p>0.30368111930481</text:p>
              </table:table-cell>
              <table:table-cell office:value-type="float" office:value="0.000000174505412708111">
                <text:p>0.000000174505412708111</text:p>
              </table:table-cell>
              <table:table-cell office:value-type="float" office:value="0.22281315022012">
                <text:p>0.22281315022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5475227168319">
                <text:p>0.595475227168319</text:p>
              </table:table-cell>
              <table:table-cell office:value-type="float" office:value="0.0883422171964304">
                <text:p>0.0883422171964304</text:p>
              </table:table-cell>
              <table:table-cell office:value-type="float" office:value="0.0791385094084803">
                <text:p>0.0791385094084803</text:p>
              </table:table-cell>
              <table:table-cell office:value-type="float" office:value="0.0160223492466576">
                <text:p>0.0160223492466576</text:p>
              </table:table-cell>
              <table:table-cell office:value-type="float" office:value="0.0000952628853172679">
                <text:p>0.0000952628853172679</text:p>
              </table:table-cell>
              <table:table-cell office:value-type="float" office:value="0.000000155285672014949">
                <text:p>0.000000155285672014949</text:p>
              </table:table-cell>
              <table:table-cell office:value-type="float" office:value="0.355512150128357">
                <text:p>0.355512150128357</text:p>
              </table:table-cell>
              <table:table-cell office:value-type="float" office:value="0.000000155285672014949">
                <text:p>0.000000155285672014949</text:p>
              </table:table-cell>
              <table:table-cell office:value-type="float" office:value="0.259593042517873">
                <text:p>0.2595930425178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1744990703363">
                <text:p>0.601744990703363</text:p>
              </table:table-cell>
              <table:table-cell office:value-type="float" office:value="0.13887249068034">
                <text:p>0.13887249068034</text:p>
              </table:table-cell>
              <table:table-cell office:value-type="float" office:value="0.143448680409241">
                <text:p>0.143448680409241</text:p>
              </table:table-cell>
              <table:table-cell office:value-type="float" office:value="0.0197510290476797">
                <text:p>0.0197510290476797</text:p>
              </table:table-cell>
              <table:table-cell office:value-type="float" office:value="0.000116381080450475">
                <text:p>0.000116381080450475</text:p>
              </table:table-cell>
              <table:table-cell office:value-type="float" office:value="0.00000410415306601069">
                <text:p>0.00000410415306601069</text:p>
              </table:table-cell>
              <table:table-cell office:value-type="float" office:value="0.37006005518624">
                <text:p>0.37006005518624</text:p>
              </table:table-cell>
              <table:table-cell office:value-type="float" office:value="0.0211068281621679">
                <text:p>0.0211068281621679</text:p>
              </table:table-cell>
              <table:table-cell office:value-type="float" office:value="0.270356466615926">
                <text:p>0.2703564666159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835610752245">
                <text:p>0.5835610752245</text:p>
              </table:table-cell>
              <table:table-cell office:value-type="float" office:value="0.0888397004686743">
                <text:p>0.0888397004686743</text:p>
              </table:table-cell>
              <table:table-cell office:value-type="float" office:value="0.0786283740153362">
                <text:p>0.0786283740153362</text:p>
              </table:table-cell>
              <table:table-cell office:value-type="float" office:value="0.0172760831080295">
                <text:p>0.0172760831080295</text:p>
              </table:table-cell>
              <table:table-cell office:value-type="float" office:value="0.0000995877280275174">
                <text:p>0.0000995877280275174</text:p>
              </table:table-cell>
              <table:table-cell office:value-type="float" office:value="0.00000295324768457496">
                <text:p>0.00000295324768457496</text:p>
              </table:table-cell>
              <table:table-cell office:value-type="float" office:value="0.39299420408505">
                <text:p>0.39299420408505</text:p>
              </table:table-cell>
              <table:table-cell office:value-type="float" office:value="0.00541580066674492">
                <text:p>0.00541580066674492</text:p>
              </table:table-cell>
              <table:table-cell office:value-type="float" office:value="0.287055758697317">
                <text:p>0.2870557586973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0123333779852">
                <text:p>0.610123333779852</text:p>
              </table:table-cell>
              <table:table-cell office:value-type="float" office:value="0.0886322897996561">
                <text:p>0.0886322897996561</text:p>
              </table:table-cell>
              <table:table-cell office:value-type="float" office:value="0.0749510278386639">
                <text:p>0.0749510278386639</text:p>
              </table:table-cell>
              <table:table-cell office:value-type="float" office:value="0.0163925014205818">
                <text:p>0.0163925014205818</text:p>
              </table:table-cell>
              <table:table-cell office:value-type="float" office:value="0.000104483175640996">
                <text:p>0.000104483175640996</text:p>
              </table:table-cell>
              <table:table-cell office:value-type="float" office:value="0.000000147212157970563">
                <text:p>0.000000147212157970563</text:p>
              </table:table-cell>
              <table:table-cell office:value-type="float" office:value="0.391578004149022">
                <text:p>0.391578004149022</text:p>
              </table:table-cell>
              <table:table-cell office:value-type="float" office:value="0.000000147212157970563">
                <text:p>0.000000147212157970563</text:p>
              </table:table-cell>
              <table:table-cell office:value-type="float" office:value="0.285990387085164">
                <text:p>0.2859903870851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00790950682372">
                <text:p>0.600790950682372</text:p>
              </table:table-cell>
              <table:table-cell office:value-type="float" office:value="0.0345240287789765">
                <text:p>0.0345240287789765</text:p>
              </table:table-cell>
              <table:table-cell office:value-type="float" office:value="0.0327021654591618">
                <text:p>0.0327021654591618</text:p>
              </table:table-cell>
              <table:table-cell office:value-type="float" office:value="0.0158380697561269">
                <text:p>0.0158380697561269</text:p>
              </table:table-cell>
              <table:table-cell office:value-type="float" office:value="0.0000983726885353027">
                <text:p>0.0000983726885353027</text:p>
              </table:table-cell>
              <table:table-cell office:value-type="float" office:value="0.00000416266002446454">
                <text:p>0.00000416266002446454</text:p>
              </table:table-cell>
              <table:table-cell office:value-type="float" office:value="0.364767810470653">
                <text:p>0.364767810470653</text:p>
              </table:table-cell>
              <table:table-cell office:value-type="float" office:value="0.0260312212147792">
                <text:p>0.0260312212147792</text:p>
              </table:table-cell>
              <table:table-cell office:value-type="float" office:value="0.263447316725639">
                <text:p>0.2634473167256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23357409309702">
                <text:p>0.623357409309702</text:p>
              </table:table-cell>
              <table:table-cell office:value-type="float" office:value="0.0286323321325013">
                <text:p>0.0286323321325013</text:p>
              </table:table-cell>
              <table:table-cell office:value-type="float" office:value="0.0286223280217659">
                <text:p>0.0286223280217659</text:p>
              </table:table-cell>
              <table:table-cell office:value-type="float" office:value="0.0128098163962385">
                <text:p>0.0128098163962385</text:p>
              </table:table-cell>
              <table:table-cell office:value-type="float" office:value="0.0000878341380902954">
                <text:p>0.0000878341380902954</text:p>
              </table:table-cell>
              <table:table-cell office:value-type="float" office:value="0.00000419709127297078">
                <text:p>0.00000419709127297078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0761683107374">
                <text:p>0.0250761683107374</text:p>
              </table:table-cell>
              <table:table-cell office:value-type="float" office:value="0.295124401891954">
                <text:p>0.2951244018919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3458545264577">
                <text:p>0.623458545264577</text:p>
              </table:table-cell>
              <table:table-cell office:value-type="float" office:value="0.029150947112226">
                <text:p>0.029150947112226</text:p>
              </table:table-cell>
              <table:table-cell office:value-type="float" office:value="0.0273638605457524">
                <text:p>0.0273638605457524</text:p>
              </table:table-cell>
              <table:table-cell office:value-type="float" office:value="0.0137580439264344">
                <text:p>0.0137580439264344</text:p>
              </table:table-cell>
              <table:table-cell office:value-type="float" office:value="0.0000915786610174946">
                <text:p>0.0000915786610174946</text:p>
              </table:table-cell>
              <table:table-cell office:value-type="float" office:value="0.00000419150800484505">
                <text:p>0.00000419150800484505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1497757140053">
                <text:p>0.0241497757140053</text:p>
              </table:table-cell>
              <table:table-cell office:value-type="float" office:value="0.295572824201312">
                <text:p>0.2955728242013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9557451720365">
                <text:p>0.599557451720365</text:p>
              </table:table-cell>
              <table:table-cell office:value-type="float" office:value="0.0353169673744318">
                <text:p>0.0353169673744318</text:p>
              </table:table-cell>
              <table:table-cell office:value-type="float" office:value="0.033135994376777">
                <text:p>0.033135994376777</text:p>
              </table:table-cell>
              <table:table-cell office:value-type="float" office:value="0.0147981946406284">
                <text:p>0.0147981946406284</text:p>
              </table:table-cell>
              <table:table-cell office:value-type="float" office:value="0.0000957911812479919">
                <text:p>0.0000957911812479919</text:p>
              </table:table-cell>
              <table:table-cell office:value-type="float" office:value="0.00000413976162542839">
                <text:p>0.00000413976162542839</text:p>
              </table:table-cell>
              <table:table-cell office:value-type="float" office:value="0.396162144133488">
                <text:p>0.396162144133488</text:p>
              </table:table-cell>
              <table:table-cell office:value-type="float" office:value="0.0218338337273776">
                <text:p>0.0218338337273776</text:p>
              </table:table-cell>
              <table:table-cell office:value-type="float" office:value="0.28689090406474">
                <text:p>0.286890904064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960788408082">
                <text:p>0.623960788408082</text:p>
              </table:table-cell>
              <table:table-cell office:value-type="float" office:value="0.0708247386593959">
                <text:p>0.0708247386593959</text:p>
              </table:table-cell>
              <table:table-cell office:value-type="float" office:value="0.0570446000608451">
                <text:p>0.0570446000608451</text:p>
              </table:table-cell>
              <table:table-cell office:value-type="float" office:value="0.0207869944729752">
                <text:p>0.0207869944729752</text:p>
              </table:table-cell>
              <table:table-cell office:value-type="float" office:value="0.000122119479971444">
                <text:p>0.000122119479971444</text:p>
              </table:table-cell>
              <table:table-cell office:value-type="float" office:value="0.00000425383608879097">
                <text:p>0.00000425383608879097</text:p>
              </table:table-cell>
              <table:table-cell office:value-type="float" office:value="0.407226390762351">
                <text:p>0.407226390762351</text:p>
              </table:table-cell>
              <table:table-cell office:value-type="float" office:value="0.0162440973331504">
                <text:p>0.0162440973331504</text:p>
              </table:table-cell>
              <table:table-cell office:value-type="float" office:value="0.297050843527526">
                <text:p>0.2970508435275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6422298175798">
                <text:p>0.526422298175798</text:p>
              </table:table-cell>
              <table:table-cell office:value-type="float" office:value="0.0896982402562031">
                <text:p>0.0896982402562031</text:p>
              </table:table-cell>
              <table:table-cell office:value-type="float" office:value="0.0890830432802479">
                <text:p>0.0890830432802479</text:p>
              </table:table-cell>
              <table:table-cell office:value-type="float" office:value="0.0141693041226684">
                <text:p>0.0141693041226684</text:p>
              </table:table-cell>
              <table:table-cell office:value-type="float" office:value="0.0000778114374548437">
                <text:p>0.0000778114374548437</text:p>
              </table:table-cell>
              <table:table-cell office:value-type="float" office:value="0.000000193385268526343">
                <text:p>0.000000193385268526343</text:p>
              </table:table-cell>
              <table:table-cell office:value-type="float" office:value="0.282351239101624">
                <text:p>0.282351239101624</text:p>
              </table:table-cell>
              <table:table-cell office:value-type="float" office:value="0.000000193385268526343">
                <text:p>0.000000193385268526343</text:p>
              </table:table-cell>
              <table:table-cell office:value-type="float" office:value="0.208513271479924">
                <text:p>0.2085132714799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00272282401564">
                <text:p>0.600272282401564</text:p>
              </table:table-cell>
              <table:table-cell office:value-type="float" office:value="0.0431778004930693">
                <text:p>0.0431778004930693</text:p>
              </table:table-cell>
              <table:table-cell office:value-type="float" office:value="0.0366817358845141">
                <text:p>0.0366817358845141</text:p>
              </table:table-cell>
              <table:table-cell office:value-type="float" office:value="0.0181821784442575">
                <text:p>0.0181821784442575</text:p>
              </table:table-cell>
              <table:table-cell office:value-type="float" office:value="0.000113548677784604">
                <text:p>0.000113548677784604</text:p>
              </table:table-cell>
              <table:table-cell office:value-type="float" office:value="0.0000042925241766259">
                <text:p>0.0000042925241766259</text:p>
              </table:table-cell>
              <table:table-cell office:value-type="float" office:value="0.388372673257699">
                <text:p>0.388372673257699</text:p>
              </table:table-cell>
              <table:table-cell office:value-type="float" office:value="0.0246361630736135">
                <text:p>0.0246361630736135</text:p>
              </table:table-cell>
              <table:table-cell office:value-type="float" office:value="0.281300175162619">
                <text:p>0.2813001751626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8182778417691">
                <text:p>0.418182778417691</text:p>
              </table:table-cell>
              <table:table-cell office:value-type="float" office:value="0.169426339379403">
                <text:p>0.169426339379403</text:p>
              </table:table-cell>
              <table:table-cell office:value-type="float" office:value="0.16076131405569">
                <text:p>0.16076131405569</text:p>
              </table:table-cell>
              <table:table-cell office:value-type="float" office:value="0.0206840666811361">
                <text:p>0.0206840666811361</text:p>
              </table:table-cell>
              <table:table-cell office:value-type="float" office:value="0.000108548865739913">
                <text:p>0.000108548865739913</text:p>
              </table:table-cell>
              <table:table-cell office:value-type="float" office:value="0.000000241364439033367">
                <text:p>0.000000241364439033367</text:p>
              </table:table-cell>
              <table:table-cell office:value-type="float" office:value="0.259272486435067">
                <text:p>0.259272486435067</text:p>
              </table:table-cell>
              <table:table-cell office:value-type="float" office:value="0.000000241364439033367">
                <text:p>0.000000241364439033367</text:p>
              </table:table-cell>
              <table:table-cell office:value-type="float" office:value="0.205181784285606">
                <text:p>0.2051817842856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88940815241711">
                <text:p>0.588940815241711</text:p>
              </table:table-cell>
              <table:table-cell office:value-type="float" office:value="0.089910742168456">
                <text:p>0.089910742168456</text:p>
              </table:table-cell>
              <table:table-cell office:value-type="float" office:value="0.0894411599825029">
                <text:p>0.0894411599825029</text:p>
              </table:table-cell>
              <table:table-cell office:value-type="float" office:value="0.0150488762716175">
                <text:p>0.0150488762716175</text:p>
              </table:table-cell>
              <table:table-cell office:value-type="float" office:value="0.0000892193130570078">
                <text:p>0.0000892193130570078</text:p>
              </table:table-cell>
              <table:table-cell office:value-type="float" office:value="0.000000186506710563347">
                <text:p>0.000000186506710563347</text:p>
              </table:table-cell>
              <table:table-cell office:value-type="float" office:value="0.345607355888794">
                <text:p>0.345607355888794</text:p>
              </table:table-cell>
              <table:table-cell office:value-type="float" office:value="0.000000186506710563347">
                <text:p>0.000000186506710563347</text:p>
              </table:table-cell>
              <table:table-cell office:value-type="float" office:value="0.252779636616466">
                <text:p>0.2527796366164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26148042007">
                <text:p>0.60526148042007</text:p>
              </table:table-cell>
              <table:table-cell office:value-type="float" office:value="0.12095473679675">
                <text:p>0.12095473679675</text:p>
              </table:table-cell>
              <table:table-cell office:value-type="float" office:value="0.108647527762285">
                <text:p>0.108647527762285</text:p>
              </table:table-cell>
              <table:table-cell office:value-type="float" office:value="0.0232640404582919">
                <text:p>0.0232640404582919</text:p>
              </table:table-cell>
              <table:table-cell office:value-type="float" office:value="0.000128440320305386">
                <text:p>0.000128440320305386</text:p>
              </table:table-cell>
              <table:table-cell office:value-type="float" office:value="0.000000264743914504977">
                <text:p>0.000000264743914504977</text:p>
              </table:table-cell>
              <table:table-cell office:value-type="float" office:value="0.369684550213645">
                <text:p>0.369684550213645</text:p>
              </table:table-cell>
              <table:table-cell office:value-type="float" office:value="0.000000264743914504977">
                <text:p>0.000000264743914504977</text:p>
              </table:table-cell>
              <table:table-cell office:value-type="float" office:value="0.272746662960923">
                <text:p>0.2727466629609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9943737705187">
                <text:p>0.619943737705187</text:p>
              </table:table-cell>
              <table:table-cell office:value-type="float" office:value="0.0900619403038375">
                <text:p>0.0900619403038375</text:p>
              </table:table-cell>
              <table:table-cell office:value-type="float" office:value="0.0864396460760598">
                <text:p>0.0864396460760598</text:p>
              </table:table-cell>
              <table:table-cell office:value-type="float" office:value="0.015744103611106">
                <text:p>0.015744103611106</text:p>
              </table:table-cell>
              <table:table-cell office:value-type="float" office:value="0.0000959685364592989">
                <text:p>0.0000959685364592989</text:p>
              </table:table-cell>
              <table:table-cell office:value-type="float" office:value="0.000000165309907478762">
                <text:p>0.000000165309907478762</text:p>
              </table:table-cell>
              <table:table-cell office:value-type="float" office:value="0.397911212877108">
                <text:p>0.397911212877108</text:p>
              </table:table-cell>
              <table:table-cell office:value-type="float" office:value="0.000000165309907478762">
                <text:p>0.000000165309907478762</text:p>
              </table:table-cell>
              <table:table-cell office:value-type="float" office:value="0.289806234777817">
                <text:p>0.289806234777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5912267513719">
                <text:p>0.555912267513719</text:p>
              </table:table-cell>
              <table:table-cell office:value-type="float" office:value="0.175782418819666">
                <text:p>0.175782418819666</text:p>
              </table:table-cell>
              <table:table-cell office:value-type="float" office:value="0.168292419995588">
                <text:p>0.168292419995588</text:p>
              </table:table-cell>
              <table:table-cell office:value-type="float" office:value="0.0223280426208787">
                <text:p>0.0223280426208787</text:p>
              </table:table-cell>
              <table:table-cell office:value-type="float" office:value="0.000127548266758251">
                <text:p>0.000127548266758251</text:p>
              </table:table-cell>
              <table:table-cell office:value-type="float" office:value="0.000000234961087286982">
                <text:p>0.000000234961087286982</text:p>
              </table:table-cell>
              <table:table-cell office:value-type="float" office:value="0.319287401011133">
                <text:p>0.319287401011133</text:p>
              </table:table-cell>
              <table:table-cell office:value-type="float" office:value="0.000000234961087286982">
                <text:p>0.000000234961087286982</text:p>
              </table:table-cell>
              <table:table-cell office:value-type="float" office:value="0.238082373089111">
                <text:p>0.2380823730891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1954239126289">
                <text:p>0.471954239126289</text:p>
              </table:table-cell>
              <table:table-cell office:value-type="float" office:value="0.0897306380502165">
                <text:p>0.0897306380502165</text:p>
              </table:table-cell>
              <table:table-cell office:value-type="float" office:value="0.0845257419669067">
                <text:p>0.0845257419669067</text:p>
              </table:table-cell>
              <table:table-cell office:value-type="float" office:value="0.0127623279017154">
                <text:p>0.0127623279017154</text:p>
              </table:table-cell>
              <table:table-cell office:value-type="float" office:value="0.0000701004510538824">
                <text:p>0.0000701004510538824</text:p>
              </table:table-cell>
              <table:table-cell office:value-type="float" office:value="0.000000151396493195479">
                <text:p>0.000000151396493195479</text:p>
              </table:table-cell>
              <table:table-cell office:value-type="float" office:value="0.242097317438899">
                <text:p>0.242097317438899</text:p>
              </table:table-cell>
              <table:table-cell office:value-type="float" office:value="0.000000151396493195479">
                <text:p>0.000000151396493195479</text:p>
              </table:table-cell>
              <table:table-cell office:value-type="float" office:value="0.177870797409396">
                <text:p>0.1778707974093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23118401350268">
                <text:p>0.623118401350268</text:p>
              </table:table-cell>
              <table:table-cell office:value-type="float" office:value="0.0893199089940145">
                <text:p>0.0893199089940145</text:p>
              </table:table-cell>
              <table:table-cell office:value-type="float" office:value="0.0792650606709736">
                <text:p>0.0792650606709736</text:p>
              </table:table-cell>
              <table:table-cell office:value-type="float" office:value="0.018265484125673">
                <text:p>0.018265484125673</text:p>
              </table:table-cell>
              <table:table-cell office:value-type="float" office:value="0.000101369086264588">
                <text:p>0.000101369086264588</text:p>
              </table:table-cell>
              <table:table-cell office:value-type="float" office:value="0.00000366294518575666">
                <text:p>0.00000366294518575666</text:p>
              </table:table-cell>
              <table:table-cell office:value-type="float" office:value="0.405517502019878">
                <text:p>0.405517502019878</text:p>
              </table:table-cell>
              <table:table-cell office:value-type="float" office:value="0.00309751621989188">
                <text:p>0.00309751621989188</text:p>
              </table:table-cell>
              <table:table-cell office:value-type="float" office:value="0.295414364059083">
                <text:p>0.2954143640590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627928577619">
                <text:p>0.61627928577619</text:p>
              </table:table-cell>
              <table:table-cell office:value-type="float" office:value="0.0900032714068628">
                <text:p>0.0900032714068628</text:p>
              </table:table-cell>
              <table:table-cell office:value-type="float" office:value="0.0734974464985265">
                <text:p>0.0734974464985265</text:p>
              </table:table-cell>
              <table:table-cell office:value-type="float" office:value="0.0176619496342792">
                <text:p>0.0176619496342792</text:p>
              </table:table-cell>
              <table:table-cell office:value-type="float" office:value="0.000113789563264454">
                <text:p>0.000113789563264454</text:p>
              </table:table-cell>
              <table:table-cell office:value-type="float" office:value="0.000000146010859114783">
                <text:p>0.000000146010859114783</text:p>
              </table:table-cell>
              <table:table-cell office:value-type="float" office:value="0.399304951690362">
                <text:p>0.399304951690362</text:p>
              </table:table-cell>
              <table:table-cell office:value-type="float" office:value="0.000000146010859114783">
                <text:p>0.000000146010859114783</text:p>
              </table:table-cell>
              <table:table-cell office:value-type="float" office:value="0.290622167228458">
                <text:p>0.2906221672284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8875503331568">
                <text:p>0.618875503331568</text:p>
              </table:table-cell>
              <table:table-cell office:value-type="float" office:value="0.0609267691428765">
                <text:p>0.0609267691428765</text:p>
              </table:table-cell>
              <table:table-cell office:value-type="float" office:value="0.057519633266192">
                <text:p>0.057519633266192</text:p>
              </table:table-cell>
              <table:table-cell office:value-type="float" office:value="0.0140662348825847">
                <text:p>0.0140662348825847</text:p>
              </table:table-cell>
              <table:table-cell office:value-type="float" office:value="0.0000898995868272487">
                <text:p>0.0000898995868272487</text:p>
              </table:table-cell>
              <table:table-cell office:value-type="float" office:value="0.00000441830407875601">
                <text:p>0.00000441830407875601</text:p>
              </table:table-cell>
              <table:table-cell office:value-type="float" office:value="0.404145188432735">
                <text:p>0.404145188432735</text:p>
              </table:table-cell>
              <table:table-cell office:value-type="float" office:value="0.0131996323366503">
                <text:p>0.0131996323366503</text:p>
              </table:table-cell>
              <table:table-cell office:value-type="float" office:value="0.293497680833744">
                <text:p>0.293497680833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5000407135578">
                <text:p>0.615000407135578</text:p>
              </table:table-cell>
              <table:table-cell office:value-type="float" office:value="0.0902702206027479">
                <text:p>0.0902702206027479</text:p>
              </table:table-cell>
              <table:table-cell office:value-type="float" office:value="0.088006301444475">
                <text:p>0.088006301444475</text:p>
              </table:table-cell>
              <table:table-cell office:value-type="float" office:value="0.0152729459529832">
                <text:p>0.0152729459529832</text:p>
              </table:table-cell>
              <table:table-cell office:value-type="float" office:value="0.0000917034157685168">
                <text:p>0.0000917034157685168</text:p>
              </table:table-cell>
              <table:table-cell office:value-type="float" office:value="0.000000175036181130314">
                <text:p>0.000000175036181130314</text:p>
              </table:table-cell>
              <table:table-cell office:value-type="float" office:value="0.38622100754188">
                <text:p>0.38622100754188</text:p>
              </table:table-cell>
              <table:table-cell office:value-type="float" office:value="0.000000175036181130315">
                <text:p>0.000000175036181130315</text:p>
              </table:table-cell>
              <table:table-cell office:value-type="float" office:value="0.281428964115124">
                <text:p>0.281428964115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61547128740441">
                <text:p>0.561547128740441</text:p>
              </table:table-cell>
              <table:table-cell office:value-type="float" office:value="0.0802500053598172">
                <text:p>0.0802500053598172</text:p>
              </table:table-cell>
              <table:table-cell office:value-type="float" office:value="0.0804353888225606">
                <text:p>0.0804353888225606</text:p>
              </table:table-cell>
              <table:table-cell office:value-type="float" office:value="0.0150929537718868">
                <text:p>0.0150929537718868</text:p>
              </table:table-cell>
              <table:table-cell office:value-type="float" office:value="0.0000912607117682932">
                <text:p>0.0000912607117682932</text:p>
              </table:table-cell>
              <table:table-cell office:value-type="float" office:value="0.00000484369075017885">
                <text:p>0.00000484369075017885</text:p>
              </table:table-cell>
              <table:table-cell office:value-type="float" office:value="0.371931893407021">
                <text:p>0.371931893407021</text:p>
              </table:table-cell>
              <table:table-cell office:value-type="float" office:value="0.0105564053759835">
                <text:p>0.0105564053759835</text:p>
              </table:table-cell>
              <table:table-cell office:value-type="float" office:value="0.269887817884288">
                <text:p>0.269887817884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5966841008015">
                <text:p>0.595966841008015</text:p>
              </table:table-cell>
              <table:table-cell office:value-type="float" office:value="0.0898553261350224">
                <text:p>0.0898553261350224</text:p>
              </table:table-cell>
              <table:table-cell office:value-type="float" office:value="0.0894075317923687">
                <text:p>0.0894075317923687</text:p>
              </table:table-cell>
              <table:table-cell office:value-type="float" office:value="0.0148379678987759">
                <text:p>0.0148379678987759</text:p>
              </table:table-cell>
              <table:table-cell office:value-type="float" office:value="0.0000907111846883676">
                <text:p>0.0000907111846883676</text:p>
              </table:table-cell>
              <table:table-cell office:value-type="float" office:value="0.000000182374714504696">
                <text:p>0.000000182374714504696</text:p>
              </table:table-cell>
              <table:table-cell office:value-type="float" office:value="0.380058475033043">
                <text:p>0.380058475033043</text:p>
              </table:table-cell>
              <table:table-cell office:value-type="float" office:value="0.000000182374714504696">
                <text:p>0.000000182374714504696</text:p>
              </table:table-cell>
              <table:table-cell office:value-type="float" office:value="0.277620522800736">
                <text:p>0.2776205228007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53840785933614">
                <text:p>0.453840785933614</text:p>
              </table:table-cell>
              <table:table-cell office:value-type="float" office:value="0.0900183559133336">
                <text:p>0.0900183559133336</text:p>
              </table:table-cell>
              <table:table-cell office:value-type="float" office:value="0.0856890809552295">
                <text:p>0.0856890809552295</text:p>
              </table:table-cell>
              <table:table-cell office:value-type="float" office:value="0.0130568948629967">
                <text:p>0.0130568948629967</text:p>
              </table:table-cell>
              <table:table-cell office:value-type="float" office:value="0.0000708394113709361">
                <text:p>0.0000708394113709361</text:p>
              </table:table-cell>
              <table:table-cell office:value-type="float" office:value="0.000000166259543974786">
                <text:p>0.000000166259543974786</text:p>
              </table:table-cell>
              <table:table-cell office:value-type="float" office:value="0.229128784747792">
                <text:p>0.229128784747792</text:p>
              </table:table-cell>
              <table:table-cell office:value-type="float" office:value="0.000000166259543974786">
                <text:p>0.000000166259543974786</text:p>
              </table:table-cell>
              <table:table-cell office:value-type="float" office:value="0.169550684824212">
                <text:p>0.169550684824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3569026215251">
                <text:p>0.463569026215251</text:p>
              </table:table-cell>
              <table:table-cell office:value-type="float" office:value="0.0895659548688722">
                <text:p>0.0895659548688722</text:p>
              </table:table-cell>
              <table:table-cell office:value-type="float" office:value="0.0890228318941108">
                <text:p>0.0890228318941108</text:p>
              </table:table-cell>
              <table:table-cell office:value-type="float" office:value="0.0133731163959869">
                <text:p>0.0133731163959869</text:p>
              </table:table-cell>
              <table:table-cell office:value-type="float" office:value="0.0000708486406448874">
                <text:p>0.0000708486406448874</text:p>
              </table:table-cell>
              <table:table-cell office:value-type="float" office:value="0.000000187465941257901">
                <text:p>0.000000187465941257901</text:p>
              </table:table-cell>
              <table:table-cell office:value-type="float" office:value="0.23629078131263">
                <text:p>0.23629078131263</text:p>
              </table:table-cell>
              <table:table-cell office:value-type="float" office:value="0.000000187465941257901">
                <text:p>0.000000187465941257901</text:p>
              </table:table-cell>
              <table:table-cell office:value-type="float" office:value="0.175018774098046">
                <text:p>0.175018774098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0155067776529">
                <text:p>0.200155067776529</text:p>
              </table:table-cell>
              <table:table-cell office:value-type="float" office:value="0.0883470015720131">
                <text:p>0.0883470015720131</text:p>
              </table:table-cell>
              <table:table-cell office:value-type="float" office:value="0.0781657193720776">
                <text:p>0.0781657193720776</text:p>
              </table:table-cell>
              <table:table-cell office:value-type="float" office:value="0.0110392606964745">
                <text:p>0.0110392606964745</text:p>
              </table:table-cell>
              <table:table-cell office:value-type="float" office:value="0.0000587903164727917">
                <text:p>0.0000587903164727917</text:p>
              </table:table-cell>
              <table:table-cell office:value-type="float" office:value="0.000000124524805559275">
                <text:p>0.000000124524805559275</text:p>
              </table:table-cell>
              <table:table-cell office:value-type="float" office:value="0.0897527467855751">
                <text:p>0.0897527467855751</text:p>
              </table:table-cell>
              <table:table-cell office:value-type="float" office:value="0.000000124524805559275">
                <text:p>0.000000124524805559275</text:p>
              </table:table-cell>
              <table:table-cell office:value-type="float" office:value="0.0695703343331557">
                <text:p>0.06957033433315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2926103182883">
                <text:p>0.612926103182883</text:p>
              </table:table-cell>
              <table:table-cell office:value-type="float" office:value="0.0484020693326123">
                <text:p>0.0484020693326123</text:p>
              </table:table-cell>
              <table:table-cell office:value-type="float" office:value="0.0474696846871944">
                <text:p>0.0474696846871944</text:p>
              </table:table-cell>
              <table:table-cell office:value-type="float" office:value="0.013465106667816">
                <text:p>0.013465106667816</text:p>
              </table:table-cell>
              <table:table-cell office:value-type="float" office:value="0.0000870411609308416">
                <text:p>0.0000870411609308416</text:p>
              </table:table-cell>
              <table:table-cell office:value-type="float" office:value="0.00000435815510264372">
                <text:p>0.00000435815510264372</text:p>
              </table:table-cell>
              <table:table-cell office:value-type="float" office:value="0.387298334620739">
                <text:p>0.387298334620739</text:p>
              </table:table-cell>
              <table:table-cell office:value-type="float" office:value="0.0167195133034629">
                <text:p>0.0167195133034629</text:p>
              </table:table-cell>
              <table:table-cell office:value-type="float" office:value="0.282105757333506">
                <text:p>0.2821057573335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8027274211061">
                <text:p>0.618027274211061</text:p>
              </table:table-cell>
              <table:table-cell office:value-type="float" office:value="0.0482892740884018">
                <text:p>0.0482892740884018</text:p>
              </table:table-cell>
              <table:table-cell office:value-type="float" office:value="0.0476815556006453">
                <text:p>0.0476815556006453</text:p>
              </table:table-cell>
              <table:table-cell office:value-type="float" office:value="0.0139761204258298">
                <text:p>0.0139761204258298</text:p>
              </table:table-cell>
              <table:table-cell office:value-type="float" office:value="0.000090124255983967">
                <text:p>0.000090124255983967</text:p>
              </table:table-cell>
              <table:table-cell office:value-type="float" office:value="0.00000418327746516293">
                <text:p>0.00000418327746516293</text:p>
              </table:table-cell>
              <table:table-cell office:value-type="float" office:value="0.396512575112341">
                <text:p>0.396512575112341</text:p>
              </table:table-cell>
              <table:table-cell office:value-type="float" office:value="0.0168324355141074">
                <text:p>0.0168324355141074</text:p>
              </table:table-cell>
              <table:table-cell office:value-type="float" office:value="0.288040942809497">
                <text:p>0.288040942809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15880663008403">
                <text:p>0.615880663008403</text:p>
              </table:table-cell>
              <table:table-cell office:value-type="float" office:value="0.08922620555913">
                <text:p>0.08922620555913</text:p>
              </table:table-cell>
              <table:table-cell office:value-type="float" office:value="0.0823888360559391">
                <text:p>0.0823888360559391</text:p>
              </table:table-cell>
              <table:table-cell office:value-type="float" office:value="0.0162325464484345">
                <text:p>0.0162325464484345</text:p>
              </table:table-cell>
              <table:table-cell office:value-type="float" office:value="0.00009495778781599">
                <text:p>0.00009495778781599</text:p>
              </table:table-cell>
              <table:table-cell office:value-type="float" office:value="0.00000298417914428821">
                <text:p>0.00000298417914428821</text:p>
              </table:table-cell>
              <table:table-cell office:value-type="float" office:value="0.396162144133487">
                <text:p>0.396162144133487</text:p>
              </table:table-cell>
              <table:table-cell office:value-type="float" office:value="0.0047761001487389">
                <text:p>0.0047761001487389</text:p>
              </table:table-cell>
              <table:table-cell office:value-type="float" office:value="0.289188532416466">
                <text:p>0.2891885324164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23349483520141">
                <text:p>0.623349483520141</text:p>
              </table:table-cell>
              <table:table-cell office:value-type="float" office:value="0.0895210661929605">
                <text:p>0.0895210661929605</text:p>
              </table:table-cell>
              <table:table-cell office:value-type="float" office:value="0.0833514465522266">
                <text:p>0.0833514465522266</text:p>
              </table:table-cell>
              <table:table-cell office:value-type="float" office:value="0.0162158204888106">
                <text:p>0.0162158204888106</text:p>
              </table:table-cell>
              <table:table-cell office:value-type="float" office:value="0.000097045455766784">
                <text:p>0.000097045455766784</text:p>
              </table:table-cell>
              <table:table-cell office:value-type="float" office:value="0.00000237799024173198">
                <text:p>0.00000237799024173198</text:p>
              </table:table-cell>
              <table:table-cell office:value-type="float" office:value="0.405859855396194">
                <text:p>0.405859855396194</text:p>
              </table:table-cell>
              <table:table-cell office:value-type="float" office:value="0.0104126518304476">
                <text:p>0.0104126518304476</text:p>
              </table:table-cell>
              <table:table-cell office:value-type="float" office:value="0.295898825743558">
                <text:p>0.2958988257435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2543457074113">
                <text:p>0.272543457074113</text:p>
              </table:table-cell>
              <table:table-cell office:value-type="float" office:value="0.0901113939482924">
                <text:p>0.0901113939482924</text:p>
              </table:table-cell>
              <table:table-cell office:value-type="float" office:value="0.087910651670632">
                <text:p>0.087910651670632</text:p>
              </table:table-cell>
              <table:table-cell office:value-type="float" office:value="0.0100838425234894">
                <text:p>0.0100838425234894</text:p>
              </table:table-cell>
              <table:table-cell office:value-type="float" office:value="0.0000428366272313332">
                <text:p>0.0000428366272313332</text:p>
              </table:table-cell>
              <table:table-cell office:value-type="float" office:value="0.000000165691854736488">
                <text:p>0.000000165691854736488</text:p>
              </table:table-cell>
              <table:table-cell office:value-type="float" office:value="0.12801909579781">
                <text:p>0.12801909579781</text:p>
              </table:table-cell>
              <table:table-cell office:value-type="float" office:value="0.000000165691854736488">
                <text:p>0.000000165691854736488</text:p>
              </table:table-cell>
              <table:table-cell office:value-type="float" office:value="0.099926510552182">
                <text:p>0.099926510552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02387000730232">
                <text:p>0.602387000730232</text:p>
              </table:table-cell>
              <table:table-cell office:value-type="float" office:value="0.0366631598162576">
                <text:p>0.0366631598162576</text:p>
              </table:table-cell>
              <table:table-cell office:value-type="float" office:value="0.0280775423288594">
                <text:p>0.0280775423288594</text:p>
              </table:table-cell>
              <table:table-cell office:value-type="float" office:value="0.0139946884113193">
                <text:p>0.0139946884113193</text:p>
              </table:table-cell>
              <table:table-cell office:value-type="float" office:value="0.0000912365155393011">
                <text:p>0.0000912365155393011</text:p>
              </table:table-cell>
              <table:table-cell office:value-type="float" office:value="0.00000404983126473151">
                <text:p>0.00000404983126473151</text:p>
              </table:table-cell>
              <table:table-cell office:value-type="float" office:value="0.385861230093005">
                <text:p>0.385861230093005</text:p>
              </table:table-cell>
              <table:table-cell office:value-type="float" office:value="0.0231277580464192">
                <text:p>0.0231277580464192</text:p>
              </table:table-cell>
              <table:table-cell office:value-type="float" office:value="0.278807443593872">
                <text:p>0.2788074435938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3484768590405">
                <text:p>0.573484768590405</text:p>
              </table:table-cell>
              <table:table-cell office:value-type="float" office:value="0.029189045872296">
                <text:p>0.029189045872296</text:p>
              </table:table-cell>
              <table:table-cell office:value-type="float" office:value="0.0283595493836174">
                <text:p>0.0283595493836174</text:p>
              </table:table-cell>
              <table:table-cell office:value-type="float" office:value="0.0134649602587288">
                <text:p>0.0134649602587288</text:p>
              </table:table-cell>
              <table:table-cell office:value-type="float" office:value="0.0000879217894099823">
                <text:p>0.0000879217894099823</text:p>
              </table:table-cell>
              <table:table-cell office:value-type="float" office:value="0.00000416255636849872">
                <text:p>0.00000416255636849872</text:p>
              </table:table-cell>
              <table:table-cell office:value-type="float" office:value="0.380423740350442">
                <text:p>0.380423740350442</text:p>
              </table:table-cell>
              <table:table-cell office:value-type="float" office:value="0.024638275757037">
                <text:p>0.024638275757037</text:p>
              </table:table-cell>
              <table:table-cell office:value-type="float" office:value="0.275678252690113">
                <text:p>0.2756782526901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84649684456773">
                <text:p>0.584649684456773</text:p>
              </table:table-cell>
              <table:table-cell office:value-type="float" office:value="0.088210497472698">
                <text:p>0.088210497472698</text:p>
              </table:table-cell>
              <table:table-cell office:value-type="float" office:value="0.0790576983749031">
                <text:p>0.0790576983749031</text:p>
              </table:table-cell>
              <table:table-cell office:value-type="float" office:value="0.0146462965566718">
                <text:p>0.0146462965566718</text:p>
              </table:table-cell>
              <table:table-cell office:value-type="float" office:value="0.0000871008133912904">
                <text:p>0.0000871008133912904</text:p>
              </table:table-cell>
              <table:table-cell office:value-type="float" office:value="0.000000153105076058591">
                <text:p>0.000000153105076058591</text:p>
              </table:table-cell>
              <table:table-cell office:value-type="float" office:value="0.342782730020051">
                <text:p>0.342782730020051</text:p>
              </table:table-cell>
              <table:table-cell office:value-type="float" office:value="0.000000153105076058591">
                <text:p>0.000000153105076058591</text:p>
              </table:table-cell>
              <table:table-cell office:value-type="float" office:value="0.251642140039342">
                <text:p>0.251642140039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23482383029038">
                <text:p>0.623482383029038</text:p>
              </table:table-cell>
              <table:table-cell office:value-type="float" office:value="0.0884734994546775">
                <text:p>0.0884734994546775</text:p>
              </table:table-cell>
              <table:table-cell office:value-type="float" office:value="0.0798120941553881">
                <text:p>0.0798120941553881</text:p>
              </table:table-cell>
              <table:table-cell office:value-type="float" office:value="0.017081723163519">
                <text:p>0.017081723163519</text:p>
              </table:table-cell>
              <table:table-cell office:value-type="float" office:value="0.000102952893363997">
                <text:p>0.000102952893363997</text:p>
              </table:table-cell>
              <table:table-cell office:value-type="float" office:value="0.0000023161845990294">
                <text:p>0.0000023161845990294</text:p>
              </table:table-cell>
              <table:table-cell office:value-type="float" office:value="0.405859855396194">
                <text:p>0.405859855396194</text:p>
              </table:table-cell>
              <table:table-cell office:value-type="float" office:value="0.0103093813411432">
                <text:p>0.0103093813411432</text:p>
              </table:table-cell>
              <table:table-cell office:value-type="float" office:value="0.295866039820318">
                <text:p>0.295866039820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22894671864686">
                <text:p>0.622894671864686</text:p>
              </table:table-cell>
              <table:table-cell office:value-type="float" office:value="0.0900622744274253">
                <text:p>0.0900622744274253</text:p>
              </table:table-cell>
              <table:table-cell office:value-type="float" office:value="0.085397102251513">
                <text:p>0.085397102251513</text:p>
              </table:table-cell>
              <table:table-cell office:value-type="float" office:value="0.0168435360053023">
                <text:p>0.0168435360053023</text:p>
              </table:table-cell>
              <table:table-cell office:value-type="float" office:value="0.0000997390400172916">
                <text:p>0.0000997390400172916</text:p>
              </table:table-cell>
              <table:table-cell office:value-type="float" office:value="0.000000176263268997147">
                <text:p>0.000000176263268997147</text:p>
              </table:table-cell>
              <table:table-cell office:value-type="float" office:value="0.403801381319521">
                <text:p>0.403801381319521</text:p>
              </table:table-cell>
              <table:table-cell office:value-type="float" office:value="0.000000176263268997148">
                <text:p>0.000000176263268997148</text:p>
              </table:table-cell>
              <table:table-cell office:value-type="float" office:value="0.294880333380415">
                <text:p>0.2948803333804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22487520374621">
                <text:p>0.622487520374621</text:p>
              </table:table-cell>
              <table:table-cell office:value-type="float" office:value="0.0893359051281574">
                <text:p>0.0893359051281574</text:p>
              </table:table-cell>
              <table:table-cell office:value-type="float" office:value="0.085309494927664">
                <text:p>0.085309494927664</text:p>
              </table:table-cell>
              <table:table-cell office:value-type="float" office:value="0.015944509371905">
                <text:p>0.015944509371905</text:p>
              </table:table-cell>
              <table:table-cell office:value-type="float" office:value="0.0000925853718144105">
                <text:p>0.0000925853718144105</text:p>
              </table:table-cell>
              <table:table-cell office:value-type="float" office:value="0.00000016763512650469">
                <text:p>0.00000016763512650469</text:p>
              </table:table-cell>
              <table:table-cell office:value-type="float" office:value="0.403457281230337">
                <text:p>0.403457281230337</text:p>
              </table:table-cell>
              <table:table-cell office:value-type="float" office:value="0.00000016763512650469">
                <text:p>0.00000016763512650469</text:p>
              </table:table-cell>
              <table:table-cell office:value-type="float" office:value="0.294804137244782">
                <text:p>0.294804137244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0859916204143">
                <text:p>0.580859916204143</text:p>
              </table:table-cell>
              <table:table-cell office:value-type="float" office:value="0.0896765302570556">
                <text:p>0.0896765302570556</text:p>
              </table:table-cell>
              <table:table-cell office:value-type="float" office:value="0.0891727763393323">
                <text:p>0.0891727763393323</text:p>
              </table:table-cell>
              <table:table-cell office:value-type="float" office:value="0.0153457563597821">
                <text:p>0.0153457563597821</text:p>
              </table:table-cell>
              <table:table-cell office:value-type="float" office:value="0.0000899373546889647">
                <text:p>0.0000899373546889647</text:p>
              </table:table-cell>
              <table:table-cell office:value-type="float" office:value="0.00000219711275838156">
                <text:p>0.00000219711275838156</text:p>
              </table:table-cell>
              <table:table-cell office:value-type="float" office:value="0.35433819375782">
                <text:p>0.35433819375782</text:p>
              </table:table-cell>
              <table:table-cell office:value-type="float" office:value="0.00938704279307327">
                <text:p>0.00938704279307327</text:p>
              </table:table-cell>
              <table:table-cell office:value-type="float" office:value="0.257594866951959">
                <text:p>0.2575948669519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12889012258481">
                <text:p>0.612889012258481</text:p>
              </table:table-cell>
              <table:table-cell office:value-type="float" office:value="0.0808296431400882">
                <text:p>0.0808296431400882</text:p>
              </table:table-cell>
              <table:table-cell office:value-type="float" office:value="0.0776643948917318">
                <text:p>0.0776643948917318</text:p>
              </table:table-cell>
              <table:table-cell office:value-type="float" office:value="0.0155313199078923">
                <text:p>0.0155313199078923</text:p>
              </table:table-cell>
              <table:table-cell office:value-type="float" office:value="0.0000939044624867546">
                <text:p>0.0000939044624867546</text:p>
              </table:table-cell>
              <table:table-cell office:value-type="float" office:value="0.00000453809223744826">
                <text:p>0.00000453809223744826</text:p>
              </table:table-cell>
              <table:table-cell office:value-type="float" office:value="0.398956973452858">
                <text:p>0.398956973452858</text:p>
              </table:table-cell>
              <table:table-cell office:value-type="float" office:value="0.0100743828800482">
                <text:p>0.0100743828800482</text:p>
              </table:table-cell>
              <table:table-cell office:value-type="float" office:value="0.289765615612689">
                <text:p>0.2897656156126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1703466122428">
                <text:p>0.461703466122428</text:p>
              </table:table-cell>
              <table:table-cell office:value-type="float" office:value="0.205923138545277">
                <text:p>0.205923138545277</text:p>
              </table:table-cell>
              <table:table-cell office:value-type="float" office:value="0.213393773676713">
                <text:p>0.213393773676713</text:p>
              </table:table-cell>
              <table:table-cell office:value-type="float" office:value="0.0244598895437643">
                <text:p>0.0244598895437643</text:p>
              </table:table-cell>
              <table:table-cell office:value-type="float" office:value="0.000144146296054627">
                <text:p>0.000144146296054627</text:p>
              </table:table-cell>
              <table:table-cell office:value-type="float" office:value="0.000000278860762392223">
                <text:p>0.000000278860762392223</text:p>
              </table:table-cell>
              <table:table-cell office:value-type="float" office:value="0.210158670215308">
                <text:p>0.210158670215308</text:p>
              </table:table-cell>
              <table:table-cell office:value-type="float" office:value="0.000000278860762392223">
                <text:p>0.000000278860762392223</text:p>
              </table:table-cell>
              <table:table-cell office:value-type="float" office:value="0.164008025146399">
                <text:p>0.1640080251463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84838802184106">
                <text:p>0.584838802184106</text:p>
              </table:table-cell>
              <table:table-cell office:value-type="float" office:value="0.10745495316767">
                <text:p>0.10745495316767</text:p>
              </table:table-cell>
              <table:table-cell office:value-type="float" office:value="0.0901631341859785">
                <text:p>0.0901631341859785</text:p>
              </table:table-cell>
              <table:table-cell office:value-type="float" office:value="0.0167330243683223">
                <text:p>0.0167330243683223</text:p>
              </table:table-cell>
              <table:table-cell office:value-type="float" office:value="0.000110678625573449">
                <text:p>0.000110678625573449</text:p>
              </table:table-cell>
              <table:table-cell office:value-type="float" office:value="0.000000165233032563541">
                <text:p>0.000000165233032563541</text:p>
              </table:table-cell>
              <table:table-cell office:value-type="float" office:value="0.337885582211887">
                <text:p>0.337885582211887</text:p>
              </table:table-cell>
              <table:table-cell office:value-type="float" office:value="0.000000165233032563541">
                <text:p>0.000000165233032563541</text:p>
              </table:table-cell>
              <table:table-cell office:value-type="float" office:value="0.249595239867936">
                <text:p>0.249595239867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9769867276576">
                <text:p>0.549769867276576</text:p>
              </table:table-cell>
              <table:table-cell office:value-type="float" office:value="0.107858718720924">
                <text:p>0.107858718720924</text:p>
              </table:table-cell>
              <table:table-cell office:value-type="float" office:value="0.104193393909172">
                <text:p>0.104193393909172</text:p>
              </table:table-cell>
              <table:table-cell office:value-type="float" office:value="0.0170536303633363">
                <text:p>0.0170536303633363</text:p>
              </table:table-cell>
              <table:table-cell office:value-type="float" office:value="0.0000886133047424964">
                <text:p>0.0000886133047424964</text:p>
              </table:table-cell>
              <table:table-cell office:value-type="float" office:value="0.000000176789296407028">
                <text:p>0.000000176789296407028</text:p>
              </table:table-cell>
              <table:table-cell office:value-type="float" office:value="0.325320354932385">
                <text:p>0.325320354932385</text:p>
              </table:table-cell>
              <table:table-cell office:value-type="float" office:value="0.000000176789296407028">
                <text:p>0.000000176789296407028</text:p>
              </table:table-cell>
              <table:table-cell office:value-type="float" office:value="0.239294482057952">
                <text:p>0.239294482057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0084824212288">
                <text:p>0.560084824212288</text:p>
              </table:table-cell>
              <table:table-cell office:value-type="float" office:value="0.0898721003349195">
                <text:p>0.0898721003349195</text:p>
              </table:table-cell>
              <table:table-cell office:value-type="float" office:value="0.0877904877153257">
                <text:p>0.0877904877153257</text:p>
              </table:table-cell>
              <table:table-cell office:value-type="float" office:value="0.0133003416571287">
                <text:p>0.0133003416571287</text:p>
              </table:table-cell>
              <table:table-cell office:value-type="float" office:value="0.0000749608376867257">
                <text:p>0.0000749608376867257</text:p>
              </table:table-cell>
              <table:table-cell office:value-type="float" office:value="0.000000171749960047562">
                <text:p>0.000000171749960047562</text:p>
              </table:table-cell>
              <table:table-cell office:value-type="float" office:value="0.313138237134265">
                <text:p>0.313138237134265</text:p>
              </table:table-cell>
              <table:table-cell office:value-type="float" office:value="0.000000171749960047562">
                <text:p>0.000000171749960047562</text:p>
              </table:table-cell>
              <table:table-cell office:value-type="float" office:value="0.229926204313846">
                <text:p>0.2299262043138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87767153264396">
                <text:p>0.487767153264396</text:p>
              </table:table-cell>
              <table:table-cell office:value-type="float" office:value="0.155052876611769">
                <text:p>0.155052876611769</text:p>
              </table:table-cell>
              <table:table-cell office:value-type="float" office:value="0.13718690464061">
                <text:p>0.13718690464061</text:p>
              </table:table-cell>
              <table:table-cell office:value-type="float" office:value="0.0221424352278025">
                <text:p>0.0221424352278025</text:p>
              </table:table-cell>
              <table:table-cell office:value-type="float" office:value="0.000119964129656989">
                <text:p>0.000119964129656989</text:p>
              </table:table-cell>
              <table:table-cell office:value-type="float" office:value="0.000000258563294550724">
                <text:p>0.000000258563294550724</text:p>
              </table:table-cell>
              <table:table-cell office:value-type="float" office:value="0.257660413895672">
                <text:p>0.257660413895672</text:p>
              </table:table-cell>
              <table:table-cell office:value-type="float" office:value="0.000000258563294550724">
                <text:p>0.000000258563294550724</text:p>
              </table:table-cell>
              <table:table-cell office:value-type="float" office:value="0.190082235784308">
                <text:p>0.1900822357843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35643353338847">
                <text:p>0.235643353338847</text:p>
              </table:table-cell>
              <table:table-cell office:value-type="float" office:value="0.0882636099445166">
                <text:p>0.0882636099445166</text:p>
              </table:table-cell>
              <table:table-cell office:value-type="float" office:value="0.0790650509891682">
                <text:p>0.0790650509891682</text:p>
              </table:table-cell>
              <table:table-cell office:value-type="float" office:value="0.010897097401152">
                <text:p>0.010897097401152</text:p>
              </table:table-cell>
              <table:table-cell office:value-type="float" office:value="0.000055714177073118">
                <text:p>0.000055714177073118</text:p>
              </table:table-cell>
              <table:table-cell office:value-type="float" office:value="0.00000012823978905673">
                <text:p>0.00000012823978905673</text:p>
              </table:table-cell>
              <table:table-cell office:value-type="float" office:value="0.108012344973464">
                <text:p>0.108012344973464</text:p>
              </table:table-cell>
              <table:table-cell office:value-type="float" office:value="0.00000012823978905673">
                <text:p>0.00000012823978905673</text:p>
              </table:table-cell>
              <table:table-cell office:value-type="float" office:value="0.0827555488026328">
                <text:p>0.08275554880263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23385921987247">
                <text:p>0.623385921987247</text:p>
              </table:table-cell>
              <table:table-cell office:value-type="float" office:value="0.0336008270669744">
                <text:p>0.0336008270669744</text:p>
              </table:table-cell>
              <table:table-cell office:value-type="float" office:value="0.0296858846487776">
                <text:p>0.0296858846487776</text:p>
              </table:table-cell>
              <table:table-cell office:value-type="float" office:value="0.0135521639222722">
                <text:p>0.0135521639222722</text:p>
              </table:table-cell>
              <table:table-cell office:value-type="float" office:value="0.0000903983364071416">
                <text:p>0.0000903983364071416</text:p>
              </table:table-cell>
              <table:table-cell office:value-type="float" office:value="0.00000408839063926908">
                <text:p>0.00000408839063926908</text:p>
              </table:table-cell>
              <table:table-cell office:value-type="float" office:value="0.407907941684011">
                <text:p>0.407907941684011</text:p>
              </table:table-cell>
              <table:table-cell office:value-type="float" office:value="0.0210662165198944">
                <text:p>0.0210662165198944</text:p>
              </table:table-cell>
              <table:table-cell office:value-type="float" office:value="0.295120651230185">
                <text:p>0.295120651230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2310262344908">
                <text:p>0.592310262344908</text:p>
              </table:table-cell>
              <table:table-cell office:value-type="float" office:value="0.169899844048768">
                <text:p>0.169899844048768</text:p>
              </table:table-cell>
              <table:table-cell office:value-type="float" office:value="0.164071979132752">
                <text:p>0.164071979132752</text:p>
              </table:table-cell>
              <table:table-cell office:value-type="float" office:value="0.0241254121380434">
                <text:p>0.0241254121380434</text:p>
              </table:table-cell>
              <table:table-cell office:value-type="float" office:value="0.000133980255018183">
                <text:p>0.000133980255018183</text:p>
              </table:table-cell>
              <table:table-cell office:value-type="float" office:value="0.000000236473259849852">
                <text:p>0.000000236473259849852</text:p>
              </table:table-cell>
              <table:table-cell office:value-type="float" office:value="0.347610893576902">
                <text:p>0.347610893576902</text:p>
              </table:table-cell>
              <table:table-cell office:value-type="float" office:value="0.000000236473259849852">
                <text:p>0.000000236473259849852</text:p>
              </table:table-cell>
              <table:table-cell office:value-type="float" office:value="0.256820759945982">
                <text:p>0.2568207599459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9883672241939">
                <text:p>0.619883672241939</text:p>
              </table:table-cell>
              <table:table-cell office:value-type="float" office:value="0.0897146592568876">
                <text:p>0.0897146592568876</text:p>
              </table:table-cell>
              <table:table-cell office:value-type="float" office:value="0.0891010693357961">
                <text:p>0.0891010693357961</text:p>
              </table:table-cell>
              <table:table-cell office:value-type="float" office:value="0.0161677279958186">
                <text:p>0.0161677279958186</text:p>
              </table:table-cell>
              <table:table-cell office:value-type="float" office:value="0.0000960235356199102">
                <text:p>0.0000960235356199102</text:p>
              </table:table-cell>
              <table:table-cell office:value-type="float" office:value="0.000000198456962475538">
                <text:p>0.000000198456962475538</text:p>
              </table:table-cell>
              <table:table-cell office:value-type="float" office:value="0.402077936060491">
                <text:p>0.402077936060491</text:p>
              </table:table-cell>
              <table:table-cell office:value-type="float" office:value="0.000000198456962475539">
                <text:p>0.000000198456962475539</text:p>
              </table:table-cell>
              <table:table-cell office:value-type="float" office:value="0.294603247637135">
                <text:p>0.294603247637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8156339876006">
                <text:p>0.378156339876006</text:p>
              </table:table-cell>
              <table:table-cell office:value-type="float" office:value="0.0892348210882896">
                <text:p>0.0892348210882896</text:p>
              </table:table-cell>
              <table:table-cell office:value-type="float" office:value="0.0822448429522488">
                <text:p>0.0822448429522488</text:p>
              </table:table-cell>
              <table:table-cell office:value-type="float" office:value="0.0118656253780185">
                <text:p>0.0118656253780185</text:p>
              </table:table-cell>
              <table:table-cell office:value-type="float" office:value="0.0000613255913877507">
                <text:p>0.0000613255913877507</text:p>
              </table:table-cell>
              <table:table-cell office:value-type="float" office:value="0.000000142213846072121">
                <text:p>0.000000142213846072121</text:p>
              </table:table-cell>
              <table:table-cell office:value-type="float" office:value="0.20138409955991">
                <text:p>0.20138409955991</text:p>
              </table:table-cell>
              <table:table-cell office:value-type="float" office:value="0.000000142213846072121">
                <text:p>0.000000142213846072121</text:p>
              </table:table-cell>
              <table:table-cell office:value-type="float" office:value="0.149043318185153">
                <text:p>0.149043318185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6576864585921">
                <text:p>0.616576864585921</text:p>
              </table:table-cell>
              <table:table-cell office:value-type="float" office:value="0.0897695122265042">
                <text:p>0.0897695122265042</text:p>
              </table:table-cell>
              <table:table-cell office:value-type="float" office:value="0.084547101552533">
                <text:p>0.084547101552533</text:p>
              </table:table-cell>
              <table:table-cell office:value-type="float" office:value="0.0152805424384256">
                <text:p>0.0152805424384256</text:p>
              </table:table-cell>
              <table:table-cell office:value-type="float" office:value="0.0000927396850857178">
                <text:p>0.0000927396850857178</text:p>
              </table:table-cell>
              <table:table-cell office:value-type="float" office:value="0.000000156428512293341">
                <text:p>0.000000156428512293341</text:p>
              </table:table-cell>
              <table:table-cell office:value-type="float" office:value="0.389800518784214">
                <text:p>0.389800518784214</text:p>
              </table:table-cell>
              <table:table-cell office:value-type="float" office:value="0.000000156428512293342">
                <text:p>0.000000156428512293342</text:p>
              </table:table-cell>
              <table:table-cell office:value-type="float" office:value="0.284248131455856">
                <text:p>0.2842481314558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23119196660077">
                <text:p>0.623119196660077</text:p>
              </table:table-cell>
              <table:table-cell office:value-type="float" office:value="0.0336785731355324">
                <text:p>0.0336785731355324</text:p>
              </table:table-cell>
              <table:table-cell office:value-type="float" office:value="0.0335512290976478">
                <text:p>0.0335512290976478</text:p>
              </table:table-cell>
              <table:table-cell office:value-type="float" office:value="0.014848728341112">
                <text:p>0.014848728341112</text:p>
              </table:table-cell>
              <table:table-cell office:value-type="float" office:value="0.0000970358683172972">
                <text:p>0.0000970358683172972</text:p>
              </table:table-cell>
              <table:table-cell office:value-type="float" office:value="0.00000421709951847826">
                <text:p>0.00000421709951847826</text:p>
              </table:table-cell>
              <table:table-cell office:value-type="float" office:value="0.407907941684011">
                <text:p>0.407907941684011</text:p>
              </table:table-cell>
              <table:table-cell office:value-type="float" office:value="0.0225808218337946">
                <text:p>0.0225808218337946</text:p>
              </table:table-cell>
              <table:table-cell office:value-type="float" office:value="0.294474289295449">
                <text:p>0.2944742892954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63693385138028">
                <text:p>0.563693385138028</text:p>
              </table:table-cell>
              <table:table-cell office:value-type="float" office:value="0.0802121207746581">
                <text:p>0.0802121207746581</text:p>
              </table:table-cell>
              <table:table-cell office:value-type="float" office:value="0.074044866772877">
                <text:p>0.074044866772877</text:p>
              </table:table-cell>
              <table:table-cell office:value-type="float" office:value="0.0147222393189387">
                <text:p>0.0147222393189387</text:p>
              </table:table-cell>
              <table:table-cell office:value-type="float" office:value="0.0000835333620300093">
                <text:p>0.0000835333620300093</text:p>
              </table:table-cell>
              <table:table-cell office:value-type="float" office:value="0.00000439318090369463">
                <text:p>0.00000439318090369463</text:p>
              </table:table-cell>
              <table:table-cell office:value-type="float" office:value="0.322317993430228">
                <text:p>0.322317993430228</text:p>
              </table:table-cell>
              <table:table-cell office:value-type="float" office:value="0.0098686553617187">
                <text:p>0.0098686553617187</text:p>
              </table:table-cell>
              <table:table-cell office:value-type="float" office:value="0.235573929494018">
                <text:p>0.2355739294940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23304597145553">
                <text:p>0.623304597145553</text:p>
              </table:table-cell>
              <table:table-cell office:value-type="float" office:value="0.0290066309824574">
                <text:p>0.0290066309824574</text:p>
              </table:table-cell>
              <table:table-cell office:value-type="float" office:value="0.0279043977855911">
                <text:p>0.0279043977855911</text:p>
              </table:table-cell>
              <table:table-cell office:value-type="float" office:value="0.0133330369557613">
                <text:p>0.0133330369557613</text:p>
              </table:table-cell>
              <table:table-cell office:value-type="float" office:value="0.0000903607013612234">
                <text:p>0.0000903607013612234</text:p>
              </table:table-cell>
              <table:table-cell office:value-type="float" office:value="0.00000415715709605084">
                <text:p>0.00000415715709605084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4496320760516">
                <text:p>0.0244496320760516</text:p>
              </table:table-cell>
              <table:table-cell office:value-type="float" office:value="0.294572726914096">
                <text:p>0.2945727269140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3479155017415">
                <text:p>0.623479155017415</text:p>
              </table:table-cell>
              <table:table-cell office:value-type="float" office:value="0.0289635906996929">
                <text:p>0.0289635906996929</text:p>
              </table:table-cell>
              <table:table-cell office:value-type="float" office:value="0.028531598220933">
                <text:p>0.028531598220933</text:p>
              </table:table-cell>
              <table:table-cell office:value-type="float" office:value="0.0136165084580354">
                <text:p>0.0136165084580354</text:p>
              </table:table-cell>
              <table:table-cell office:value-type="float" office:value="0.0000917247663963859">
                <text:p>0.0000917247663963859</text:p>
              </table:table-cell>
              <table:table-cell office:value-type="float" office:value="0.0000042042795269576">
                <text:p>0.000004204279526957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48711818272336">
                <text:p>0.0248711818272336</text:p>
              </table:table-cell>
              <table:table-cell office:value-type="float" office:value="0.29482880690237">
                <text:p>0.29482880690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6100623533815">
                <text:p>0.326100623533815</text:p>
              </table:table-cell>
              <table:table-cell office:value-type="float" office:value="0.123214042910836">
                <text:p>0.123214042910836</text:p>
              </table:table-cell>
              <table:table-cell office:value-type="float" office:value="0.112451335241082">
                <text:p>0.112451335241082</text:p>
              </table:table-cell>
              <table:table-cell office:value-type="float" office:value="0.0181631434583534">
                <text:p>0.0181631434583534</text:p>
              </table:table-cell>
              <table:table-cell office:value-type="float" office:value="0.0000890726603238157">
                <text:p>0.0000890726603238157</text:p>
              </table:table-cell>
              <table:table-cell office:value-type="float" office:value="0.000000254485848995659">
                <text:p>0.000000254485848995659</text:p>
              </table:table-cell>
              <table:table-cell office:value-type="float" office:value="0.152752523165195">
                <text:p>0.152752523165195</text:p>
              </table:table-cell>
              <table:table-cell office:value-type="float" office:value="0.000000254485848995659">
                <text:p>0.000000254485848995659</text:p>
              </table:table-cell>
              <table:table-cell office:value-type="float" office:value="0.120199772161337">
                <text:p>0.1201997721613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3314924480488">
                <text:p>0.623314924480488</text:p>
              </table:table-cell>
              <table:table-cell office:value-type="float" office:value="0.0288384300402678">
                <text:p>0.0288384300402678</text:p>
              </table:table-cell>
              <table:table-cell office:value-type="float" office:value="0.0266380195306374">
                <text:p>0.0266380195306374</text:p>
              </table:table-cell>
              <table:table-cell office:value-type="float" office:value="0.0130785539748998">
                <text:p>0.0130785539748998</text:p>
              </table:table-cell>
              <table:table-cell office:value-type="float" office:value="0.0000888189209706155">
                <text:p>0.0000888189209706155</text:p>
              </table:table-cell>
              <table:table-cell office:value-type="float" office:value="0.00000409814252342537">
                <text:p>0.0000040981425234253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8533715369209">
                <text:p>0.0238533715369209</text:p>
              </table:table-cell>
              <table:table-cell office:value-type="float" office:value="0.294945058240774">
                <text:p>0.2949450582407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3536641103887">
                <text:p>0.623536641103887</text:p>
              </table:table-cell>
              <table:table-cell office:value-type="float" office:value="0.0876900853063431">
                <text:p>0.0876900853063431</text:p>
              </table:table-cell>
              <table:table-cell office:value-type="float" office:value="0.0770777490051317">
                <text:p>0.0770777490051317</text:p>
              </table:table-cell>
              <table:table-cell office:value-type="float" office:value="0.0166045458548164">
                <text:p>0.0166045458548164</text:p>
              </table:table-cell>
              <table:table-cell office:value-type="float" office:value="0.000103738779360932">
                <text:p>0.000103738779360932</text:p>
              </table:table-cell>
              <table:table-cell office:value-type="float" office:value="0.00000189422698818251">
                <text:p>0.00000189422698818251</text:p>
              </table:table-cell>
              <table:table-cell office:value-type="float" office:value="0.406201920231795">
                <text:p>0.406201920231795</text:p>
              </table:table-cell>
              <table:table-cell office:value-type="float" office:value="0.0107360538843028">
                <text:p>0.0107360538843028</text:p>
              </table:table-cell>
              <table:table-cell office:value-type="float" office:value="0.296645666576366">
                <text:p>0.2966456665763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59967103114568">
                <text:p>0.559967103114568</text:p>
              </table:table-cell>
              <table:table-cell office:value-type="float" office:value="0.0364338836340819">
                <text:p>0.0364338836340819</text:p>
              </table:table-cell>
              <table:table-cell office:value-type="float" office:value="0.0311055486398109">
                <text:p>0.0311055486398109</text:p>
              </table:table-cell>
              <table:table-cell office:value-type="float" office:value="0.0163619212561422">
                <text:p>0.0163619212561422</text:p>
              </table:table-cell>
              <table:table-cell office:value-type="float" office:value="0.000101940419991291">
                <text:p>0.000101940419991291</text:p>
              </table:table-cell>
              <table:table-cell office:value-type="float" office:value="0.00000412291099742711">
                <text:p>0.00000412291099742711</text:p>
              </table:table-cell>
              <table:table-cell office:value-type="float" office:value="0.377491721763535">
                <text:p>0.377491721763535</text:p>
              </table:table-cell>
              <table:table-cell office:value-type="float" office:value="0.0209774944258005">
                <text:p>0.0209774944258005</text:p>
              </table:table-cell>
              <table:table-cell office:value-type="float" office:value="0.273381333262857">
                <text:p>0.27338133326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73760062178161">
                <text:p>0.573760062178161</text:p>
              </table:table-cell>
              <table:table-cell office:value-type="float" office:value="0.0289893001648782">
                <text:p>0.0289893001648782</text:p>
              </table:table-cell>
              <table:table-cell office:value-type="float" office:value="0.0260585920977891">
                <text:p>0.0260585920977891</text:p>
              </table:table-cell>
              <table:table-cell office:value-type="float" office:value="0.0132698944424528">
                <text:p>0.0132698944424528</text:p>
              </table:table-cell>
              <table:table-cell office:value-type="float" office:value="0.000088541007991078">
                <text:p>0.000088541007991078</text:p>
              </table:table-cell>
              <table:table-cell office:value-type="float" office:value="0.00000417788871479301">
                <text:p>0.00000417788871479301</text:p>
              </table:table-cell>
              <table:table-cell office:value-type="float" office:value="0.389800518784214">
                <text:p>0.389800518784214</text:p>
              </table:table-cell>
              <table:table-cell office:value-type="float" office:value="0.0236831709129537">
                <text:p>0.0236831709129537</text:p>
              </table:table-cell>
              <table:table-cell office:value-type="float" office:value="0.281401164929074">
                <text:p>0.281401164929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94450063815437">
                <text:p>0.594450063815437</text:p>
              </table:table-cell>
              <table:table-cell office:value-type="float" office:value="0.0868814754790285">
                <text:p>0.0868814754790285</text:p>
              </table:table-cell>
              <table:table-cell office:value-type="float" office:value="0.0695017837387935">
                <text:p>0.0695017837387935</text:p>
              </table:table-cell>
              <table:table-cell office:value-type="float" office:value="0.0170636891078921">
                <text:p>0.0170636891078921</text:p>
              </table:table-cell>
              <table:table-cell office:value-type="float" office:value="0.000110904369780756">
                <text:p>0.000110904369780756</text:p>
              </table:table-cell>
              <table:table-cell office:value-type="float" office:value="0.000000148771898219428">
                <text:p>0.000000148771898219428</text:p>
              </table:table-cell>
              <table:table-cell office:value-type="float" office:value="0.394757309410897">
                <text:p>0.394757309410897</text:p>
              </table:table-cell>
              <table:table-cell office:value-type="float" office:value="0.000000148771898219428">
                <text:p>0.000000148771898219428</text:p>
              </table:table-cell>
              <table:table-cell office:value-type="float" office:value="0.288383763760816">
                <text:p>0.288383763760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3323697357225">
                <text:p>0.623323697357225</text:p>
              </table:table-cell>
              <table:table-cell office:value-type="float" office:value="0.0289913200327328">
                <text:p>0.0289913200327328</text:p>
              </table:table-cell>
              <table:table-cell office:value-type="float" office:value="0.0270065530029847">
                <text:p>0.0270065530029847</text:p>
              </table:table-cell>
              <table:table-cell office:value-type="float" office:value="0.0134648768830417">
                <text:p>0.0134648768830417</text:p>
              </table:table-cell>
              <table:table-cell office:value-type="float" office:value="0.0000906163429893075">
                <text:p>0.0000906163429893075</text:p>
              </table:table-cell>
              <table:table-cell office:value-type="float" office:value="0.0000041343510424106">
                <text:p>0.000004134351042410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9419028211253">
                <text:p>0.0239419028211253</text:p>
              </table:table-cell>
              <table:table-cell office:value-type="float" office:value="0.295152334529424">
                <text:p>0.295152334529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23659557248057">
                <text:p>0.623659557248057</text:p>
              </table:table-cell>
              <table:table-cell office:value-type="float" office:value="0.0797097528345877">
                <text:p>0.0797097528345877</text:p>
              </table:table-cell>
              <table:table-cell office:value-type="float" office:value="0.0705338269323182">
                <text:p>0.0705338269323182</text:p>
              </table:table-cell>
              <table:table-cell office:value-type="float" office:value="0.0166106716799231">
                <text:p>0.0166106716799231</text:p>
              </table:table-cell>
              <table:table-cell office:value-type="float" office:value="0.0000993779154957833">
                <text:p>0.0000993779154957833</text:p>
              </table:table-cell>
              <table:table-cell office:value-type="float" office:value="0.00000431251738210846">
                <text:p>0.00000431251738210846</text:p>
              </table:table-cell>
              <table:table-cell office:value-type="float" office:value="0.406543697255012">
                <text:p>0.406543697255012</text:p>
              </table:table-cell>
              <table:table-cell office:value-type="float" office:value="0.00986744167918362">
                <text:p>0.00986744167918362</text:p>
              </table:table-cell>
              <table:table-cell office:value-type="float" office:value="0.295571119446911">
                <text:p>0.2955711194469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8983683562777">
                <text:p>0.408983683562777</text:p>
              </table:table-cell>
              <table:table-cell office:value-type="float" office:value="0.0932777127222534">
                <text:p>0.0932777127222534</text:p>
              </table:table-cell>
              <table:table-cell office:value-type="float" office:value="0.0927907012471831">
                <text:p>0.0927907012471831</text:p>
              </table:table-cell>
              <table:table-cell office:value-type="float" office:value="0.0137808731149232">
                <text:p>0.0137808731149232</text:p>
              </table:table-cell>
              <table:table-cell office:value-type="float" office:value="0.0000691786982013378">
                <text:p>0.0000691786982013378</text:p>
              </table:table-cell>
              <table:table-cell office:value-type="float" office:value="0.000000219200351800954">
                <text:p>0.000000219200351800954</text:p>
              </table:table-cell>
              <table:table-cell office:value-type="float" office:value="0.20138409955991">
                <text:p>0.20138409955991</text:p>
              </table:table-cell>
              <table:table-cell office:value-type="float" office:value="0.000000219200351800954">
                <text:p>0.000000219200351800954</text:p>
              </table:table-cell>
              <table:table-cell office:value-type="float" office:value="0.152735873941249">
                <text:p>0.1527358739412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8518053073252">
                <text:p>0.488518053073252</text:p>
              </table:table-cell>
              <table:table-cell office:value-type="float" office:value="0.0896895345152289">
                <text:p>0.0896895345152289</text:p>
              </table:table-cell>
              <table:table-cell office:value-type="float" office:value="0.0845125677814597">
                <text:p>0.0845125677814597</text:p>
              </table:table-cell>
              <table:table-cell office:value-type="float" office:value="0.0147698185360055">
                <text:p>0.0147698185360055</text:p>
              </table:table-cell>
              <table:table-cell office:value-type="float" office:value="0.0000835381302795556">
                <text:p>0.0000835381302795556</text:p>
              </table:table-cell>
              <table:table-cell office:value-type="float" office:value="0.00000236324420340173">
                <text:p>0.00000236324420340173</text:p>
              </table:table-cell>
              <table:table-cell office:value-type="float" office:value="0.343187671366232">
                <text:p>0.343187671366232</text:p>
              </table:table-cell>
              <table:table-cell office:value-type="float" office:value="0.00213420518561248">
                <text:p>0.00213420518561248</text:p>
              </table:table-cell>
              <table:table-cell office:value-type="float" office:value="0.251104639836294">
                <text:p>0.2511046398362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70624287622123">
                <text:p>0.570624287622123</text:p>
              </table:table-cell>
              <table:table-cell office:value-type="float" office:value="0.0898304949635195">
                <text:p>0.0898304949635195</text:p>
              </table:table-cell>
              <table:table-cell office:value-type="float" office:value="0.0721110460655803">
                <text:p>0.0721110460655803</text:p>
              </table:table-cell>
              <table:table-cell office:value-type="float" office:value="0.0159218033671072">
                <text:p>0.0159218033671072</text:p>
              </table:table-cell>
              <table:table-cell office:value-type="float" office:value="0.000103650228683955">
                <text:p>0.000103650228683955</text:p>
              </table:table-cell>
              <table:table-cell office:value-type="float" office:value="0.000000138402174798446">
                <text:p>0.000000138402174798446</text:p>
              </table:table-cell>
              <table:table-cell office:value-type="float" office:value="0.322317993430228">
                <text:p>0.322317993430228</text:p>
              </table:table-cell>
              <table:table-cell office:value-type="float" office:value="0.000000138402174798446">
                <text:p>0.000000138402174798446</text:p>
              </table:table-cell>
              <table:table-cell office:value-type="float" office:value="0.234668064175513">
                <text:p>0.234668064175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21411175879103">
                <text:p>0.621411175879103</text:p>
              </table:table-cell>
              <table:table-cell office:value-type="float" office:value="0.0481351277099623">
                <text:p>0.0481351277099623</text:p>
              </table:table-cell>
              <table:table-cell office:value-type="float" office:value="0.0479846254729266">
                <text:p>0.0479846254729266</text:p>
              </table:table-cell>
              <table:table-cell office:value-type="float" office:value="0.0138635380870499">
                <text:p>0.0138635380870499</text:p>
              </table:table-cell>
              <table:table-cell office:value-type="float" office:value="0.0000910242142713728">
                <text:p>0.0000910242142713728</text:p>
              </table:table-cell>
              <table:table-cell office:value-type="float" office:value="0.00000435608417999461">
                <text:p>0.00000435608417999461</text:p>
              </table:table-cell>
              <table:table-cell office:value-type="float" office:value="0.403112887414924">
                <text:p>0.403112887414924</text:p>
              </table:table-cell>
              <table:table-cell office:value-type="float" office:value="0.0169670543380977">
                <text:p>0.0169670543380977</text:p>
              </table:table-cell>
              <table:table-cell office:value-type="float" office:value="0.292167646458234">
                <text:p>0.2921676464582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224581403798">
                <text:p>0.6224581403798</text:p>
              </table:table-cell>
              <table:table-cell office:value-type="float" office:value="0.0884002071682512">
                <text:p>0.0884002071682512</text:p>
              </table:table-cell>
              <table:table-cell office:value-type="float" office:value="0.0791737048798151">
                <text:p>0.0791737048798151</text:p>
              </table:table-cell>
              <table:table-cell office:value-type="float" office:value="0.0166213987311509">
                <text:p>0.0166213987311509</text:p>
              </table:table-cell>
              <table:table-cell office:value-type="float" office:value="0.000101460941831185">
                <text:p>0.000101460941831185</text:p>
              </table:table-cell>
              <table:table-cell office:value-type="float" office:value="0.000000153771042237973">
                <text:p>0.000000153771042237973</text:p>
              </table:table-cell>
              <table:table-cell office:value-type="float" office:value="0.403801381319521">
                <text:p>0.403801381319521</text:p>
              </table:table-cell>
              <table:table-cell office:value-type="float" office:value="0.000000153771042237973">
                <text:p>0.000000153771042237973</text:p>
              </table:table-cell>
              <table:table-cell office:value-type="float" office:value="0.294499930793569">
                <text:p>0.294499930793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12510831613361">
                <text:p>0.512510831613361</text:p>
              </table:table-cell>
              <table:table-cell office:value-type="float" office:value="0.0900032343200105">
                <text:p>0.0900032343200105</text:p>
              </table:table-cell>
              <table:table-cell office:value-type="float" office:value="0.0905502163693959">
                <text:p>0.0905502163693959</text:p>
              </table:table-cell>
              <table:table-cell office:value-type="float" office:value="0.0160661762467631">
                <text:p>0.0160661762467631</text:p>
              </table:table-cell>
              <table:table-cell office:value-type="float" office:value="0.0000861611395474772">
                <text:p>0.0000861611395474772</text:p>
              </table:table-cell>
              <table:table-cell office:value-type="float" office:value="0.000000215966927292899">
                <text:p>0.000000215966927292899</text:p>
              </table:table-cell>
              <table:table-cell office:value-type="float" office:value="0.270287912337114">
                <text:p>0.270287912337114</text:p>
              </table:table-cell>
              <table:table-cell office:value-type="float" office:value="0.000000215966927292899">
                <text:p>0.000000215966927292899</text:p>
              </table:table-cell>
              <table:table-cell office:value-type="float" office:value="0.200323255696802">
                <text:p>0.2003232556968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23247244405561">
                <text:p>0.623247244405561</text:p>
              </table:table-cell>
              <table:table-cell office:value-type="float" office:value="0.0288170948703978">
                <text:p>0.0288170948703978</text:p>
              </table:table-cell>
              <table:table-cell office:value-type="float" office:value="0.0265042719463536">
                <text:p>0.0265042719463536</text:p>
              </table:table-cell>
              <table:table-cell office:value-type="float" office:value="0.0131444630044627">
                <text:p>0.0131444630044627</text:p>
              </table:table-cell>
              <table:table-cell office:value-type="float" office:value="0.0000890302910843799">
                <text:p>0.0000890302910843799</text:p>
              </table:table-cell>
              <table:table-cell office:value-type="float" office:value="0.00000413615438589177">
                <text:p>0.00000413615438589177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8738687978294">
                <text:p>0.0238738687978294</text:p>
              </table:table-cell>
              <table:table-cell office:value-type="float" office:value="0.295225918798667">
                <text:p>0.295225918798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20138978930144">
                <text:p>0.620138978930144</text:p>
              </table:table-cell>
              <table:table-cell office:value-type="float" office:value="0.0806066866527">
                <text:p>0.0806066866527</text:p>
              </table:table-cell>
              <table:table-cell office:value-type="float" office:value="0.0756776531729038">
                <text:p>0.0756776531729038</text:p>
              </table:table-cell>
              <table:table-cell office:value-type="float" office:value="0.0152471138413014">
                <text:p>0.0152471138413014</text:p>
              </table:table-cell>
              <table:table-cell office:value-type="float" office:value="0.0000916516962309896">
                <text:p>0.0000916516962309896</text:p>
              </table:table-cell>
              <table:table-cell office:value-type="float" office:value="0.00000445311886777851">
                <text:p>0.00000445311886777851</text:p>
              </table:table-cell>
              <table:table-cell office:value-type="float" office:value="0.398956973452858">
                <text:p>0.398956973452858</text:p>
              </table:table-cell>
              <table:table-cell office:value-type="float" office:value="0.00993738150011273">
                <text:p>0.00993738150011273</text:p>
              </table:table-cell>
              <table:table-cell office:value-type="float" office:value="0.291240394215727">
                <text:p>0.2912403942157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22265139608656">
                <text:p>0.622265139608656</text:p>
              </table:table-cell>
              <table:table-cell office:value-type="float" office:value="0.0890636762966825">
                <text:p>0.0890636762966825</text:p>
              </table:table-cell>
              <table:table-cell office:value-type="float" office:value="0.0813340376267307">
                <text:p>0.0813340376267307</text:p>
              </table:table-cell>
              <table:table-cell office:value-type="float" office:value="0.0167629944820024">
                <text:p>0.0167629944820024</text:p>
              </table:table-cell>
              <table:table-cell office:value-type="float" office:value="0.0000999480186936078">
                <text:p>0.0000999480186936078</text:p>
              </table:table-cell>
              <table:table-cell office:value-type="float" office:value="0.00000232041202239571">
                <text:p>0.00000232041202239571</text:p>
              </table:table-cell>
              <table:table-cell office:value-type="float" office:value="0.403457281230337">
                <text:p>0.403457281230337</text:p>
              </table:table-cell>
              <table:table-cell office:value-type="float" office:value="0.00237625667725574">
                <text:p>0.00237625667725574</text:p>
              </table:table-cell>
              <table:table-cell office:value-type="float" office:value="0.294260112422079">
                <text:p>0.2942601124220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85996666680513">
                <text:p>0.585996666680513</text:p>
              </table:table-cell>
              <table:table-cell office:value-type="float" office:value="0.090496914900073">
                <text:p>0.090496914900073</text:p>
              </table:table-cell>
              <table:table-cell office:value-type="float" office:value="0.0880974131872092">
                <text:p>0.0880974131872092</text:p>
              </table:table-cell>
              <table:table-cell office:value-type="float" office:value="0.0165616869327179">
                <text:p>0.0165616869327179</text:p>
              </table:table-cell>
              <table:table-cell office:value-type="float" office:value="0.0000948758576329701">
                <text:p>0.0000948758576329701</text:p>
              </table:table-cell>
              <table:table-cell office:value-type="float" office:value="0.00000019205935046985">
                <text:p>0.00000019205935046985</text:p>
              </table:table-cell>
              <table:table-cell office:value-type="float" office:value="0.351583718495481">
                <text:p>0.351583718495481</text:p>
              </table:table-cell>
              <table:table-cell office:value-type="float" office:value="0.00000019205935046985">
                <text:p>0.00000019205935046985</text:p>
              </table:table-cell>
              <table:table-cell office:value-type="float" office:value="0.257873408113684">
                <text:p>0.257873408113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18670293849301">
                <text:p>0.518670293849301</text:p>
              </table:table-cell>
              <table:table-cell office:value-type="float" office:value="0.136474747984668">
                <text:p>0.136474747984668</text:p>
              </table:table-cell>
              <table:table-cell office:value-type="float" office:value="0.114883274126713">
                <text:p>0.114883274126713</text:p>
              </table:table-cell>
              <table:table-cell office:value-type="float" office:value="0.0212471314458993">
                <text:p>0.0212471314458993</text:p>
              </table:table-cell>
              <table:table-cell office:value-type="float" office:value="0.000119107649217466">
                <text:p>0.000119107649217466</text:p>
              </table:table-cell>
              <table:table-cell office:value-type="float" office:value="0.000000187061018697774">
                <text:p>0.000000187061018697774</text:p>
              </table:table-cell>
              <table:table-cell office:value-type="float" office:value="0.305959329178097">
                <text:p>0.305959329178097</text:p>
              </table:table-cell>
              <table:table-cell office:value-type="float" office:value="0.000000187061018697774">
                <text:p>0.000000187061018697774</text:p>
              </table:table-cell>
              <table:table-cell office:value-type="float" office:value="0.225796641201029">
                <text:p>0.2257966412010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18619093259806">
                <text:p>0.618619093259806</text:p>
              </table:table-cell>
              <table:table-cell office:value-type="float" office:value="0.0484816903530123">
                <text:p>0.0484816903530123</text:p>
              </table:table-cell>
              <table:table-cell office:value-type="float" office:value="0.0454553057577113">
                <text:p>0.0454553057577113</text:p>
              </table:table-cell>
              <table:table-cell office:value-type="float" office:value="0.0144045236724996">
                <text:p>0.0144045236724996</text:p>
              </table:table-cell>
              <table:table-cell office:value-type="float" office:value="0.0000927297400892746">
                <text:p>0.0000927297400892746</text:p>
              </table:table-cell>
              <table:table-cell office:value-type="float" office:value="0.00000422529738027814">
                <text:p>0.00000422529738027814</text:p>
              </table:table-cell>
              <table:table-cell office:value-type="float" office:value="0.402423215588318">
                <text:p>0.402423215588318</text:p>
              </table:table-cell>
              <table:table-cell office:value-type="float" office:value="0.0161043859966554">
                <text:p>0.0161043859966554</text:p>
              </table:table-cell>
              <table:table-cell office:value-type="float" office:value="0.292462092623699">
                <text:p>0.2924620926236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76598310378261">
                <text:p>0.576598310378261</text:p>
              </table:table-cell>
              <table:table-cell office:value-type="float" office:value="0.0901992430261833">
                <text:p>0.0901992430261833</text:p>
              </table:table-cell>
              <table:table-cell office:value-type="float" office:value="0.0867073881390823">
                <text:p>0.0867073881390823</text:p>
              </table:table-cell>
              <table:table-cell office:value-type="float" office:value="0.0158937834455738">
                <text:p>0.0158937834455738</text:p>
              </table:table-cell>
              <table:table-cell office:value-type="float" office:value="0.0000891269697297872">
                <text:p>0.0000891269697297872</text:p>
              </table:table-cell>
              <table:table-cell office:value-type="float" office:value="0.000000183021049314886">
                <text:p>0.000000183021049314886</text:p>
              </table:table-cell>
              <table:table-cell office:value-type="float" office:value="0.329561998888085">
                <text:p>0.329561998888085</text:p>
              </table:table-cell>
              <table:table-cell office:value-type="float" office:value="0.000000183021049314886">
                <text:p>0.000000183021049314886</text:p>
              </table:table-cell>
              <table:table-cell office:value-type="float" office:value="0.241703176884257">
                <text:p>0.241703176884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81770872399296">
                <text:p>0.481770872399296</text:p>
              </table:table-cell>
              <table:table-cell office:value-type="float" office:value="0.106374521130291">
                <text:p>0.106374521130291</text:p>
              </table:table-cell>
              <table:table-cell office:value-type="float" office:value="0.0997584503890104">
                <text:p>0.0997584503890104</text:p>
              </table:table-cell>
              <table:table-cell office:value-type="float" office:value="0.0134045658816384">
                <text:p>0.0134045658816384</text:p>
              </table:table-cell>
              <table:table-cell office:value-type="float" office:value="0.0000671505174916473">
                <text:p>0.0000671505174916473</text:p>
              </table:table-cell>
              <table:table-cell office:value-type="float" office:value="0.000000133710838765173">
                <text:p>0.000000133710838765173</text:p>
              </table:table-cell>
              <table:table-cell office:value-type="float" office:value="0.244948974278318">
                <text:p>0.244948974278318</text:p>
              </table:table-cell>
              <table:table-cell office:value-type="float" office:value="0.000000133710838765173">
                <text:p>0.000000133710838765173</text:p>
              </table:table-cell>
              <table:table-cell office:value-type="float" office:value="0.180027417596148">
                <text:p>0.180027417596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09436153840547">
                <text:p>0.509436153840547</text:p>
              </table:table-cell>
              <table:table-cell office:value-type="float" office:value="0.170589305968781">
                <text:p>0.170589305968781</text:p>
              </table:table-cell>
              <table:table-cell office:value-type="float" office:value="0.154556113477056">
                <text:p>0.154556113477056</text:p>
              </table:table-cell>
              <table:table-cell office:value-type="float" office:value="0.0202377664046829">
                <text:p>0.0202377664046829</text:p>
              </table:table-cell>
              <table:table-cell office:value-type="float" office:value="0.000113007269279829">
                <text:p>0.000113007269279829</text:p>
              </table:table-cell>
              <table:table-cell office:value-type="float" office:value="0.000000197373163312404">
                <text:p>0.000000197373163312404</text:p>
              </table:table-cell>
              <table:table-cell office:value-type="float" office:value="0.30641293851417">
                <text:p>0.30641293851417</text:p>
              </table:table-cell>
              <table:table-cell office:value-type="float" office:value="0.000000197373163312404">
                <text:p>0.000000197373163312404</text:p>
              </table:table-cell>
              <table:table-cell office:value-type="float" office:value="0.227184274485465">
                <text:p>0.227184274485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5070909635493">
                <text:p>0.605070909635493</text:p>
              </table:table-cell>
              <table:table-cell office:value-type="float" office:value="0.0300777241245059">
                <text:p>0.0300777241245059</text:p>
              </table:table-cell>
              <table:table-cell office:value-type="float" office:value="0.025384836573424">
                <text:p>0.025384836573424</text:p>
              </table:table-cell>
              <table:table-cell office:value-type="float" office:value="0.0135144294033801">
                <text:p>0.0135144294033801</text:p>
              </table:table-cell>
              <table:table-cell office:value-type="float" office:value="0.0000900028122117811">
                <text:p>0.0000900028122117811</text:p>
              </table:table-cell>
              <table:table-cell office:value-type="float" office:value="0.00000406974208091762">
                <text:p>0.00000406974208091762</text:p>
              </table:table-cell>
              <table:table-cell office:value-type="float" office:value="0.398260104844948">
                <text:p>0.398260104844948</text:p>
              </table:table-cell>
              <table:table-cell office:value-type="float" office:value="0.0233702868702064">
                <text:p>0.0233702868702064</text:p>
              </table:table-cell>
              <table:table-cell office:value-type="float" office:value="0.288027248182164">
                <text:p>0.2880272481821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15331358529511">
                <text:p>0.615331358529511</text:p>
              </table:table-cell>
              <table:table-cell office:value-type="float" office:value="0.0878375365392207">
                <text:p>0.0878375365392207</text:p>
              </table:table-cell>
              <table:table-cell office:value-type="float" office:value="0.0769210297963891">
                <text:p>0.0769210297963891</text:p>
              </table:table-cell>
              <table:table-cell office:value-type="float" office:value="0.0163313836322834">
                <text:p>0.0163313836322834</text:p>
              </table:table-cell>
              <table:table-cell office:value-type="float" office:value="0.000101047128377287">
                <text:p>0.000101047128377287</text:p>
              </table:table-cell>
              <table:table-cell office:value-type="float" office:value="0.00000014843634042628">
                <text:p>0.00000014843634042628</text:p>
              </table:table-cell>
              <table:table-cell office:value-type="float" office:value="0.386939558874794">
                <text:p>0.386939558874794</text:p>
              </table:table-cell>
              <table:table-cell office:value-type="float" office:value="0.00000014843634042628">
                <text:p>0.00000014843634042628</text:p>
              </table:table-cell>
              <table:table-cell office:value-type="float" office:value="0.282103017792903">
                <text:p>0.2821030177929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06131123575597">
                <text:p>0.606131123575597</text:p>
              </table:table-cell>
              <table:table-cell office:value-type="float" office:value="0.0801765861369748">
                <text:p>0.0801765861369748</text:p>
              </table:table-cell>
              <table:table-cell office:value-type="float" office:value="0.0810852146235898">
                <text:p>0.0810852146235898</text:p>
              </table:table-cell>
              <table:table-cell office:value-type="float" office:value="0.0152792286861172">
                <text:p>0.0152792286861172</text:p>
              </table:table-cell>
              <table:table-cell office:value-type="float" office:value="0.000092616578593322">
                <text:p>0.000092616578593322</text:p>
              </table:table-cell>
              <table:table-cell office:value-type="float" office:value="0.00000487158969852659">
                <text:p>0.00000487158969852659</text:p>
              </table:table-cell>
              <table:table-cell office:value-type="float" office:value="0.37601713908928">
                <text:p>0.37601713908928</text:p>
              </table:table-cell>
              <table:table-cell office:value-type="float" office:value="0.0107140733570117">
                <text:p>0.0107140733570117</text:p>
              </table:table-cell>
              <table:table-cell office:value-type="float" office:value="0.272508637680979">
                <text:p>0.272508637680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16085162469894">
                <text:p>0.516085162469894</text:p>
              </table:table-cell>
              <table:table-cell office:value-type="float" office:value="0.101775989788134">
                <text:p>0.101775989788134</text:p>
              </table:table-cell>
              <table:table-cell office:value-type="float" office:value="0.0815862920767814">
                <text:p>0.0815862920767814</text:p>
              </table:table-cell>
              <table:table-cell office:value-type="float" office:value="0.0146700749708106">
                <text:p>0.0146700749708106</text:p>
              </table:table-cell>
              <table:table-cell office:value-type="float" office:value="0.0000989149250016524">
                <text:p>0.0000989149250016524</text:p>
              </table:table-cell>
              <table:table-cell office:value-type="float" office:value="0.000000146242981718615">
                <text:p>0.000000146242981718615</text:p>
              </table:table-cell>
              <table:table-cell office:value-type="float" office:value="0.271313676601662">
                <text:p>0.271313676601662</text:p>
              </table:table-cell>
              <table:table-cell office:value-type="float" office:value="0.000000146242981718615">
                <text:p>0.000000146242981718615</text:p>
              </table:table-cell>
              <table:table-cell office:value-type="float" office:value="0.20093480099936">
                <text:p>0.200934800999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15243794545145">
                <text:p>0.615243794545145</text:p>
              </table:table-cell>
              <table:table-cell office:value-type="float" office:value="0.0884353812440551">
                <text:p>0.0884353812440551</text:p>
              </table:table-cell>
              <table:table-cell office:value-type="float" office:value="0.080919342904642">
                <text:p>0.080919342904642</text:p>
              </table:table-cell>
              <table:table-cell office:value-type="float" office:value="0.0160984315641334">
                <text:p>0.0160984315641334</text:p>
              </table:table-cell>
              <table:table-cell office:value-type="float" office:value="0.0000984782192330245">
                <text:p>0.0000984782192330245</text:p>
              </table:table-cell>
              <table:table-cell office:value-type="float" office:value="0.00000192555464108101">
                <text:p>0.00000192555464108101</text:p>
              </table:table-cell>
              <table:table-cell office:value-type="float" office:value="0.398956973452858">
                <text:p>0.398956973452858</text:p>
              </table:table-cell>
              <table:table-cell office:value-type="float" office:value="0.00877701281208859">
                <text:p>0.00877701281208859</text:p>
              </table:table-cell>
              <table:table-cell office:value-type="float" office:value="0.290509657402194">
                <text:p>0.2905096574021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29848884058617">
                <text:p>0.129848884058617</text:p>
              </table:table-cell>
              <table:table-cell office:value-type="float" office:value="0.0607674534123747">
                <text:p>0.0607674534123747</text:p>
              </table:table-cell>
              <table:table-cell office:value-type="float" office:value="0.0583339736007175">
                <text:p>0.0583339736007175</text:p>
              </table:table-cell>
              <table:table-cell office:value-type="float" office:value="0.00815778832136653">
                <text:p>0.00815778832136653</text:p>
              </table:table-cell>
              <table:table-cell office:value-type="float" office:value="0.0000420237106973732">
                <text:p>0.0000420237106973732</text:p>
              </table:table-cell>
              <table:table-cell office:value-type="float" office:value="0.00000446136473170598">
                <text:p>0.00000446136473170598</text:p>
              </table:table-cell>
              <table:table-cell office:value-type="float" office:value="0.153659074288215">
                <text:p>0.153659074288215</text:p>
              </table:table-cell>
              <table:table-cell office:value-type="float" office:value="0.0133410516311537">
                <text:p>0.0133410516311537</text:p>
              </table:table-cell>
              <table:table-cell office:value-type="float" office:value="0.111422729061674">
                <text:p>0.1114227290616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22841582130224">
                <text:p>0.422841582130224</text:p>
              </table:table-cell>
              <table:table-cell office:value-type="float" office:value="0.224027055385659">
                <text:p>0.224027055385659</text:p>
              </table:table-cell>
              <table:table-cell office:value-type="float" office:value="0.197511474599178">
                <text:p>0.197511474599178</text:p>
              </table:table-cell>
              <table:table-cell office:value-type="float" office:value="0.0303550973986239">
                <text:p>0.0303550973986239</text:p>
              </table:table-cell>
              <table:table-cell office:value-type="float" office:value="0.000169002156205715">
                <text:p>0.000169002156205715</text:p>
              </table:table-cell>
              <table:table-cell office:value-type="float" office:value="0.00000416331729474046">
                <text:p>0.00000416331729474046</text:p>
              </table:table-cell>
              <table:table-cell office:value-type="float" office:value="0.294863433549236">
                <text:p>0.294863433549236</text:p>
              </table:table-cell>
              <table:table-cell office:value-type="float" office:value="0.024641251084316">
                <text:p>0.024641251084316</text:p>
              </table:table-cell>
              <table:table-cell office:value-type="float" office:value="0.222837516819234">
                <text:p>0.222837516819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18075225228777">
                <text:p>0.618075225228777</text:p>
              </table:table-cell>
              <table:table-cell office:value-type="float" office:value="0.0910316697280402">
                <text:p>0.0910316697280402</text:p>
              </table:table-cell>
              <table:table-cell office:value-type="float" office:value="0.087345184365431">
                <text:p>0.087345184365431</text:p>
              </table:table-cell>
              <table:table-cell office:value-type="float" office:value="0.0167021893023918">
                <text:p>0.0167021893023918</text:p>
              </table:table-cell>
              <table:table-cell office:value-type="float" office:value="0.000098071308462543">
                <text:p>0.000098071308462543</text:p>
              </table:table-cell>
              <table:table-cell office:value-type="float" office:value="0.000000178416422086635">
                <text:p>0.000000178416422086635</text:p>
              </table:table-cell>
              <table:table-cell office:value-type="float" office:value="0.396162144133487">
                <text:p>0.396162144133487</text:p>
              </table:table-cell>
              <table:table-cell office:value-type="float" office:value="0.000000178416422086635">
                <text:p>0.000000178416422086635</text:p>
              </table:table-cell>
              <table:table-cell office:value-type="float" office:value="0.289864953054973">
                <text:p>0.2898649530549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20165285310088">
                <text:p>0.620165285310088</text:p>
              </table:table-cell>
              <table:table-cell office:value-type="float" office:value="0.0894584030238964">
                <text:p>0.0894584030238964</text:p>
              </table:table-cell>
              <table:table-cell office:value-type="float" office:value="0.0827924639866091">
                <text:p>0.0827924639866091</text:p>
              </table:table-cell>
              <table:table-cell office:value-type="float" office:value="0.0158554602906986">
                <text:p>0.0158554602906986</text:p>
              </table:table-cell>
              <table:table-cell office:value-type="float" office:value="0.0000957610389821143">
                <text:p>0.0000957610389821143</text:p>
              </table:table-cell>
              <table:table-cell office:value-type="float" office:value="0.000000155074830815066">
                <text:p>0.000000155074830815066</text:p>
              </table:table-cell>
              <table:table-cell office:value-type="float" office:value="0.397911212877108">
                <text:p>0.397911212877108</text:p>
              </table:table-cell>
              <table:table-cell office:value-type="float" office:value="0.000000155074830815066">
                <text:p>0.000000155074830815066</text:p>
              </table:table-cell>
              <table:table-cell office:value-type="float" office:value="0.290020811224573">
                <text:p>0.2900208112245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00020839866475">
                <text:p>0.600020839866475</text:p>
              </table:table-cell>
              <table:table-cell office:value-type="float" office:value="0.029397320227274">
                <text:p>0.029397320227274</text:p>
              </table:table-cell>
              <table:table-cell office:value-type="float" office:value="0.0274071233545934">
                <text:p>0.0274071233545934</text:p>
              </table:table-cell>
              <table:table-cell office:value-type="float" office:value="0.0151923534308657">
                <text:p>0.0151923534308657</text:p>
              </table:table-cell>
              <table:table-cell office:value-type="float" office:value="0.0000970711449779562">
                <text:p>0.0000970711449779562</text:p>
              </table:table-cell>
              <table:table-cell office:value-type="float" office:value="0.00000415264894751692">
                <text:p>0.00000415264894751692</text:p>
              </table:table-cell>
              <table:table-cell office:value-type="float" office:value="0.398260104844948">
                <text:p>0.398260104844948</text:p>
              </table:table-cell>
              <table:table-cell office:value-type="float" office:value="0.0240736121733303">
                <text:p>0.0240736121733303</text:p>
              </table:table-cell>
              <table:table-cell office:value-type="float" office:value="0.28893135917999">
                <text:p>0.28893135917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6008716706597">
                <text:p>0.616008716706597</text:p>
              </table:table-cell>
              <table:table-cell office:value-type="float" office:value="0.0638908216772557">
                <text:p>0.0638908216772557</text:p>
              </table:table-cell>
              <table:table-cell office:value-type="float" office:value="0.0538001516667701">
                <text:p>0.0538001516667701</text:p>
              </table:table-cell>
              <table:table-cell office:value-type="float" office:value="0.0157026230476508">
                <text:p>0.0157026230476508</text:p>
              </table:table-cell>
              <table:table-cell office:value-type="float" office:value="0.0000959652087932825">
                <text:p>0.0000959652087932825</text:p>
              </table:table-cell>
              <table:table-cell office:value-type="float" office:value="0.0000043222427279462">
                <text:p>0.0000043222427279462</text:p>
              </table:table-cell>
              <table:table-cell office:value-type="float" office:value="0.39299420408505">
                <text:p>0.39299420408505</text:p>
              </table:table-cell>
              <table:table-cell office:value-type="float" office:value="0.0127744561218781">
                <text:p>0.0127744561218781</text:p>
              </table:table-cell>
              <table:table-cell office:value-type="float" office:value="0.2850704376927">
                <text:p>0.28507043769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4679301783982">
                <text:p>0.484679301783982</text:p>
              </table:table-cell>
              <table:table-cell office:value-type="float" office:value="0.0954005828180874">
                <text:p>0.0954005828180874</text:p>
              </table:table-cell>
              <table:table-cell office:value-type="float" office:value="0.0890791623463612">
                <text:p>0.0890791623463612</text:p>
              </table:table-cell>
              <table:table-cell office:value-type="float" office:value="0.0199082308863277">
                <text:p>0.0199082308863277</text:p>
              </table:table-cell>
              <table:table-cell office:value-type="float" office:value="0.000104829533848295">
                <text:p>0.000104829533848295</text:p>
              </table:table-cell>
              <table:table-cell office:value-type="float" office:value="0.0000002134296736968">
                <text:p>0.0000002134296736968</text:p>
              </table:table-cell>
              <table:table-cell office:value-type="float" office:value="0.248886408717801">
                <text:p>0.248886408717801</text:p>
              </table:table-cell>
              <table:table-cell office:value-type="float" office:value="0.0000002134296736968">
                <text:p>0.0000002134296736968</text:p>
              </table:table-cell>
              <table:table-cell office:value-type="float" office:value="0.186899617996171">
                <text:p>0.1868996179961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92557731707223">
                <text:p>0.592557731707223</text:p>
              </table:table-cell>
              <table:table-cell office:value-type="float" office:value="0.136647434923019">
                <text:p>0.136647434923019</text:p>
              </table:table-cell>
              <table:table-cell office:value-type="float" office:value="0.116686921085098">
                <text:p>0.116686921085098</text:p>
              </table:table-cell>
              <table:table-cell office:value-type="float" office:value="0.0181960200973594">
                <text:p>0.0181960200973594</text:p>
              </table:table-cell>
              <table:table-cell office:value-type="float" office:value="0.000117269667683647">
                <text:p>0.000117269667683647</text:p>
              </table:table-cell>
              <table:table-cell office:value-type="float" office:value="0.000000168190474818603">
                <text:p>0.000000168190474818603</text:p>
              </table:table-cell>
              <table:table-cell office:value-type="float" office:value="0.35433819375782">
                <text:p>0.35433819375782</text:p>
              </table:table-cell>
              <table:table-cell office:value-type="float" office:value="0.000000168190474818603">
                <text:p>0.000000168190474818603</text:p>
              </table:table-cell>
              <table:table-cell office:value-type="float" office:value="0.26037999032726">
                <text:p>0.260379990327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12799052624409">
                <text:p>0.612799052624409</text:p>
              </table:table-cell>
              <table:table-cell office:value-type="float" office:value="0.11021888502291">
                <text:p>0.11021888502291</text:p>
              </table:table-cell>
              <table:table-cell office:value-type="float" office:value="0.0902516917933064">
                <text:p>0.0902516917933064</text:p>
              </table:table-cell>
              <table:table-cell office:value-type="float" office:value="0.0208642621085057">
                <text:p>0.0208642621085057</text:p>
              </table:table-cell>
              <table:table-cell office:value-type="float" office:value="0.000123633419482642">
                <text:p>0.000123633419482642</text:p>
              </table:table-cell>
              <table:table-cell office:value-type="float" office:value="0.00000435714906793246">
                <text:p>0.00000435714906793246</text:p>
              </table:table-cell>
              <table:table-cell office:value-type="float" office:value="0.401732359773129">
                <text:p>0.401732359773129</text:p>
              </table:table-cell>
              <table:table-cell office:value-type="float" office:value="0.0166739860399345">
                <text:p>0.0166739860399345</text:p>
              </table:table-cell>
              <table:table-cell office:value-type="float" office:value="0.291948898362554">
                <text:p>0.2919488983625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87648388532893">
                <text:p>0.587648388532893</text:p>
              </table:table-cell>
              <table:table-cell office:value-type="float" office:value="0.048365544554586">
                <text:p>0.048365544554586</text:p>
              </table:table-cell>
              <table:table-cell office:value-type="float" office:value="0.0449755512209949">
                <text:p>0.0449755512209949</text:p>
              </table:table-cell>
              <table:table-cell office:value-type="float" office:value="0.0135970799578253">
                <text:p>0.0135970799578253</text:p>
              </table:table-cell>
              <table:table-cell office:value-type="float" office:value="0.0000875293666868297">
                <text:p>0.0000875293666868297</text:p>
              </table:table-cell>
              <table:table-cell office:value-type="float" office:value="0.0000041914741641885">
                <text:p>0.0000041914741641885</text:p>
              </table:table-cell>
              <table:table-cell office:value-type="float" office:value="0.375647588986152">
                <text:p>0.375647588986152</text:p>
              </table:table-cell>
              <table:table-cell office:value-type="float" office:value="0.0160484194359359">
                <text:p>0.0160484194359359</text:p>
              </table:table-cell>
              <table:table-cell office:value-type="float" office:value="0.271183955887795">
                <text:p>0.2711839558877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124972381273">
                <text:p>0.62124972381273</text:p>
              </table:table-cell>
              <table:table-cell office:value-type="float" office:value="0.0805163211473057">
                <text:p>0.0805163211473057</text:p>
              </table:table-cell>
              <table:table-cell office:value-type="float" office:value="0.075283070689756">
                <text:p>0.075283070689756</text:p>
              </table:table-cell>
              <table:table-cell office:value-type="float" office:value="0.0153230490593106">
                <text:p>0.0153230490593106</text:p>
              </table:table-cell>
              <table:table-cell office:value-type="float" office:value="0.0000923754974712685">
                <text:p>0.0000923754974712685</text:p>
              </table:table-cell>
              <table:table-cell office:value-type="float" office:value="0.00000443552488061064">
                <text:p>0.00000443552488061064</text:p>
              </table:table-cell>
              <table:table-cell office:value-type="float" office:value="0.40138648595974">
                <text:p>0.40138648595974</text:p>
              </table:table-cell>
              <table:table-cell office:value-type="float" office:value="0.00990348204859365">
                <text:p>0.00990348204859365</text:p>
              </table:table-cell>
              <table:table-cell office:value-type="float" office:value="0.292530039531196">
                <text:p>0.2925300395311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7502179551378">
                <text:p>0.607502179551378</text:p>
              </table:table-cell>
              <table:table-cell office:value-type="float" office:value="0.0606840357922991">
                <text:p>0.0606840357922991</text:p>
              </table:table-cell>
              <table:table-cell office:value-type="float" office:value="0.0600296049234334">
                <text:p>0.0600296049234334</text:p>
              </table:table-cell>
              <table:table-cell office:value-type="float" office:value="0.0141415794950034">
                <text:p>0.0141415794950034</text:p>
              </table:table-cell>
              <table:table-cell office:value-type="float" office:value="0.0000900632977004064">
                <text:p>0.0000900632977004064</text:p>
              </table:table-cell>
              <table:table-cell office:value-type="float" office:value="0.00000457419404861425">
                <text:p>0.00000457419404861425</text:p>
              </table:table-cell>
              <table:table-cell office:value-type="float" office:value="0.394053013917893">
                <text:p>0.394053013917893</text:p>
              </table:table-cell>
              <table:table-cell office:value-type="float" office:value="0.0137837118302444">
                <text:p>0.0137837118302444</text:p>
              </table:table-cell>
              <table:table-cell office:value-type="float" office:value="0.286017219428079">
                <text:p>0.2860172194280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23444827937154">
                <text:p>0.623444827937154</text:p>
              </table:table-cell>
              <table:table-cell office:value-type="float" office:value="0.0290428640233649">
                <text:p>0.0290428640233649</text:p>
              </table:table-cell>
              <table:table-cell office:value-type="float" office:value="0.0270456191966704">
                <text:p>0.0270456191966704</text:p>
              </table:table-cell>
              <table:table-cell office:value-type="float" office:value="0.0136394076406205">
                <text:p>0.0136394076406205</text:p>
              </table:table-cell>
              <table:table-cell office:value-type="float" office:value="0.0000913981543041317">
                <text:p>0.0000913981543041317</text:p>
              </table:table-cell>
              <table:table-cell office:value-type="float" office:value="0.00000412162405082815">
                <text:p>0.00000412162405082815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965348259824">
                <text:p>0.023965348259824</text:p>
              </table:table-cell>
              <table:table-cell office:value-type="float" office:value="0.295133719112622">
                <text:p>0.2951337191126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3002754476939">
                <text:p>0.583002754476939</text:p>
              </table:table-cell>
              <table:table-cell office:value-type="float" office:value="0.0610255386463156">
                <text:p>0.0610255386463156</text:p>
              </table:table-cell>
              <table:table-cell office:value-type="float" office:value="0.0591174379611952">
                <text:p>0.0591174379611952</text:p>
              </table:table-cell>
              <table:table-cell office:value-type="float" office:value="0.0153103750875678">
                <text:p>0.0153103750875678</text:p>
              </table:table-cell>
              <table:table-cell office:value-type="float" office:value="0.0000941807214013026">
                <text:p>0.0000941807214013026</text:p>
              </table:table-cell>
              <table:table-cell office:value-type="float" office:value="0.00000449881346616497">
                <text:p>0.00000449881346616497</text:p>
              </table:table-cell>
              <table:table-cell office:value-type="float" office:value="0.382970843102533">
                <text:p>0.382970843102533</text:p>
              </table:table-cell>
              <table:table-cell office:value-type="float" office:value="0.0134802753514431">
                <text:p>0.0134802753514431</text:p>
              </table:table-cell>
              <table:table-cell office:value-type="float" office:value="0.278651613807608">
                <text:p>0.278651613807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49553204010136">
                <text:p>0.0449553204010136</text:p>
              </table:table-cell>
              <table:table-cell office:value-type="float" office:value="0.0283790651189755">
                <text:p>0.0283790651189755</text:p>
              </table:table-cell>
              <table:table-cell office:value-type="float" office:value="0.0267194312709193">
                <text:p>0.0267194312709193</text:p>
              </table:table-cell>
              <table:table-cell office:value-type="float" office:value="0.00397505962776806">
                <text:p>0.00397505962776806</text:p>
              </table:table-cell>
              <table:table-cell office:value-type="float" office:value="0.0000212033380368073">
                <text:p>0.0000212033380368073</text:p>
              </table:table-cell>
              <table:table-cell office:value-type="float" office:value="0.00000412716036320168">
                <text:p>0.00000412716036320168</text:p>
              </table:table-cell>
              <table:table-cell office:value-type="float" office:value="0.0687184270936277">
                <text:p>0.0687184270936277</text:p>
              </table:table-cell>
              <table:table-cell office:value-type="float" office:value="0.0240458884510295">
                <text:p>0.0240458884510295</text:p>
              </table:table-cell>
              <table:table-cell office:value-type="float" office:value="0.0409048670058464">
                <text:p>0.04090486700584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16482551931113">
                <text:p>0.0516482551931113</text:p>
              </table:table-cell>
              <table:table-cell office:value-type="float" office:value="0.0898755700519517">
                <text:p>0.0898755700519517</text:p>
              </table:table-cell>
              <table:table-cell office:value-type="float" office:value="0.0871068051568467">
                <text:p>0.0871068051568467</text:p>
              </table:table-cell>
              <table:table-cell office:value-type="float" office:value="0.00942785677172444">
                <text:p>0.00942785677172444</text:p>
              </table:table-cell>
              <table:table-cell office:value-type="float" office:value="0.0000358613057628814">
                <text:p>0.0000358613057628814</text:p>
              </table:table-cell>
              <table:table-cell office:value-type="float" office:value="0.000000150548669591761">
                <text:p>0.000000150548669591761</text:p>
              </table:table-cell>
              <table:table-cell office:value-type="float" office:value="0.0577350269189626">
                <text:p>0.0577350269189626</text:p>
              </table:table-cell>
              <table:table-cell office:value-type="float" office:value="0.000000150548669591761">
                <text:p>0.000000150548669591761</text:p>
              </table:table-cell>
              <table:table-cell office:value-type="float" office:value="0.0518423587070253">
                <text:p>0.05184235870702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60244558600489">
                <text:p>0.0760244558600489</text:p>
              </table:table-cell>
              <table:table-cell office:value-type="float" office:value="0.0898491951989913">
                <text:p>0.0898491951989913</text:p>
              </table:table-cell>
              <table:table-cell office:value-type="float" office:value="0.0863042685123069">
                <text:p>0.0863042685123069</text:p>
              </table:table-cell>
              <table:table-cell office:value-type="float" office:value="0.00917307677486928">
                <text:p>0.00917307677486928</text:p>
              </table:table-cell>
              <table:table-cell office:value-type="float" office:value="0.0000405124646252127">
                <text:p>0.0000405124646252127</text:p>
              </table:table-cell>
              <table:table-cell office:value-type="float" office:value="0.000000144158538328437">
                <text:p>0.000000144158538328437</text:p>
              </table:table-cell>
              <table:table-cell office:value-type="float" office:value="0.0912870929175277">
                <text:p>0.0912870929175277</text:p>
              </table:table-cell>
              <table:table-cell office:value-type="float" office:value="0.000000144158538328437">
                <text:p>0.000000144158538328437</text:p>
              </table:table-cell>
              <table:table-cell office:value-type="float" office:value="0.0721770199976784">
                <text:p>0.0721770199976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33939599798919">
                <text:p>0.0833939599798919</text:p>
              </table:table-cell>
              <table:table-cell office:value-type="float" office:value="0.0332698538387607">
                <text:p>0.0332698538387607</text:p>
              </table:table-cell>
              <table:table-cell office:value-type="float" office:value="0.0317735443747978">
                <text:p>0.0317735443747978</text:p>
              </table:table-cell>
              <table:table-cell office:value-type="float" office:value="0.00494481654637437">
                <text:p>0.00494481654637437</text:p>
              </table:table-cell>
              <table:table-cell office:value-type="float" office:value="0.0000276445003456556">
                <text:p>0.0000276445003456556</text:p>
              </table:table-cell>
              <table:table-cell office:value-type="float" office:value="0.00000418204163221849">
                <text:p>0.00000418204163221849</text:p>
              </table:table-cell>
              <table:table-cell office:value-type="float" office:value="0.110554159678513">
                <text:p>0.110554159678513</text:p>
              </table:table-cell>
              <table:table-cell office:value-type="float" office:value="0.0217634986190782">
                <text:p>0.0217634986190782</text:p>
              </table:table-cell>
              <table:table-cell office:value-type="float" office:value="0.0765792124670755">
                <text:p>0.07657921246707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09836495703213">
                <text:p>0.609836495703213</text:p>
              </table:table-cell>
              <table:table-cell office:value-type="float" office:value="0.0291785853208526">
                <text:p>0.0291785853208526</text:p>
              </table:table-cell>
              <table:table-cell office:value-type="float" office:value="0.0279265899254619">
                <text:p>0.0279265899254619</text:p>
              </table:table-cell>
              <table:table-cell office:value-type="float" office:value="0.0135087696738308">
                <text:p>0.0135087696738308</text:p>
              </table:table-cell>
              <table:table-cell office:value-type="float" office:value="0.0000889191569545919">
                <text:p>0.0000889191569545919</text:p>
              </table:table-cell>
              <table:table-cell office:value-type="float" office:value="0.00000415149747435775">
                <text:p>0.00000415149747435775</text:p>
              </table:table-cell>
              <table:table-cell office:value-type="float" office:value="0.380423740350442">
                <text:p>0.380423740350442</text:p>
              </table:table-cell>
              <table:table-cell office:value-type="float" office:value="0.0244004703929788">
                <text:p>0.0244004703929788</text:p>
              </table:table-cell>
              <table:table-cell office:value-type="float" office:value="0.274155977211647">
                <text:p>0.2741559772116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14861885747296">
                <text:p>0.414861885747296</text:p>
              </table:table-cell>
              <table:table-cell office:value-type="float" office:value="0.226360606366774">
                <text:p>0.226360606366774</text:p>
              </table:table-cell>
              <table:table-cell office:value-type="float" office:value="0.208768977475412">
                <text:p>0.208768977475412</text:p>
              </table:table-cell>
              <table:table-cell office:value-type="float" office:value="0.0257180139502465">
                <text:p>0.0257180139502465</text:p>
              </table:table-cell>
              <table:table-cell office:value-type="float" office:value="0.000131979308359369">
                <text:p>0.000131979308359369</text:p>
              </table:table-cell>
              <table:table-cell office:value-type="float" office:value="0.000000280491033612155">
                <text:p>0.000000280491033612155</text:p>
              </table:table-cell>
              <table:table-cell office:value-type="float" office:value="0.207498326633146">
                <text:p>0.207498326633146</text:p>
              </table:table-cell>
              <table:table-cell office:value-type="float" office:value="0.000000280491033612155">
                <text:p>0.000000280491033612155</text:p>
              </table:table-cell>
              <table:table-cell office:value-type="float" office:value="0.16925457275352">
                <text:p>0.169254572753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04630040597406">
                <text:p>0.604630040597406</text:p>
              </table:table-cell>
              <table:table-cell office:value-type="float" office:value="0.0887077077035649">
                <text:p>0.0887077077035649</text:p>
              </table:table-cell>
              <table:table-cell office:value-type="float" office:value="0.0802541354379869">
                <text:p>0.0802541354379869</text:p>
              </table:table-cell>
              <table:table-cell office:value-type="float" office:value="0.0158399055200565">
                <text:p>0.0158399055200565</text:p>
              </table:table-cell>
              <table:table-cell office:value-type="float" office:value="0.0000959525772017156">
                <text:p>0.0000959525772017156</text:p>
              </table:table-cell>
              <table:table-cell office:value-type="float" office:value="0.000000154618575327647">
                <text:p>0.000000154618575327647</text:p>
              </table:table-cell>
              <table:table-cell office:value-type="float" office:value="0.383695481107375">
                <text:p>0.383695481107375</text:p>
              </table:table-cell>
              <table:table-cell office:value-type="float" office:value="0.000000154618575327647">
                <text:p>0.000000154618575327647</text:p>
              </table:table-cell>
              <table:table-cell office:value-type="float" office:value="0.280263747015417">
                <text:p>0.2802637470154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18676040437052">
                <text:p>0.618676040437052</text:p>
              </table:table-cell>
              <table:table-cell office:value-type="float" office:value="0.0896507170608386">
                <text:p>0.0896507170608386</text:p>
              </table:table-cell>
              <table:table-cell office:value-type="float" office:value="0.0893528453677598">
                <text:p>0.0893528453677598</text:p>
              </table:table-cell>
              <table:table-cell office:value-type="float" office:value="0.0162939270078655">
                <text:p>0.0162939270078655</text:p>
              </table:table-cell>
              <table:table-cell office:value-type="float" office:value="0.0000969604140289166">
                <text:p>0.0000969604140289166</text:p>
              </table:table-cell>
              <table:table-cell office:value-type="float" office:value="0.000000196416655113132">
                <text:p>0.000000196416655113132</text:p>
              </table:table-cell>
              <table:table-cell office:value-type="float" office:value="0.400693842672374">
                <text:p>0.400693842672374</text:p>
              </table:table-cell>
              <table:table-cell office:value-type="float" office:value="0.000000196416655113132">
                <text:p>0.000000196416655113132</text:p>
              </table:table-cell>
              <table:table-cell office:value-type="float" office:value="0.29269083581825">
                <text:p>0.292690835818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21901344996908">
                <text:p>0.621901344996908</text:p>
              </table:table-cell>
              <table:table-cell office:value-type="float" office:value="0.088615649560929">
                <text:p>0.088615649560929</text:p>
              </table:table-cell>
              <table:table-cell office:value-type="float" office:value="0.0759254151276862">
                <text:p>0.0759254151276862</text:p>
              </table:table-cell>
              <table:table-cell office:value-type="float" office:value="0.0159669675272098">
                <text:p>0.0159669675272098</text:p>
              </table:table-cell>
              <table:table-cell office:value-type="float" office:value="0.000101018727124598">
                <text:p>0.000101018727124598</text:p>
              </table:table-cell>
              <table:table-cell office:value-type="float" office:value="0.000000157864578793499">
                <text:p>0.000000157864578793499</text:p>
              </table:table-cell>
              <table:table-cell office:value-type="float" office:value="0.403112887414924">
                <text:p>0.403112887414924</text:p>
              </table:table-cell>
              <table:table-cell office:value-type="float" office:value="0.000000157864578793499">
                <text:p>0.000000157864578793499</text:p>
              </table:table-cell>
              <table:table-cell office:value-type="float" office:value="0.296283939833575">
                <text:p>0.2962839398335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14537795487159">
                <text:p>0.614537795487159</text:p>
              </table:table-cell>
              <table:table-cell office:value-type="float" office:value="0.090706781589957">
                <text:p>0.090706781589957</text:p>
              </table:table-cell>
              <table:table-cell office:value-type="float" office:value="0.0887051244690488">
                <text:p>0.0887051244690488</text:p>
              </table:table-cell>
              <table:table-cell office:value-type="float" office:value="0.0153509614599947">
                <text:p>0.0153509614599947</text:p>
              </table:table-cell>
              <table:table-cell office:value-type="float" office:value="0.0000900217179646181">
                <text:p>0.0000900217179646181</text:p>
              </table:table-cell>
              <table:table-cell office:value-type="float" office:value="0.000000187773641491673">
                <text:p>0.000000187773641491673</text:p>
              </table:table-cell>
              <table:table-cell office:value-type="float" office:value="0.387298334620739">
                <text:p>0.387298334620739</text:p>
              </table:table-cell>
              <table:table-cell office:value-type="float" office:value="0.000000187773641491673">
                <text:p>0.000000187773641491673</text:p>
              </table:table-cell>
              <table:table-cell office:value-type="float" office:value="0.283673731676379">
                <text:p>0.2836737316763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6686225251711">
                <text:p>0.476686225251711</text:p>
              </table:table-cell>
              <table:table-cell office:value-type="float" office:value="0.11937849605825">
                <text:p>0.11937849605825</text:p>
              </table:table-cell>
              <table:table-cell office:value-type="float" office:value="0.101100732234261">
                <text:p>0.101100732234261</text:p>
              </table:table-cell>
              <table:table-cell office:value-type="float" office:value="0.0169638423125193">
                <text:p>0.0169638423125193</text:p>
              </table:table-cell>
              <table:table-cell office:value-type="float" office:value="0.000105397037068104">
                <text:p>0.000105397037068104</text:p>
              </table:table-cell>
              <table:table-cell office:value-type="float" office:value="0.000000167657824445651">
                <text:p>0.000000167657824445651</text:p>
              </table:table-cell>
              <table:table-cell office:value-type="float" office:value="0.283823106098773">
                <text:p>0.283823106098773</text:p>
              </table:table-cell>
              <table:table-cell office:value-type="float" office:value="0.000000167657824445651">
                <text:p>0.000000167657824445651</text:p>
              </table:table-cell>
              <table:table-cell office:value-type="float" office:value="0.212148333794866">
                <text:p>0.2121483337948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08393692435598">
                <text:p>0.608393692435598</text:p>
              </table:table-cell>
              <table:table-cell office:value-type="float" office:value="0.123468005067751">
                <text:p>0.123468005067751</text:p>
              </table:table-cell>
              <table:table-cell office:value-type="float" office:value="0.0965331468837747">
                <text:p>0.0965331468837747</text:p>
              </table:table-cell>
              <table:table-cell office:value-type="float" office:value="0.0280235501411103">
                <text:p>0.0280235501411103</text:p>
              </table:table-cell>
              <table:table-cell office:value-type="float" office:value="0.00016205330711091">
                <text:p>0.00016205330711091</text:p>
              </table:table-cell>
              <table:table-cell office:value-type="float" office:value="0.00000426823955914056">
                <text:p>0.00000426823955914056</text:p>
              </table:table-cell>
              <table:table-cell office:value-type="float" office:value="0.382244831372655">
                <text:p>0.382244831372655</text:p>
              </table:table-cell>
              <table:table-cell office:value-type="float" office:value="0.0228098044493671">
                <text:p>0.0228098044493671</text:p>
              </table:table-cell>
              <table:table-cell office:value-type="float" office:value="0.281993319285684">
                <text:p>0.2819933192856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23372396231783">
                <text:p>0.623372396231783</text:p>
              </table:table-cell>
              <table:table-cell office:value-type="float" office:value="0.0299302825015935">
                <text:p>0.0299302825015935</text:p>
              </table:table-cell>
              <table:table-cell office:value-type="float" office:value="0.0299680659679798">
                <text:p>0.0299680659679798</text:p>
              </table:table-cell>
              <table:table-cell office:value-type="float" office:value="0.0142340337579553">
                <text:p>0.0142340337579553</text:p>
              </table:table-cell>
              <table:table-cell office:value-type="float" office:value="0.0000941191941127666">
                <text:p>0.0000941191941127666</text:p>
              </table:table-cell>
              <table:table-cell office:value-type="float" office:value="0.00000420002128133213">
                <text:p>0.00000420002128133213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56827218314417">
                <text:p>0.0256827218314417</text:p>
              </table:table-cell>
              <table:table-cell office:value-type="float" office:value="0.29546602093331">
                <text:p>0.295466020933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31218001714933">
                <text:p>0.0131218001714933</text:p>
              </table:table-cell>
              <table:table-cell office:value-type="float" office:value="0.035144880562976">
                <text:p>0.035144880562976</text:p>
              </table:table-cell>
              <table:table-cell office:value-type="float" office:value="0.0334871007614073">
                <text:p>0.0334871007614073</text:p>
              </table:table-cell>
              <table:table-cell office:value-type="float" office:value="0.00406795825389585">
                <text:p>0.00406795825389585</text:p>
              </table:table-cell>
              <table:table-cell office:value-type="float" office:value="0.0000214934551459055">
                <text:p>0.0000214934551459055</text:p>
              </table:table-cell>
              <table:table-cell office:value-type="float" office:value="0.00000199437801828927">
                <text:p>0.00000199437801828927</text:p>
              </table:table-cell>
              <table:table-cell office:value-type="float" office:value="0.0372677996249965">
                <text:p>0.0372677996249965</text:p>
              </table:table-cell>
              <table:table-cell office:value-type="float" office:value="0.0240972949517168">
                <text:p>0.0240972949517168</text:p>
              </table:table-cell>
              <table:table-cell office:value-type="float" office:value="0.0172455593366592">
                <text:p>0.01724555933665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94916880549871">
                <text:p>0.594916880549871</text:p>
              </table:table-cell>
              <table:table-cell office:value-type="float" office:value="0.150079848438741">
                <text:p>0.150079848438741</text:p>
              </table:table-cell>
              <table:table-cell office:value-type="float" office:value="0.149417333509119">
                <text:p>0.149417333509119</text:p>
              </table:table-cell>
              <table:table-cell office:value-type="float" office:value="0.0197869924988768">
                <text:p>0.0197869924988768</text:p>
              </table:table-cell>
              <table:table-cell office:value-type="float" office:value="0.000142834205387172">
                <text:p>0.000142834205387172</text:p>
              </table:table-cell>
              <table:table-cell office:value-type="float" office:value="0.000000182728646910229">
                <text:p>0.000000182728646910229</text:p>
              </table:table-cell>
              <table:table-cell office:value-type="float" office:value="0.350396600693809">
                <text:p>0.350396600693809</text:p>
              </table:table-cell>
              <table:table-cell office:value-type="float" office:value="0.000000182728646910229">
                <text:p>0.000000182728646910229</text:p>
              </table:table-cell>
              <table:table-cell office:value-type="float" office:value="0.257570017914876">
                <text:p>0.2575700179148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67713236883085">
                <text:p>0.567713236883085</text:p>
              </table:table-cell>
              <table:table-cell office:value-type="float" office:value="0.0288381486054593">
                <text:p>0.0288381486054593</text:p>
              </table:table-cell>
              <table:table-cell office:value-type="float" office:value="0.0290226393512246">
                <text:p>0.0290226393512246</text:p>
              </table:table-cell>
              <table:table-cell office:value-type="float" office:value="0.0140798116291087">
                <text:p>0.0140798116291087</text:p>
              </table:table-cell>
              <table:table-cell office:value-type="float" office:value="0.0000931127710180793">
                <text:p>0.0000931127710180793</text:p>
              </table:table-cell>
              <table:table-cell office:value-type="float" office:value="0.00000425288497591456">
                <text:p>0.00000425288497591456</text:p>
              </table:table-cell>
              <table:table-cell office:value-type="float" office:value="0.389087250997622">
                <text:p>0.389087250997622</text:p>
              </table:table-cell>
              <table:table-cell office:value-type="float" office:value="0.0252647534014351">
                <text:p>0.0252647534014351</text:p>
              </table:table-cell>
              <table:table-cell office:value-type="float" office:value="0.27957608968616">
                <text:p>0.279576089686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23646154961071">
                <text:p>0.623646154961071</text:p>
              </table:table-cell>
              <table:table-cell office:value-type="float" office:value="0.0344913175025006">
                <text:p>0.0344913175025006</text:p>
              </table:table-cell>
              <table:table-cell office:value-type="float" office:value="0.0274968247220293">
                <text:p>0.0274968247220293</text:p>
              </table:table-cell>
              <table:table-cell office:value-type="float" office:value="0.0149619696032585">
                <text:p>0.0149619696032585</text:p>
              </table:table-cell>
              <table:table-cell office:value-type="float" office:value="0.0000977470099389899">
                <text:p>0.0000977470099389899</text:p>
              </table:table-cell>
              <table:table-cell office:value-type="float" office:value="0.00000418654509710011">
                <text:p>0.00000418654509710011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134826602239">
                <text:p>0.023134826602239</text:p>
              </table:table-cell>
              <table:table-cell office:value-type="float" office:value="0.295165884532749">
                <text:p>0.295165884532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08243631606446">
                <text:p>0.608243631606446</text:p>
              </table:table-cell>
              <table:table-cell office:value-type="float" office:value="0.0902403505656908">
                <text:p>0.0902403505656908</text:p>
              </table:table-cell>
              <table:table-cell office:value-type="float" office:value="0.0906866375583342">
                <text:p>0.0906866375583342</text:p>
              </table:table-cell>
              <table:table-cell office:value-type="float" office:value="0.0185160817994102">
                <text:p>0.0185160817994102</text:p>
              </table:table-cell>
              <table:table-cell office:value-type="float" office:value="0.000107721136672838">
                <text:p>0.000107721136672838</text:p>
              </table:table-cell>
              <table:table-cell office:value-type="float" office:value="0.00000022337757651886">
                <text:p>0.00000022337757651886</text:p>
              </table:table-cell>
              <table:table-cell office:value-type="float" office:value="0.372305131728142">
                <text:p>0.372305131728142</text:p>
              </table:table-cell>
              <table:table-cell office:value-type="float" office:value="0.000000223377576518859">
                <text:p>0.000000223377576518859</text:p>
              </table:table-cell>
              <table:table-cell office:value-type="float" office:value="0.273485791109814">
                <text:p>0.2734857911098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21091861054691">
                <text:p>0.321091861054691</text:p>
              </table:table-cell>
              <table:table-cell office:value-type="float" office:value="0.091379838804307">
                <text:p>0.091379838804307</text:p>
              </table:table-cell>
              <table:table-cell office:value-type="float" office:value="0.0911147069500484">
                <text:p>0.0911147069500484</text:p>
              </table:table-cell>
              <table:table-cell office:value-type="float" office:value="0.0131385802653382">
                <text:p>0.0131385802653382</text:p>
              </table:table-cell>
              <table:table-cell office:value-type="float" office:value="0.0000699014458767309">
                <text:p>0.0000699014458767309</text:p>
              </table:table-cell>
              <table:table-cell office:value-type="float" office:value="0.000000151777091693235">
                <text:p>0.000000151777091693235</text:p>
              </table:table-cell>
              <table:table-cell office:value-type="float" office:value="0.150923085635624">
                <text:p>0.150923085635624</text:p>
              </table:table-cell>
              <table:table-cell office:value-type="float" office:value="0.000000151777091693235">
                <text:p>0.000000151777091693235</text:p>
              </table:table-cell>
              <table:table-cell office:value-type="float" office:value="0.112469013720656">
                <text:p>0.112469013720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88183919703768">
                <text:p>0.188183919703768</text:p>
              </table:table-cell>
              <table:table-cell office:value-type="float" office:value="0.0899065706463513">
                <text:p>0.0899065706463513</text:p>
              </table:table-cell>
              <table:table-cell office:value-type="float" office:value="0.084127154147451">
                <text:p>0.084127154147451</text:p>
              </table:table-cell>
              <table:table-cell office:value-type="float" office:value="0.0108102364993622">
                <text:p>0.0108102364993622</text:p>
              </table:table-cell>
              <table:table-cell office:value-type="float" office:value="0.0000491180707394266">
                <text:p>0.0000491180707394266</text:p>
              </table:table-cell>
              <table:table-cell office:value-type="float" office:value="0.000000140473905864761">
                <text:p>0.000000140473905864761</text:p>
              </table:table-cell>
              <table:table-cell office:value-type="float" office:value="0.123603308118261">
                <text:p>0.123603308118261</text:p>
              </table:table-cell>
              <table:table-cell office:value-type="float" office:value="0.000000140473905864761">
                <text:p>0.000000140473905864761</text:p>
              </table:table-cell>
              <table:table-cell office:value-type="float" office:value="0.0928693631676142">
                <text:p>0.09286936316761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67647776794501">
                <text:p>0.467647776794501</text:p>
              </table:table-cell>
              <table:table-cell office:value-type="float" office:value="0.08921120134207">
                <text:p>0.08921120134207</text:p>
              </table:table-cell>
              <table:table-cell office:value-type="float" office:value="0.0822557498958568">
                <text:p>0.0822557498958568</text:p>
              </table:table-cell>
              <table:table-cell office:value-type="float" office:value="0.0124735660487797">
                <text:p>0.0124735660487797</text:p>
              </table:table-cell>
              <table:table-cell office:value-type="float" office:value="0.0000666123630976437">
                <text:p>0.0000666123630976437</text:p>
              </table:table-cell>
              <table:table-cell office:value-type="float" office:value="0.00000014377558166241">
                <text:p>0.00000014377558166241</text:p>
              </table:table-cell>
              <table:table-cell office:value-type="float" office:value="0.238630351054606">
                <text:p>0.238630351054606</text:p>
              </table:table-cell>
              <table:table-cell office:value-type="float" office:value="0.00000014377558166241">
                <text:p>0.00000014377558166241</text:p>
              </table:table-cell>
              <table:table-cell office:value-type="float" office:value="0.175281263165393">
                <text:p>0.1752812631653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23430742347239">
                <text:p>0.623430742347239</text:p>
              </table:table-cell>
              <table:table-cell office:value-type="float" office:value="0.0290986541873426">
                <text:p>0.0290986541873426</text:p>
              </table:table-cell>
              <table:table-cell office:value-type="float" office:value="0.0262879220334909">
                <text:p>0.0262879220334909</text:p>
              </table:table-cell>
              <table:table-cell office:value-type="float" office:value="0.0142479358216379">
                <text:p>0.0142479358216379</text:p>
              </table:table-cell>
              <table:table-cell office:value-type="float" office:value="0.0000933492845602843">
                <text:p>0.0000933492845602843</text:p>
              </table:table-cell>
              <table:table-cell office:value-type="float" office:value="0.00000410230835076">
                <text:p>0.00000410230835076</text:p>
              </table:table-cell>
              <table:table-cell office:value-type="float" office:value="0.40824829046386">
                <text:p>0.40824829046386</text:p>
              </table:table-cell>
              <table:table-cell office:value-type="float" office:value="0.0237172210920656">
                <text:p>0.0237172210920656</text:p>
              </table:table-cell>
              <table:table-cell office:value-type="float" office:value="0.296316385530683">
                <text:p>0.2963163855306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20495413901588">
                <text:p>0.620495413901588</text:p>
              </table:table-cell>
              <table:table-cell office:value-type="float" office:value="0.0897121485818805">
                <text:p>0.0897121485818805</text:p>
              </table:table-cell>
              <table:table-cell office:value-type="float" office:value="0.0821186096963402">
                <text:p>0.0821186096963402</text:p>
              </table:table-cell>
              <table:table-cell office:value-type="float" office:value="0.0168880121902974">
                <text:p>0.0168880121902974</text:p>
              </table:table-cell>
              <table:table-cell office:value-type="float" office:value="0.000102508687136175">
                <text:p>0.000102508687136175</text:p>
              </table:table-cell>
              <table:table-cell office:value-type="float" office:value="0.00000015847433921479">
                <text:p>0.00000015847433921479</text:p>
              </table:table-cell>
              <table:table-cell office:value-type="float" office:value="0.398260104844948">
                <text:p>0.398260104844948</text:p>
              </table:table-cell>
              <table:table-cell office:value-type="float" office:value="0.00000015847433921479">
                <text:p>0.00000015847433921479</text:p>
              </table:table-cell>
              <table:table-cell office:value-type="float" office:value="0.290430990219088">
                <text:p>0.2904309902190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02524956334829">
                <text:p>0.602524956334829</text:p>
              </table:table-cell>
              <table:table-cell office:value-type="float" office:value="0.0898414402867579">
                <text:p>0.0898414402867579</text:p>
              </table:table-cell>
              <table:table-cell office:value-type="float" office:value="0.0845912902889713">
                <text:p>0.0845912902889713</text:p>
              </table:table-cell>
              <table:table-cell office:value-type="float" office:value="0.016141171628332">
                <text:p>0.016141171628332</text:p>
              </table:table-cell>
              <table:table-cell office:value-type="float" office:value="0.0000967489119625252">
                <text:p>0.0000967489119625252</text:p>
              </table:table-cell>
              <table:table-cell office:value-type="float" office:value="0.00000186841231098877">
                <text:p>0.00000186841231098877</text:p>
              </table:table-cell>
              <table:table-cell office:value-type="float" office:value="0.395460350590153">
                <text:p>0.395460350590153</text:p>
              </table:table-cell>
              <table:table-cell office:value-type="float" office:value="0.00418835364712281">
                <text:p>0.00418835364712281</text:p>
              </table:table-cell>
              <table:table-cell office:value-type="float" office:value="0.2883549703555">
                <text:p>0.2883549703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